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-7" calcext:value-type="float">
            <text:p>-7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5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-7" calcext:value-type="float">
            <text:p>-7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6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-7" calcext:value-type="float">
            <text:p>-7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7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-7" calcext:value-type="float">
            <text:p>-7</text:p>
          </table:table-cell>
          <table:table-cell office:value-type="float" office:value="-6.99" calcext:value-type="float">
            <text:p>-6.99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1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5" calcext:value-type="float">
            <text:p>5</text:p>
          </table:table-cell>
          <table:table-cell office:value-type="float" office:value="-6.978" calcext:value-type="float">
            <text:p>-6.978</text:p>
          </table:table-cell>
          <table:table-cell office:value-type="float" office:value="-6.954" calcext:value-type="float">
            <text:p>-6.954</text:p>
          </table:table-cell>
          <table:table-cell office:value-type="float" office:value="-6.936" calcext:value-type="float">
            <text:p>-6.936</text:p>
          </table:table-cell>
          <table:table-cell office:value-type="float" office:value="-6.908" calcext:value-type="float">
            <text:p>-6.908</text:p>
          </table:table-cell>
          <table:table-cell office:value-type="float" office:value="-6.889" calcext:value-type="float">
            <text:p>-6.889</text:p>
          </table:table-cell>
          <table:table-cell office:value-type="float" office:value="-6.869" calcext:value-type="float">
            <text:p>-6.869</text:p>
          </table:table-cell>
          <table:table-cell office:value-type="float" office:value="-6.862" calcext:value-type="float">
            <text:p>-6.862</text:p>
          </table:table-cell>
          <table:table-cell office:value-type="float" office:value="-6.856" calcext:value-type="float">
            <text:p>-6.856</text:p>
          </table:table-cell>
          <table:table-cell office:value-type="float" office:value="-6.844" calcext:value-type="float">
            <text:p>-6.844</text:p>
          </table:table-cell>
          <table:table-cell office:value-type="float" office:value="-6.83" calcext:value-type="float">
            <text:p>-6.83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8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6" calcext:value-type="float">
            <text:p>6</text:p>
          </table:table-cell>
          <table:table-cell office:value-type="float" office:value="-6.815" calcext:value-type="float">
            <text:p>-6.815</text:p>
          </table:table-cell>
          <table:table-cell office:value-type="float" office:value="-6.799" calcext:value-type="float">
            <text:p>-6.799</text:p>
          </table:table-cell>
          <table:table-cell office:value-type="float" office:value="-6.773" calcext:value-type="float">
            <text:p>-6.773</text:p>
          </table:table-cell>
          <table:table-cell office:value-type="float" office:value="-6.734" calcext:value-type="float">
            <text:p>-6.734</text:p>
          </table:table-cell>
          <table:table-cell office:value-type="float" office:value="-6.691" calcext:value-type="float">
            <text:p>-6.691</text:p>
          </table:table-cell>
          <table:table-cell office:value-type="float" office:value="-6.645" calcext:value-type="float">
            <text:p>-6.645</text:p>
          </table:table-cell>
          <table:table-cell office:value-type="float" office:value="-6.597" calcext:value-type="float">
            <text:p>-6.597</text:p>
          </table:table-cell>
          <table:table-cell office:value-type="float" office:value="-6.548" calcext:value-type="float">
            <text:p>-6.548</text:p>
          </table:table-cell>
          <table:table-cell office:value-type="float" office:value="-6.499" calcext:value-type="float">
            <text:p>-6.499</text:p>
          </table:table-cell>
          <table:table-cell office:value-type="float" office:value="-6.45" calcext:value-type="float">
            <text:p>-6.45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4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7" calcext:value-type="float">
            <text:p>7</text:p>
          </table:table-cell>
          <table:table-cell office:value-type="float" office:value="-6.4" calcext:value-type="float">
            <text:p>-6.4</text:p>
          </table:table-cell>
          <table:table-cell office:value-type="float" office:value="-6.36" calcext:value-type="float">
            <text:p>-6.36</text:p>
          </table:table-cell>
          <table:table-cell office:value-type="float" office:value="-6.322" calcext:value-type="float">
            <text:p>-6.322</text:p>
          </table:table-cell>
          <table:table-cell office:value-type="float" office:value="-6.296" calcext:value-type="float">
            <text:p>-6.296</text:p>
          </table:table-cell>
          <table:table-cell office:value-type="float" office:value="-6.264" calcext:value-type="float">
            <text:p>-6.264</text:p>
          </table:table-cell>
          <table:table-cell office:value-type="float" office:value="-6.232" calcext:value-type="float">
            <text:p>-6.232</text:p>
          </table:table-cell>
          <table:table-cell office:value-type="float" office:value="-6.199" calcext:value-type="float">
            <text:p>-6.199</text:p>
          </table:table-cell>
          <table:table-cell office:value-type="float" office:value="-6.166" calcext:value-type="float">
            <text:p>-6.166</text:p>
          </table:table-cell>
          <table:table-cell office:value-type="float" office:value="-6.143" calcext:value-type="float">
            <text:p>-6.143</text:p>
          </table:table-cell>
          <table:table-cell office:value-type="float" office:value="-6.122" calcext:value-type="float">
            <text:p>-6.122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8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8" calcext:value-type="float">
            <text:p>8</text:p>
          </table:table-cell>
          <table:table-cell office:value-type="float" office:value="-6.113" calcext:value-type="float">
            <text:p>-6.113</text:p>
          </table:table-cell>
          <table:table-cell office:value-type="float" office:value="-6.107" calcext:value-type="float">
            <text:p>-6.107</text:p>
          </table:table-cell>
          <table:table-cell office:value-type="float" office:value="-6.104" calcext:value-type="float">
            <text:p>-6.104</text:p>
          </table:table-cell>
          <table:table-cell office:value-type="float" office:value="-6.102" calcext:value-type="float">
            <text:p>-6.102</text:p>
          </table:table-cell>
          <table:table-cell office:value-type="float" office:value="-6.111" calcext:value-type="float">
            <text:p>-6.111</text:p>
          </table:table-cell>
          <table:table-cell office:value-type="float" office:value="-6.123" calcext:value-type="float">
            <text:p>-6.123</text:p>
          </table:table-cell>
          <table:table-cell office:value-type="float" office:value="-6.137" calcext:value-type="float">
            <text:p>-6.137</text:p>
          </table:table-cell>
          <table:table-cell office:value-type="float" office:value="-6.132" calcext:value-type="float">
            <text:p>-6.132</text:p>
          </table:table-cell>
          <table:table-cell office:value-type="float" office:value="-6.124" calcext:value-type="float">
            <text:p>-6.124</text:p>
          </table:table-cell>
          <table:table-cell office:value-type="float" office:value="-6.121" calcext:value-type="float">
            <text:p>-6.121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e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9" calcext:value-type="float">
            <text:p>9</text:p>
          </table:table-cell>
          <table:table-cell office:value-type="float" office:value="-6.129" calcext:value-type="float">
            <text:p>-6.129</text:p>
          </table:table-cell>
          <table:table-cell office:value-type="float" office:value="-6.13" calcext:value-type="float">
            <text:p>-6.13</text:p>
          </table:table-cell>
          <table:table-cell office:value-type="float" office:value="-6.122" calcext:value-type="float">
            <text:p>-6.122</text:p>
          </table:table-cell>
          <table:table-cell office:value-type="float" office:value="-6.11" calcext:value-type="float">
            <text:p>-6.11</text:p>
          </table:table-cell>
          <table:table-cell office:value-type="float" office:value="-6.106" calcext:value-type="float">
            <text:p>-6.106</text:p>
          </table:table-cell>
          <table:table-cell office:value-type="float" office:value="-6.103" calcext:value-type="float">
            <text:p>-6.103</text:p>
          </table:table-cell>
          <table:table-cell office:value-type="float" office:value="-6.102" calcext:value-type="float">
            <text:p>-6.102</text:p>
          </table:table-cell>
          <table:table-cell office:value-type="float" office:value="-6.101" calcext:value-type="float">
            <text:p>-6.101</text:p>
          </table:table-cell>
          <table:table-cell office:value-type="float" office:value="-6.081" calcext:value-type="float">
            <text:p>-6.081</text:p>
          </table:table-cell>
          <table:table-cell office:value-type="float" office:value="-6.046" calcext:value-type="float">
            <text:p>-6.046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t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10" calcext:value-type="float">
            <text:p>10</text:p>
          </table:table-cell>
          <table:table-cell office:value-type="float" office:value="-5.965" calcext:value-type="float">
            <text:p>-5.965</text:p>
          </table:table-cell>
          <table:table-cell office:value-type="float" office:value="-5.832" calcext:value-type="float">
            <text:p>-5.832</text:p>
          </table:table-cell>
          <table:table-cell office:value-type="float" office:value="-5.63" calcext:value-type="float">
            <text:p>-5.63</text:p>
          </table:table-cell>
          <table:table-cell office:value-type="float" office:value="-5.382" calcext:value-type="float">
            <text:p>-5.382</text:p>
          </table:table-cell>
          <table:table-cell office:value-type="float" office:value="-5.162" calcext:value-type="float">
            <text:p>-5.162</text:p>
          </table:table-cell>
          <table:table-cell office:value-type="float" office:value="-4.989" calcext:value-type="float">
            <text:p>-4.989</text:p>
          </table:table-cell>
          <table:table-cell office:value-type="float" office:value="-4.9" calcext:value-type="float">
            <text:p>-4.9</text:p>
          </table:table-cell>
          <table:table-cell office:value-type="float" office:value="-4.888" calcext:value-type="float">
            <text:p>-4.888</text:p>
          </table:table-cell>
          <table:table-cell office:value-type="float" office:value="-4.958" calcext:value-type="float">
            <text:p>-4.958</text:p>
          </table:table-cell>
          <table:table-cell office:value-type="float" office:value="-5.079" calcext:value-type="float">
            <text:p>-5.079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c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11" calcext:value-type="float">
            <text:p>11</text:p>
          </table:table-cell>
          <table:table-cell office:value-type="float" office:value="-5.217" calcext:value-type="float">
            <text:p>-5.217</text:p>
          </table:table-cell>
          <table:table-cell office:value-type="float" office:value="-5.359" calcext:value-type="float">
            <text:p>-5.359</text:p>
          </table:table-cell>
          <table:table-cell office:value-type="float" office:value="-5.495" calcext:value-type="float">
            <text:p>-5.495</text:p>
          </table:table-cell>
          <table:table-cell office:value-type="float" office:value="-5.621" calcext:value-type="float">
            <text:p>-5.621</text:p>
          </table:table-cell>
          <table:table-cell office:value-type="float" office:value="-5.723" calcext:value-type="float">
            <text:p>-5.723</text:p>
          </table:table-cell>
          <table:table-cell office:value-type="float" office:value="-5.819" calcext:value-type="float">
            <text:p>-5.819</text:p>
          </table:table-cell>
          <table:table-cell office:value-type="float" office:value="-5.898" calcext:value-type="float">
            <text:p>-5.898</text:p>
          </table:table-cell>
          <table:table-cell office:value-type="float" office:value="-5.973" calcext:value-type="float">
            <text:p>-5.973</text:p>
          </table:table-cell>
          <table:table-cell office:value-type="float" office:value="-6.034" calcext:value-type="float">
            <text:p>-6.034</text:p>
          </table:table-cell>
          <table:table-cell office:value-type="float" office:value="-6.102" calcext:value-type="float">
            <text:p>-6.102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4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12" calcext:value-type="float">
            <text:p>12</text:p>
          </table:table-cell>
          <table:table-cell office:value-type="float" office:value="-6.157" calcext:value-type="float">
            <text:p>-6.157</text:p>
          </table:table-cell>
          <table:table-cell office:value-type="float" office:value="-6.212" calcext:value-type="float">
            <text:p>-6.212</text:p>
          </table:table-cell>
          <table:table-cell office:value-type="float" office:value="-6.254" calcext:value-type="float">
            <text:p>-6.254</text:p>
          </table:table-cell>
          <table:table-cell office:value-type="float" office:value="-6.293" calcext:value-type="float">
            <text:p>-6.293</text:p>
          </table:table-cell>
          <table:table-cell office:value-type="float" office:value="-6.319" calcext:value-type="float">
            <text:p>-6.319</text:p>
          </table:table-cell>
          <table:table-cell office:value-type="float" office:value="-6.342" calcext:value-type="float">
            <text:p>-6.342</text:p>
          </table:table-cell>
          <table:table-cell office:value-type="float" office:value="-6.362" calcext:value-type="float">
            <text:p>-6.362</text:p>
          </table:table-cell>
          <table:table-cell office:value-type="float" office:value="-6.381" calcext:value-type="float">
            <text:p>-6.381</text:p>
          </table:table-cell>
          <table:table-cell office:value-type="float" office:value="-6.379" calcext:value-type="float">
            <text:p>-6.379</text:p>
          </table:table-cell>
          <table:table-cell office:value-type="float" office:value="-6.372" calcext:value-type="float">
            <text:p>-6.372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6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13" calcext:value-type="float">
            <text:p>13</text:p>
          </table:table-cell>
          <table:table-cell office:value-type="float" office:value="-6.36" calcext:value-type="float">
            <text:p>-6.36</text:p>
          </table:table-cell>
          <table:table-cell office:value-type="float" office:value="-6.346" calcext:value-type="float">
            <text:p>-6.346</text:p>
          </table:table-cell>
          <table:table-cell office:value-type="float" office:value="-6.331" calcext:value-type="float">
            <text:p>-6.331</text:p>
          </table:table-cell>
          <table:table-cell office:value-type="float" office:value="-6.306" calcext:value-type="float">
            <text:p>-6.306</text:p>
          </table:table-cell>
          <table:table-cell office:value-type="float" office:value="-6.277" calcext:value-type="float">
            <text:p>-6.277</text:p>
          </table:table-cell>
          <table:table-cell office:value-type="float" office:value="-6.237" calcext:value-type="float">
            <text:p>-6.237</text:p>
          </table:table-cell>
          <table:table-cell office:value-type="float" office:value="-6.183" calcext:value-type="float">
            <text:p>-6.183</text:p>
          </table:table-cell>
          <table:table-cell office:value-type="float" office:value="-6.124" calcext:value-type="float">
            <text:p>-6.124</text:p>
          </table:table-cell>
          <table:table-cell office:value-type="float" office:value="-6.051" calcext:value-type="float">
            <text:p>-6.051</text:p>
          </table:table-cell>
          <table:table-cell office:value-type="float" office:value="-5.975" calcext:value-type="float">
            <text:p>-5.975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3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14" calcext:value-type="float">
            <text:p>14</text:p>
          </table:table-cell>
          <table:table-cell office:value-type="float" office:value="-5.885" calcext:value-type="float">
            <text:p>-5.885</text:p>
          </table:table-cell>
          <table:table-cell office:value-type="float" office:value="-5.802" calcext:value-type="float">
            <text:p>-5.802</text:p>
          </table:table-cell>
          <table:table-cell office:value-type="float" office:value="-5.737" calcext:value-type="float">
            <text:p>-5.737</text:p>
          </table:table-cell>
          <table:table-cell office:value-type="float" office:value="-5.698" calcext:value-type="float">
            <text:p>-5.698</text:p>
          </table:table-cell>
          <table:table-cell office:value-type="float" office:value="-5.677" calcext:value-type="float">
            <text:p>-5.677</text:p>
          </table:table-cell>
          <table:table-cell office:value-type="float" office:value="-5.675" calcext:value-type="float">
            <text:p>-5.675</text:p>
          </table:table-cell>
          <table:table-cell office:value-type="float" office:value="-5.68" calcext:value-type="float">
            <text:p>-5.68</text:p>
          </table:table-cell>
          <table:table-cell office:value-type="float" office:value="-5.701" calcext:value-type="float">
            <text:p>-5.701</text:p>
          </table:table-cell>
          <table:table-cell office:value-type="float" office:value="-5.726" calcext:value-type="float">
            <text:p>-5.726</text:p>
          </table:table-cell>
          <table:table-cell office:value-type="float" office:value="-5.765" calcext:value-type="float">
            <text:p>-5.765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7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15" calcext:value-type="float">
            <text:p>15</text:p>
          </table:table-cell>
          <table:table-cell office:value-type="float" office:value="-5.808" calcext:value-type="float">
            <text:p>-5.808</text:p>
          </table:table-cell>
          <table:table-cell office:value-type="float" office:value="-5.845" calcext:value-type="float">
            <text:p>-5.845</text:p>
          </table:table-cell>
          <table:table-cell office:value-type="float" office:value="-5.871" calcext:value-type="float">
            <text:p>-5.871</text:p>
          </table:table-cell>
          <table:table-cell office:value-type="float" office:value="-5.883" calcext:value-type="float">
            <text:p>-5.883</text:p>
          </table:table-cell>
          <table:table-cell office:value-type="float" office:value="-5.891" calcext:value-type="float">
            <text:p>-5.891</text:p>
          </table:table-cell>
          <table:table-cell office:value-type="float" office:value="-5.895" calcext:value-type="float">
            <text:p>-5.895</text:p>
          </table:table-cell>
          <table:table-cell office:value-type="float" office:value="-5.897" calcext:value-type="float">
            <text:p>-5.897</text:p>
          </table:table-cell>
          <table:table-cell office:value-type="float" office:value="-5.888" calcext:value-type="float">
            <text:p>-5.888</text:p>
          </table:table-cell>
          <table:table-cell office:value-type="float" office:value="-5.867" calcext:value-type="float">
            <text:p>-5.867</text:p>
          </table:table-cell>
          <table:table-cell office:value-type="float" office:value="-5.821" calcext:value-type="float">
            <text:p>-5.821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c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16" calcext:value-type="float">
            <text:p>16</text:p>
          </table:table-cell>
          <table:table-cell office:value-type="float" office:value="-5.758" calcext:value-type="float">
            <text:p>-5.758</text:p>
          </table:table-cell>
          <table:table-cell office:value-type="float" office:value="-5.656" calcext:value-type="float">
            <text:p>-5.656</text:p>
          </table:table-cell>
          <table:table-cell office:value-type="float" office:value="-5.483" calcext:value-type="float">
            <text:p>-5.483</text:p>
          </table:table-cell>
          <table:table-cell office:value-type="float" office:value="-5.198" calcext:value-type="float">
            <text:p>-5.198</text:p>
          </table:table-cell>
          <table:table-cell office:value-type="float" office:value="-4.756" calcext:value-type="float">
            <text:p>-4.756</text:p>
          </table:table-cell>
          <table:table-cell office:value-type="float" office:value="-4.121" calcext:value-type="float">
            <text:p>-4.121</text:p>
          </table:table-cell>
          <table:table-cell office:value-type="float" office:value="-3.255" calcext:value-type="float">
            <text:p>-3.255</text:p>
          </table:table-cell>
          <table:table-cell office:value-type="float" office:value="-2.155" calcext:value-type="float">
            <text:p>-2.155</text:p>
          </table:table-cell>
          <table:table-cell office:value-type="float" office:value="-0.932" calcext:value-type="float">
            <text:p>-0.932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3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17" calcext:value-type="float">
            <text:p>17</text:p>
          </table:table-cell>
          <table:table-cell office:value-type="float" office:value="0.92" calcext:value-type="float">
            <text:p>0.92</text:p>
          </table:table-cell>
          <table:table-cell office:value-type="float" office:value="1.241" calcext:value-type="float">
            <text:p>1.241</text:p>
          </table:table-cell>
          <table:table-cell office:value-type="float" office:value="1.192" calcext:value-type="float">
            <text:p>1.192</text:p>
          </table:table-cell>
          <table:table-cell office:value-type="float" office:value="0.757" calcext:value-type="float">
            <text:p>0.757</text:p>
          </table:table-cell>
          <table:table-cell office:value-type="float" office:value="0.13" calcext:value-type="float">
            <text:p>0.13</text:p>
          </table:table-cell>
          <table:table-cell office:value-type="float" office:value="-0.573" calcext:value-type="float">
            <text:p>-0.573</text:p>
          </table:table-cell>
          <table:table-cell office:value-type="float" office:value="-1.289" calcext:value-type="float">
            <text:p>-1.289</text:p>
          </table:table-cell>
          <table:table-cell office:value-type="float" office:value="-1.952" calcext:value-type="float">
            <text:p>-1.952</text:p>
          </table:table-cell>
          <table:table-cell office:value-type="float" office:value="-2.548" calcext:value-type="float">
            <text:p>-2.548</text:p>
          </table:table-cell>
          <table:table-cell office:value-type="float" office:value="-3.04" calcext:value-type="float">
            <text:p>-3.04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e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18" calcext:value-type="float">
            <text:p>18</text:p>
          </table:table-cell>
          <table:table-cell office:value-type="float" office:value="-3.438" calcext:value-type="float">
            <text:p>-3.438</text:p>
          </table:table-cell>
          <table:table-cell office:value-type="float" office:value="-3.746" calcext:value-type="float">
            <text:p>-3.746</text:p>
          </table:table-cell>
          <table:table-cell office:value-type="float" office:value="-3.987" calcext:value-type="float">
            <text:p>-3.987</text:p>
          </table:table-cell>
          <table:table-cell office:value-type="float" office:value="-4.176" calcext:value-type="float">
            <text:p>-4.176</text:p>
          </table:table-cell>
          <table:table-cell office:value-type="float" office:value="-4.343" calcext:value-type="float">
            <text:p>-4.343</text:p>
          </table:table-cell>
          <table:table-cell office:value-type="float" office:value="-4.494" calcext:value-type="float">
            <text:p>-4.494</text:p>
          </table:table-cell>
          <table:table-cell office:value-type="float" office:value="-4.637" calcext:value-type="float">
            <text:p>-4.637</text:p>
          </table:table-cell>
          <table:table-cell office:value-type="float" office:value="-4.776" calcext:value-type="float">
            <text:p>-4.776</text:p>
          </table:table-cell>
          <table:table-cell office:value-type="float" office:value="-4.903" calcext:value-type="float">
            <text:p>-4.903</text:p>
          </table:table-cell>
          <table:table-cell office:value-type="float" office:value="-5.026" calcext:value-type="float">
            <text:p>-5.026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0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19" calcext:value-type="float">
            <text:p>19</text:p>
          </table:table-cell>
          <table:table-cell office:value-type="float" office:value="-5.126" calcext:value-type="float">
            <text:p>-5.126</text:p>
          </table:table-cell>
          <table:table-cell office:value-type="float" office:value="-5.2" calcext:value-type="float">
            <text:p>-5.2</text:p>
          </table:table-cell>
          <table:table-cell office:value-type="float" office:value="-5.245" calcext:value-type="float">
            <text:p>-5.245</text:p>
          </table:table-cell>
          <table:table-cell office:value-type="float" office:value="-5.249" calcext:value-type="float">
            <text:p>-5.249</text:p>
          </table:table-cell>
          <table:table-cell office:value-type="float" office:value="-5.229" calcext:value-type="float">
            <text:p>-5.229</text:p>
          </table:table-cell>
          <table:table-cell office:value-type="float" office:value="-5.166" calcext:value-type="float">
            <text:p>-5.166</text:p>
          </table:table-cell>
          <table:table-cell office:value-type="float" office:value="-5.079" calcext:value-type="float">
            <text:p>-5.079</text:p>
          </table:table-cell>
          <table:table-cell office:value-type="float" office:value="-4.949" calcext:value-type="float">
            <text:p>-4.949</text:p>
          </table:table-cell>
          <table:table-cell office:value-type="float" office:value="-4.756" calcext:value-type="float">
            <text:p>-4.756</text:p>
          </table:table-cell>
          <table:table-cell office:value-type="float" office:value="-4.461" calcext:value-type="float">
            <text:p>-4.461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3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20" calcext:value-type="float">
            <text:p>20</text:p>
          </table:table-cell>
          <table:table-cell office:value-type="float" office:value="-3.993" calcext:value-type="float">
            <text:p>-3.993</text:p>
          </table:table-cell>
          <table:table-cell office:value-type="float" office:value="-3.321" calcext:value-type="float">
            <text:p>-3.321</text:p>
          </table:table-cell>
          <table:table-cell office:value-type="float" office:value="-2.383" calcext:value-type="float">
            <text:p>-2.383</text:p>
          </table:table-cell>
          <table:table-cell office:value-type="float" office:value="-1.181" calcext:value-type="float">
            <text:p>-1.181</text:p>
          </table:table-cell>
          <table:table-cell office:value-type="float" office:value="0.297" calcext:value-type="float">
            <text:p>0.297</text:p>
          </table:table-cell>
          <table:table-cell office:value-type="float" office:value="2.003" calcext:value-type="float">
            <text:p>2.003</text:p>
          </table:table-cell>
          <table:table-cell office:value-type="float" office:value="3.87" calcext:value-type="float">
            <text:p>3.87</text:p>
          </table:table-cell>
          <table:table-cell office:value-type="float" office:value="5.805" calcext:value-type="float">
            <text:p>5.805</text:p>
          </table:table-cell>
          <table:table-cell office:value-type="float" office:value="7.695" calcext:value-type="float">
            <text:p>7.695</text:p>
          </table:table-cell>
          <table:table-cell office:value-type="float" office:value="9.42" calcext:value-type="float">
            <text:p>9.42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d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21" calcext:value-type="float">
            <text:p>21</text:p>
          </table:table-cell>
          <table:table-cell office:value-type="float" office:value="10.763" calcext:value-type="float">
            <text:p>10.763</text:p>
          </table:table-cell>
          <table:table-cell office:value-type="float" office:value="11.717" calcext:value-type="float">
            <text:p>11.717</text:p>
          </table:table-cell>
          <table:table-cell office:value-type="float" office:value="12.136" calcext:value-type="float">
            <text:p>12.136</text:p>
          </table:table-cell>
          <table:table-cell office:value-type="float" office:value="12.061" calcext:value-type="float">
            <text:p>12.061</text:p>
          </table:table-cell>
          <table:table-cell office:value-type="float" office:value="11.419" calcext:value-type="float">
            <text:p>11.419</text:p>
          </table:table-cell>
          <table:table-cell office:value-type="float" office:value="10.356" calcext:value-type="float">
            <text:p>10.356</text:p>
          </table:table-cell>
          <table:table-cell office:value-type="float" office:value="9.015" calcext:value-type="float">
            <text:p>9.015</text:p>
          </table:table-cell>
          <table:table-cell office:value-type="float" office:value="7.544" calcext:value-type="float">
            <text:p>7.544</text:p>
          </table:table-cell>
          <table:table-cell office:value-type="float" office:value="6.072" calcext:value-type="float">
            <text:p>6.072</text:p>
          </table:table-cell>
          <table:table-cell office:value-type="float" office:value="4.693" calcext:value-type="float">
            <text:p>4.693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f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22" calcext:value-type="float">
            <text:p>22</text:p>
          </table:table-cell>
          <table:table-cell office:value-type="float" office:value="3.443" calcext:value-type="float">
            <text:p>3.443</text:p>
          </table:table-cell>
          <table:table-cell office:value-type="float" office:value="2.337" calcext:value-type="float">
            <text:p>2.337</text:p>
          </table:table-cell>
          <table:table-cell office:value-type="float" office:value="1.376" calcext:value-type="float">
            <text:p>1.376</text:p>
          </table:table-cell>
          <table:table-cell office:value-type="float" office:value="0.543" calcext:value-type="float">
            <text:p>0.543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807" calcext:value-type="float">
            <text:p>-0.807</text:p>
          </table:table-cell>
          <table:table-cell office:value-type="float" office:value="-1.347" calcext:value-type="float">
            <text:p>-1.347</text:p>
          </table:table-cell>
          <table:table-cell office:value-type="float" office:value="-1.811" calcext:value-type="float">
            <text:p>-1.811</text:p>
          </table:table-cell>
          <table:table-cell office:value-type="float" office:value="-2.221" calcext:value-type="float">
            <text:p>-2.221</text:p>
          </table:table-cell>
          <table:table-cell office:value-type="float" office:value="-2.576" calcext:value-type="float">
            <text:p>-2.576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2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23" calcext:value-type="float">
            <text:p>23</text:p>
          </table:table-cell>
          <table:table-cell office:value-type="float" office:value="-2.89" calcext:value-type="float">
            <text:p>-2.89</text:p>
          </table:table-cell>
          <table:table-cell office:value-type="float" office:value="-3.153" calcext:value-type="float">
            <text:p>-3.153</text:p>
          </table:table-cell>
          <table:table-cell office:value-type="float" office:value="-3.389" calcext:value-type="float">
            <text:p>-3.389</text:p>
          </table:table-cell>
          <table:table-cell office:value-type="float" office:value="-3.588" calcext:value-type="float">
            <text:p>-3.588</text:p>
          </table:table-cell>
          <table:table-cell office:value-type="float" office:value="-3.765" calcext:value-type="float">
            <text:p>-3.765</text:p>
          </table:table-cell>
          <table:table-cell office:value-type="float" office:value="-3.931" calcext:value-type="float">
            <text:p>-3.931</text:p>
          </table:table-cell>
          <table:table-cell office:value-type="float" office:value="-4.079" calcext:value-type="float">
            <text:p>-4.079</text:p>
          </table:table-cell>
          <table:table-cell office:value-type="float" office:value="-4.222" calcext:value-type="float">
            <text:p>-4.222</text:p>
          </table:table-cell>
          <table:table-cell office:value-type="float" office:value="-4.35" calcext:value-type="float">
            <text:p>-4.35</text:p>
          </table:table-cell>
          <table:table-cell office:value-type="float" office:value="-4.484" calcext:value-type="float">
            <text:p>-4.484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8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24" calcext:value-type="float">
            <text:p>24</text:p>
          </table:table-cell>
          <table:table-cell office:value-type="float" office:value="-4.617" calcext:value-type="float">
            <text:p>-4.617</text:p>
          </table:table-cell>
          <table:table-cell office:value-type="float" office:value="-4.75" calcext:value-type="float">
            <text:p>-4.75</text:p>
          </table:table-cell>
          <table:table-cell office:value-type="float" office:value="-4.883" calcext:value-type="float">
            <text:p>-4.883</text:p>
          </table:table-cell>
          <table:table-cell office:value-type="float" office:value="-5.017" calcext:value-type="float">
            <text:p>-5.017</text:p>
          </table:table-cell>
          <table:table-cell office:value-type="float" office:value="-5.15" calcext:value-type="float">
            <text:p>-5.15</text:p>
          </table:table-cell>
          <table:table-cell office:value-type="float" office:value="-5.273" calcext:value-type="float">
            <text:p>-5.273</text:p>
          </table:table-cell>
          <table:table-cell office:value-type="float" office:value="-5.385" calcext:value-type="float">
            <text:p>-5.385</text:p>
          </table:table-cell>
          <table:table-cell office:value-type="float" office:value="-5.492" calcext:value-type="float">
            <text:p>-5.492</text:p>
          </table:table-cell>
          <table:table-cell office:value-type="float" office:value="-5.585" calcext:value-type="float">
            <text:p>-5.585</text:p>
          </table:table-cell>
          <table:table-cell office:value-type="float" office:value="-5.665" calcext:value-type="float">
            <text:p>-5.665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a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25" calcext:value-type="float">
            <text:p>25</text:p>
          </table:table-cell>
          <table:table-cell office:value-type="float" office:value="-5.74" calcext:value-type="float">
            <text:p>-5.74</text:p>
          </table:table-cell>
          <table:table-cell office:value-type="float" office:value="-5.801" calcext:value-type="float">
            <text:p>-5.801</text:p>
          </table:table-cell>
          <table:table-cell office:value-type="float" office:value="-5.858" calcext:value-type="float">
            <text:p>-5.858</text:p>
          </table:table-cell>
          <table:table-cell office:value-type="float" office:value="-5.902" calcext:value-type="float">
            <text:p>-5.902</text:p>
          </table:table-cell>
          <table:table-cell office:value-type="float" office:value="-5.942" calcext:value-type="float">
            <text:p>-5.942</text:p>
          </table:table-cell>
          <table:table-cell office:value-type="float" office:value="-5.979" calcext:value-type="float">
            <text:p>-5.979</text:p>
          </table:table-cell>
          <table:table-cell office:value-type="float" office:value="-6.014" calcext:value-type="float">
            <text:p>-6.014</text:p>
          </table:table-cell>
          <table:table-cell office:value-type="float" office:value="-6.049" calcext:value-type="float">
            <text:p>-6.049</text:p>
          </table:table-cell>
          <table:table-cell office:value-type="float" office:value="-6.073" calcext:value-type="float">
            <text:p>-6.073</text:p>
          </table:table-cell>
          <table:table-cell office:value-type="float" office:value="-6.094" calcext:value-type="float">
            <text:p>-6.094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e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26" calcext:value-type="float">
            <text:p>26</text:p>
          </table:table-cell>
          <table:table-cell office:value-type="float" office:value="-6.113" calcext:value-type="float">
            <text:p>-6.113</text:p>
          </table:table-cell>
          <table:table-cell office:value-type="float" office:value="-6.132" calcext:value-type="float">
            <text:p>-6.132</text:p>
          </table:table-cell>
          <table:table-cell office:value-type="float" office:value="-6.139" calcext:value-type="float">
            <text:p>-6.139</text:p>
          </table:table-cell>
          <table:table-cell office:value-type="float" office:value="-6.144" calcext:value-type="float">
            <text:p>-6.144</text:p>
          </table:table-cell>
          <table:table-cell office:value-type="float" office:value="-6.137" calcext:value-type="float">
            <text:p>-6.137</text:p>
          </table:table-cell>
          <table:table-cell office:value-type="float" office:value="-6.106" calcext:value-type="float">
            <text:p>-6.106</text:p>
          </table:table-cell>
          <table:table-cell office:value-type="float" office:value="-6.059" calcext:value-type="float">
            <text:p>-6.059</text:p>
          </table:table-cell>
          <table:table-cell office:value-type="float" office:value="-5.993" calcext:value-type="float">
            <text:p>-5.993</text:p>
          </table:table-cell>
          <table:table-cell office:value-type="float" office:value="-5.91" calcext:value-type="float">
            <text:p>-5.91</text:p>
          </table:table-cell>
          <table:table-cell office:value-type="float" office:value="-5.801" calcext:value-type="float">
            <text:p>-5.801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6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27" calcext:value-type="float">
            <text:p>27</text:p>
          </table:table-cell>
          <table:table-cell office:value-type="float" office:value="-5.662" calcext:value-type="float">
            <text:p>-5.662</text:p>
          </table:table-cell>
          <table:table-cell office:value-type="float" office:value="-5.493" calcext:value-type="float">
            <text:p>-5.493</text:p>
          </table:table-cell>
          <table:table-cell office:value-type="float" office:value="-5.291" calcext:value-type="float">
            <text:p>-5.291</text:p>
          </table:table-cell>
          <table:table-cell office:value-type="float" office:value="-5.067" calcext:value-type="float">
            <text:p>-5.067</text:p>
          </table:table-cell>
          <table:table-cell office:value-type="float" office:value="-4.842" calcext:value-type="float">
            <text:p>-4.842</text:p>
          </table:table-cell>
          <table:table-cell office:value-type="float" office:value="-4.632" calcext:value-type="float">
            <text:p>-4.632</text:p>
          </table:table-cell>
          <table:table-cell office:value-type="float" office:value="-4.455" calcext:value-type="float">
            <text:p>-4.455</text:p>
          </table:table-cell>
          <table:table-cell office:value-type="float" office:value="-4.317" calcext:value-type="float">
            <text:p>-4.317</text:p>
          </table:table-cell>
          <table:table-cell office:value-type="float" office:value="-4.214" calcext:value-type="float">
            <text:p>-4.214</text:p>
          </table:table-cell>
          <table:table-cell office:value-type="float" office:value="-4.126" calcext:value-type="float">
            <text:p>-4.126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c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28" calcext:value-type="float">
            <text:p>28</text:p>
          </table:table-cell>
          <table:table-cell office:value-type="float" office:value="-4.048" calcext:value-type="float">
            <text:p>-4.048</text:p>
          </table:table-cell>
          <table:table-cell office:value-type="float" office:value="-3.975" calcext:value-type="float">
            <text:p>-3.975</text:p>
          </table:table-cell>
          <table:table-cell office:value-type="float" office:value="-3.915" calcext:value-type="float">
            <text:p>-3.915</text:p>
          </table:table-cell>
          <table:table-cell office:value-type="float" office:value="-3.868" calcext:value-type="float">
            <text:p>-3.868</text:p>
          </table:table-cell>
          <table:table-cell office:value-type="float" office:value="-3.837" calcext:value-type="float">
            <text:p>-3.837</text:p>
          </table:table-cell>
          <table:table-cell office:value-type="float" office:value="-3.811" calcext:value-type="float">
            <text:p>-3.811</text:p>
          </table:table-cell>
          <table:table-cell office:value-type="float" office:value="-3.769" calcext:value-type="float">
            <text:p>-3.769</text:p>
          </table:table-cell>
          <table:table-cell office:value-type="float" office:value="-3.686" calcext:value-type="float">
            <text:p>-3.686</text:p>
          </table:table-cell>
          <table:table-cell office:value-type="float" office:value="-3.561" calcext:value-type="float">
            <text:p>-3.561</text:p>
          </table:table-cell>
          <table:table-cell office:value-type="float" office:value="-3.399" calcext:value-type="float">
            <text:p>-3.399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0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29" calcext:value-type="float">
            <text:p>29</text:p>
          </table:table-cell>
          <table:table-cell office:value-type="float" office:value="-3.222" calcext:value-type="float">
            <text:p>-3.222</text:p>
          </table:table-cell>
          <table:table-cell office:value-type="float" office:value="-3.024" calcext:value-type="float">
            <text:p>-3.024</text:p>
          </table:table-cell>
          <table:table-cell office:value-type="float" office:value="-2.789" calcext:value-type="float">
            <text:p>-2.789</text:p>
          </table:table-cell>
          <table:table-cell office:value-type="float" office:value="-2.483" calcext:value-type="float">
            <text:p>-2.483</text:p>
          </table:table-cell>
          <table:table-cell office:value-type="float" office:value="-2.074" calcext:value-type="float">
            <text:p>-2.074</text:p>
          </table:table-cell>
          <table:table-cell office:value-type="float" office:value="-1.531" calcext:value-type="float">
            <text:p>-1.531</text:p>
          </table:table-cell>
          <table:table-cell office:value-type="float" office:value="-0.881" calcext:value-type="float">
            <text:p>-0.881</text:p>
          </table:table-cell>
          <table:table-cell office:value-type="float" office:value="-0.253" calcext:value-type="float">
            <text:p>-0.253</text:p>
          </table:table-cell>
          <table:table-cell office:value-type="float" office:value="0.243" calcext:value-type="float">
            <text:p>0.243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8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30" calcext:value-type="float">
            <text:p>30</text:p>
          </table:table-cell>
          <table:table-cell office:value-type="float" office:value="1.326" calcext:value-type="float">
            <text:p>1.326</text:p>
          </table:table-cell>
          <table:table-cell office:value-type="float" office:value="3.003" calcext:value-type="float">
            <text:p>3.003</text:p>
          </table:table-cell>
          <table:table-cell office:value-type="float" office:value="6.326" calcext:value-type="float">
            <text:p>6.326</text:p>
          </table:table-cell>
          <table:table-cell office:value-type="float" office:value="11.196" calcext:value-type="float">
            <text:p>11.196</text:p>
          </table:table-cell>
          <table:table-cell office:value-type="float" office:value="16.044" calcext:value-type="float">
            <text:p>16.044</text:p>
          </table:table-cell>
          <table:table-cell office:value-type="float" office:value="20.028" calcext:value-type="float">
            <text:p>20.028</text:p>
          </table:table-cell>
          <table:table-cell office:value-type="float" office:value="22.444" calcext:value-type="float">
            <text:p>22.444</text:p>
          </table:table-cell>
          <table:table-cell office:value-type="float" office:value="24.094" calcext:value-type="float">
            <text:p>24.094</text:p>
          </table:table-cell>
          <table:table-cell office:value-type="float" office:value="26.608" calcext:value-type="float">
            <text:p>26.608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3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31" calcext:value-type="float">
            <text:p>31</text:p>
          </table:table-cell>
          <table:table-cell office:value-type="float" office:value="44.652" calcext:value-type="float">
            <text:p>44.652</text:p>
          </table:table-cell>
          <table:table-cell office:value-type="float" office:value="64.36" calcext:value-type="float">
            <text:p>64.36</text:p>
          </table:table-cell>
          <table:table-cell office:value-type="float" office:value="95.782" calcext:value-type="float">
            <text:p>95.782</text:p>
          </table:table-cell>
          <table:table-cell office:value-type="float" office:value="145.769" calcext:value-type="float">
            <text:p>145.769</text:p>
          </table:table-cell>
          <table:table-cell office:value-type="float" office:value="214.03" calcext:value-type="float">
            <text:p>214.03</text:p>
          </table:table-cell>
          <table:table-cell office:value-type="float" office:value="276.48" calcext:value-type="float">
            <text:p>276.48</text:p>
          </table:table-cell>
          <table:table-cell office:value-type="float" office:value="320.802" calcext:value-type="float">
            <text:p>320.802</text:p>
          </table:table-cell>
          <table:table-cell office:value-type="float" office:value="325.216" calcext:value-type="float">
            <text:p>325.216</text:p>
          </table:table-cell>
          <table:table-cell office:value-type="float" office:value="305.224" calcext:value-type="float">
            <text:p>305.224</text:p>
          </table:table-cell>
          <table:table-cell office:value-type="float" office:value="263.588" calcext:value-type="float">
            <text:p>263.588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8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32" calcext:value-type="float">
            <text:p>32</text:p>
          </table:table-cell>
          <table:table-cell office:value-type="float" office:value="221.732" calcext:value-type="float">
            <text:p>221.732</text:p>
          </table:table-cell>
          <table:table-cell office:value-type="float" office:value="184.174" calcext:value-type="float">
            <text:p>184.174</text:p>
          </table:table-cell>
          <table:table-cell office:value-type="float" office:value="152.761" calcext:value-type="float">
            <text:p>152.761</text:p>
          </table:table-cell>
          <table:table-cell office:value-type="float" office:value="126.147" calcext:value-type="float">
            <text:p>126.147</text:p>
          </table:table-cell>
          <table:table-cell office:value-type="float" office:value="103.192" calcext:value-type="float">
            <text:p>103.192</text:p>
          </table:table-cell>
          <table:table-cell office:value-type="float" office:value="83.118" calcext:value-type="float">
            <text:p>83.118</text:p>
          </table:table-cell>
          <table:table-cell office:value-type="float" office:value="65.722" calcext:value-type="float">
            <text:p>65.722</text:p>
          </table:table-cell>
          <table:table-cell office:value-type="float" office:value="50.928" calcext:value-type="float">
            <text:p>50.928</text:p>
          </table:table-cell>
          <table:table-cell office:value-type="float" office:value="38.7" calcext:value-type="float">
            <text:p>38.7</text:p>
          </table:table-cell>
          <table:table-cell office:value-type="float" office:value="28.846" calcext:value-type="float">
            <text:p>28.846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t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33" calcext:value-type="float">
            <text:p>33</text:p>
          </table:table-cell>
          <table:table-cell office:value-type="float" office:value="21.049" calcext:value-type="float">
            <text:p>21.049</text:p>
          </table:table-cell>
          <table:table-cell office:value-type="float" office:value="14.989" calcext:value-type="float">
            <text:p>14.989</text:p>
          </table:table-cell>
          <table:table-cell office:value-type="float" office:value="10.318" calcext:value-type="float">
            <text:p>10.318</text:p>
          </table:table-cell>
          <table:table-cell office:value-type="float" office:value="6.741" calcext:value-type="float">
            <text:p>6.741</text:p>
          </table:table-cell>
          <table:table-cell office:value-type="float" office:value="4.012" calcext:value-type="float">
            <text:p>4.012</text:p>
          </table:table-cell>
          <table:table-cell office:value-type="float" office:value="1.931" calcext:value-type="float">
            <text:p>1.931</text:p>
          </table:table-cell>
          <table:table-cell office:value-type="float" office:value="0.338" calcext:value-type="float">
            <text:p>0.338</text:p>
          </table:table-cell>
          <table:table-cell office:value-type="float" office:value="-0.896" calcext:value-type="float">
            <text:p>-0.896</text:p>
          </table:table-cell>
          <table:table-cell office:value-type="float" office:value="-1.852" calcext:value-type="float">
            <text:p>-1.852</text:p>
          </table:table-cell>
          <table:table-cell office:value-type="float" office:value="-2.61" calcext:value-type="float">
            <text:p>-2.61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c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34" calcext:value-type="float">
            <text:p>34</text:p>
          </table:table-cell>
          <table:table-cell office:value-type="float" office:value="-3.212" calcext:value-type="float">
            <text:p>-3.212</text:p>
          </table:table-cell>
          <table:table-cell office:value-type="float" office:value="-3.704" calcext:value-type="float">
            <text:p>-3.704</text:p>
          </table:table-cell>
          <table:table-cell office:value-type="float" office:value="-4.103" calcext:value-type="float">
            <text:p>-4.103</text:p>
          </table:table-cell>
          <table:table-cell office:value-type="float" office:value="-4.442" calcext:value-type="float">
            <text:p>-4.442</text:p>
          </table:table-cell>
          <table:table-cell office:value-type="float" office:value="-4.719" calcext:value-type="float">
            <text:p>-4.719</text:p>
          </table:table-cell>
          <table:table-cell office:value-type="float" office:value="-4.952" calcext:value-type="float">
            <text:p>-4.952</text:p>
          </table:table-cell>
          <table:table-cell office:value-type="float" office:value="-5.134" calcext:value-type="float">
            <text:p>-5.134</text:p>
          </table:table-cell>
          <table:table-cell office:value-type="float" office:value="-5.287" calcext:value-type="float">
            <text:p>-5.287</text:p>
          </table:table-cell>
          <table:table-cell office:value-type="float" office:value="-5.414" calcext:value-type="float">
            <text:p>-5.414</text:p>
          </table:table-cell>
          <table:table-cell office:value-type="float" office:value="-5.52" calcext:value-type="float">
            <text:p>-5.52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d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35" calcext:value-type="float">
            <text:p>35</text:p>
          </table:table-cell>
          <table:table-cell office:value-type="float" office:value="-5.617" calcext:value-type="float">
            <text:p>-5.617</text:p>
          </table:table-cell>
          <table:table-cell office:value-type="float" office:value="-5.697" calcext:value-type="float">
            <text:p>-5.697</text:p>
          </table:table-cell>
          <table:table-cell office:value-type="float" office:value="-5.783" calcext:value-type="float">
            <text:p>-5.783</text:p>
          </table:table-cell>
          <table:table-cell office:value-type="float" office:value="-5.856" calcext:value-type="float">
            <text:p>-5.856</text:p>
          </table:table-cell>
          <table:table-cell office:value-type="float" office:value="-5.928" calcext:value-type="float">
            <text:p>-5.928</text:p>
          </table:table-cell>
          <table:table-cell office:value-type="float" office:value="-5.987" calcext:value-type="float">
            <text:p>-5.987</text:p>
          </table:table-cell>
          <table:table-cell office:value-type="float" office:value="-6.043" calcext:value-type="float">
            <text:p>-6.043</text:p>
          </table:table-cell>
          <table:table-cell office:value-type="float" office:value="-6.096" calcext:value-type="float">
            <text:p>-6.096</text:p>
          </table:table-cell>
          <table:table-cell office:value-type="float" office:value="-6.148" calcext:value-type="float">
            <text:p>-6.148</text:p>
          </table:table-cell>
          <table:table-cell office:value-type="float" office:value="-6.189" calcext:value-type="float">
            <text:p>-6.189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d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36" calcext:value-type="float">
            <text:p>36</text:p>
          </table:table-cell>
          <table:table-cell office:value-type="float" office:value="-6.227" calcext:value-type="float">
            <text:p>-6.227</text:p>
          </table:table-cell>
          <table:table-cell office:value-type="float" office:value="-6.253" calcext:value-type="float">
            <text:p>-6.253</text:p>
          </table:table-cell>
          <table:table-cell office:value-type="float" office:value="-6.286" calcext:value-type="float">
            <text:p>-6.286</text:p>
          </table:table-cell>
          <table:table-cell office:value-type="float" office:value="-6.308" calcext:value-type="float">
            <text:p>-6.308</text:p>
          </table:table-cell>
          <table:table-cell office:value-type="float" office:value="-6.329" calcext:value-type="float">
            <text:p>-6.329</text:p>
          </table:table-cell>
          <table:table-cell office:value-type="float" office:value="-6.337" calcext:value-type="float">
            <text:p>-6.337</text:p>
          </table:table-cell>
          <table:table-cell office:value-type="float" office:value="-6.353" calcext:value-type="float">
            <text:p>-6.353</text:p>
          </table:table-cell>
          <table:table-cell office:value-type="float" office:value="-6.368" calcext:value-type="float">
            <text:p>-6.368</text:p>
          </table:table-cell>
          <table:table-cell office:value-type="float" office:value="-6.394" calcext:value-type="float">
            <text:p>-6.394</text:p>
          </table:table-cell>
          <table:table-cell office:value-type="float" office:value="-6.412" calcext:value-type="float">
            <text:p>-6.412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b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37" calcext:value-type="float">
            <text:p>37</text:p>
          </table:table-cell>
          <table:table-cell office:value-type="float" office:value="-6.441" calcext:value-type="float">
            <text:p>-6.441</text:p>
          </table:table-cell>
          <table:table-cell office:value-type="float" office:value="-6.461" calcext:value-type="float">
            <text:p>-6.461</text:p>
          </table:table-cell>
          <table:table-cell office:value-type="float" office:value="-6.48" calcext:value-type="float">
            <text:p>-6.48</text:p>
          </table:table-cell>
          <table:table-cell office:value-type="float" office:value="-6.498" calcext:value-type="float">
            <text:p>-6.498</text:p>
          </table:table-cell>
          <table:table-cell office:value-type="float" office:value="-6.516" calcext:value-type="float">
            <text:p>-6.516</text:p>
          </table:table-cell>
          <table:table-cell office:value-type="float" office:value="-6.533" calcext:value-type="float">
            <text:p>-6.533</text:p>
          </table:table-cell>
          <table:table-cell office:value-type="float" office:value="-6.54" calcext:value-type="float">
            <text:p>-6.54</text:p>
          </table:table-cell>
          <table:table-cell office:value-type="float" office:value="-6.545" calcext:value-type="float">
            <text:p>-6.545</text:p>
          </table:table-cell>
          <table:table-cell office:value-type="float" office:value="-6.547" calcext:value-type="float">
            <text:p>-6.547</text:p>
          </table:table-cell>
          <table:table-cell office:value-type="float" office:value="-6.548" calcext:value-type="float">
            <text:p>-6.548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6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38" calcext:value-type="float">
            <text:p>38</text:p>
          </table:table-cell>
          <table:table-cell office:value-type="float" office:value="-6.549" calcext:value-type="float">
            <text:p>-6.549</text:p>
          </table:table-cell>
          <table:table-cell office:value-type="float" office:value="-6.559" calcext:value-type="float">
            <text:p>-6.559</text:p>
          </table:table-cell>
          <table:table-cell office:value-type="float" office:value="-6.572" calcext:value-type="float">
            <text:p>-6.572</text:p>
          </table:table-cell>
          <table:table-cell office:value-type="float" office:value="-6.586" calcext:value-type="float">
            <text:p>-6.586</text:p>
          </table:table-cell>
          <table:table-cell office:value-type="float" office:value="-6.592" calcext:value-type="float">
            <text:p>-6.592</text:p>
          </table:table-cell>
          <table:table-cell office:value-type="float" office:value="-6.606" calcext:value-type="float">
            <text:p>-6.606</text:p>
          </table:table-cell>
          <table:table-cell office:value-type="float" office:value="-6.619" calcext:value-type="float">
            <text:p>-6.619</text:p>
          </table:table-cell>
          <table:table-cell office:value-type="float" office:value="-6.645" calcext:value-type="float">
            <text:p>-6.645</text:p>
          </table:table-cell>
          <table:table-cell office:value-type="float" office:value="-6.663" calcext:value-type="float">
            <text:p>-6.663</text:p>
          </table:table-cell>
          <table:table-cell office:value-type="float" office:value="-6.682" calcext:value-type="float">
            <text:p>-6.682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d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39" calcext:value-type="float">
            <text:p>39</text:p>
          </table:table-cell>
          <table:table-cell office:value-type="float" office:value="-6.689" calcext:value-type="float">
            <text:p>-6.689</text:p>
          </table:table-cell>
          <table:table-cell office:value-type="float" office:value="-6.694" calcext:value-type="float">
            <text:p>-6.694</text:p>
          </table:table-cell>
          <table:table-cell office:value-type="float" office:value="-6.697" calcext:value-type="float">
            <text:p>-6.697</text:p>
          </table:table-cell>
          <table:table-cell office:value-type="float" office:value="-6.698" calcext:value-type="float">
            <text:p>-6.698</text:p>
          </table:table-cell>
          <table:table-cell table:number-columns-repeated="2" office:value-type="float" office:value="-6.699" calcext:value-type="float">
            <text:p>-6.699</text:p>
          </table:table-cell>
          <table:table-cell table:number-columns-repeated="3" office:value-type="float" office:value="-6.7" calcext:value-type="float">
            <text:p>-6.7</text:p>
          </table:table-cell>
          <table:table-cell office:value-type="float" office:value="-6.71" calcext:value-type="float">
            <text:p>-6.71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c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40" calcext:value-type="float">
            <text:p>40</text:p>
          </table:table-cell>
          <table:table-cell office:value-type="float" office:value="-6.722" calcext:value-type="float">
            <text:p>-6.722</text:p>
          </table:table-cell>
          <table:table-cell office:value-type="float" office:value="-6.736" calcext:value-type="float">
            <text:p>-6.736</text:p>
          </table:table-cell>
          <table:table-cell office:value-type="float" office:value="-6.742" calcext:value-type="float">
            <text:p>-6.742</text:p>
          </table:table-cell>
          <table:table-cell office:value-type="float" office:value="-6.746" calcext:value-type="float">
            <text:p>-6.746</text:p>
          </table:table-cell>
          <table:table-cell office:value-type="float" office:value="-6.747" calcext:value-type="float">
            <text:p>-6.747</text:p>
          </table:table-cell>
          <table:table-cell table:number-columns-repeated="2" office:value-type="float" office:value="-6.749" calcext:value-type="float">
            <text:p>-6.749</text:p>
          </table:table-cell>
          <table:table-cell table:number-columns-repeated="3" office:value-type="float" office:value="-6.75" calcext:value-type="float">
            <text:p>-6.75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7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-6.75" calcext:value-type="float">
            <text:p>-6.75</text:p>
          </table:table-cell>
          <table:table-cell office:value-type="float" office:value="-6.76" calcext:value-type="float">
            <text:p>-6.76</text:p>
          </table:table-cell>
          <table:table-cell office:value-type="float" office:value="-6.772" calcext:value-type="float">
            <text:p>-6.772</text:p>
          </table:table-cell>
          <table:table-cell office:value-type="float" office:value="-6.786" calcext:value-type="float">
            <text:p>-6.786</text:p>
          </table:table-cell>
          <table:table-cell office:value-type="float" office:value="-6.792" calcext:value-type="float">
            <text:p>-6.792</text:p>
          </table:table-cell>
          <table:table-cell office:value-type="float" office:value="-6.796" calcext:value-type="float">
            <text:p>-6.796</text:p>
          </table:table-cell>
          <table:table-cell office:value-type="float" office:value="-6.797" calcext:value-type="float">
            <text:p>-6.797</text:p>
          </table:table-cell>
          <table:table-cell office:value-type="float" office:value="-6.799" calcext:value-type="float">
            <text:p>-6.799</text:p>
          </table:table-cell>
          <table:table-cell office:value-type="float" office:value="-6.789" calcext:value-type="float">
            <text:p>-6.789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7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42" calcext:value-type="float">
            <text:p>42</text:p>
          </table:table-cell>
          <table:table-cell office:value-type="float" office:value="-6.778" calcext:value-type="float">
            <text:p>-6.778</text:p>
          </table:table-cell>
          <table:table-cell office:value-type="float" office:value="-6.763" calcext:value-type="float">
            <text:p>-6.763</text:p>
          </table:table-cell>
          <table:table-cell office:value-type="float" office:value="-6.748" calcext:value-type="float">
            <text:p>-6.748</text:p>
          </table:table-cell>
          <table:table-cell office:value-type="float" office:value="-6.732" calcext:value-type="float">
            <text:p>-6.732</text:p>
          </table:table-cell>
          <table:table-cell office:value-type="float" office:value="-6.716" calcext:value-type="float">
            <text:p>-6.716</text:p>
          </table:table-cell>
          <table:table-cell office:value-type="float" office:value="-6.71" calcext:value-type="float">
            <text:p>-6.71</text:p>
          </table:table-cell>
          <table:table-cell office:value-type="float" office:value="-6.705" calcext:value-type="float">
            <text:p>-6.705</text:p>
          </table:table-cell>
          <table:table-cell office:value-type="float" office:value="-6.693" calcext:value-type="float">
            <text:p>-6.693</text:p>
          </table:table-cell>
          <table:table-cell office:value-type="float" office:value="-6.67" calcext:value-type="float">
            <text:p>-6.67</text:p>
          </table:table-cell>
          <table:table-cell office:value-type="float" office:value="-6.643" calcext:value-type="float">
            <text:p>-6.643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d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43" calcext:value-type="float">
            <text:p>43</text:p>
          </table:table-cell>
          <table:table-cell office:value-type="float" office:value="-6.612" calcext:value-type="float">
            <text:p>-6.612</text:p>
          </table:table-cell>
          <table:table-cell office:value-type="float" office:value="-6.581" calcext:value-type="float">
            <text:p>-6.581</text:p>
          </table:table-cell>
          <table:table-cell office:value-type="float" office:value="-6.549" calcext:value-type="float">
            <text:p>-6.549</text:p>
          </table:table-cell>
          <table:table-cell office:value-type="float" office:value="-6.526" calcext:value-type="float">
            <text:p>-6.526</text:p>
          </table:table-cell>
          <table:table-cell office:value-type="float" office:value="-6.505" calcext:value-type="float">
            <text:p>-6.505</text:p>
          </table:table-cell>
          <table:table-cell office:value-type="float" office:value="-6.476" calcext:value-type="float">
            <text:p>-6.476</text:p>
          </table:table-cell>
          <table:table-cell office:value-type="float" office:value="-6.446" calcext:value-type="float">
            <text:p>-6.446</text:p>
          </table:table-cell>
          <table:table-cell office:value-type="float" office:value="-6.414" calcext:value-type="float">
            <text:p>-6.414</text:p>
          </table:table-cell>
          <table:table-cell office:value-type="float" office:value="-6.392" calcext:value-type="float">
            <text:p>-6.392</text:p>
          </table:table-cell>
          <table:table-cell office:value-type="float" office:value="-6.361" calcext:value-type="float">
            <text:p>-6.361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d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44" calcext:value-type="float">
            <text:p>44</text:p>
          </table:table-cell>
          <table:table-cell office:value-type="float" office:value="-6.331" calcext:value-type="float">
            <text:p>-6.331</text:p>
          </table:table-cell>
          <table:table-cell office:value-type="float" office:value="-6.298" calcext:value-type="float">
            <text:p>-6.298</text:p>
          </table:table-cell>
          <table:table-cell office:value-type="float" office:value="-6.266" calcext:value-type="float">
            <text:p>-6.266</text:p>
          </table:table-cell>
          <table:table-cell office:value-type="float" office:value="-6.243" calcext:value-type="float">
            <text:p>-6.243</text:p>
          </table:table-cell>
          <table:table-cell office:value-type="float" office:value="-6.232" calcext:value-type="float">
            <text:p>-6.232</text:p>
          </table:table-cell>
          <table:table-cell office:value-type="float" office:value="-6.255" calcext:value-type="float">
            <text:p>-6.255</text:p>
          </table:table-cell>
          <table:table-cell office:value-type="float" office:value="-6.287" calcext:value-type="float">
            <text:p>-6.287</text:p>
          </table:table-cell>
          <table:table-cell office:value-type="float" office:value="-6.338" calcext:value-type="float">
            <text:p>-6.338</text:p>
          </table:table-cell>
          <table:table-cell office:value-type="float" office:value="-6.375" calcext:value-type="float">
            <text:p>-6.375</text:p>
          </table:table-cell>
          <table:table-cell office:value-type="float" office:value="-6.423" calcext:value-type="float">
            <text:p>-6.423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1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45" calcext:value-type="float">
            <text:p>45</text:p>
          </table:table-cell>
          <table:table-cell office:value-type="float" office:value="-6.45" calcext:value-type="float">
            <text:p>-6.45</text:p>
          </table:table-cell>
          <table:table-cell office:value-type="float" office:value="-6.484" calcext:value-type="float">
            <text:p>-6.484</text:p>
          </table:table-cell>
          <table:table-cell office:value-type="float" office:value="-6.517" calcext:value-type="float">
            <text:p>-6.517</text:p>
          </table:table-cell>
          <table:table-cell office:value-type="float" office:value="-6.56" calcext:value-type="float">
            <text:p>-6.56</text:p>
          </table:table-cell>
          <table:table-cell office:value-type="float" office:value="-6.595" calcext:value-type="float">
            <text:p>-6.595</text:p>
          </table:table-cell>
          <table:table-cell office:value-type="float" office:value="-6.621" calcext:value-type="float">
            <text:p>-6.621</text:p>
          </table:table-cell>
          <table:table-cell office:value-type="float" office:value="-6.633" calcext:value-type="float">
            <text:p>-6.633</text:p>
          </table:table-cell>
          <table:table-cell office:value-type="float" office:value="-6.641" calcext:value-type="float">
            <text:p>-6.641</text:p>
          </table:table-cell>
          <table:table-cell office:value-type="float" office:value="-6.655" calcext:value-type="float">
            <text:p>-6.655</text:p>
          </table:table-cell>
          <table:table-cell office:value-type="float" office:value="-6.669" calcext:value-type="float">
            <text:p>-6.669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a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46" calcext:value-type="float">
            <text:p>46</text:p>
          </table:table-cell>
          <table:table-cell office:value-type="float" office:value="-6.685" calcext:value-type="float">
            <text:p>-6.685</text:p>
          </table:table-cell>
          <table:table-cell office:value-type="float" office:value="-6.691" calcext:value-type="float">
            <text:p>-6.691</text:p>
          </table:table-cell>
          <table:table-cell office:value-type="float" office:value="-6.695" calcext:value-type="float">
            <text:p>-6.695</text:p>
          </table:table-cell>
          <table:table-cell office:value-type="float" office:value="-6.707" calcext:value-type="float">
            <text:p>-6.707</text:p>
          </table:table-cell>
          <table:table-cell office:value-type="float" office:value="-6.72" calcext:value-type="float">
            <text:p>-6.72</text:p>
          </table:table-cell>
          <table:table-cell office:value-type="float" office:value="-6.736" calcext:value-type="float">
            <text:p>-6.736</text:p>
          </table:table-cell>
          <table:table-cell office:value-type="float" office:value="-6.741" calcext:value-type="float">
            <text:p>-6.741</text:p>
          </table:table-cell>
          <table:table-cell office:value-type="float" office:value="-6.745" calcext:value-type="float">
            <text:p>-6.745</text:p>
          </table:table-cell>
          <table:table-cell office:value-type="float" office:value="-6.747" calcext:value-type="float">
            <text:p>-6.747</text:p>
          </table:table-cell>
          <table:table-cell office:value-type="float" office:value="-6.749" calcext:value-type="float">
            <text:p>-6.749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4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47" calcext:value-type="float">
            <text:p>47</text:p>
          </table:table-cell>
          <table:table-cell office:value-type="float" office:value="-6.749" calcext:value-type="float">
            <text:p>-6.749</text:p>
          </table:table-cell>
          <table:table-cell table:number-columns-repeated="6" office:value-type="float" office:value="-6.75" calcext:value-type="float">
            <text:p>-6.75</text:p>
          </table:table-cell>
          <table:table-cell office:value-type="float" office:value="-6.76" calcext:value-type="float">
            <text:p>-6.76</text:p>
          </table:table-cell>
          <table:table-cell office:value-type="float" office:value="-6.772" calcext:value-type="float">
            <text:p>-6.772</text:p>
          </table:table-cell>
          <table:table-cell office:value-type="float" office:value="-6.786" calcext:value-type="float">
            <text:p>-6.786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7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48" calcext:value-type="float">
            <text:p>48</text:p>
          </table:table-cell>
          <table:table-cell office:value-type="float" office:value="-6.792" calcext:value-type="float">
            <text:p>-6.792</text:p>
          </table:table-cell>
          <table:table-cell office:value-type="float" office:value="-6.796" calcext:value-type="float">
            <text:p>-6.796</text:p>
          </table:table-cell>
          <table:table-cell office:value-type="float" office:value="-6.797" calcext:value-type="float">
            <text:p>-6.797</text:p>
          </table:table-cell>
          <table:table-cell table:number-columns-repeated="2" office:value-type="float" office:value="-6.799" calcext:value-type="float">
            <text:p>-6.799</text:p>
          </table:table-cell>
          <table:table-cell table:number-columns-repeated="5" office:value-type="float" office:value="-6.8" calcext:value-type="float">
            <text:p>-6.8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d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-6.8" calcext:value-type="float">
            <text:p>-6.8</text:p>
          </table:table-cell>
          <table:table-cell office:value-type="float" office:value="-6.81" calcext:value-type="float">
            <text:p>-6.81</text:p>
          </table:table-cell>
          <table:table-cell office:value-type="float" office:value="-6.812" calcext:value-type="float">
            <text:p>-6.812</text:p>
          </table:table-cell>
          <table:table-cell office:value-type="float" office:value="-6.814" calcext:value-type="float">
            <text:p>-6.814</text:p>
          </table:table-cell>
          <table:table-cell office:value-type="float" office:value="-6.805" calcext:value-type="float">
            <text:p>-6.805</text:p>
          </table:table-cell>
          <table:table-cell office:value-type="float" office:value="-6.804" calcext:value-type="float">
            <text:p>-6.804</text:p>
          </table:table-cell>
          <table:table-cell office:value-type="float" office:value="-6.802" calcext:value-type="float">
            <text:p>-6.802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d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50" calcext:value-type="float">
            <text:p>50</text:p>
          </table:table-cell>
          <table:table-cell office:value-type="float" office:value="-6.801" calcext:value-type="float">
            <text:p>-6.801</text:p>
          </table:table-cell>
          <table:table-cell office:value-type="float" office:value="-6.811" calcext:value-type="float">
            <text:p>-6.811</text:p>
          </table:table-cell>
          <table:table-cell office:value-type="float" office:value="-6.812" calcext:value-type="float">
            <text:p>-6.812</text:p>
          </table:table-cell>
          <table:table-cell office:value-type="float" office:value="-6.825" calcext:value-type="float">
            <text:p>-6.825</text:p>
          </table:table-cell>
          <table:table-cell office:value-type="float" office:value="-6.817" calcext:value-type="float">
            <text:p>-6.817</text:p>
          </table:table-cell>
          <table:table-cell office:value-type="float" office:value="-6.818" calcext:value-type="float">
            <text:p>-6.818</text:p>
          </table:table-cell>
          <table:table-cell office:value-type="float" office:value="-6.807" calcext:value-type="float">
            <text:p>-6.807</text:p>
          </table:table-cell>
          <table:table-cell office:value-type="float" office:value="-6.805" calcext:value-type="float">
            <text:p>-6.805</text:p>
          </table:table-cell>
          <table:table-cell office:value-type="float" office:value="-6.792" calcext:value-type="float">
            <text:p>-6.792</text:p>
          </table:table-cell>
          <table:table-cell office:value-type="float" office:value="-6.78" calcext:value-type="float">
            <text:p>-6.78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a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51" calcext:value-type="float">
            <text:p>51</text:p>
          </table:table-cell>
          <table:table-cell office:value-type="float" office:value="-6.764" calcext:value-type="float">
            <text:p>-6.764</text:p>
          </table:table-cell>
          <table:table-cell office:value-type="float" office:value="-6.759" calcext:value-type="float">
            <text:p>-6.759</text:p>
          </table:table-cell>
          <table:table-cell office:value-type="float" office:value="-6.745" calcext:value-type="float">
            <text:p>-6.745</text:p>
          </table:table-cell>
          <table:table-cell office:value-type="float" office:value="-6.731" calcext:value-type="float">
            <text:p>-6.731</text:p>
          </table:table-cell>
          <table:table-cell office:value-type="float" office:value="-6.715" calcext:value-type="float">
            <text:p>-6.715</text:p>
          </table:table-cell>
          <table:table-cell office:value-type="float" office:value="-6.709" calcext:value-type="float">
            <text:p>-6.709</text:p>
          </table:table-cell>
          <table:table-cell office:value-type="float" office:value="-6.705" calcext:value-type="float">
            <text:p>-6.705</text:p>
          </table:table-cell>
          <table:table-cell office:value-type="float" office:value="-6.703" calcext:value-type="float">
            <text:p>-6.703</text:p>
          </table:table-cell>
          <table:table-cell office:value-type="float" office:value="-6.702" calcext:value-type="float">
            <text:p>-6.702</text:p>
          </table:table-cell>
          <table:table-cell office:value-type="float" office:value="-6.711" calcext:value-type="float">
            <text:p>-6.711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4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52" calcext:value-type="float">
            <text:p>52</text:p>
          </table:table-cell>
          <table:table-cell office:value-type="float" office:value="-6.722" calcext:value-type="float">
            <text:p>-6.722</text:p>
          </table:table-cell>
          <table:table-cell office:value-type="float" office:value="-6.747" calcext:value-type="float">
            <text:p>-6.747</text:p>
          </table:table-cell>
          <table:table-cell office:value-type="float" office:value="-6.764" calcext:value-type="float">
            <text:p>-6.764</text:p>
          </table:table-cell>
          <table:table-cell office:value-type="float" office:value="-6.782" calcext:value-type="float">
            <text:p>-6.782</text:p>
          </table:table-cell>
          <table:table-cell office:value-type="float" office:value="-6.799" calcext:value-type="float">
            <text:p>-6.799</text:p>
          </table:table-cell>
          <table:table-cell office:value-type="float" office:value="-6.816" calcext:value-type="float">
            <text:p>-6.816</text:p>
          </table:table-cell>
          <table:table-cell office:value-type="float" office:value="-6.833" calcext:value-type="float">
            <text:p>-6.833</text:p>
          </table:table-cell>
          <table:table-cell office:value-type="float" office:value="-6.84" calcext:value-type="float">
            <text:p>-6.84</text:p>
          </table:table-cell>
          <table:table-cell office:value-type="float" office:value="-6.845" calcext:value-type="float">
            <text:p>-6.845</text:p>
          </table:table-cell>
          <table:table-cell office:value-type="float" office:value="-6.847" calcext:value-type="float">
            <text:p>-6.847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6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53" calcext:value-type="float">
            <text:p>53</text:p>
          </table:table-cell>
          <table:table-cell office:value-type="float" office:value="-6.858" calcext:value-type="float">
            <text:p>-6.858</text:p>
          </table:table-cell>
          <table:table-cell office:value-type="float" office:value="-6.871" calcext:value-type="float">
            <text:p>-6.871</text:p>
          </table:table-cell>
          <table:table-cell office:value-type="float" office:value="-6.886" calcext:value-type="float">
            <text:p>-6.886</text:p>
          </table:table-cell>
          <table:table-cell office:value-type="float" office:value="-6.891" calcext:value-type="float">
            <text:p>-6.891</text:p>
          </table:table-cell>
          <table:table-cell office:value-type="float" office:value="-6.895" calcext:value-type="float">
            <text:p>-6.895</text:p>
          </table:table-cell>
          <table:table-cell office:value-type="float" office:value="-6.897" calcext:value-type="float">
            <text:p>-6.897</text:p>
          </table:table-cell>
          <table:table-cell table:number-columns-repeated="2" office:value-type="float" office:value="-6.899" calcext:value-type="float">
            <text:p>-6.899</text:p>
          </table:table-cell>
          <table:table-cell table:number-columns-repeated="2" office:value-type="float" office:value="-6.9" calcext:value-type="float">
            <text:p>-6.9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d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54" calcext:value-type="float">
            <text:p>54</text:p>
          </table:table-cell>
          <table:table-cell table:number-columns-repeated="10" office:value-type="float" office:value="-6.9" calcext:value-type="float">
            <text:p>-6.9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5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-6.9" calcext:value-type="float">
            <text:p>-6.9</text:p>
          </table:table-cell>
          <table:table-cell office:value-type="float" office:value="-6.91" calcext:value-type="float">
            <text:p>-6.91</text:p>
          </table:table-cell>
          <table:table-cell office:value-type="float" office:value="-6.912" calcext:value-type="float">
            <text:p>-6.912</text:p>
          </table:table-cell>
          <table:table-cell office:value-type="float" office:value="-6.924" calcext:value-type="float">
            <text:p>-6.924</text:p>
          </table:table-cell>
          <table:table-cell office:value-type="float" office:value="-6.927" calcext:value-type="float">
            <text:p>-6.927</text:p>
          </table:table-cell>
          <table:table-cell office:value-type="float" office:value="-6.94" calcext:value-type="float">
            <text:p>-6.94</text:p>
          </table:table-cell>
          <table:table-cell office:value-type="float" office:value="-6.944" calcext:value-type="float">
            <text:p>-6.944</text:p>
          </table:table-cell>
          <table:table-cell office:value-type="float" office:value="-6.947" calcext:value-type="float">
            <text:p>-6.947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2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56" calcext:value-type="float">
            <text:p>56</text:p>
          </table:table-cell>
          <table:table-cell office:value-type="float" office:value="-6.948" calcext:value-type="float">
            <text:p>-6.948</text:p>
          </table:table-cell>
          <table:table-cell table:number-columns-repeated="2" office:value-type="float" office:value="-6.949" calcext:value-type="float">
            <text:p>-6.949</text:p>
          </table:table-cell>
          <table:table-cell table:number-columns-repeated="7" office:value-type="float" office:value="-6.95" calcext:value-type="float">
            <text:p>-6.95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e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-6.95" calcext:value-type="float">
            <text:p>-6.95</text:p>
          </table:table-cell>
          <table:table-cell office:value-type="float" office:value="-6.96" calcext:value-type="float">
            <text:p>-6.96</text:p>
          </table:table-cell>
          <table:table-cell office:value-type="float" office:value="-6.972" calcext:value-type="float">
            <text:p>-6.972</text:p>
          </table:table-cell>
          <table:table-cell office:value-type="float" office:value="-6.986" calcext:value-type="float">
            <text:p>-6.986</text:p>
          </table:table-cell>
          <table:table-cell office:value-type="float" office:value="-6.992" calcext:value-type="float">
            <text:p>-6.992</text:p>
          </table:table-cell>
          <table:table-cell office:value-type="float" office:value="-6.996" calcext:value-type="float">
            <text:p>-6.996</text:p>
          </table:table-cell>
          <table:table-cell office:value-type="float" office:value="-6.997" calcext:value-type="float">
            <text:p>-6.997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1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-6.999" calcext:value-type="float">
            <text:p>-6.999</text:p>
          </table:table-cell>
          <table:table-cell table:number-columns-repeated="7" office:value-type="float" office:value="-7" calcext:value-type="float">
            <text:p>-7</text:p>
          </table:table-cell>
          <table:table-cell office:value-type="float" office:value="-7.01" calcext:value-type="float">
            <text:p>-7.01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8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59" calcext:value-type="float">
            <text:p>59</text:p>
          </table:table-cell>
          <table:table-cell office:value-type="float" office:value="-7.022" calcext:value-type="float">
            <text:p>-7.022</text:p>
          </table:table-cell>
          <table:table-cell office:value-type="float" office:value="-7.036" calcext:value-type="float">
            <text:p>-7.036</text:p>
          </table:table-cell>
          <table:table-cell office:value-type="float" office:value="-7.042" calcext:value-type="float">
            <text:p>-7.042</text:p>
          </table:table-cell>
          <table:table-cell office:value-type="float" office:value="-7.036" calcext:value-type="float">
            <text:p>-7.036</text:p>
          </table:table-cell>
          <table:table-cell office:value-type="float" office:value="-7.025" calcext:value-type="float">
            <text:p>-7.025</text:p>
          </table:table-cell>
          <table:table-cell office:value-type="float" office:value="-7.012" calcext:value-type="float">
            <text:p>-7.012</text:p>
          </table:table-cell>
          <table:table-cell office:value-type="float" office:value="-7.008" calcext:value-type="float">
            <text:p>-7.008</text:p>
          </table:table-cell>
          <table:table-cell office:value-type="float" office:value="-7.004" calcext:value-type="float">
            <text:p>-7.004</text:p>
          </table:table-cell>
          <table:table-cell office:value-type="float" office:value="-7.002" calcext:value-type="float">
            <text:p>-7.002</text:p>
          </table:table-cell>
          <table:table-cell office:value-type="float" office:value="-7.001" calcext:value-type="float">
            <text:p>-7.001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5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60" calcext:value-type="float">
            <text:p>60</text:p>
          </table:table-cell>
          <table:table-cell office:value-type="float" office:value="-7.001" calcext:value-type="float">
            <text:p>-7.001</text:p>
          </table:table-cell>
          <table:table-cell office:value-type="float" office:value="-7.01" calcext:value-type="float">
            <text:p>-7.01</text:p>
          </table:table-cell>
          <table:table-cell office:value-type="float" office:value="-7.012" calcext:value-type="float">
            <text:p>-7.012</text:p>
          </table:table-cell>
          <table:table-cell office:value-type="float" office:value="-7.015" calcext:value-type="float">
            <text:p>-7.015</text:p>
          </table:table-cell>
          <table:table-cell office:value-type="float" office:value="-7.005" calcext:value-type="float">
            <text:p>-7.005</text:p>
          </table:table-cell>
          <table:table-cell office:value-type="float" office:value="-7.004" calcext:value-type="float">
            <text:p>-7.004</text:p>
          </table:table-cell>
          <table:table-cell office:value-type="float" office:value="-7.002" calcext:value-type="float">
            <text:p>-7.002</text:p>
          </table:table-cell>
          <table:table-cell office:value-type="float" office:value="-7.011" calcext:value-type="float">
            <text:p>-7.011</text:p>
          </table:table-cell>
          <table:table-cell office:value-type="float" office:value="-7.023" calcext:value-type="float">
            <text:p>-7.023</text:p>
          </table:table-cell>
          <table:table-cell office:value-type="float" office:value="-7.037" calcext:value-type="float">
            <text:p>-7.037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3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61" calcext:value-type="float">
            <text:p>61</text:p>
          </table:table-cell>
          <table:table-cell office:value-type="float" office:value="-7.042" calcext:value-type="float">
            <text:p>-7.042</text:p>
          </table:table-cell>
          <table:table-cell office:value-type="float" office:value="-7.046" calcext:value-type="float">
            <text:p>-7.046</text:p>
          </table:table-cell>
          <table:table-cell office:value-type="float" office:value="-7.048" calcext:value-type="float">
            <text:p>-7.048</text:p>
          </table:table-cell>
          <table:table-cell table:number-columns-repeated="2" office:value-type="float" office:value="-7.049" calcext:value-type="float">
            <text:p>-7.049</text:p>
          </table:table-cell>
          <table:table-cell office:value-type="float" office:value="-7.04" calcext:value-type="float">
            <text:p>-7.04</text:p>
          </table:table-cell>
          <table:table-cell office:value-type="float" office:value="-7.028" calcext:value-type="float">
            <text:p>-7.028</text:p>
          </table:table-cell>
          <table:table-cell office:value-type="float" office:value="-7.013" calcext:value-type="float">
            <text:p>-7.013</text:p>
          </table:table-cell>
          <table:table-cell office:value-type="float" office:value="-7.008" calcext:value-type="float">
            <text:p>-7.008</text:p>
          </table:table-cell>
          <table:table-cell office:value-type="float" office:value="-7.004" calcext:value-type="float">
            <text:p>-7.004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b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-7.013" calcext:value-type="float">
            <text:p>-7.013</text:p>
          </table:table-cell>
          <table:table-cell office:value-type="float" office:value="-7.015" calcext:value-type="float">
            <text:p>-7.015</text:p>
          </table:table-cell>
          <table:table-cell office:value-type="float" office:value="-7.006" calcext:value-type="float">
            <text:p>-7.006</text:p>
          </table:table-cell>
          <table:table-cell office:value-type="float" office:value="-7.004" calcext:value-type="float">
            <text:p>-7.004</text:p>
          </table:table-cell>
          <table:table-cell office:value-type="float" office:value="-7.002" calcext:value-type="float">
            <text:p>-7.002</text:p>
          </table:table-cell>
          <table:table-cell office:value-type="float" office:value="-7.001" calcext:value-type="float">
            <text:p>-7.001</text:p>
          </table:table-cell>
          <table:table-cell office:value-type="float" office:value="-7.011" calcext:value-type="float">
            <text:p>-7.011</text:p>
          </table:table-cell>
          <table:table-cell office:value-type="float" office:value="-7.022" calcext:value-type="float">
            <text:p>-7.022</text:p>
          </table:table-cell>
          <table:table-cell office:value-type="float" office:value="-7.037" calcext:value-type="float">
            <text:p>-7.037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1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63" calcext:value-type="float">
            <text:p>63</text:p>
          </table:table-cell>
          <table:table-cell office:value-type="float" office:value="-7.042" calcext:value-type="float">
            <text:p>-7.042</text:p>
          </table:table-cell>
          <table:table-cell office:value-type="float" office:value="-7.046" calcext:value-type="float">
            <text:p>-7.046</text:p>
          </table:table-cell>
          <table:table-cell office:value-type="float" office:value="-7.037" calcext:value-type="float">
            <text:p>-7.037</text:p>
          </table:table-cell>
          <table:table-cell office:value-type="float" office:value="-7.027" calcext:value-type="float">
            <text:p>-7.027</text:p>
          </table:table-cell>
          <table:table-cell office:value-type="float" office:value="-7.013" calcext:value-type="float">
            <text:p>-7.013</text:p>
          </table:table-cell>
          <table:table-cell office:value-type="float" office:value="-7.008" calcext:value-type="float">
            <text:p>-7.008</text:p>
          </table:table-cell>
          <table:table-cell table:number-columns-repeated="2" office:value-type="float" office:value="-7.014" calcext:value-type="float">
            <text:p>-7.014</text:p>
          </table:table-cell>
          <table:table-cell office:value-type="float" office:value="-7.016" calcext:value-type="float">
            <text:p>-7.016</text:p>
          </table:table-cell>
          <table:table-cell office:value-type="float" office:value="-7.006" calcext:value-type="float">
            <text:p>-7.006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f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64" calcext:value-type="float">
            <text:p>64</text:p>
          </table:table-cell>
          <table:table-cell office:value-type="float" office:value="-7.004" calcext:value-type="float">
            <text:p>-7.004</text:p>
          </table:table-cell>
          <table:table-cell office:value-type="float" office:value="-7.012" calcext:value-type="float">
            <text:p>-7.012</text:p>
          </table:table-cell>
          <table:table-cell office:value-type="float" office:value="-7.013" calcext:value-type="float">
            <text:p>-7.013</text:p>
          </table:table-cell>
          <table:table-cell office:value-type="float" office:value="-7.015" calcext:value-type="float">
            <text:p>-7.015</text:p>
          </table:table-cell>
          <table:table-cell office:value-type="float" office:value="-7.006" calcext:value-type="float">
            <text:p>-7.006</text:p>
          </table:table-cell>
          <table:table-cell office:value-type="float" office:value="-7.004" calcext:value-type="float">
            <text:p>-7.004</text:p>
          </table:table-cell>
          <table:table-cell office:value-type="float" office:value="-7.002" calcext:value-type="float">
            <text:p>-7.002</text:p>
          </table:table-cell>
          <table:table-cell table:number-columns-repeated="2" office:value-type="float" office:value="-7.001" calcext:value-type="float">
            <text:p>-7.00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7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65" calcext:value-type="float">
            <text:p>65</text:p>
          </table:table-cell>
          <table:table-cell table:number-columns-repeated="10" office:value-type="float" office:value="-7" calcext:value-type="float">
            <text:p>-7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7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7</text:p>
          </table:table-cell>
          <table:table-cell office:value-type="float" office:value="66" calcext:value-type="float">
            <text:p>66</text:p>
          </table:table-cell>
          <table:table-cell office:value-type="float" office:value="-7" calcext:value-type="float">
            <text:p>-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1e'</text:p>
          </table:table-cell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table:number-columns-repeated="10" office:value-type="float" office:value="-7" calcext:value-type="float">
            <text:p>-7</text:p>
          </table:table-cell>
        </table:table-row>
        <table:table-row table:style-name="ro1">
          <table:table-cell table:number-columns-repeated="10" office:value-type="float" office:value="-7" calcext:value-type="float">
            <text:p>-7</text:p>
          </table:table-cell>
        </table:table-row>
        <table:table-row table:style-name="ro1">
          <table:table-cell table:number-columns-repeated="10" office:value-type="float" office:value="-7" calcext:value-type="float">
            <text:p>-7</text:p>
          </table:table-cell>
        </table:table-row>
        <table:table-row table:style-name="ro1">
          <table:table-cell table:number-columns-repeated="9" office:value-type="float" office:value="-7" calcext:value-type="float">
            <text:p>-7</text:p>
          </table:table-cell>
          <table:table-cell office:value-type="float" office:value="-6.99" calcext:value-type="float">
            <text:p>-6.99</text:p>
          </table:table-cell>
        </table:table-row>
        <table:table-row table:style-name="ro1">
          <table:table-cell office:value-type="float" office:value="-6.978" calcext:value-type="float">
            <text:p>-6.978</text:p>
          </table:table-cell>
          <table:table-cell office:value-type="float" office:value="-6.954" calcext:value-type="float">
            <text:p>-6.954</text:p>
          </table:table-cell>
          <table:table-cell office:value-type="float" office:value="-6.936" calcext:value-type="float">
            <text:p>-6.936</text:p>
          </table:table-cell>
          <table:table-cell office:value-type="float" office:value="-6.908" calcext:value-type="float">
            <text:p>-6.908</text:p>
          </table:table-cell>
          <table:table-cell office:value-type="float" office:value="-6.889" calcext:value-type="float">
            <text:p>-6.889</text:p>
          </table:table-cell>
          <table:table-cell office:value-type="float" office:value="-6.869" calcext:value-type="float">
            <text:p>-6.869</text:p>
          </table:table-cell>
          <table:table-cell office:value-type="float" office:value="-6.862" calcext:value-type="float">
            <text:p>-6.862</text:p>
          </table:table-cell>
          <table:table-cell office:value-type="float" office:value="-6.856" calcext:value-type="float">
            <text:p>-6.856</text:p>
          </table:table-cell>
          <table:table-cell office:value-type="float" office:value="-6.844" calcext:value-type="float">
            <text:p>-6.844</text:p>
          </table:table-cell>
          <table:table-cell office:value-type="float" office:value="-6.83" calcext:value-type="float">
            <text:p>-6.83</text:p>
          </table:table-cell>
        </table:table-row>
        <table:table-row table:style-name="ro1">
          <table:table-cell office:value-type="float" office:value="-6.815" calcext:value-type="float">
            <text:p>-6.815</text:p>
          </table:table-cell>
          <table:table-cell office:value-type="float" office:value="-6.799" calcext:value-type="float">
            <text:p>-6.799</text:p>
          </table:table-cell>
          <table:table-cell office:value-type="float" office:value="-6.773" calcext:value-type="float">
            <text:p>-6.773</text:p>
          </table:table-cell>
          <table:table-cell office:value-type="float" office:value="-6.734" calcext:value-type="float">
            <text:p>-6.734</text:p>
          </table:table-cell>
          <table:table-cell office:value-type="float" office:value="-6.691" calcext:value-type="float">
            <text:p>-6.691</text:p>
          </table:table-cell>
          <table:table-cell office:value-type="float" office:value="-6.645" calcext:value-type="float">
            <text:p>-6.645</text:p>
          </table:table-cell>
          <table:table-cell office:value-type="float" office:value="-6.597" calcext:value-type="float">
            <text:p>-6.597</text:p>
          </table:table-cell>
          <table:table-cell office:value-type="float" office:value="-6.548" calcext:value-type="float">
            <text:p>-6.548</text:p>
          </table:table-cell>
          <table:table-cell office:value-type="float" office:value="-6.499" calcext:value-type="float">
            <text:p>-6.499</text:p>
          </table:table-cell>
          <table:table-cell office:value-type="float" office:value="-6.45" calcext:value-type="float">
            <text:p>-6.45</text:p>
          </table:table-cell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-6.36" calcext:value-type="float">
            <text:p>-6.36</text:p>
          </table:table-cell>
          <table:table-cell office:value-type="float" office:value="-6.322" calcext:value-type="float">
            <text:p>-6.322</text:p>
          </table:table-cell>
          <table:table-cell office:value-type="float" office:value="-6.296" calcext:value-type="float">
            <text:p>-6.296</text:p>
          </table:table-cell>
          <table:table-cell office:value-type="float" office:value="-6.264" calcext:value-type="float">
            <text:p>-6.264</text:p>
          </table:table-cell>
          <table:table-cell office:value-type="float" office:value="-6.232" calcext:value-type="float">
            <text:p>-6.232</text:p>
          </table:table-cell>
          <table:table-cell office:value-type="float" office:value="-6.199" calcext:value-type="float">
            <text:p>-6.199</text:p>
          </table:table-cell>
          <table:table-cell office:value-type="float" office:value="-6.166" calcext:value-type="float">
            <text:p>-6.166</text:p>
          </table:table-cell>
          <table:table-cell office:value-type="float" office:value="-6.143" calcext:value-type="float">
            <text:p>-6.143</text:p>
          </table:table-cell>
          <table:table-cell office:value-type="float" office:value="-6.122" calcext:value-type="float">
            <text:p>-6.122</text:p>
          </table:table-cell>
        </table:table-row>
        <table:table-row table:style-name="ro1">
          <table:table-cell office:value-type="float" office:value="-6.113" calcext:value-type="float">
            <text:p>-6.113</text:p>
          </table:table-cell>
          <table:table-cell office:value-type="float" office:value="-6.107" calcext:value-type="float">
            <text:p>-6.107</text:p>
          </table:table-cell>
          <table:table-cell office:value-type="float" office:value="-6.104" calcext:value-type="float">
            <text:p>-6.104</text:p>
          </table:table-cell>
          <table:table-cell office:value-type="float" office:value="-6.102" calcext:value-type="float">
            <text:p>-6.102</text:p>
          </table:table-cell>
          <table:table-cell office:value-type="float" office:value="-6.111" calcext:value-type="float">
            <text:p>-6.111</text:p>
          </table:table-cell>
          <table:table-cell office:value-type="float" office:value="-6.123" calcext:value-type="float">
            <text:p>-6.123</text:p>
          </table:table-cell>
          <table:table-cell office:value-type="float" office:value="-6.137" calcext:value-type="float">
            <text:p>-6.137</text:p>
          </table:table-cell>
          <table:table-cell office:value-type="float" office:value="-6.132" calcext:value-type="float">
            <text:p>-6.132</text:p>
          </table:table-cell>
          <table:table-cell office:value-type="float" office:value="-6.124" calcext:value-type="float">
            <text:p>-6.124</text:p>
          </table:table-cell>
          <table:table-cell office:value-type="float" office:value="-6.121" calcext:value-type="float">
            <text:p>-6.121</text:p>
          </table:table-cell>
        </table:table-row>
        <table:table-row table:style-name="ro1">
          <table:table-cell office:value-type="float" office:value="-6.129" calcext:value-type="float">
            <text:p>-6.129</text:p>
          </table:table-cell>
          <table:table-cell office:value-type="float" office:value="-6.13" calcext:value-type="float">
            <text:p>-6.13</text:p>
          </table:table-cell>
          <table:table-cell office:value-type="float" office:value="-6.122" calcext:value-type="float">
            <text:p>-6.122</text:p>
          </table:table-cell>
          <table:table-cell office:value-type="float" office:value="-6.11" calcext:value-type="float">
            <text:p>-6.11</text:p>
          </table:table-cell>
          <table:table-cell office:value-type="float" office:value="-6.106" calcext:value-type="float">
            <text:p>-6.106</text:p>
          </table:table-cell>
          <table:table-cell office:value-type="float" office:value="-6.103" calcext:value-type="float">
            <text:p>-6.103</text:p>
          </table:table-cell>
          <table:table-cell office:value-type="float" office:value="-6.102" calcext:value-type="float">
            <text:p>-6.102</text:p>
          </table:table-cell>
          <table:table-cell office:value-type="float" office:value="-6.101" calcext:value-type="float">
            <text:p>-6.101</text:p>
          </table:table-cell>
          <table:table-cell office:value-type="float" office:value="-6.081" calcext:value-type="float">
            <text:p>-6.081</text:p>
          </table:table-cell>
          <table:table-cell office:value-type="float" office:value="-6.046" calcext:value-type="float">
            <text:p>-6.046</text:p>
          </table:table-cell>
        </table:table-row>
        <table:table-row table:style-name="ro1">
          <table:table-cell office:value-type="float" office:value="-5.965" calcext:value-type="float">
            <text:p>-5.965</text:p>
          </table:table-cell>
          <table:table-cell office:value-type="float" office:value="-5.832" calcext:value-type="float">
            <text:p>-5.832</text:p>
          </table:table-cell>
          <table:table-cell office:value-type="float" office:value="-5.63" calcext:value-type="float">
            <text:p>-5.63</text:p>
          </table:table-cell>
          <table:table-cell office:value-type="float" office:value="-5.382" calcext:value-type="float">
            <text:p>-5.382</text:p>
          </table:table-cell>
          <table:table-cell office:value-type="float" office:value="-5.162" calcext:value-type="float">
            <text:p>-5.162</text:p>
          </table:table-cell>
          <table:table-cell office:value-type="float" office:value="-4.989" calcext:value-type="float">
            <text:p>-4.989</text:p>
          </table:table-cell>
          <table:table-cell office:value-type="float" office:value="-4.9" calcext:value-type="float">
            <text:p>-4.9</text:p>
          </table:table-cell>
          <table:table-cell office:value-type="float" office:value="-4.888" calcext:value-type="float">
            <text:p>-4.888</text:p>
          </table:table-cell>
          <table:table-cell office:value-type="float" office:value="-4.958" calcext:value-type="float">
            <text:p>-4.958</text:p>
          </table:table-cell>
          <table:table-cell office:value-type="float" office:value="-5.079" calcext:value-type="float">
            <text:p>-5.079</text:p>
          </table:table-cell>
        </table:table-row>
        <table:table-row table:style-name="ro1">
          <table:table-cell office:value-type="float" office:value="-5.217" calcext:value-type="float">
            <text:p>-5.217</text:p>
          </table:table-cell>
          <table:table-cell office:value-type="float" office:value="-5.359" calcext:value-type="float">
            <text:p>-5.359</text:p>
          </table:table-cell>
          <table:table-cell office:value-type="float" office:value="-5.495" calcext:value-type="float">
            <text:p>-5.495</text:p>
          </table:table-cell>
          <table:table-cell office:value-type="float" office:value="-5.621" calcext:value-type="float">
            <text:p>-5.621</text:p>
          </table:table-cell>
          <table:table-cell office:value-type="float" office:value="-5.723" calcext:value-type="float">
            <text:p>-5.723</text:p>
          </table:table-cell>
          <table:table-cell office:value-type="float" office:value="-5.819" calcext:value-type="float">
            <text:p>-5.819</text:p>
          </table:table-cell>
          <table:table-cell office:value-type="float" office:value="-5.898" calcext:value-type="float">
            <text:p>-5.898</text:p>
          </table:table-cell>
          <table:table-cell office:value-type="float" office:value="-5.973" calcext:value-type="float">
            <text:p>-5.973</text:p>
          </table:table-cell>
          <table:table-cell office:value-type="float" office:value="-6.034" calcext:value-type="float">
            <text:p>-6.034</text:p>
          </table:table-cell>
          <table:table-cell office:value-type="float" office:value="-6.102" calcext:value-type="float">
            <text:p>-6.102</text:p>
          </table:table-cell>
        </table:table-row>
        <table:table-row table:style-name="ro1">
          <table:table-cell office:value-type="float" office:value="-6.157" calcext:value-type="float">
            <text:p>-6.157</text:p>
          </table:table-cell>
          <table:table-cell office:value-type="float" office:value="-6.212" calcext:value-type="float">
            <text:p>-6.212</text:p>
          </table:table-cell>
          <table:table-cell office:value-type="float" office:value="-6.254" calcext:value-type="float">
            <text:p>-6.254</text:p>
          </table:table-cell>
          <table:table-cell office:value-type="float" office:value="-6.293" calcext:value-type="float">
            <text:p>-6.293</text:p>
          </table:table-cell>
          <table:table-cell office:value-type="float" office:value="-6.319" calcext:value-type="float">
            <text:p>-6.319</text:p>
          </table:table-cell>
          <table:table-cell office:value-type="float" office:value="-6.342" calcext:value-type="float">
            <text:p>-6.342</text:p>
          </table:table-cell>
          <table:table-cell office:value-type="float" office:value="-6.362" calcext:value-type="float">
            <text:p>-6.362</text:p>
          </table:table-cell>
          <table:table-cell office:value-type="float" office:value="-6.381" calcext:value-type="float">
            <text:p>-6.381</text:p>
          </table:table-cell>
          <table:table-cell office:value-type="float" office:value="-6.379" calcext:value-type="float">
            <text:p>-6.379</text:p>
          </table:table-cell>
          <table:table-cell office:value-type="float" office:value="-6.372" calcext:value-type="float">
            <text:p>-6.372</text:p>
          </table:table-cell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-6.346" calcext:value-type="float">
            <text:p>-6.346</text:p>
          </table:table-cell>
          <table:table-cell office:value-type="float" office:value="-6.331" calcext:value-type="float">
            <text:p>-6.331</text:p>
          </table:table-cell>
          <table:table-cell office:value-type="float" office:value="-6.306" calcext:value-type="float">
            <text:p>-6.306</text:p>
          </table:table-cell>
          <table:table-cell office:value-type="float" office:value="-6.277" calcext:value-type="float">
            <text:p>-6.277</text:p>
          </table:table-cell>
          <table:table-cell office:value-type="float" office:value="-6.237" calcext:value-type="float">
            <text:p>-6.237</text:p>
          </table:table-cell>
          <table:table-cell office:value-type="float" office:value="-6.183" calcext:value-type="float">
            <text:p>-6.183</text:p>
          </table:table-cell>
          <table:table-cell office:value-type="float" office:value="-6.124" calcext:value-type="float">
            <text:p>-6.124</text:p>
          </table:table-cell>
          <table:table-cell office:value-type="float" office:value="-6.051" calcext:value-type="float">
            <text:p>-6.051</text:p>
          </table:table-cell>
          <table:table-cell office:value-type="float" office:value="-5.975" calcext:value-type="float">
            <text:p>-5.975</text:p>
          </table:table-cell>
        </table:table-row>
        <table:table-row table:style-name="ro1">
          <table:table-cell office:value-type="float" office:value="-5.885" calcext:value-type="float">
            <text:p>-5.885</text:p>
          </table:table-cell>
          <table:table-cell office:value-type="float" office:value="-5.802" calcext:value-type="float">
            <text:p>-5.802</text:p>
          </table:table-cell>
          <table:table-cell office:value-type="float" office:value="-5.737" calcext:value-type="float">
            <text:p>-5.737</text:p>
          </table:table-cell>
          <table:table-cell office:value-type="float" office:value="-5.698" calcext:value-type="float">
            <text:p>-5.698</text:p>
          </table:table-cell>
          <table:table-cell office:value-type="float" office:value="-5.677" calcext:value-type="float">
            <text:p>-5.677</text:p>
          </table:table-cell>
          <table:table-cell office:value-type="float" office:value="-5.675" calcext:value-type="float">
            <text:p>-5.675</text:p>
          </table:table-cell>
          <table:table-cell office:value-type="float" office:value="-5.68" calcext:value-type="float">
            <text:p>-5.68</text:p>
          </table:table-cell>
          <table:table-cell office:value-type="float" office:value="-5.701" calcext:value-type="float">
            <text:p>-5.701</text:p>
          </table:table-cell>
          <table:table-cell office:value-type="float" office:value="-5.726" calcext:value-type="float">
            <text:p>-5.726</text:p>
          </table:table-cell>
          <table:table-cell office:value-type="float" office:value="-5.765" calcext:value-type="float">
            <text:p>-5.765</text:p>
          </table:table-cell>
        </table:table-row>
        <table:table-row table:style-name="ro1">
          <table:table-cell office:value-type="float" office:value="-5.808" calcext:value-type="float">
            <text:p>-5.808</text:p>
          </table:table-cell>
          <table:table-cell office:value-type="float" office:value="-5.845" calcext:value-type="float">
            <text:p>-5.845</text:p>
          </table:table-cell>
          <table:table-cell office:value-type="float" office:value="-5.871" calcext:value-type="float">
            <text:p>-5.871</text:p>
          </table:table-cell>
          <table:table-cell office:value-type="float" office:value="-5.883" calcext:value-type="float">
            <text:p>-5.883</text:p>
          </table:table-cell>
          <table:table-cell office:value-type="float" office:value="-5.891" calcext:value-type="float">
            <text:p>-5.891</text:p>
          </table:table-cell>
          <table:table-cell office:value-type="float" office:value="-5.895" calcext:value-type="float">
            <text:p>-5.895</text:p>
          </table:table-cell>
          <table:table-cell office:value-type="float" office:value="-5.897" calcext:value-type="float">
            <text:p>-5.897</text:p>
          </table:table-cell>
          <table:table-cell office:value-type="float" office:value="-5.888" calcext:value-type="float">
            <text:p>-5.888</text:p>
          </table:table-cell>
          <table:table-cell office:value-type="float" office:value="-5.867" calcext:value-type="float">
            <text:p>-5.867</text:p>
          </table:table-cell>
          <table:table-cell office:value-type="float" office:value="-5.821" calcext:value-type="float">
            <text:p>-5.821</text:p>
          </table:table-cell>
        </table:table-row>
        <table:table-row table:style-name="ro1">
          <table:table-cell office:value-type="float" office:value="-5.758" calcext:value-type="float">
            <text:p>-5.758</text:p>
          </table:table-cell>
          <table:table-cell office:value-type="float" office:value="-5.656" calcext:value-type="float">
            <text:p>-5.656</text:p>
          </table:table-cell>
          <table:table-cell office:value-type="float" office:value="-5.483" calcext:value-type="float">
            <text:p>-5.483</text:p>
          </table:table-cell>
          <table:table-cell office:value-type="float" office:value="-5.198" calcext:value-type="float">
            <text:p>-5.198</text:p>
          </table:table-cell>
          <table:table-cell office:value-type="float" office:value="-4.756" calcext:value-type="float">
            <text:p>-4.756</text:p>
          </table:table-cell>
          <table:table-cell office:value-type="float" office:value="-4.121" calcext:value-type="float">
            <text:p>-4.121</text:p>
          </table:table-cell>
          <table:table-cell office:value-type="float" office:value="-3.255" calcext:value-type="float">
            <text:p>-3.255</text:p>
          </table:table-cell>
          <table:table-cell office:value-type="float" office:value="-2.155" calcext:value-type="float">
            <text:p>-2.155</text:p>
          </table:table-cell>
          <table:table-cell office:value-type="float" office:value="-0.932" calcext:value-type="float">
            <text:p>-0.932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.241" calcext:value-type="float">
            <text:p>1.241</text:p>
          </table:table-cell>
          <table:table-cell office:value-type="float" office:value="1.192" calcext:value-type="float">
            <text:p>1.192</text:p>
          </table:table-cell>
          <table:table-cell office:value-type="float" office:value="0.757" calcext:value-type="float">
            <text:p>0.757</text:p>
          </table:table-cell>
          <table:table-cell office:value-type="float" office:value="0.13" calcext:value-type="float">
            <text:p>0.13</text:p>
          </table:table-cell>
          <table:table-cell office:value-type="float" office:value="-0.573" calcext:value-type="float">
            <text:p>-0.573</text:p>
          </table:table-cell>
          <table:table-cell office:value-type="float" office:value="-1.289" calcext:value-type="float">
            <text:p>-1.289</text:p>
          </table:table-cell>
          <table:table-cell office:value-type="float" office:value="-1.952" calcext:value-type="float">
            <text:p>-1.952</text:p>
          </table:table-cell>
          <table:table-cell office:value-type="float" office:value="-2.548" calcext:value-type="float">
            <text:p>-2.548</text:p>
          </table:table-cell>
          <table:table-cell office:value-type="float" office:value="-3.04" calcext:value-type="float">
            <text:p>-3.04</text:p>
          </table:table-cell>
        </table:table-row>
        <table:table-row table:style-name="ro1">
          <table:table-cell office:value-type="float" office:value="-3.438" calcext:value-type="float">
            <text:p>-3.438</text:p>
          </table:table-cell>
          <table:table-cell office:value-type="float" office:value="-3.746" calcext:value-type="float">
            <text:p>-3.746</text:p>
          </table:table-cell>
          <table:table-cell office:value-type="float" office:value="-3.987" calcext:value-type="float">
            <text:p>-3.987</text:p>
          </table:table-cell>
          <table:table-cell office:value-type="float" office:value="-4.176" calcext:value-type="float">
            <text:p>-4.176</text:p>
          </table:table-cell>
          <table:table-cell office:value-type="float" office:value="-4.343" calcext:value-type="float">
            <text:p>-4.343</text:p>
          </table:table-cell>
          <table:table-cell office:value-type="float" office:value="-4.494" calcext:value-type="float">
            <text:p>-4.494</text:p>
          </table:table-cell>
          <table:table-cell office:value-type="float" office:value="-4.637" calcext:value-type="float">
            <text:p>-4.637</text:p>
          </table:table-cell>
          <table:table-cell office:value-type="float" office:value="-4.776" calcext:value-type="float">
            <text:p>-4.776</text:p>
          </table:table-cell>
          <table:table-cell office:value-type="float" office:value="-4.903" calcext:value-type="float">
            <text:p>-4.903</text:p>
          </table:table-cell>
          <table:table-cell office:value-type="float" office:value="-5.026" calcext:value-type="float">
            <text:p>-5.026</text:p>
          </table:table-cell>
        </table:table-row>
        <table:table-row table:style-name="ro1">
          <table:table-cell office:value-type="float" office:value="-5.126" calcext:value-type="float">
            <text:p>-5.126</text:p>
          </table:table-cell>
          <table:table-cell office:value-type="float" office:value="-5.2" calcext:value-type="float">
            <text:p>-5.2</text:p>
          </table:table-cell>
          <table:table-cell office:value-type="float" office:value="-5.245" calcext:value-type="float">
            <text:p>-5.245</text:p>
          </table:table-cell>
          <table:table-cell office:value-type="float" office:value="-5.249" calcext:value-type="float">
            <text:p>-5.249</text:p>
          </table:table-cell>
          <table:table-cell office:value-type="float" office:value="-5.229" calcext:value-type="float">
            <text:p>-5.229</text:p>
          </table:table-cell>
          <table:table-cell office:value-type="float" office:value="-5.166" calcext:value-type="float">
            <text:p>-5.166</text:p>
          </table:table-cell>
          <table:table-cell office:value-type="float" office:value="-5.079" calcext:value-type="float">
            <text:p>-5.079</text:p>
          </table:table-cell>
          <table:table-cell office:value-type="float" office:value="-4.949" calcext:value-type="float">
            <text:p>-4.949</text:p>
          </table:table-cell>
          <table:table-cell office:value-type="float" office:value="-4.756" calcext:value-type="float">
            <text:p>-4.756</text:p>
          </table:table-cell>
          <table:table-cell office:value-type="float" office:value="-4.461" calcext:value-type="float">
            <text:p>-4.461</text:p>
          </table:table-cell>
        </table:table-row>
        <table:table-row table:style-name="ro1">
          <table:table-cell office:value-type="float" office:value="-3.993" calcext:value-type="float">
            <text:p>-3.993</text:p>
          </table:table-cell>
          <table:table-cell office:value-type="float" office:value="-3.321" calcext:value-type="float">
            <text:p>-3.321</text:p>
          </table:table-cell>
          <table:table-cell office:value-type="float" office:value="-2.383" calcext:value-type="float">
            <text:p>-2.383</text:p>
          </table:table-cell>
          <table:table-cell office:value-type="float" office:value="-1.181" calcext:value-type="float">
            <text:p>-1.181</text:p>
          </table:table-cell>
          <table:table-cell office:value-type="float" office:value="0.297" calcext:value-type="float">
            <text:p>0.297</text:p>
          </table:table-cell>
          <table:table-cell office:value-type="float" office:value="2.003" calcext:value-type="float">
            <text:p>2.003</text:p>
          </table:table-cell>
          <table:table-cell office:value-type="float" office:value="3.87" calcext:value-type="float">
            <text:p>3.87</text:p>
          </table:table-cell>
          <table:table-cell office:value-type="float" office:value="5.805" calcext:value-type="float">
            <text:p>5.805</text:p>
          </table:table-cell>
          <table:table-cell office:value-type="float" office:value="7.695" calcext:value-type="float">
            <text:p>7.695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office:value-type="float" office:value="10.763" calcext:value-type="float">
            <text:p>10.763</text:p>
          </table:table-cell>
          <table:table-cell office:value-type="float" office:value="11.717" calcext:value-type="float">
            <text:p>11.717</text:p>
          </table:table-cell>
          <table:table-cell office:value-type="float" office:value="12.136" calcext:value-type="float">
            <text:p>12.136</text:p>
          </table:table-cell>
          <table:table-cell office:value-type="float" office:value="12.061" calcext:value-type="float">
            <text:p>12.061</text:p>
          </table:table-cell>
          <table:table-cell office:value-type="float" office:value="11.419" calcext:value-type="float">
            <text:p>11.419</text:p>
          </table:table-cell>
          <table:table-cell office:value-type="float" office:value="10.356" calcext:value-type="float">
            <text:p>10.356</text:p>
          </table:table-cell>
          <table:table-cell office:value-type="float" office:value="9.015" calcext:value-type="float">
            <text:p>9.015</text:p>
          </table:table-cell>
          <table:table-cell office:value-type="float" office:value="7.544" calcext:value-type="float">
            <text:p>7.544</text:p>
          </table:table-cell>
          <table:table-cell office:value-type="float" office:value="6.072" calcext:value-type="float">
            <text:p>6.072</text:p>
          </table:table-cell>
          <table:table-cell office:value-type="float" office:value="4.693" calcext:value-type="float">
            <text:p>4.693</text:p>
          </table:table-cell>
        </table:table-row>
        <table:table-row table:style-name="ro1">
          <table:table-cell office:value-type="float" office:value="3.443" calcext:value-type="float">
            <text:p>3.443</text:p>
          </table:table-cell>
          <table:table-cell office:value-type="float" office:value="2.337" calcext:value-type="float">
            <text:p>2.337</text:p>
          </table:table-cell>
          <table:table-cell office:value-type="float" office:value="1.376" calcext:value-type="float">
            <text:p>1.376</text:p>
          </table:table-cell>
          <table:table-cell office:value-type="float" office:value="0.543" calcext:value-type="float">
            <text:p>0.543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807" calcext:value-type="float">
            <text:p>-0.807</text:p>
          </table:table-cell>
          <table:table-cell office:value-type="float" office:value="-1.347" calcext:value-type="float">
            <text:p>-1.347</text:p>
          </table:table-cell>
          <table:table-cell office:value-type="float" office:value="-1.811" calcext:value-type="float">
            <text:p>-1.811</text:p>
          </table:table-cell>
          <table:table-cell office:value-type="float" office:value="-2.221" calcext:value-type="float">
            <text:p>-2.221</text:p>
          </table:table-cell>
          <table:table-cell office:value-type="float" office:value="-2.576" calcext:value-type="float">
            <text:p>-2.576</text:p>
          </table:table-cell>
        </table:table-row>
        <table:table-row table:style-name="ro1">
          <table:table-cell office:value-type="float" office:value="-2.89" calcext:value-type="float">
            <text:p>-2.89</text:p>
          </table:table-cell>
          <table:table-cell office:value-type="float" office:value="-3.153" calcext:value-type="float">
            <text:p>-3.153</text:p>
          </table:table-cell>
          <table:table-cell office:value-type="float" office:value="-3.389" calcext:value-type="float">
            <text:p>-3.389</text:p>
          </table:table-cell>
          <table:table-cell office:value-type="float" office:value="-3.588" calcext:value-type="float">
            <text:p>-3.588</text:p>
          </table:table-cell>
          <table:table-cell office:value-type="float" office:value="-3.765" calcext:value-type="float">
            <text:p>-3.765</text:p>
          </table:table-cell>
          <table:table-cell office:value-type="float" office:value="-3.931" calcext:value-type="float">
            <text:p>-3.931</text:p>
          </table:table-cell>
          <table:table-cell office:value-type="float" office:value="-4.079" calcext:value-type="float">
            <text:p>-4.079</text:p>
          </table:table-cell>
          <table:table-cell office:value-type="float" office:value="-4.222" calcext:value-type="float">
            <text:p>-4.222</text:p>
          </table:table-cell>
          <table:table-cell office:value-type="float" office:value="-4.35" calcext:value-type="float">
            <text:p>-4.35</text:p>
          </table:table-cell>
          <table:table-cell office:value-type="float" office:value="-4.484" calcext:value-type="float">
            <text:p>-4.484</text:p>
          </table:table-cell>
        </table:table-row>
        <table:table-row table:style-name="ro1">
          <table:table-cell office:value-type="float" office:value="-4.617" calcext:value-type="float">
            <text:p>-4.617</text:p>
          </table:table-cell>
          <table:table-cell office:value-type="float" office:value="-4.75" calcext:value-type="float">
            <text:p>-4.75</text:p>
          </table:table-cell>
          <table:table-cell office:value-type="float" office:value="-4.883" calcext:value-type="float">
            <text:p>-4.883</text:p>
          </table:table-cell>
          <table:table-cell office:value-type="float" office:value="-5.017" calcext:value-type="float">
            <text:p>-5.017</text:p>
          </table:table-cell>
          <table:table-cell office:value-type="float" office:value="-5.15" calcext:value-type="float">
            <text:p>-5.15</text:p>
          </table:table-cell>
          <table:table-cell office:value-type="float" office:value="-5.273" calcext:value-type="float">
            <text:p>-5.273</text:p>
          </table:table-cell>
          <table:table-cell office:value-type="float" office:value="-5.385" calcext:value-type="float">
            <text:p>-5.385</text:p>
          </table:table-cell>
          <table:table-cell office:value-type="float" office:value="-5.492" calcext:value-type="float">
            <text:p>-5.492</text:p>
          </table:table-cell>
          <table:table-cell office:value-type="float" office:value="-5.585" calcext:value-type="float">
            <text:p>-5.585</text:p>
          </table:table-cell>
          <table:table-cell office:value-type="float" office:value="-5.665" calcext:value-type="float">
            <text:p>-5.665</text:p>
          </table:table-cell>
        </table:table-row>
        <table:table-row table:style-name="ro1">
          <table:table-cell office:value-type="float" office:value="-5.74" calcext:value-type="float">
            <text:p>-5.74</text:p>
          </table:table-cell>
          <table:table-cell office:value-type="float" office:value="-5.801" calcext:value-type="float">
            <text:p>-5.801</text:p>
          </table:table-cell>
          <table:table-cell office:value-type="float" office:value="-5.858" calcext:value-type="float">
            <text:p>-5.858</text:p>
          </table:table-cell>
          <table:table-cell office:value-type="float" office:value="-5.902" calcext:value-type="float">
            <text:p>-5.902</text:p>
          </table:table-cell>
          <table:table-cell office:value-type="float" office:value="-5.942" calcext:value-type="float">
            <text:p>-5.942</text:p>
          </table:table-cell>
          <table:table-cell office:value-type="float" office:value="-5.979" calcext:value-type="float">
            <text:p>-5.979</text:p>
          </table:table-cell>
          <table:table-cell office:value-type="float" office:value="-6.014" calcext:value-type="float">
            <text:p>-6.014</text:p>
          </table:table-cell>
          <table:table-cell office:value-type="float" office:value="-6.049" calcext:value-type="float">
            <text:p>-6.049</text:p>
          </table:table-cell>
          <table:table-cell office:value-type="float" office:value="-6.073" calcext:value-type="float">
            <text:p>-6.073</text:p>
          </table:table-cell>
          <table:table-cell office:value-type="float" office:value="-6.094" calcext:value-type="float">
            <text:p>-6.094</text:p>
          </table:table-cell>
        </table:table-row>
        <table:table-row table:style-name="ro1">
          <table:table-cell office:value-type="float" office:value="-6.113" calcext:value-type="float">
            <text:p>-6.113</text:p>
          </table:table-cell>
          <table:table-cell office:value-type="float" office:value="-6.132" calcext:value-type="float">
            <text:p>-6.132</text:p>
          </table:table-cell>
          <table:table-cell office:value-type="float" office:value="-6.139" calcext:value-type="float">
            <text:p>-6.139</text:p>
          </table:table-cell>
          <table:table-cell office:value-type="float" office:value="-6.144" calcext:value-type="float">
            <text:p>-6.144</text:p>
          </table:table-cell>
          <table:table-cell office:value-type="float" office:value="-6.137" calcext:value-type="float">
            <text:p>-6.137</text:p>
          </table:table-cell>
          <table:table-cell office:value-type="float" office:value="-6.106" calcext:value-type="float">
            <text:p>-6.106</text:p>
          </table:table-cell>
          <table:table-cell office:value-type="float" office:value="-6.059" calcext:value-type="float">
            <text:p>-6.059</text:p>
          </table:table-cell>
          <table:table-cell office:value-type="float" office:value="-5.993" calcext:value-type="float">
            <text:p>-5.993</text:p>
          </table:table-cell>
          <table:table-cell office:value-type="float" office:value="-5.91" calcext:value-type="float">
            <text:p>-5.91</text:p>
          </table:table-cell>
          <table:table-cell office:value-type="float" office:value="-5.801" calcext:value-type="float">
            <text:p>-5.801</text:p>
          </table:table-cell>
        </table:table-row>
        <table:table-row table:style-name="ro1">
          <table:table-cell office:value-type="float" office:value="-5.662" calcext:value-type="float">
            <text:p>-5.662</text:p>
          </table:table-cell>
          <table:table-cell office:value-type="float" office:value="-5.493" calcext:value-type="float">
            <text:p>-5.493</text:p>
          </table:table-cell>
          <table:table-cell office:value-type="float" office:value="-5.291" calcext:value-type="float">
            <text:p>-5.291</text:p>
          </table:table-cell>
          <table:table-cell office:value-type="float" office:value="-5.067" calcext:value-type="float">
            <text:p>-5.067</text:p>
          </table:table-cell>
          <table:table-cell office:value-type="float" office:value="-4.842" calcext:value-type="float">
            <text:p>-4.842</text:p>
          </table:table-cell>
          <table:table-cell office:value-type="float" office:value="-4.632" calcext:value-type="float">
            <text:p>-4.632</text:p>
          </table:table-cell>
          <table:table-cell office:value-type="float" office:value="-4.455" calcext:value-type="float">
            <text:p>-4.455</text:p>
          </table:table-cell>
          <table:table-cell office:value-type="float" office:value="-4.317" calcext:value-type="float">
            <text:p>-4.317</text:p>
          </table:table-cell>
          <table:table-cell office:value-type="float" office:value="-4.214" calcext:value-type="float">
            <text:p>-4.214</text:p>
          </table:table-cell>
          <table:table-cell office:value-type="float" office:value="-4.126" calcext:value-type="float">
            <text:p>-4.126</text:p>
          </table:table-cell>
        </table:table-row>
        <table:table-row table:style-name="ro1">
          <table:table-cell office:value-type="float" office:value="-4.048" calcext:value-type="float">
            <text:p>-4.048</text:p>
          </table:table-cell>
          <table:table-cell office:value-type="float" office:value="-3.975" calcext:value-type="float">
            <text:p>-3.975</text:p>
          </table:table-cell>
          <table:table-cell office:value-type="float" office:value="-3.915" calcext:value-type="float">
            <text:p>-3.915</text:p>
          </table:table-cell>
          <table:table-cell office:value-type="float" office:value="-3.868" calcext:value-type="float">
            <text:p>-3.868</text:p>
          </table:table-cell>
          <table:table-cell office:value-type="float" office:value="-3.837" calcext:value-type="float">
            <text:p>-3.837</text:p>
          </table:table-cell>
          <table:table-cell office:value-type="float" office:value="-3.811" calcext:value-type="float">
            <text:p>-3.811</text:p>
          </table:table-cell>
          <table:table-cell office:value-type="float" office:value="-3.769" calcext:value-type="float">
            <text:p>-3.769</text:p>
          </table:table-cell>
          <table:table-cell office:value-type="float" office:value="-3.686" calcext:value-type="float">
            <text:p>-3.686</text:p>
          </table:table-cell>
          <table:table-cell office:value-type="float" office:value="-3.561" calcext:value-type="float">
            <text:p>-3.561</text:p>
          </table:table-cell>
          <table:table-cell office:value-type="float" office:value="-3.399" calcext:value-type="float">
            <text:p>-3.399</text:p>
          </table:table-cell>
        </table:table-row>
        <table:table-row table:style-name="ro1">
          <table:table-cell office:value-type="float" office:value="-3.222" calcext:value-type="float">
            <text:p>-3.222</text:p>
          </table:table-cell>
          <table:table-cell office:value-type="float" office:value="-3.024" calcext:value-type="float">
            <text:p>-3.024</text:p>
          </table:table-cell>
          <table:table-cell office:value-type="float" office:value="-2.789" calcext:value-type="float">
            <text:p>-2.789</text:p>
          </table:table-cell>
          <table:table-cell office:value-type="float" office:value="-2.483" calcext:value-type="float">
            <text:p>-2.483</text:p>
          </table:table-cell>
          <table:table-cell office:value-type="float" office:value="-2.074" calcext:value-type="float">
            <text:p>-2.074</text:p>
          </table:table-cell>
          <table:table-cell office:value-type="float" office:value="-1.531" calcext:value-type="float">
            <text:p>-1.531</text:p>
          </table:table-cell>
          <table:table-cell office:value-type="float" office:value="-0.881" calcext:value-type="float">
            <text:p>-0.881</text:p>
          </table:table-cell>
          <table:table-cell office:value-type="float" office:value="-0.253" calcext:value-type="float">
            <text:p>-0.253</text:p>
          </table:table-cell>
          <table:table-cell office:value-type="float" office:value="0.243" calcext:value-type="float">
            <text:p>0.243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3.003" calcext:value-type="float">
            <text:p>3.003</text:p>
          </table:table-cell>
          <table:table-cell office:value-type="float" office:value="6.326" calcext:value-type="float">
            <text:p>6.326</text:p>
          </table:table-cell>
          <table:table-cell office:value-type="float" office:value="11.196" calcext:value-type="float">
            <text:p>11.196</text:p>
          </table:table-cell>
          <table:table-cell office:value-type="float" office:value="16.044" calcext:value-type="float">
            <text:p>16.044</text:p>
          </table:table-cell>
          <table:table-cell office:value-type="float" office:value="20.028" calcext:value-type="float">
            <text:p>20.028</text:p>
          </table:table-cell>
          <table:table-cell office:value-type="float" office:value="22.444" calcext:value-type="float">
            <text:p>22.444</text:p>
          </table:table-cell>
          <table:table-cell office:value-type="float" office:value="24.094" calcext:value-type="float">
            <text:p>24.094</text:p>
          </table:table-cell>
          <table:table-cell office:value-type="float" office:value="26.608" calcext:value-type="float">
            <text:p>26.608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44.652" calcext:value-type="float">
            <text:p>44.652</text:p>
          </table:table-cell>
          <table:table-cell office:value-type="float" office:value="64.36" calcext:value-type="float">
            <text:p>64.36</text:p>
          </table:table-cell>
          <table:table-cell office:value-type="float" office:value="95.782" calcext:value-type="float">
            <text:p>95.782</text:p>
          </table:table-cell>
          <table:table-cell office:value-type="float" office:value="145.769" calcext:value-type="float">
            <text:p>145.769</text:p>
          </table:table-cell>
          <table:table-cell office:value-type="float" office:value="214.03" calcext:value-type="float">
            <text:p>214.03</text:p>
          </table:table-cell>
          <table:table-cell office:value-type="float" office:value="276.48" calcext:value-type="float">
            <text:p>276.48</text:p>
          </table:table-cell>
          <table:table-cell office:value-type="float" office:value="320.802" calcext:value-type="float">
            <text:p>320.802</text:p>
          </table:table-cell>
          <table:table-cell office:value-type="float" office:value="325.216" calcext:value-type="float">
            <text:p>325.216</text:p>
          </table:table-cell>
          <table:table-cell office:value-type="float" office:value="305.224" calcext:value-type="float">
            <text:p>305.224</text:p>
          </table:table-cell>
          <table:table-cell office:value-type="float" office:value="263.588" calcext:value-type="float">
            <text:p>263.588</text:p>
          </table:table-cell>
        </table:table-row>
        <table:table-row table:style-name="ro1">
          <table:table-cell office:value-type="float" office:value="221.732" calcext:value-type="float">
            <text:p>221.732</text:p>
          </table:table-cell>
          <table:table-cell office:value-type="float" office:value="184.174" calcext:value-type="float">
            <text:p>184.174</text:p>
          </table:table-cell>
          <table:table-cell office:value-type="float" office:value="152.761" calcext:value-type="float">
            <text:p>152.761</text:p>
          </table:table-cell>
          <table:table-cell office:value-type="float" office:value="126.147" calcext:value-type="float">
            <text:p>126.147</text:p>
          </table:table-cell>
          <table:table-cell office:value-type="float" office:value="103.192" calcext:value-type="float">
            <text:p>103.192</text:p>
          </table:table-cell>
          <table:table-cell office:value-type="float" office:value="83.118" calcext:value-type="float">
            <text:p>83.118</text:p>
          </table:table-cell>
          <table:table-cell office:value-type="float" office:value="65.722" calcext:value-type="float">
            <text:p>65.722</text:p>
          </table:table-cell>
          <table:table-cell office:value-type="float" office:value="50.928" calcext:value-type="float">
            <text:p>50.928</text:p>
          </table:table-cell>
          <table:table-cell office:value-type="float" office:value="38.7" calcext:value-type="float">
            <text:p>38.7</text:p>
          </table:table-cell>
          <table:table-cell office:value-type="float" office:value="28.846" calcext:value-type="float">
            <text:p>28.846</text:p>
          </table:table-cell>
        </table:table-row>
        <table:table-row table:style-name="ro1">
          <table:table-cell office:value-type="float" office:value="21.049" calcext:value-type="float">
            <text:p>21.049</text:p>
          </table:table-cell>
          <table:table-cell office:value-type="float" office:value="14.989" calcext:value-type="float">
            <text:p>14.989</text:p>
          </table:table-cell>
          <table:table-cell office:value-type="float" office:value="10.318" calcext:value-type="float">
            <text:p>10.318</text:p>
          </table:table-cell>
          <table:table-cell office:value-type="float" office:value="6.741" calcext:value-type="float">
            <text:p>6.741</text:p>
          </table:table-cell>
          <table:table-cell office:value-type="float" office:value="4.012" calcext:value-type="float">
            <text:p>4.012</text:p>
          </table:table-cell>
          <table:table-cell office:value-type="float" office:value="1.931" calcext:value-type="float">
            <text:p>1.931</text:p>
          </table:table-cell>
          <table:table-cell office:value-type="float" office:value="0.338" calcext:value-type="float">
            <text:p>0.338</text:p>
          </table:table-cell>
          <table:table-cell office:value-type="float" office:value="-0.896" calcext:value-type="float">
            <text:p>-0.896</text:p>
          </table:table-cell>
          <table:table-cell office:value-type="float" office:value="-1.852" calcext:value-type="float">
            <text:p>-1.852</text:p>
          </table:table-cell>
          <table:table-cell office:value-type="float" office:value="-2.61" calcext:value-type="float">
            <text:p>-2.61</text:p>
          </table:table-cell>
        </table:table-row>
        <table:table-row table:style-name="ro1">
          <table:table-cell office:value-type="float" office:value="-3.212" calcext:value-type="float">
            <text:p>-3.212</text:p>
          </table:table-cell>
          <table:table-cell office:value-type="float" office:value="-3.704" calcext:value-type="float">
            <text:p>-3.704</text:p>
          </table:table-cell>
          <table:table-cell office:value-type="float" office:value="-4.103" calcext:value-type="float">
            <text:p>-4.103</text:p>
          </table:table-cell>
          <table:table-cell office:value-type="float" office:value="-4.442" calcext:value-type="float">
            <text:p>-4.442</text:p>
          </table:table-cell>
          <table:table-cell office:value-type="float" office:value="-4.719" calcext:value-type="float">
            <text:p>-4.719</text:p>
          </table:table-cell>
          <table:table-cell office:value-type="float" office:value="-4.952" calcext:value-type="float">
            <text:p>-4.952</text:p>
          </table:table-cell>
          <table:table-cell office:value-type="float" office:value="-5.134" calcext:value-type="float">
            <text:p>-5.134</text:p>
          </table:table-cell>
          <table:table-cell office:value-type="float" office:value="-5.287" calcext:value-type="float">
            <text:p>-5.287</text:p>
          </table:table-cell>
          <table:table-cell office:value-type="float" office:value="-5.414" calcext:value-type="float">
            <text:p>-5.414</text:p>
          </table:table-cell>
          <table:table-cell office:value-type="float" office:value="-5.52" calcext:value-type="float">
            <text:p>-5.52</text:p>
          </table:table-cell>
        </table:table-row>
        <table:table-row table:style-name="ro1">
          <table:table-cell office:value-type="float" office:value="-5.617" calcext:value-type="float">
            <text:p>-5.617</text:p>
          </table:table-cell>
          <table:table-cell office:value-type="float" office:value="-5.697" calcext:value-type="float">
            <text:p>-5.697</text:p>
          </table:table-cell>
          <table:table-cell office:value-type="float" office:value="-5.783" calcext:value-type="float">
            <text:p>-5.783</text:p>
          </table:table-cell>
          <table:table-cell office:value-type="float" office:value="-5.856" calcext:value-type="float">
            <text:p>-5.856</text:p>
          </table:table-cell>
          <table:table-cell office:value-type="float" office:value="-5.928" calcext:value-type="float">
            <text:p>-5.928</text:p>
          </table:table-cell>
          <table:table-cell office:value-type="float" office:value="-5.987" calcext:value-type="float">
            <text:p>-5.987</text:p>
          </table:table-cell>
          <table:table-cell office:value-type="float" office:value="-6.043" calcext:value-type="float">
            <text:p>-6.043</text:p>
          </table:table-cell>
          <table:table-cell office:value-type="float" office:value="-6.096" calcext:value-type="float">
            <text:p>-6.096</text:p>
          </table:table-cell>
          <table:table-cell office:value-type="float" office:value="-6.148" calcext:value-type="float">
            <text:p>-6.148</text:p>
          </table:table-cell>
          <table:table-cell office:value-type="float" office:value="-6.189" calcext:value-type="float">
            <text:p>-6.189</text:p>
          </table:table-cell>
        </table:table-row>
        <table:table-row table:style-name="ro1">
          <table:table-cell office:value-type="float" office:value="-6.227" calcext:value-type="float">
            <text:p>-6.227</text:p>
          </table:table-cell>
          <table:table-cell office:value-type="float" office:value="-6.253" calcext:value-type="float">
            <text:p>-6.253</text:p>
          </table:table-cell>
          <table:table-cell office:value-type="float" office:value="-6.286" calcext:value-type="float">
            <text:p>-6.286</text:p>
          </table:table-cell>
          <table:table-cell office:value-type="float" office:value="-6.308" calcext:value-type="float">
            <text:p>-6.308</text:p>
          </table:table-cell>
          <table:table-cell office:value-type="float" office:value="-6.329" calcext:value-type="float">
            <text:p>-6.329</text:p>
          </table:table-cell>
          <table:table-cell office:value-type="float" office:value="-6.337" calcext:value-type="float">
            <text:p>-6.337</text:p>
          </table:table-cell>
          <table:table-cell office:value-type="float" office:value="-6.353" calcext:value-type="float">
            <text:p>-6.353</text:p>
          </table:table-cell>
          <table:table-cell office:value-type="float" office:value="-6.368" calcext:value-type="float">
            <text:p>-6.368</text:p>
          </table:table-cell>
          <table:table-cell office:value-type="float" office:value="-6.394" calcext:value-type="float">
            <text:p>-6.394</text:p>
          </table:table-cell>
          <table:table-cell office:value-type="float" office:value="-6.412" calcext:value-type="float">
            <text:p>-6.412</text:p>
          </table:table-cell>
        </table:table-row>
        <table:table-row table:style-name="ro1">
          <table:table-cell office:value-type="float" office:value="-6.441" calcext:value-type="float">
            <text:p>-6.441</text:p>
          </table:table-cell>
          <table:table-cell office:value-type="float" office:value="-6.461" calcext:value-type="float">
            <text:p>-6.461</text:p>
          </table:table-cell>
          <table:table-cell office:value-type="float" office:value="-6.48" calcext:value-type="float">
            <text:p>-6.48</text:p>
          </table:table-cell>
          <table:table-cell office:value-type="float" office:value="-6.498" calcext:value-type="float">
            <text:p>-6.498</text:p>
          </table:table-cell>
          <table:table-cell office:value-type="float" office:value="-6.516" calcext:value-type="float">
            <text:p>-6.516</text:p>
          </table:table-cell>
          <table:table-cell office:value-type="float" office:value="-6.533" calcext:value-type="float">
            <text:p>-6.533</text:p>
          </table:table-cell>
          <table:table-cell office:value-type="float" office:value="-6.54" calcext:value-type="float">
            <text:p>-6.54</text:p>
          </table:table-cell>
          <table:table-cell office:value-type="float" office:value="-6.545" calcext:value-type="float">
            <text:p>-6.545</text:p>
          </table:table-cell>
          <table:table-cell office:value-type="float" office:value="-6.547" calcext:value-type="float">
            <text:p>-6.547</text:p>
          </table:table-cell>
          <table:table-cell office:value-type="float" office:value="-6.548" calcext:value-type="float">
            <text:p>-6.548</text:p>
          </table:table-cell>
        </table:table-row>
        <table:table-row table:style-name="ro1">
          <table:table-cell office:value-type="float" office:value="-6.549" calcext:value-type="float">
            <text:p>-6.549</text:p>
          </table:table-cell>
          <table:table-cell office:value-type="float" office:value="-6.559" calcext:value-type="float">
            <text:p>-6.559</text:p>
          </table:table-cell>
          <table:table-cell office:value-type="float" office:value="-6.572" calcext:value-type="float">
            <text:p>-6.572</text:p>
          </table:table-cell>
          <table:table-cell office:value-type="float" office:value="-6.586" calcext:value-type="float">
            <text:p>-6.586</text:p>
          </table:table-cell>
          <table:table-cell office:value-type="float" office:value="-6.592" calcext:value-type="float">
            <text:p>-6.592</text:p>
          </table:table-cell>
          <table:table-cell office:value-type="float" office:value="-6.606" calcext:value-type="float">
            <text:p>-6.606</text:p>
          </table:table-cell>
          <table:table-cell office:value-type="float" office:value="-6.619" calcext:value-type="float">
            <text:p>-6.619</text:p>
          </table:table-cell>
          <table:table-cell office:value-type="float" office:value="-6.645" calcext:value-type="float">
            <text:p>-6.645</text:p>
          </table:table-cell>
          <table:table-cell office:value-type="float" office:value="-6.663" calcext:value-type="float">
            <text:p>-6.663</text:p>
          </table:table-cell>
          <table:table-cell office:value-type="float" office:value="-6.682" calcext:value-type="float">
            <text:p>-6.682</text:p>
          </table:table-cell>
        </table:table-row>
        <table:table-row table:style-name="ro1">
          <table:table-cell office:value-type="float" office:value="-6.689" calcext:value-type="float">
            <text:p>-6.689</text:p>
          </table:table-cell>
          <table:table-cell office:value-type="float" office:value="-6.694" calcext:value-type="float">
            <text:p>-6.694</text:p>
          </table:table-cell>
          <table:table-cell office:value-type="float" office:value="-6.697" calcext:value-type="float">
            <text:p>-6.697</text:p>
          </table:table-cell>
          <table:table-cell office:value-type="float" office:value="-6.698" calcext:value-type="float">
            <text:p>-6.698</text:p>
          </table:table-cell>
          <table:table-cell table:number-columns-repeated="2" office:value-type="float" office:value="-6.699" calcext:value-type="float">
            <text:p>-6.699</text:p>
          </table:table-cell>
          <table:table-cell table:number-columns-repeated="3" office:value-type="float" office:value="-6.7" calcext:value-type="float">
            <text:p>-6.7</text:p>
          </table:table-cell>
          <table:table-cell office:value-type="float" office:value="-6.71" calcext:value-type="float">
            <text:p>-6.71</text:p>
          </table:table-cell>
        </table:table-row>
        <table:table-row table:style-name="ro1">
          <table:table-cell office:value-type="float" office:value="-6.722" calcext:value-type="float">
            <text:p>-6.722</text:p>
          </table:table-cell>
          <table:table-cell office:value-type="float" office:value="-6.736" calcext:value-type="float">
            <text:p>-6.736</text:p>
          </table:table-cell>
          <table:table-cell office:value-type="float" office:value="-6.742" calcext:value-type="float">
            <text:p>-6.742</text:p>
          </table:table-cell>
          <table:table-cell office:value-type="float" office:value="-6.746" calcext:value-type="float">
            <text:p>-6.746</text:p>
          </table:table-cell>
          <table:table-cell office:value-type="float" office:value="-6.747" calcext:value-type="float">
            <text:p>-6.747</text:p>
          </table:table-cell>
          <table:table-cell table:number-columns-repeated="2" office:value-type="float" office:value="-6.749" calcext:value-type="float">
            <text:p>-6.749</text:p>
          </table:table-cell>
          <table:table-cell table:number-columns-repeated="3" office:value-type="float" office:value="-6.75" calcext:value-type="float">
            <text:p>-6.75</text:p>
          </table:table-cell>
        </table:table-row>
        <table:table-row table:style-name="ro1">
          <table:table-cell table:number-columns-repeated="2" office:value-type="float" office:value="-6.75" calcext:value-type="float">
            <text:p>-6.75</text:p>
          </table:table-cell>
          <table:table-cell office:value-type="float" office:value="-6.76" calcext:value-type="float">
            <text:p>-6.76</text:p>
          </table:table-cell>
          <table:table-cell office:value-type="float" office:value="-6.772" calcext:value-type="float">
            <text:p>-6.772</text:p>
          </table:table-cell>
          <table:table-cell office:value-type="float" office:value="-6.786" calcext:value-type="float">
            <text:p>-6.786</text:p>
          </table:table-cell>
          <table:table-cell office:value-type="float" office:value="-6.792" calcext:value-type="float">
            <text:p>-6.792</text:p>
          </table:table-cell>
          <table:table-cell office:value-type="float" office:value="-6.796" calcext:value-type="float">
            <text:p>-6.796</text:p>
          </table:table-cell>
          <table:table-cell office:value-type="float" office:value="-6.797" calcext:value-type="float">
            <text:p>-6.797</text:p>
          </table:table-cell>
          <table:table-cell office:value-type="float" office:value="-6.799" calcext:value-type="float">
            <text:p>-6.799</text:p>
          </table:table-cell>
          <table:table-cell office:value-type="float" office:value="-6.789" calcext:value-type="float">
            <text:p>-6.789</text:p>
          </table:table-cell>
        </table:table-row>
        <table:table-row table:style-name="ro1">
          <table:table-cell office:value-type="float" office:value="-6.778" calcext:value-type="float">
            <text:p>-6.778</text:p>
          </table:table-cell>
          <table:table-cell office:value-type="float" office:value="-6.763" calcext:value-type="float">
            <text:p>-6.763</text:p>
          </table:table-cell>
          <table:table-cell office:value-type="float" office:value="-6.748" calcext:value-type="float">
            <text:p>-6.748</text:p>
          </table:table-cell>
          <table:table-cell office:value-type="float" office:value="-6.732" calcext:value-type="float">
            <text:p>-6.732</text:p>
          </table:table-cell>
          <table:table-cell office:value-type="float" office:value="-6.716" calcext:value-type="float">
            <text:p>-6.716</text:p>
          </table:table-cell>
          <table:table-cell office:value-type="float" office:value="-6.71" calcext:value-type="float">
            <text:p>-6.71</text:p>
          </table:table-cell>
          <table:table-cell office:value-type="float" office:value="-6.705" calcext:value-type="float">
            <text:p>-6.705</text:p>
          </table:table-cell>
          <table:table-cell office:value-type="float" office:value="-6.693" calcext:value-type="float">
            <text:p>-6.693</text:p>
          </table:table-cell>
          <table:table-cell office:value-type="float" office:value="-6.67" calcext:value-type="float">
            <text:p>-6.67</text:p>
          </table:table-cell>
          <table:table-cell office:value-type="float" office:value="-6.643" calcext:value-type="float">
            <text:p>-6.643</text:p>
          </table:table-cell>
        </table:table-row>
        <table:table-row table:style-name="ro1">
          <table:table-cell office:value-type="float" office:value="-6.612" calcext:value-type="float">
            <text:p>-6.612</text:p>
          </table:table-cell>
          <table:table-cell office:value-type="float" office:value="-6.581" calcext:value-type="float">
            <text:p>-6.581</text:p>
          </table:table-cell>
          <table:table-cell office:value-type="float" office:value="-6.549" calcext:value-type="float">
            <text:p>-6.549</text:p>
          </table:table-cell>
          <table:table-cell office:value-type="float" office:value="-6.526" calcext:value-type="float">
            <text:p>-6.526</text:p>
          </table:table-cell>
          <table:table-cell office:value-type="float" office:value="-6.505" calcext:value-type="float">
            <text:p>-6.505</text:p>
          </table:table-cell>
          <table:table-cell office:value-type="float" office:value="-6.476" calcext:value-type="float">
            <text:p>-6.476</text:p>
          </table:table-cell>
          <table:table-cell office:value-type="float" office:value="-6.446" calcext:value-type="float">
            <text:p>-6.446</text:p>
          </table:table-cell>
          <table:table-cell office:value-type="float" office:value="-6.414" calcext:value-type="float">
            <text:p>-6.414</text:p>
          </table:table-cell>
          <table:table-cell office:value-type="float" office:value="-6.392" calcext:value-type="float">
            <text:p>-6.392</text:p>
          </table:table-cell>
          <table:table-cell office:value-type="float" office:value="-6.361" calcext:value-type="float">
            <text:p>-6.361</text:p>
          </table:table-cell>
        </table:table-row>
        <table:table-row table:style-name="ro1">
          <table:table-cell office:value-type="float" office:value="-6.331" calcext:value-type="float">
            <text:p>-6.331</text:p>
          </table:table-cell>
          <table:table-cell office:value-type="float" office:value="-6.298" calcext:value-type="float">
            <text:p>-6.298</text:p>
          </table:table-cell>
          <table:table-cell office:value-type="float" office:value="-6.266" calcext:value-type="float">
            <text:p>-6.266</text:p>
          </table:table-cell>
          <table:table-cell office:value-type="float" office:value="-6.243" calcext:value-type="float">
            <text:p>-6.243</text:p>
          </table:table-cell>
          <table:table-cell office:value-type="float" office:value="-6.232" calcext:value-type="float">
            <text:p>-6.232</text:p>
          </table:table-cell>
          <table:table-cell office:value-type="float" office:value="-6.255" calcext:value-type="float">
            <text:p>-6.255</text:p>
          </table:table-cell>
          <table:table-cell office:value-type="float" office:value="-6.287" calcext:value-type="float">
            <text:p>-6.287</text:p>
          </table:table-cell>
          <table:table-cell office:value-type="float" office:value="-6.338" calcext:value-type="float">
            <text:p>-6.338</text:p>
          </table:table-cell>
          <table:table-cell office:value-type="float" office:value="-6.375" calcext:value-type="float">
            <text:p>-6.375</text:p>
          </table:table-cell>
          <table:table-cell office:value-type="float" office:value="-6.423" calcext:value-type="float">
            <text:p>-6.423</text:p>
          </table:table-cell>
        </table:table-row>
        <table:table-row table:style-name="ro1">
          <table:table-cell office:value-type="float" office:value="-6.45" calcext:value-type="float">
            <text:p>-6.45</text:p>
          </table:table-cell>
          <table:table-cell office:value-type="float" office:value="-6.484" calcext:value-type="float">
            <text:p>-6.484</text:p>
          </table:table-cell>
          <table:table-cell office:value-type="float" office:value="-6.517" calcext:value-type="float">
            <text:p>-6.517</text:p>
          </table:table-cell>
          <table:table-cell office:value-type="float" office:value="-6.56" calcext:value-type="float">
            <text:p>-6.56</text:p>
          </table:table-cell>
          <table:table-cell office:value-type="float" office:value="-6.595" calcext:value-type="float">
            <text:p>-6.595</text:p>
          </table:table-cell>
          <table:table-cell office:value-type="float" office:value="-6.621" calcext:value-type="float">
            <text:p>-6.621</text:p>
          </table:table-cell>
          <table:table-cell office:value-type="float" office:value="-6.633" calcext:value-type="float">
            <text:p>-6.633</text:p>
          </table:table-cell>
          <table:table-cell office:value-type="float" office:value="-6.641" calcext:value-type="float">
            <text:p>-6.641</text:p>
          </table:table-cell>
          <table:table-cell office:value-type="float" office:value="-6.655" calcext:value-type="float">
            <text:p>-6.655</text:p>
          </table:table-cell>
          <table:table-cell office:value-type="float" office:value="-6.669" calcext:value-type="float">
            <text:p>-6.669</text:p>
          </table:table-cell>
        </table:table-row>
        <table:table-row table:style-name="ro1">
          <table:table-cell office:value-type="float" office:value="-6.685" calcext:value-type="float">
            <text:p>-6.685</text:p>
          </table:table-cell>
          <table:table-cell office:value-type="float" office:value="-6.691" calcext:value-type="float">
            <text:p>-6.691</text:p>
          </table:table-cell>
          <table:table-cell office:value-type="float" office:value="-6.695" calcext:value-type="float">
            <text:p>-6.695</text:p>
          </table:table-cell>
          <table:table-cell office:value-type="float" office:value="-6.707" calcext:value-type="float">
            <text:p>-6.707</text:p>
          </table:table-cell>
          <table:table-cell office:value-type="float" office:value="-6.72" calcext:value-type="float">
            <text:p>-6.72</text:p>
          </table:table-cell>
          <table:table-cell office:value-type="float" office:value="-6.736" calcext:value-type="float">
            <text:p>-6.736</text:p>
          </table:table-cell>
          <table:table-cell office:value-type="float" office:value="-6.741" calcext:value-type="float">
            <text:p>-6.741</text:p>
          </table:table-cell>
          <table:table-cell office:value-type="float" office:value="-6.745" calcext:value-type="float">
            <text:p>-6.745</text:p>
          </table:table-cell>
          <table:table-cell office:value-type="float" office:value="-6.747" calcext:value-type="float">
            <text:p>-6.747</text:p>
          </table:table-cell>
          <table:table-cell office:value-type="float" office:value="-6.749" calcext:value-type="float">
            <text:p>-6.749</text:p>
          </table:table-cell>
        </table:table-row>
        <table:table-row table:style-name="ro1">
          <table:table-cell office:value-type="float" office:value="-6.749" calcext:value-type="float">
            <text:p>-6.749</text:p>
          </table:table-cell>
          <table:table-cell table:number-columns-repeated="6" office:value-type="float" office:value="-6.75" calcext:value-type="float">
            <text:p>-6.75</text:p>
          </table:table-cell>
          <table:table-cell office:value-type="float" office:value="-6.76" calcext:value-type="float">
            <text:p>-6.76</text:p>
          </table:table-cell>
          <table:table-cell office:value-type="float" office:value="-6.772" calcext:value-type="float">
            <text:p>-6.772</text:p>
          </table:table-cell>
          <table:table-cell office:value-type="float" office:value="-6.786" calcext:value-type="float">
            <text:p>-6.786</text:p>
          </table:table-cell>
        </table:table-row>
        <table:table-row table:style-name="ro1">
          <table:table-cell office:value-type="float" office:value="-6.792" calcext:value-type="float">
            <text:p>-6.792</text:p>
          </table:table-cell>
          <table:table-cell office:value-type="float" office:value="-6.796" calcext:value-type="float">
            <text:p>-6.796</text:p>
          </table:table-cell>
          <table:table-cell office:value-type="float" office:value="-6.797" calcext:value-type="float">
            <text:p>-6.797</text:p>
          </table:table-cell>
          <table:table-cell table:number-columns-repeated="2" office:value-type="float" office:value="-6.799" calcext:value-type="float">
            <text:p>-6.799</text:p>
          </table:table-cell>
          <table:table-cell table:number-columns-repeated="5" office:value-type="float" office:value="-6.8" calcext:value-type="float">
            <text:p>-6.8</text:p>
          </table:table-cell>
        </table:table-row>
        <table:table-row table:style-name="ro1">
          <table:table-cell table:number-columns-repeated="4" office:value-type="float" office:value="-6.8" calcext:value-type="float">
            <text:p>-6.8</text:p>
          </table:table-cell>
          <table:table-cell office:value-type="float" office:value="-6.81" calcext:value-type="float">
            <text:p>-6.81</text:p>
          </table:table-cell>
          <table:table-cell office:value-type="float" office:value="-6.812" calcext:value-type="float">
            <text:p>-6.812</text:p>
          </table:table-cell>
          <table:table-cell office:value-type="float" office:value="-6.814" calcext:value-type="float">
            <text:p>-6.814</text:p>
          </table:table-cell>
          <table:table-cell office:value-type="float" office:value="-6.805" calcext:value-type="float">
            <text:p>-6.805</text:p>
          </table:table-cell>
          <table:table-cell office:value-type="float" office:value="-6.804" calcext:value-type="float">
            <text:p>-6.804</text:p>
          </table:table-cell>
          <table:table-cell office:value-type="float" office:value="-6.802" calcext:value-type="float">
            <text:p>-6.802</text:p>
          </table:table-cell>
        </table:table-row>
        <table:table-row table:style-name="ro1">
          <table:table-cell office:value-type="float" office:value="-6.801" calcext:value-type="float">
            <text:p>-6.801</text:p>
          </table:table-cell>
          <table:table-cell office:value-type="float" office:value="-6.811" calcext:value-type="float">
            <text:p>-6.811</text:p>
          </table:table-cell>
          <table:table-cell office:value-type="float" office:value="-6.812" calcext:value-type="float">
            <text:p>-6.812</text:p>
          </table:table-cell>
          <table:table-cell office:value-type="float" office:value="-6.825" calcext:value-type="float">
            <text:p>-6.825</text:p>
          </table:table-cell>
          <table:table-cell office:value-type="float" office:value="-6.817" calcext:value-type="float">
            <text:p>-6.817</text:p>
          </table:table-cell>
          <table:table-cell office:value-type="float" office:value="-6.818" calcext:value-type="float">
            <text:p>-6.818</text:p>
          </table:table-cell>
          <table:table-cell office:value-type="float" office:value="-6.807" calcext:value-type="float">
            <text:p>-6.807</text:p>
          </table:table-cell>
          <table:table-cell office:value-type="float" office:value="-6.805" calcext:value-type="float">
            <text:p>-6.805</text:p>
          </table:table-cell>
          <table:table-cell office:value-type="float" office:value="-6.792" calcext:value-type="float">
            <text:p>-6.792</text:p>
          </table:table-cell>
          <table:table-cell office:value-type="float" office:value="-6.78" calcext:value-type="float">
            <text:p>-6.78</text:p>
          </table:table-cell>
        </table:table-row>
        <table:table-row table:style-name="ro1">
          <table:table-cell office:value-type="float" office:value="-6.764" calcext:value-type="float">
            <text:p>-6.764</text:p>
          </table:table-cell>
          <table:table-cell office:value-type="float" office:value="-6.759" calcext:value-type="float">
            <text:p>-6.759</text:p>
          </table:table-cell>
          <table:table-cell office:value-type="float" office:value="-6.745" calcext:value-type="float">
            <text:p>-6.745</text:p>
          </table:table-cell>
          <table:table-cell office:value-type="float" office:value="-6.731" calcext:value-type="float">
            <text:p>-6.731</text:p>
          </table:table-cell>
          <table:table-cell office:value-type="float" office:value="-6.715" calcext:value-type="float">
            <text:p>-6.715</text:p>
          </table:table-cell>
          <table:table-cell office:value-type="float" office:value="-6.709" calcext:value-type="float">
            <text:p>-6.709</text:p>
          </table:table-cell>
          <table:table-cell office:value-type="float" office:value="-6.705" calcext:value-type="float">
            <text:p>-6.705</text:p>
          </table:table-cell>
          <table:table-cell office:value-type="float" office:value="-6.703" calcext:value-type="float">
            <text:p>-6.703</text:p>
          </table:table-cell>
          <table:table-cell office:value-type="float" office:value="-6.702" calcext:value-type="float">
            <text:p>-6.702</text:p>
          </table:table-cell>
          <table:table-cell office:value-type="float" office:value="-6.711" calcext:value-type="float">
            <text:p>-6.711</text:p>
          </table:table-cell>
        </table:table-row>
        <table:table-row table:style-name="ro1">
          <table:table-cell office:value-type="float" office:value="-6.722" calcext:value-type="float">
            <text:p>-6.722</text:p>
          </table:table-cell>
          <table:table-cell office:value-type="float" office:value="-6.747" calcext:value-type="float">
            <text:p>-6.747</text:p>
          </table:table-cell>
          <table:table-cell office:value-type="float" office:value="-6.764" calcext:value-type="float">
            <text:p>-6.764</text:p>
          </table:table-cell>
          <table:table-cell office:value-type="float" office:value="-6.782" calcext:value-type="float">
            <text:p>-6.782</text:p>
          </table:table-cell>
          <table:table-cell office:value-type="float" office:value="-6.799" calcext:value-type="float">
            <text:p>-6.799</text:p>
          </table:table-cell>
          <table:table-cell office:value-type="float" office:value="-6.816" calcext:value-type="float">
            <text:p>-6.816</text:p>
          </table:table-cell>
          <table:table-cell office:value-type="float" office:value="-6.833" calcext:value-type="float">
            <text:p>-6.833</text:p>
          </table:table-cell>
          <table:table-cell office:value-type="float" office:value="-6.84" calcext:value-type="float">
            <text:p>-6.84</text:p>
          </table:table-cell>
          <table:table-cell office:value-type="float" office:value="-6.845" calcext:value-type="float">
            <text:p>-6.845</text:p>
          </table:table-cell>
          <table:table-cell office:value-type="float" office:value="-6.847" calcext:value-type="float">
            <text:p>-6.847</text:p>
          </table:table-cell>
        </table:table-row>
        <table:table-row table:style-name="ro1">
          <table:table-cell office:value-type="float" office:value="-6.858" calcext:value-type="float">
            <text:p>-6.858</text:p>
          </table:table-cell>
          <table:table-cell office:value-type="float" office:value="-6.871" calcext:value-type="float">
            <text:p>-6.871</text:p>
          </table:table-cell>
          <table:table-cell office:value-type="float" office:value="-6.886" calcext:value-type="float">
            <text:p>-6.886</text:p>
          </table:table-cell>
          <table:table-cell office:value-type="float" office:value="-6.891" calcext:value-type="float">
            <text:p>-6.891</text:p>
          </table:table-cell>
          <table:table-cell office:value-type="float" office:value="-6.895" calcext:value-type="float">
            <text:p>-6.895</text:p>
          </table:table-cell>
          <table:table-cell office:value-type="float" office:value="-6.897" calcext:value-type="float">
            <text:p>-6.897</text:p>
          </table:table-cell>
          <table:table-cell table:number-columns-repeated="2" office:value-type="float" office:value="-6.899" calcext:value-type="float">
            <text:p>-6.899</text:p>
          </table:table-cell>
          <table:table-cell table:number-columns-repeated="2" office:value-type="float" office:value="-6.9" calcext:value-type="float">
            <text:p>-6.9</text:p>
          </table:table-cell>
        </table:table-row>
        <table:table-row table:style-name="ro1">
          <table:table-cell table:number-columns-repeated="10" office:value-type="float" office:value="-6.9" calcext:value-type="float">
            <text:p>-6.9</text:p>
          </table:table-cell>
        </table:table-row>
        <table:table-row table:style-name="ro1">
          <table:table-cell table:number-columns-repeated="3" office:value-type="float" office:value="-6.9" calcext:value-type="float">
            <text:p>-6.9</text:p>
          </table:table-cell>
          <table:table-cell office:value-type="float" office:value="-6.91" calcext:value-type="float">
            <text:p>-6.91</text:p>
          </table:table-cell>
          <table:table-cell office:value-type="float" office:value="-6.912" calcext:value-type="float">
            <text:p>-6.912</text:p>
          </table:table-cell>
          <table:table-cell office:value-type="float" office:value="-6.924" calcext:value-type="float">
            <text:p>-6.924</text:p>
          </table:table-cell>
          <table:table-cell office:value-type="float" office:value="-6.927" calcext:value-type="float">
            <text:p>-6.927</text:p>
          </table:table-cell>
          <table:table-cell office:value-type="float" office:value="-6.94" calcext:value-type="float">
            <text:p>-6.94</text:p>
          </table:table-cell>
          <table:table-cell office:value-type="float" office:value="-6.944" calcext:value-type="float">
            <text:p>-6.944</text:p>
          </table:table-cell>
          <table:table-cell office:value-type="float" office:value="-6.947" calcext:value-type="float">
            <text:p>-6.947</text:p>
          </table:table-cell>
        </table:table-row>
        <table:table-row table:style-name="ro1">
          <table:table-cell office:value-type="float" office:value="-6.948" calcext:value-type="float">
            <text:p>-6.948</text:p>
          </table:table-cell>
          <table:table-cell table:number-columns-repeated="2" office:value-type="float" office:value="-6.949" calcext:value-type="float">
            <text:p>-6.949</text:p>
          </table:table-cell>
          <table:table-cell table:number-columns-repeated="7" office:value-type="float" office:value="-6.95" calcext:value-type="float">
            <text:p>-6.95</text:p>
          </table:table-cell>
        </table:table-row>
        <table:table-row table:style-name="ro1">
          <table:table-cell table:number-columns-repeated="4" office:value-type="float" office:value="-6.95" calcext:value-type="float">
            <text:p>-6.95</text:p>
          </table:table-cell>
          <table:table-cell office:value-type="float" office:value="-6.96" calcext:value-type="float">
            <text:p>-6.96</text:p>
          </table:table-cell>
          <table:table-cell office:value-type="float" office:value="-6.972" calcext:value-type="float">
            <text:p>-6.972</text:p>
          </table:table-cell>
          <table:table-cell office:value-type="float" office:value="-6.986" calcext:value-type="float">
            <text:p>-6.986</text:p>
          </table:table-cell>
          <table:table-cell office:value-type="float" office:value="-6.992" calcext:value-type="float">
            <text:p>-6.992</text:p>
          </table:table-cell>
          <table:table-cell office:value-type="float" office:value="-6.996" calcext:value-type="float">
            <text:p>-6.996</text:p>
          </table:table-cell>
          <table:table-cell office:value-type="float" office:value="-6.997" calcext:value-type="float">
            <text:p>-6.997</text:p>
          </table:table-cell>
        </table:table-row>
        <table:table-row table:style-name="ro1">
          <table:table-cell table:number-columns-repeated="2" office:value-type="float" office:value="-6.999" calcext:value-type="float">
            <text:p>-6.999</text:p>
          </table:table-cell>
          <table:table-cell table:number-columns-repeated="7" office:value-type="float" office:value="-7" calcext:value-type="float">
            <text:p>-7</text:p>
          </table:table-cell>
          <table:table-cell office:value-type="float" office:value="-7.01" calcext:value-type="float">
            <text:p>-7.01</text:p>
          </table:table-cell>
        </table:table-row>
        <table:table-row table:style-name="ro1">
          <table:table-cell office:value-type="float" office:value="-7.022" calcext:value-type="float">
            <text:p>-7.022</text:p>
          </table:table-cell>
          <table:table-cell office:value-type="float" office:value="-7.036" calcext:value-type="float">
            <text:p>-7.036</text:p>
          </table:table-cell>
          <table:table-cell office:value-type="float" office:value="-7.042" calcext:value-type="float">
            <text:p>-7.042</text:p>
          </table:table-cell>
          <table:table-cell office:value-type="float" office:value="-7.036" calcext:value-type="float">
            <text:p>-7.036</text:p>
          </table:table-cell>
          <table:table-cell office:value-type="float" office:value="-7.025" calcext:value-type="float">
            <text:p>-7.025</text:p>
          </table:table-cell>
          <table:table-cell office:value-type="float" office:value="-7.012" calcext:value-type="float">
            <text:p>-7.012</text:p>
          </table:table-cell>
          <table:table-cell office:value-type="float" office:value="-7.008" calcext:value-type="float">
            <text:p>-7.008</text:p>
          </table:table-cell>
          <table:table-cell office:value-type="float" office:value="-7.004" calcext:value-type="float">
            <text:p>-7.004</text:p>
          </table:table-cell>
          <table:table-cell office:value-type="float" office:value="-7.002" calcext:value-type="float">
            <text:p>-7.002</text:p>
          </table:table-cell>
          <table:table-cell office:value-type="float" office:value="-7.001" calcext:value-type="float">
            <text:p>-7.001</text:p>
          </table:table-cell>
        </table:table-row>
        <table:table-row table:style-name="ro1">
          <table:table-cell office:value-type="float" office:value="-7.001" calcext:value-type="float">
            <text:p>-7.001</text:p>
          </table:table-cell>
          <table:table-cell office:value-type="float" office:value="-7.01" calcext:value-type="float">
            <text:p>-7.01</text:p>
          </table:table-cell>
          <table:table-cell office:value-type="float" office:value="-7.012" calcext:value-type="float">
            <text:p>-7.012</text:p>
          </table:table-cell>
          <table:table-cell office:value-type="float" office:value="-7.015" calcext:value-type="float">
            <text:p>-7.015</text:p>
          </table:table-cell>
          <table:table-cell office:value-type="float" office:value="-7.005" calcext:value-type="float">
            <text:p>-7.005</text:p>
          </table:table-cell>
          <table:table-cell office:value-type="float" office:value="-7.004" calcext:value-type="float">
            <text:p>-7.004</text:p>
          </table:table-cell>
          <table:table-cell office:value-type="float" office:value="-7.002" calcext:value-type="float">
            <text:p>-7.002</text:p>
          </table:table-cell>
          <table:table-cell office:value-type="float" office:value="-7.011" calcext:value-type="float">
            <text:p>-7.011</text:p>
          </table:table-cell>
          <table:table-cell office:value-type="float" office:value="-7.023" calcext:value-type="float">
            <text:p>-7.023</text:p>
          </table:table-cell>
          <table:table-cell office:value-type="float" office:value="-7.037" calcext:value-type="float">
            <text:p>-7.037</text:p>
          </table:table-cell>
        </table:table-row>
        <table:table-row table:style-name="ro1">
          <table:table-cell office:value-type="float" office:value="-7.042" calcext:value-type="float">
            <text:p>-7.042</text:p>
          </table:table-cell>
          <table:table-cell office:value-type="float" office:value="-7.046" calcext:value-type="float">
            <text:p>-7.046</text:p>
          </table:table-cell>
          <table:table-cell office:value-type="float" office:value="-7.048" calcext:value-type="float">
            <text:p>-7.048</text:p>
          </table:table-cell>
          <table:table-cell table:number-columns-repeated="2" office:value-type="float" office:value="-7.049" calcext:value-type="float">
            <text:p>-7.049</text:p>
          </table:table-cell>
          <table:table-cell office:value-type="float" office:value="-7.04" calcext:value-type="float">
            <text:p>-7.04</text:p>
          </table:table-cell>
          <table:table-cell office:value-type="float" office:value="-7.028" calcext:value-type="float">
            <text:p>-7.028</text:p>
          </table:table-cell>
          <table:table-cell office:value-type="float" office:value="-7.013" calcext:value-type="float">
            <text:p>-7.013</text:p>
          </table:table-cell>
          <table:table-cell office:value-type="float" office:value="-7.008" calcext:value-type="float">
            <text:p>-7.008</text:p>
          </table:table-cell>
          <table:table-cell office:value-type="float" office:value="-7.004" calcext:value-type="float">
            <text:p>-7.004</text:p>
          </table:table-cell>
        </table:table-row>
        <table:table-row table:style-name="ro1">
          <table:table-cell table:number-columns-repeated="2" office:value-type="float" office:value="-7.013" calcext:value-type="float">
            <text:p>-7.013</text:p>
          </table:table-cell>
          <table:table-cell office:value-type="float" office:value="-7.015" calcext:value-type="float">
            <text:p>-7.015</text:p>
          </table:table-cell>
          <table:table-cell office:value-type="float" office:value="-7.006" calcext:value-type="float">
            <text:p>-7.006</text:p>
          </table:table-cell>
          <table:table-cell office:value-type="float" office:value="-7.004" calcext:value-type="float">
            <text:p>-7.004</text:p>
          </table:table-cell>
          <table:table-cell office:value-type="float" office:value="-7.002" calcext:value-type="float">
            <text:p>-7.002</text:p>
          </table:table-cell>
          <table:table-cell office:value-type="float" office:value="-7.001" calcext:value-type="float">
            <text:p>-7.001</text:p>
          </table:table-cell>
          <table:table-cell office:value-type="float" office:value="-7.011" calcext:value-type="float">
            <text:p>-7.011</text:p>
          </table:table-cell>
          <table:table-cell office:value-type="float" office:value="-7.022" calcext:value-type="float">
            <text:p>-7.022</text:p>
          </table:table-cell>
          <table:table-cell office:value-type="float" office:value="-7.037" calcext:value-type="float">
            <text:p>-7.037</text:p>
          </table:table-cell>
        </table:table-row>
        <table:table-row table:style-name="ro1">
          <table:table-cell office:value-type="float" office:value="-7.042" calcext:value-type="float">
            <text:p>-7.042</text:p>
          </table:table-cell>
          <table:table-cell office:value-type="float" office:value="-7.046" calcext:value-type="float">
            <text:p>-7.046</text:p>
          </table:table-cell>
          <table:table-cell office:value-type="float" office:value="-7.037" calcext:value-type="float">
            <text:p>-7.037</text:p>
          </table:table-cell>
          <table:table-cell office:value-type="float" office:value="-7.027" calcext:value-type="float">
            <text:p>-7.027</text:p>
          </table:table-cell>
          <table:table-cell office:value-type="float" office:value="-7.013" calcext:value-type="float">
            <text:p>-7.013</text:p>
          </table:table-cell>
          <table:table-cell office:value-type="float" office:value="-7.008" calcext:value-type="float">
            <text:p>-7.008</text:p>
          </table:table-cell>
          <table:table-cell table:number-columns-repeated="2" office:value-type="float" office:value="-7.014" calcext:value-type="float">
            <text:p>-7.014</text:p>
          </table:table-cell>
          <table:table-cell office:value-type="float" office:value="-7.016" calcext:value-type="float">
            <text:p>-7.016</text:p>
          </table:table-cell>
          <table:table-cell office:value-type="float" office:value="-7.006" calcext:value-type="float">
            <text:p>-7.006</text:p>
          </table:table-cell>
        </table:table-row>
        <table:table-row table:style-name="ro1">
          <table:table-cell office:value-type="float" office:value="-7.004" calcext:value-type="float">
            <text:p>-7.004</text:p>
          </table:table-cell>
          <table:table-cell office:value-type="float" office:value="-7.012" calcext:value-type="float">
            <text:p>-7.012</text:p>
          </table:table-cell>
          <table:table-cell office:value-type="float" office:value="-7.013" calcext:value-type="float">
            <text:p>-7.013</text:p>
          </table:table-cell>
          <table:table-cell office:value-type="float" office:value="-7.015" calcext:value-type="float">
            <text:p>-7.015</text:p>
          </table:table-cell>
          <table:table-cell office:value-type="float" office:value="-7.006" calcext:value-type="float">
            <text:p>-7.006</text:p>
          </table:table-cell>
          <table:table-cell office:value-type="float" office:value="-7.004" calcext:value-type="float">
            <text:p>-7.004</text:p>
          </table:table-cell>
          <table:table-cell office:value-type="float" office:value="-7.002" calcext:value-type="float">
            <text:p>-7.002</text:p>
          </table:table-cell>
          <table:table-cell table:number-columns-repeated="2" office:value-type="float" office:value="-7.001" calcext:value-type="float">
            <text:p>-7.00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table:number-columns-repeated="10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223.27mm" svg:height="104.31mm" svg:x="68.19mm" svg:y="73.83mm">
            <draw:object draw:notify-on-update-of-ranges="Sheet3.B1:Sheet3.B6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68.74mm" svg:y="813.8mm">
            <draw:object draw:notify-on-update-of-ranges="Sheet3.A1:Sheet3.A207 Sheet3.B1:Sheet3.B207 Sheet3.A1:Sheet3.A207 Sheet3.C1:Sheet3.C20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68.74mm" svg:y="1mm">
            <draw:object draw:notify-on-update-of-ranges="Sheet3.A1:Sheet3.A649 Sheet3.B1:Sheet3.B649 Sheet3.A1:Sheet3.A649 Sheet3.C1:Sheet3.C6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5</text:p>
          </table:table-cell>
          <table:table-cell office:value-type="string" calcext:value-type="string">
            <text:p><text:s/>1A1A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4.35" calcext:value-type="float">
            <text:p>4.3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y'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5</text:p>
          </table:table-cell>
          <table:table-cell office:value-type="string" calcext:value-type="string">
            <text:p><text:s/>2A1B</text:p>
          </table:table-cell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office:value-type="float" office:value="650" calcext:value-type="float">
            <text:p>65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office:value-type="float" office:value="8.63" calcext:value-type="float">
            <text:p>8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{'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5</text:p>
          </table:table-cell>
          <table:table-cell office:value-type="string" calcext:value-type="string">
            <text:p><text:s/>3F</text:p>
          </table:table-cell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office:value-type="float" office:value="650" calcext:value-type="float">
            <text:p>650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5.83" calcext:value-type="float">
            <text:p>5.8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8'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5</text:p>
          </table:table-cell>
          <table:table-cell office:value-type="string" calcext:value-type="string">
            <text:p><text:s/>4LA1C+</text:p>
          </table:table-cell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office:value-type="float" office:value="650" calcext:value-type="float">
            <text:p>650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26.82" calcext:value-type="float">
            <text:p>26.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5'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string" calcext:value-type="string">
            <text:p>Received:</text:p>
          </table:table-cell>
          <table:table-cell office:value-type="string" calcext:value-type="string">
            <text:p>b'\x025</text:p>
          </table:table-cell>
          <table:table-cell office:value-type="string" calcext:value-type="string">
            <text:p><text:s/>5SA1C</text:p>
          </table:table-cell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office:value-type="float" office:value="650" calcext:value-type="float">
            <text:p>650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office:value-type="float" office:value="80.07" calcext:value-type="float">
            <text:p>80.0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2'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number-columns-repeated="2" office:value-type="float" office:value="-7" calcext:value-type="float">
            <text:p>-7</text:p>
          </table:table-cell>
          <table:table-cell/>
          <table:table-cell office:value-type="string" calcext:value-type="string">
            <text:p>Received:</text:p>
          </table:table-cell>
          <table:table-cell office:value-type="string" calcext:value-type="string">
            <text:p>b'\x025</text:p>
          </table:table-cell>
          <table:table-cell office:value-type="string" calcext:value-type="string">
            <text:p><text:s/>6A0</text:p>
          </table:table-cell>
          <table:table-cell office:value-type="string" calcext:value-type="string">
            <text:p>V</text:p>
          </table:table-cell>
          <table:table-cell office:value-type="float" office:value="15" calcext:value-type="float">
            <text:p>15</text:p>
          </table:table-cell>
          <table:table-cell office:value-type="float" office:value="650" calcext:value-type="float">
            <text:p>650</text:p>
          </table:table-cell>
          <table:table-cell office:value-type="float" office:value="253" calcext:value-type="float">
            <text:p>253</text:p>
          </table:table-cell>
          <table:table-cell office:value-type="float" office:value="307" calcext:value-type="float">
            <text:p>307</text:p>
          </table:table-cell>
          <table:table-cell office:value-type="float" office:value="650" calcext:value-type="float">
            <text:p>650</text:p>
          </table:table-cell>
          <table:table-cell office:value-type="float" office:value="764.12" calcext:value-type="float">
            <text:p>764.12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\x03'</text:p>
          </table:table-cell>
          <table:table-cell office:value-type="string" calcext:value-type="string">
            <text:p>b'\x01'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float" office:value="-6.99" calcext:value-type="float">
            <text:p>-6.99</text:p>
          </table:table-cell>
          <table:table-cell table:number-columns-repeated="15"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float" office:value="-6.978" calcext:value-type="float">
            <text:p>-6.978</text:p>
          </table:table-cell>
          <table:table-cell table:number-columns-repeated="15"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float" office:value="-6.954" calcext:value-type="float">
            <text:p>-6.954</text:p>
          </table:table-cell>
          <table:table-cell table:number-columns-repeated="15"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float" office:value="-6.936" calcext:value-type="float">
            <text:p>-6.936</text:p>
          </table:table-cell>
          <table:table-cell table:number-columns-repeated="15"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float" office:value="-6.908" calcext:value-type="float">
            <text:p>-6.908</text:p>
          </table:table-cell>
          <table:table-cell table:number-columns-repeated="15"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float" office:value="-6.889" calcext:value-type="float">
            <text:p>-6.889</text:p>
          </table:table-cell>
          <table:table-cell table:number-columns-repeated="15"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float" office:value="-6.869" calcext:value-type="float">
            <text:p>-6.869</text:p>
          </table:table-cell>
          <table:table-cell table:number-columns-repeated="15"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float" office:value="-6.862" calcext:value-type="float">
            <text:p>-6.862</text:p>
          </table:table-cell>
          <table:table-cell table:number-columns-repeated="15"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float" office:value="-6.856" calcext:value-type="float">
            <text:p>-6.856</text:p>
          </table:table-cell>
          <table:table-cell table:number-columns-repeated="15"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float" office:value="-6.844" calcext:value-type="float">
            <text:p>-6.844</text:p>
          </table:table-cell>
          <table:table-cell table:number-columns-repeated="15"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float" office:value="-6.83" calcext:value-type="float">
            <text:p>-6.83</text:p>
          </table:table-cell>
          <table:table-cell table:number-columns-repeated="15"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float" office:value="-6.815" calcext:value-type="float">
            <text:p>-6.815</text:p>
          </table:table-cell>
          <table:table-cell table:number-columns-repeated="15"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float" office:value="-6.799" calcext:value-type="float">
            <text:p>-6.799</text:p>
          </table:table-cell>
          <table:table-cell table:number-columns-repeated="15"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float" office:value="-6.773" calcext:value-type="float">
            <text:p>-6.773</text:p>
          </table:table-cell>
          <table:table-cell table:number-columns-repeated="15"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float" office:value="-6.734" calcext:value-type="float">
            <text:p>-6.734</text:p>
          </table:table-cell>
          <table:table-cell table:number-columns-repeated="15"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float" office:value="-6.691" calcext:value-type="float">
            <text:p>-6.691</text:p>
          </table:table-cell>
          <table:table-cell table:number-columns-repeated="15"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float" office:value="-6.645" calcext:value-type="float">
            <text:p>-6.645</text:p>
          </table:table-cell>
          <table:table-cell table:number-columns-repeated="15"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float" office:value="-6.597" calcext:value-type="float">
            <text:p>-6.597</text:p>
          </table:table-cell>
          <table:table-cell table:number-columns-repeated="15"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float" office:value="-6.548" calcext:value-type="float">
            <text:p>-6.548</text:p>
          </table:table-cell>
          <table:table-cell table:number-columns-repeated="15"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float" office:value="-6.499" calcext:value-type="float">
            <text:p>-6.499</text:p>
          </table:table-cell>
          <table:table-cell table:number-columns-repeated="15"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float" office:value="-6.45" calcext:value-type="float">
            <text:p>-6.45</text:p>
          </table:table-cell>
          <table:table-cell table:number-columns-repeated="15"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float" office:value="-6.4" calcext:value-type="float">
            <text:p>-6.4</text:p>
          </table:table-cell>
          <table:table-cell table:number-columns-repeated="15"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float" office:value="-6.36" calcext:value-type="float">
            <text:p>-6.36</text:p>
          </table:table-cell>
          <table:table-cell table:number-columns-repeated="15"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float" office:value="-6.322" calcext:value-type="float">
            <text:p>-6.322</text:p>
          </table:table-cell>
          <table:table-cell table:number-columns-repeated="15"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float" office:value="-6.296" calcext:value-type="float">
            <text:p>-6.296</text:p>
          </table:table-cell>
          <table:table-cell table:number-columns-repeated="15"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float" office:value="-6.264" calcext:value-type="float">
            <text:p>-6.264</text:p>
          </table:table-cell>
          <table:table-cell table:number-columns-repeated="15"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float" office:value="-6.232" calcext:value-type="float">
            <text:p>-6.232</text:p>
          </table:table-cell>
          <table:table-cell table:number-columns-repeated="15"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float" office:value="-6.199" calcext:value-type="float">
            <text:p>-6.199</text:p>
          </table:table-cell>
          <table:table-cell table:number-columns-repeated="15"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float" office:value="-6.166" calcext:value-type="float">
            <text:p>-6.166</text:p>
          </table:table-cell>
          <table:table-cell table:number-columns-repeated="15"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float" office:value="-6.143" calcext:value-type="float">
            <text:p>-6.143</text:p>
          </table:table-cell>
          <table:table-cell table:number-columns-repeated="15"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float" office:value="-6.122" calcext:value-type="float">
            <text:p>-6.122</text:p>
          </table:table-cell>
          <table:table-cell table:number-columns-repeated="15"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float" office:value="-6.113" calcext:value-type="float">
            <text:p>-6.113</text:p>
          </table:table-cell>
          <table:table-cell table:number-columns-repeated="15"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float" office:value="-6.107" calcext:value-type="float">
            <text:p>-6.107</text:p>
          </table:table-cell>
          <table:table-cell table:number-columns-repeated="15"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float" office:value="-6.104" calcext:value-type="float">
            <text:p>-6.104</text:p>
          </table:table-cell>
          <table:table-cell table:number-columns-repeated="15"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float" office:value="-6.102" calcext:value-type="float">
            <text:p>-6.102</text:p>
          </table:table-cell>
          <table:table-cell table:number-columns-repeated="15"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float" office:value="-6.111" calcext:value-type="float">
            <text:p>-6.111</text:p>
          </table:table-cell>
          <table:table-cell table:number-columns-repeated="15"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float" office:value="-6.123" calcext:value-type="float">
            <text:p>-6.123</text:p>
          </table:table-cell>
          <table:table-cell table:number-columns-repeated="15"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float" office:value="-6.137" calcext:value-type="float">
            <text:p>-6.137</text:p>
          </table:table-cell>
          <table:table-cell table:formula="of:=[.B77]" office:value-type="float" office:value="-6.137" calcext:value-type="float">
            <text:p>-6.137</text:p>
          </table:table-cell>
          <table:table-cell table:number-columns-repeated="14"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float" office:value="-6.132" calcext:value-type="float">
            <text:p>-6.132</text:p>
          </table:table-cell>
          <table:table-cell table:number-columns-repeated="15"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float" office:value="-6.124" calcext:value-type="float">
            <text:p>-6.124</text:p>
          </table:table-cell>
          <table:table-cell table:number-columns-repeated="15"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float" office:value="-6.121" calcext:value-type="float">
            <text:p>-6.121</text:p>
          </table:table-cell>
          <table:table-cell table:number-columns-repeated="15"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float" office:value="-6.129" calcext:value-type="float">
            <text:p>-6.129</text:p>
          </table:table-cell>
          <table:table-cell table:formula="of:=[.B81]" office:value-type="float" office:value="-6.129" calcext:value-type="float">
            <text:p>-6.129</text:p>
          </table:table-cell>
          <table:table-cell table:number-columns-repeated="14"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float" office:value="-6.13" calcext:value-type="float">
            <text:p>-6.13</text:p>
          </table:table-cell>
          <table:table-cell table:number-columns-repeated="15"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float" office:value="-6.122" calcext:value-type="float">
            <text:p>-6.122</text:p>
          </table:table-cell>
          <table:table-cell table:number-columns-repeated="15"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float" office:value="-6.11" calcext:value-type="float">
            <text:p>-6.11</text:p>
          </table:table-cell>
          <table:table-cell table:number-columns-repeated="15"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float" office:value="-6.106" calcext:value-type="float">
            <text:p>-6.106</text:p>
          </table:table-cell>
          <table:table-cell table:number-columns-repeated="15"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float" office:value="-6.103" calcext:value-type="float">
            <text:p>-6.103</text:p>
          </table:table-cell>
          <table:table-cell table:number-columns-repeated="15"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float" office:value="-6.102" calcext:value-type="float">
            <text:p>-6.102</text:p>
          </table:table-cell>
          <table:table-cell table:number-columns-repeated="15"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float" office:value="-6.101" calcext:value-type="float">
            <text:p>-6.101</text:p>
          </table:table-cell>
          <table:table-cell table:number-columns-repeated="15"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float" office:value="-6.081" calcext:value-type="float">
            <text:p>-6.081</text:p>
          </table:table-cell>
          <table:table-cell table:number-columns-repeated="15"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float" office:value="-6.046" calcext:value-type="float">
            <text:p>-6.046</text:p>
          </table:table-cell>
          <table:table-cell table:number-columns-repeated="15"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float" office:value="-5.965" calcext:value-type="float">
            <text:p>-5.965</text:p>
          </table:table-cell>
          <table:table-cell table:number-columns-repeated="15"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float" office:value="-5.832" calcext:value-type="float">
            <text:p>-5.832</text:p>
          </table:table-cell>
          <table:table-cell table:number-columns-repeated="15"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float" office:value="-5.63" calcext:value-type="float">
            <text:p>-5.63</text:p>
          </table:table-cell>
          <table:table-cell table:number-columns-repeated="15"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float" office:value="-5.382" calcext:value-type="float">
            <text:p>-5.382</text:p>
          </table:table-cell>
          <table:table-cell table:number-columns-repeated="15"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float" office:value="-5.162" calcext:value-type="float">
            <text:p>-5.162</text:p>
          </table:table-cell>
          <table:table-cell table:number-columns-repeated="15"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float" office:value="-4.989" calcext:value-type="float">
            <text:p>-4.989</text:p>
          </table:table-cell>
          <table:table-cell table:number-columns-repeated="15"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float" office:value="-4.9" calcext:value-type="float">
            <text:p>-4.9</text:p>
          </table:table-cell>
          <table:table-cell table:formula="of:=[.B97]" office:value-type="float" office:value="-4.9" calcext:value-type="float">
            <text:p>-4.9</text:p>
          </table:table-cell>
          <table:table-cell table:number-columns-repeated="14"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float" office:value="-4.888" calcext:value-type="float">
            <text:p>-4.888</text:p>
          </table:table-cell>
          <table:table-cell table:number-columns-repeated="15"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float" office:value="-4.958" calcext:value-type="float">
            <text:p>-4.958</text:p>
          </table:table-cell>
          <table:table-cell table:number-columns-repeated="15"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float" office:value="-5.079" calcext:value-type="float">
            <text:p>-5.079</text:p>
          </table:table-cell>
          <table:table-cell table:number-columns-repeated="15"/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office:value-type="float" office:value="-5.217" calcext:value-type="float">
            <text:p>-5.217</text:p>
          </table:table-cell>
          <table:table-cell table:number-columns-repeated="15"/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office:value-type="float" office:value="-5.359" calcext:value-type="float">
            <text:p>-5.359</text:p>
          </table:table-cell>
          <table:table-cell table:number-columns-repeated="15"/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office:value-type="float" office:value="-5.495" calcext:value-type="float">
            <text:p>-5.495</text:p>
          </table:table-cell>
          <table:table-cell table:number-columns-repeated="15"/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office:value-type="float" office:value="-5.621" calcext:value-type="float">
            <text:p>-5.621</text:p>
          </table:table-cell>
          <table:table-cell table:number-columns-repeated="15"/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office:value-type="float" office:value="-5.723" calcext:value-type="float">
            <text:p>-5.723</text:p>
          </table:table-cell>
          <table:table-cell table:number-columns-repeated="15"/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office:value-type="float" office:value="-5.819" calcext:value-type="float">
            <text:p>-5.819</text:p>
          </table:table-cell>
          <table:table-cell table:number-columns-repeated="15"/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office:value-type="float" office:value="-5.898" calcext:value-type="float">
            <text:p>-5.898</text:p>
          </table:table-cell>
          <table:table-cell table:number-columns-repeated="15"/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office:value-type="float" office:value="-5.973" calcext:value-type="float">
            <text:p>-5.973</text:p>
          </table:table-cell>
          <table:table-cell table:number-columns-repeated="15"/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office:value-type="float" office:value="-6.034" calcext:value-type="float">
            <text:p>-6.034</text:p>
          </table:table-cell>
          <table:table-cell table:number-columns-repeated="15"/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office:value-type="float" office:value="-6.102" calcext:value-type="float">
            <text:p>-6.102</text:p>
          </table:table-cell>
          <table:table-cell table:number-columns-repeated="15"/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office:value-type="float" office:value="-6.157" calcext:value-type="float">
            <text:p>-6.157</text:p>
          </table:table-cell>
          <table:table-cell table:number-columns-repeated="15"/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office:value-type="float" office:value="-6.212" calcext:value-type="float">
            <text:p>-6.212</text:p>
          </table:table-cell>
          <table:table-cell table:number-columns-repeated="15"/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office:value-type="float" office:value="-6.254" calcext:value-type="float">
            <text:p>-6.254</text:p>
          </table:table-cell>
          <table:table-cell table:number-columns-repeated="15"/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office:value-type="float" office:value="-6.293" calcext:value-type="float">
            <text:p>-6.293</text:p>
          </table:table-cell>
          <table:table-cell table:number-columns-repeated="15"/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office:value-type="float" office:value="-6.319" calcext:value-type="float">
            <text:p>-6.319</text:p>
          </table:table-cell>
          <table:table-cell table:number-columns-repeated="15"/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office:value-type="float" office:value="-6.342" calcext:value-type="float">
            <text:p>-6.342</text:p>
          </table:table-cell>
          <table:table-cell table:number-columns-repeated="15"/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office:value-type="float" office:value="-6.362" calcext:value-type="float">
            <text:p>-6.362</text:p>
          </table:table-cell>
          <table:table-cell table:formula="of:=[.B117]" office:value-type="float" office:value="-6.362" calcext:value-type="float">
            <text:p>-6.362</text:p>
          </table:table-cell>
          <table:table-cell table:number-columns-repeated="14"/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office:value-type="float" office:value="-6.381" calcext:value-type="float">
            <text:p>-6.381</text:p>
          </table:table-cell>
          <table:table-cell table:number-columns-repeated="15"/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office:value-type="float" office:value="-6.379" calcext:value-type="float">
            <text:p>-6.379</text:p>
          </table:table-cell>
          <table:table-cell table:number-columns-repeated="15"/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office:value-type="float" office:value="-6.372" calcext:value-type="float">
            <text:p>-6.372</text:p>
          </table:table-cell>
          <table:table-cell table:number-columns-repeated="15"/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office:value-type="float" office:value="-6.36" calcext:value-type="float">
            <text:p>-6.36</text:p>
          </table:table-cell>
          <table:table-cell table:number-columns-repeated="15"/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office:value-type="float" office:value="-6.346" calcext:value-type="float">
            <text:p>-6.346</text:p>
          </table:table-cell>
          <table:table-cell table:number-columns-repeated="15"/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office:value-type="float" office:value="-6.331" calcext:value-type="float">
            <text:p>-6.331</text:p>
          </table:table-cell>
          <table:table-cell table:number-columns-repeated="15"/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office:value-type="float" office:value="-6.306" calcext:value-type="float">
            <text:p>-6.306</text:p>
          </table:table-cell>
          <table:table-cell table:number-columns-repeated="15"/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office:value-type="float" office:value="-6.277" calcext:value-type="float">
            <text:p>-6.277</text:p>
          </table:table-cell>
          <table:table-cell table:number-columns-repeated="15"/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office:value-type="float" office:value="-6.237" calcext:value-type="float">
            <text:p>-6.237</text:p>
          </table:table-cell>
          <table:table-cell table:number-columns-repeated="15"/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office:value-type="float" office:value="-6.183" calcext:value-type="float">
            <text:p>-6.183</text:p>
          </table:table-cell>
          <table:table-cell table:number-columns-repeated="15"/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office:value-type="float" office:value="-6.124" calcext:value-type="float">
            <text:p>-6.124</text:p>
          </table:table-cell>
          <table:table-cell table:number-columns-repeated="15"/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office:value-type="float" office:value="-6.051" calcext:value-type="float">
            <text:p>-6.051</text:p>
          </table:table-cell>
          <table:table-cell table:number-columns-repeated="15"/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office:value-type="float" office:value="-5.975" calcext:value-type="float">
            <text:p>-5.975</text:p>
          </table:table-cell>
          <table:table-cell table:number-columns-repeated="15"/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office:value-type="float" office:value="-5.885" calcext:value-type="float">
            <text:p>-5.885</text:p>
          </table:table-cell>
          <table:table-cell table:number-columns-repeated="15"/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office:value-type="float" office:value="-5.802" calcext:value-type="float">
            <text:p>-5.802</text:p>
          </table:table-cell>
          <table:table-cell table:number-columns-repeated="15"/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office:value-type="float" office:value="-5.737" calcext:value-type="float">
            <text:p>-5.737</text:p>
          </table:table-cell>
          <table:table-cell table:number-columns-repeated="15"/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office:value-type="float" office:value="-5.698" calcext:value-type="float">
            <text:p>-5.698</text:p>
          </table:table-cell>
          <table:table-cell table:number-columns-repeated="15"/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office:value-type="float" office:value="-5.677" calcext:value-type="float">
            <text:p>-5.677</text:p>
          </table:table-cell>
          <table:table-cell table:formula="of:=[.B135]" office:value-type="float" office:value="-5.677" calcext:value-type="float">
            <text:p>-5.677</text:p>
          </table:table-cell>
          <table:table-cell table:number-columns-repeated="14"/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office:value-type="float" office:value="-5.675" calcext:value-type="float">
            <text:p>-5.675</text:p>
          </table:table-cell>
          <table:table-cell table:number-columns-repeated="15"/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office:value-type="float" office:value="-5.68" calcext:value-type="float">
            <text:p>-5.68</text:p>
          </table:table-cell>
          <table:table-cell table:number-columns-repeated="15"/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office:value-type="float" office:value="-5.701" calcext:value-type="float">
            <text:p>-5.701</text:p>
          </table:table-cell>
          <table:table-cell table:number-columns-repeated="15"/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office:value-type="float" office:value="-5.726" calcext:value-type="float">
            <text:p>-5.726</text:p>
          </table:table-cell>
          <table:table-cell table:number-columns-repeated="15"/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office:value-type="float" office:value="-5.765" calcext:value-type="float">
            <text:p>-5.765</text:p>
          </table:table-cell>
          <table:table-cell table:number-columns-repeated="15"/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office:value-type="float" office:value="-5.808" calcext:value-type="float">
            <text:p>-5.808</text:p>
          </table:table-cell>
          <table:table-cell table:number-columns-repeated="15"/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office:value-type="float" office:value="-5.845" calcext:value-type="float">
            <text:p>-5.845</text:p>
          </table:table-cell>
          <table:table-cell table:number-columns-repeated="15"/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office:value-type="float" office:value="-5.871" calcext:value-type="float">
            <text:p>-5.871</text:p>
          </table:table-cell>
          <table:table-cell table:number-columns-repeated="15"/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office:value-type="float" office:value="-5.883" calcext:value-type="float">
            <text:p>-5.883</text:p>
          </table:table-cell>
          <table:table-cell table:number-columns-repeated="15"/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office:value-type="float" office:value="-5.891" calcext:value-type="float">
            <text:p>-5.891</text:p>
          </table:table-cell>
          <table:table-cell table:number-columns-repeated="15"/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office:value-type="float" office:value="-5.895" calcext:value-type="float">
            <text:p>-5.895</text:p>
          </table:table-cell>
          <table:table-cell table:formula="of:=[.B146]" office:value-type="float" office:value="-5.895" calcext:value-type="float">
            <text:p>-5.895</text:p>
          </table:table-cell>
          <table:table-cell table:number-columns-repeated="14"/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office:value-type="float" office:value="-5.897" calcext:value-type="float">
            <text:p>-5.897</text:p>
          </table:table-cell>
          <table:table-cell table:number-columns-repeated="15"/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office:value-type="float" office:value="-5.888" calcext:value-type="float">
            <text:p>-5.888</text:p>
          </table:table-cell>
          <table:table-cell table:number-columns-repeated="15"/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office:value-type="float" office:value="-5.867" calcext:value-type="float">
            <text:p>-5.867</text:p>
          </table:table-cell>
          <table:table-cell table:number-columns-repeated="15"/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office:value-type="float" office:value="-5.821" calcext:value-type="float">
            <text:p>-5.821</text:p>
          </table:table-cell>
          <table:table-cell table:number-columns-repeated="15"/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office:value-type="float" office:value="-5.758" calcext:value-type="float">
            <text:p>-5.758</text:p>
          </table:table-cell>
          <table:table-cell table:number-columns-repeated="15"/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office:value-type="float" office:value="-5.656" calcext:value-type="float">
            <text:p>-5.656</text:p>
          </table:table-cell>
          <table:table-cell table:number-columns-repeated="15"/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office:value-type="float" office:value="-5.483" calcext:value-type="float">
            <text:p>-5.483</text:p>
          </table:table-cell>
          <table:table-cell table:number-columns-repeated="15"/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office:value-type="float" office:value="-5.198" calcext:value-type="float">
            <text:p>-5.198</text:p>
          </table:table-cell>
          <table:table-cell table:number-columns-repeated="15"/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office:value-type="float" office:value="-4.756" calcext:value-type="float">
            <text:p>-4.756</text:p>
          </table:table-cell>
          <table:table-cell table:number-columns-repeated="15"/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office:value-type="float" office:value="-4.121" calcext:value-type="float">
            <text:p>-4.121</text:p>
          </table:table-cell>
          <table:table-cell table:number-columns-repeated="15"/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office:value-type="float" office:value="-3.255" calcext:value-type="float">
            <text:p>-3.255</text:p>
          </table:table-cell>
          <table:table-cell table:number-columns-repeated="15"/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office:value-type="float" office:value="-2.155" calcext:value-type="float">
            <text:p>-2.155</text:p>
          </table:table-cell>
          <table:table-cell table:number-columns-repeated="15"/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office:value-type="float" office:value="-0.932" calcext:value-type="float">
            <text:p>-0.932</text:p>
          </table:table-cell>
          <table:table-cell table:number-columns-repeated="15"/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office:value-type="float" office:value="0.133" calcext:value-type="float">
            <text:p>0.133</text:p>
          </table:table-cell>
          <table:table-cell table:number-columns-repeated="15"/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office:value-type="float" office:value="0.92" calcext:value-type="float">
            <text:p>0.92</text:p>
          </table:table-cell>
          <table:table-cell table:formula="of:=[.B161]" office:value-type="float" office:value="0.92" calcext:value-type="float">
            <text:p>0.92</text:p>
          </table:table-cell>
          <table:table-cell table:number-columns-repeated="14"/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office:value-type="float" office:value="1.241" calcext:value-type="float">
            <text:p>1.241</text:p>
          </table:table-cell>
          <table:table-cell table:number-columns-repeated="15"/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office:value-type="float" office:value="1.192" calcext:value-type="float">
            <text:p>1.192</text:p>
          </table:table-cell>
          <table:table-cell table:number-columns-repeated="15"/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office:value-type="float" office:value="0.757" calcext:value-type="float">
            <text:p>0.757</text:p>
          </table:table-cell>
          <table:table-cell table:number-columns-repeated="15"/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office:value-type="float" office:value="0.13" calcext:value-type="float">
            <text:p>0.13</text:p>
          </table:table-cell>
          <table:table-cell table:number-columns-repeated="15"/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office:value-type="float" office:value="-0.573" calcext:value-type="float">
            <text:p>-0.573</text:p>
          </table:table-cell>
          <table:table-cell table:number-columns-repeated="15"/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office:value-type="float" office:value="-1.289" calcext:value-type="float">
            <text:p>-1.289</text:p>
          </table:table-cell>
          <table:table-cell table:number-columns-repeated="15"/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office:value-type="float" office:value="-1.952" calcext:value-type="float">
            <text:p>-1.952</text:p>
          </table:table-cell>
          <table:table-cell table:number-columns-repeated="15"/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office:value-type="float" office:value="-2.548" calcext:value-type="float">
            <text:p>-2.548</text:p>
          </table:table-cell>
          <table:table-cell table:number-columns-repeated="15"/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office:value-type="float" office:value="-3.04" calcext:value-type="float">
            <text:p>-3.04</text:p>
          </table:table-cell>
          <table:table-cell table:number-columns-repeated="15"/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office:value-type="float" office:value="-3.438" calcext:value-type="float">
            <text:p>-3.438</text:p>
          </table:table-cell>
          <table:table-cell table:number-columns-repeated="15"/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office:value-type="float" office:value="-3.746" calcext:value-type="float">
            <text:p>-3.746</text:p>
          </table:table-cell>
          <table:table-cell table:number-columns-repeated="15"/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office:value-type="float" office:value="-3.987" calcext:value-type="float">
            <text:p>-3.987</text:p>
          </table:table-cell>
          <table:table-cell table:number-columns-repeated="15"/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office:value-type="float" office:value="-4.176" calcext:value-type="float">
            <text:p>-4.176</text:p>
          </table:table-cell>
          <table:table-cell table:number-columns-repeated="15"/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office:value-type="float" office:value="-4.343" calcext:value-type="float">
            <text:p>-4.343</text:p>
          </table:table-cell>
          <table:table-cell table:number-columns-repeated="15"/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office:value-type="float" office:value="-4.494" calcext:value-type="float">
            <text:p>-4.494</text:p>
          </table:table-cell>
          <table:table-cell table:number-columns-repeated="15"/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office:value-type="float" office:value="-4.637" calcext:value-type="float">
            <text:p>-4.637</text:p>
          </table:table-cell>
          <table:table-cell table:number-columns-repeated="15"/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office:value-type="float" office:value="-4.776" calcext:value-type="float">
            <text:p>-4.776</text:p>
          </table:table-cell>
          <table:table-cell table:number-columns-repeated="15"/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office:value-type="float" office:value="-4.903" calcext:value-type="float">
            <text:p>-4.903</text:p>
          </table:table-cell>
          <table:table-cell table:number-columns-repeated="15"/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office:value-type="float" office:value="-5.026" calcext:value-type="float">
            <text:p>-5.026</text:p>
          </table:table-cell>
          <table:table-cell table:number-columns-repeated="15"/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office:value-type="float" office:value="-5.126" calcext:value-type="float">
            <text:p>-5.126</text:p>
          </table:table-cell>
          <table:table-cell table:number-columns-repeated="15"/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office:value-type="float" office:value="-5.2" calcext:value-type="float">
            <text:p>-5.2</text:p>
          </table:table-cell>
          <table:table-cell table:number-columns-repeated="15"/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office:value-type="float" office:value="-5.245" calcext:value-type="float">
            <text:p>-5.245</text:p>
          </table:table-cell>
          <table:table-cell table:formula="of:=[.B183]" office:value-type="float" office:value="-5.245" calcext:value-type="float">
            <text:p>-5.245</text:p>
          </table:table-cell>
          <table:table-cell table:number-columns-repeated="14"/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office:value-type="float" office:value="-5.249" calcext:value-type="float">
            <text:p>-5.249</text:p>
          </table:table-cell>
          <table:table-cell table:number-columns-repeated="15"/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office:value-type="float" office:value="-5.229" calcext:value-type="float">
            <text:p>-5.229</text:p>
          </table:table-cell>
          <table:table-cell table:number-columns-repeated="15"/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office:value-type="float" office:value="-5.166" calcext:value-type="float">
            <text:p>-5.166</text:p>
          </table:table-cell>
          <table:table-cell table:number-columns-repeated="15"/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office:value-type="float" office:value="-5.079" calcext:value-type="float">
            <text:p>-5.079</text:p>
          </table:table-cell>
          <table:table-cell table:number-columns-repeated="15"/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office:value-type="float" office:value="-4.949" calcext:value-type="float">
            <text:p>-4.949</text:p>
          </table:table-cell>
          <table:table-cell table:number-columns-repeated="15"/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office:value-type="float" office:value="-4.756" calcext:value-type="float">
            <text:p>-4.756</text:p>
          </table:table-cell>
          <table:table-cell table:number-columns-repeated="15"/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office:value-type="float" office:value="-4.461" calcext:value-type="float">
            <text:p>-4.461</text:p>
          </table:table-cell>
          <table:table-cell table:number-columns-repeated="15"/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office:value-type="float" office:value="-3.993" calcext:value-type="float">
            <text:p>-3.993</text:p>
          </table:table-cell>
          <table:table-cell table:number-columns-repeated="15"/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office:value-type="float" office:value="-3.321" calcext:value-type="float">
            <text:p>-3.321</text:p>
          </table:table-cell>
          <table:table-cell table:number-columns-repeated="15"/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office:value-type="float" office:value="-2.383" calcext:value-type="float">
            <text:p>-2.383</text:p>
          </table:table-cell>
          <table:table-cell table:number-columns-repeated="15"/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office:value-type="float" office:value="-1.181" calcext:value-type="float">
            <text:p>-1.181</text:p>
          </table:table-cell>
          <table:table-cell table:number-columns-repeated="15"/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office:value-type="float" office:value="0.297" calcext:value-type="float">
            <text:p>0.297</text:p>
          </table:table-cell>
          <table:table-cell table:number-columns-repeated="15"/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office:value-type="float" office:value="2.003" calcext:value-type="float">
            <text:p>2.003</text:p>
          </table:table-cell>
          <table:table-cell table:number-columns-repeated="15"/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office:value-type="float" office:value="3.87" calcext:value-type="float">
            <text:p>3.87</text:p>
          </table:table-cell>
          <table:table-cell table:number-columns-repeated="15"/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office:value-type="float" office:value="5.805" calcext:value-type="float">
            <text:p>5.805</text:p>
          </table:table-cell>
          <table:table-cell table:number-columns-repeated="15"/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office:value-type="float" office:value="7.695" calcext:value-type="float">
            <text:p>7.695</text:p>
          </table:table-cell>
          <table:table-cell table:number-columns-repeated="15"/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office:value-type="float" office:value="9.42" calcext:value-type="float">
            <text:p>9.42</text:p>
          </table:table-cell>
          <table:table-cell table:number-columns-repeated="15"/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office:value-type="float" office:value="10.763" calcext:value-type="float">
            <text:p>10.763</text:p>
          </table:table-cell>
          <table:table-cell table:number-columns-repeated="15"/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office:value-type="float" office:value="11.717" calcext:value-type="float">
            <text:p>11.717</text:p>
          </table:table-cell>
          <table:table-cell table:formula="of:=[.B202]" office:value-type="float" office:value="11.717" calcext:value-type="float">
            <text:p>11.717</text:p>
          </table:table-cell>
          <table:table-cell table:number-columns-repeated="14"/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office:value-type="float" office:value="12.136" calcext:value-type="float">
            <text:p>12.136</text:p>
          </table:table-cell>
          <table:table-cell table:number-columns-repeated="15"/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office:value-type="float" office:value="12.061" calcext:value-type="float">
            <text:p>12.061</text:p>
          </table:table-cell>
          <table:table-cell table:number-columns-repeated="15"/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office:value-type="float" office:value="11.419" calcext:value-type="float">
            <text:p>11.419</text:p>
          </table:table-cell>
          <table:table-cell table:number-columns-repeated="15"/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office:value-type="float" office:value="10.356" calcext:value-type="float">
            <text:p>10.356</text:p>
          </table:table-cell>
          <table:table-cell table:number-columns-repeated="15"/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office:value-type="float" office:value="9.015" calcext:value-type="float">
            <text:p>9.015</text:p>
          </table:table-cell>
          <table:table-cell table:number-columns-repeated="15"/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office:value-type="float" office:value="7.544" calcext:value-type="float">
            <text:p>7.544</text:p>
          </table:table-cell>
          <table:table-cell table:number-columns-repeated="15"/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office:value-type="float" office:value="6.072" calcext:value-type="float">
            <text:p>6.072</text:p>
          </table:table-cell>
          <table:table-cell table:number-columns-repeated="15"/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office:value-type="float" office:value="4.693" calcext:value-type="float">
            <text:p>4.693</text:p>
          </table:table-cell>
          <table:table-cell table:number-columns-repeated="15"/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office:value-type="float" office:value="3.443" calcext:value-type="float">
            <text:p>3.443</text:p>
          </table:table-cell>
          <table:table-cell table:number-columns-repeated="15"/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office:value-type="float" office:value="2.337" calcext:value-type="float">
            <text:p>2.337</text:p>
          </table:table-cell>
          <table:table-cell table:number-columns-repeated="15"/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office:value-type="float" office:value="1.376" calcext:value-type="float">
            <text:p>1.376</text:p>
          </table:table-cell>
          <table:table-cell table:number-columns-repeated="15"/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office:value-type="float" office:value="0.543" calcext:value-type="float">
            <text:p>0.543</text:p>
          </table:table-cell>
          <table:table-cell table:number-columns-repeated="15"/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office:value-type="float" office:value="-0.176" calcext:value-type="float">
            <text:p>-0.176</text:p>
          </table:table-cell>
          <table:table-cell table:number-columns-repeated="15"/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office:value-type="float" office:value="-0.807" calcext:value-type="float">
            <text:p>-0.807</text:p>
          </table:table-cell>
          <table:table-cell table:number-columns-repeated="15"/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office:value-type="float" office:value="-1.347" calcext:value-type="float">
            <text:p>-1.347</text:p>
          </table:table-cell>
          <table:table-cell table:number-columns-repeated="15"/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office:value-type="float" office:value="-1.811" calcext:value-type="float">
            <text:p>-1.811</text:p>
          </table:table-cell>
          <table:table-cell table:number-columns-repeated="15"/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office:value-type="float" office:value="-2.221" calcext:value-type="float">
            <text:p>-2.221</text:p>
          </table:table-cell>
          <table:table-cell table:number-columns-repeated="15"/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office:value-type="float" office:value="-2.576" calcext:value-type="float">
            <text:p>-2.576</text:p>
          </table:table-cell>
          <table:table-cell table:number-columns-repeated="15"/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office:value-type="float" office:value="-2.89" calcext:value-type="float">
            <text:p>-2.89</text:p>
          </table:table-cell>
          <table:table-cell table:number-columns-repeated="15"/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office:value-type="float" office:value="-3.153" calcext:value-type="float">
            <text:p>-3.153</text:p>
          </table:table-cell>
          <table:table-cell table:number-columns-repeated="15"/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office:value-type="float" office:value="-3.389" calcext:value-type="float">
            <text:p>-3.389</text:p>
          </table:table-cell>
          <table:table-cell table:number-columns-repeated="15"/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office:value-type="float" office:value="-3.588" calcext:value-type="float">
            <text:p>-3.588</text:p>
          </table:table-cell>
          <table:table-cell table:number-columns-repeated="15"/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office:value-type="float" office:value="-3.765" calcext:value-type="float">
            <text:p>-3.765</text:p>
          </table:table-cell>
          <table:table-cell table:number-columns-repeated="15"/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office:value-type="float" office:value="-3.931" calcext:value-type="float">
            <text:p>-3.931</text:p>
          </table:table-cell>
          <table:table-cell table:number-columns-repeated="15"/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office:value-type="float" office:value="-4.079" calcext:value-type="float">
            <text:p>-4.079</text:p>
          </table:table-cell>
          <table:table-cell table:number-columns-repeated="15"/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office:value-type="float" office:value="-4.222" calcext:value-type="float">
            <text:p>-4.222</text:p>
          </table:table-cell>
          <table:table-cell table:number-columns-repeated="15"/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office:value-type="float" office:value="-4.35" calcext:value-type="float">
            <text:p>-4.35</text:p>
          </table:table-cell>
          <table:table-cell table:number-columns-repeated="15"/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 office:value-type="float" office:value="-4.484" calcext:value-type="float">
            <text:p>-4.484</text:p>
          </table:table-cell>
          <table:table-cell table:number-columns-repeated="15"/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 office:value-type="float" office:value="-4.617" calcext:value-type="float">
            <text:p>-4.617</text:p>
          </table:table-cell>
          <table:table-cell table:number-columns-repeated="15"/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 office:value-type="float" office:value="-4.75" calcext:value-type="float">
            <text:p>-4.75</text:p>
          </table:table-cell>
          <table:table-cell table:number-columns-repeated="15"/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 office:value-type="float" office:value="-4.883" calcext:value-type="float">
            <text:p>-4.883</text:p>
          </table:table-cell>
          <table:table-cell table:number-columns-repeated="15"/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 office:value-type="float" office:value="-5.017" calcext:value-type="float">
            <text:p>-5.017</text:p>
          </table:table-cell>
          <table:table-cell table:number-columns-repeated="15"/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 office:value-type="float" office:value="-5.15" calcext:value-type="float">
            <text:p>-5.15</text:p>
          </table:table-cell>
          <table:table-cell table:number-columns-repeated="15"/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 office:value-type="float" office:value="-5.273" calcext:value-type="float">
            <text:p>-5.273</text:p>
          </table:table-cell>
          <table:table-cell table:number-columns-repeated="15"/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 office:value-type="float" office:value="-5.385" calcext:value-type="float">
            <text:p>-5.385</text:p>
          </table:table-cell>
          <table:table-cell table:number-columns-repeated="15"/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 office:value-type="float" office:value="-5.492" calcext:value-type="float">
            <text:p>-5.492</text:p>
          </table:table-cell>
          <table:table-cell table:number-columns-repeated="15"/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 office:value-type="float" office:value="-5.585" calcext:value-type="float">
            <text:p>-5.585</text:p>
          </table:table-cell>
          <table:table-cell table:number-columns-repeated="15"/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 office:value-type="float" office:value="-5.665" calcext:value-type="float">
            <text:p>-5.665</text:p>
          </table:table-cell>
          <table:table-cell table:number-columns-repeated="15"/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 office:value-type="float" office:value="-5.74" calcext:value-type="float">
            <text:p>-5.74</text:p>
          </table:table-cell>
          <table:table-cell table:number-columns-repeated="15"/>
        </table:table-row>
        <table:table-row table:style-name="ro1">
          <table:table-cell table:formula="of:=[.A241]+1" office:value-type="float" office:value="242" calcext:value-type="float">
            <text:p>242</text:p>
          </table:table-cell>
          <table:table-cell office:value-type="float" office:value="-5.801" calcext:value-type="float">
            <text:p>-5.801</text:p>
          </table:table-cell>
          <table:table-cell table:number-columns-repeated="15"/>
        </table:table-row>
        <table:table-row table:style-name="ro1">
          <table:table-cell table:formula="of:=[.A242]+1" office:value-type="float" office:value="243" calcext:value-type="float">
            <text:p>243</text:p>
          </table:table-cell>
          <table:table-cell office:value-type="float" office:value="-5.858" calcext:value-type="float">
            <text:p>-5.858</text:p>
          </table:table-cell>
          <table:table-cell table:number-columns-repeated="15"/>
        </table:table-row>
        <table:table-row table:style-name="ro1">
          <table:table-cell table:formula="of:=[.A243]+1" office:value-type="float" office:value="244" calcext:value-type="float">
            <text:p>244</text:p>
          </table:table-cell>
          <table:table-cell office:value-type="float" office:value="-5.902" calcext:value-type="float">
            <text:p>-5.902</text:p>
          </table:table-cell>
          <table:table-cell table:number-columns-repeated="15"/>
        </table:table-row>
        <table:table-row table:style-name="ro1">
          <table:table-cell table:formula="of:=[.A244]+1" office:value-type="float" office:value="245" calcext:value-type="float">
            <text:p>245</text:p>
          </table:table-cell>
          <table:table-cell office:value-type="float" office:value="-5.942" calcext:value-type="float">
            <text:p>-5.942</text:p>
          </table:table-cell>
          <table:table-cell table:number-columns-repeated="15"/>
        </table:table-row>
        <table:table-row table:style-name="ro1">
          <table:table-cell table:formula="of:=[.A245]+1" office:value-type="float" office:value="246" calcext:value-type="float">
            <text:p>246</text:p>
          </table:table-cell>
          <table:table-cell office:value-type="float" office:value="-5.979" calcext:value-type="float">
            <text:p>-5.979</text:p>
          </table:table-cell>
          <table:table-cell table:number-columns-repeated="15"/>
        </table:table-row>
        <table:table-row table:style-name="ro1">
          <table:table-cell table:formula="of:=[.A246]+1" office:value-type="float" office:value="247" calcext:value-type="float">
            <text:p>247</text:p>
          </table:table-cell>
          <table:table-cell office:value-type="float" office:value="-6.014" calcext:value-type="float">
            <text:p>-6.014</text:p>
          </table:table-cell>
          <table:table-cell table:number-columns-repeated="15"/>
        </table:table-row>
        <table:table-row table:style-name="ro1">
          <table:table-cell table:formula="of:=[.A247]+1" office:value-type="float" office:value="248" calcext:value-type="float">
            <text:p>248</text:p>
          </table:table-cell>
          <table:table-cell office:value-type="float" office:value="-6.049" calcext:value-type="float">
            <text:p>-6.049</text:p>
          </table:table-cell>
          <table:table-cell table:number-columns-repeated="15"/>
        </table:table-row>
        <table:table-row table:style-name="ro1">
          <table:table-cell table:formula="of:=[.A248]+1" office:value-type="float" office:value="249" calcext:value-type="float">
            <text:p>249</text:p>
          </table:table-cell>
          <table:table-cell office:value-type="float" office:value="-6.073" calcext:value-type="float">
            <text:p>-6.073</text:p>
          </table:table-cell>
          <table:table-cell table:number-columns-repeated="15"/>
        </table:table-row>
        <table:table-row table:style-name="ro1">
          <table:table-cell table:formula="of:=[.A249]+1" office:value-type="float" office:value="250" calcext:value-type="float">
            <text:p>250</text:p>
          </table:table-cell>
          <table:table-cell office:value-type="float" office:value="-6.094" calcext:value-type="float">
            <text:p>-6.094</text:p>
          </table:table-cell>
          <table:table-cell table:number-columns-repeated="15"/>
        </table:table-row>
        <table:table-row table:style-name="ro1">
          <table:table-cell table:formula="of:=[.A250]+1" office:value-type="float" office:value="251" calcext:value-type="float">
            <text:p>251</text:p>
          </table:table-cell>
          <table:table-cell office:value-type="float" office:value="-6.113" calcext:value-type="float">
            <text:p>-6.113</text:p>
          </table:table-cell>
          <table:table-cell table:number-columns-repeated="15"/>
        </table:table-row>
        <table:table-row table:style-name="ro1">
          <table:table-cell table:formula="of:=[.A251]+1" office:value-type="float" office:value="252" calcext:value-type="float">
            <text:p>252</text:p>
          </table:table-cell>
          <table:table-cell office:value-type="float" office:value="-6.132" calcext:value-type="float">
            <text:p>-6.132</text:p>
          </table:table-cell>
          <table:table-cell table:number-columns-repeated="15"/>
        </table:table-row>
        <table:table-row table:style-name="ro1">
          <table:table-cell table:formula="of:=[.A252]+1" office:value-type="float" office:value="253" calcext:value-type="float">
            <text:p>253</text:p>
          </table:table-cell>
          <table:table-cell office:value-type="float" office:value="-6.139" calcext:value-type="float">
            <text:p>-6.139</text:p>
          </table:table-cell>
          <table:table-cell table:formula="of:=[.B253]" office:value-type="float" office:value="-6.139" calcext:value-type="float">
            <text:p>-6.139</text:p>
          </table:table-cell>
          <table:table-cell table:number-columns-repeated="14"/>
        </table:table-row>
        <table:table-row table:style-name="ro1">
          <table:table-cell table:formula="of:=[.A253]+1" office:value-type="float" office:value="254" calcext:value-type="float">
            <text:p>254</text:p>
          </table:table-cell>
          <table:table-cell office:value-type="float" office:value="-6.144" calcext:value-type="float">
            <text:p>-6.144</text:p>
          </table:table-cell>
          <table:table-cell table:number-columns-repeated="15"/>
        </table:table-row>
        <table:table-row table:style-name="ro1">
          <table:table-cell table:formula="of:=[.A254]+1" office:value-type="float" office:value="255" calcext:value-type="float">
            <text:p>255</text:p>
          </table:table-cell>
          <table:table-cell office:value-type="float" office:value="-6.137" calcext:value-type="float">
            <text:p>-6.137</text:p>
          </table:table-cell>
          <table:table-cell table:number-columns-repeated="15"/>
        </table:table-row>
        <table:table-row table:style-name="ro1">
          <table:table-cell table:formula="of:=[.A255]+1" office:value-type="float" office:value="256" calcext:value-type="float">
            <text:p>256</text:p>
          </table:table-cell>
          <table:table-cell office:value-type="float" office:value="-6.106" calcext:value-type="float">
            <text:p>-6.106</text:p>
          </table:table-cell>
          <table:table-cell table:number-columns-repeated="15"/>
        </table:table-row>
        <table:table-row table:style-name="ro1">
          <table:table-cell table:formula="of:=[.A256]+1" office:value-type="float" office:value="257" calcext:value-type="float">
            <text:p>257</text:p>
          </table:table-cell>
          <table:table-cell office:value-type="float" office:value="-6.059" calcext:value-type="float">
            <text:p>-6.059</text:p>
          </table:table-cell>
          <table:table-cell table:number-columns-repeated="15"/>
        </table:table-row>
        <table:table-row table:style-name="ro1">
          <table:table-cell table:formula="of:=[.A257]+1" office:value-type="float" office:value="258" calcext:value-type="float">
            <text:p>258</text:p>
          </table:table-cell>
          <table:table-cell office:value-type="float" office:value="-5.993" calcext:value-type="float">
            <text:p>-5.993</text:p>
          </table:table-cell>
          <table:table-cell table:number-columns-repeated="15"/>
        </table:table-row>
        <table:table-row table:style-name="ro1">
          <table:table-cell table:formula="of:=[.A258]+1" office:value-type="float" office:value="259" calcext:value-type="float">
            <text:p>259</text:p>
          </table:table-cell>
          <table:table-cell office:value-type="float" office:value="-5.91" calcext:value-type="float">
            <text:p>-5.91</text:p>
          </table:table-cell>
          <table:table-cell table:number-columns-repeated="15"/>
        </table:table-row>
        <table:table-row table:style-name="ro1">
          <table:table-cell table:formula="of:=[.A259]+1" office:value-type="float" office:value="260" calcext:value-type="float">
            <text:p>260</text:p>
          </table:table-cell>
          <table:table-cell office:value-type="float" office:value="-5.801" calcext:value-type="float">
            <text:p>-5.801</text:p>
          </table:table-cell>
          <table:table-cell table:number-columns-repeated="15"/>
        </table:table-row>
        <table:table-row table:style-name="ro1">
          <table:table-cell table:formula="of:=[.A260]+1" office:value-type="float" office:value="261" calcext:value-type="float">
            <text:p>261</text:p>
          </table:table-cell>
          <table:table-cell office:value-type="float" office:value="-5.662" calcext:value-type="float">
            <text:p>-5.662</text:p>
          </table:table-cell>
          <table:table-cell table:number-columns-repeated="15"/>
        </table:table-row>
        <table:table-row table:style-name="ro1">
          <table:table-cell table:formula="of:=[.A261]+1" office:value-type="float" office:value="262" calcext:value-type="float">
            <text:p>262</text:p>
          </table:table-cell>
          <table:table-cell office:value-type="float" office:value="-5.493" calcext:value-type="float">
            <text:p>-5.493</text:p>
          </table:table-cell>
          <table:table-cell table:number-columns-repeated="15"/>
        </table:table-row>
        <table:table-row table:style-name="ro1">
          <table:table-cell table:formula="of:=[.A262]+1" office:value-type="float" office:value="263" calcext:value-type="float">
            <text:p>263</text:p>
          </table:table-cell>
          <table:table-cell office:value-type="float" office:value="-5.291" calcext:value-type="float">
            <text:p>-5.291</text:p>
          </table:table-cell>
          <table:table-cell table:number-columns-repeated="15"/>
        </table:table-row>
        <table:table-row table:style-name="ro1">
          <table:table-cell table:formula="of:=[.A263]+1" office:value-type="float" office:value="264" calcext:value-type="float">
            <text:p>264</text:p>
          </table:table-cell>
          <table:table-cell office:value-type="float" office:value="-5.067" calcext:value-type="float">
            <text:p>-5.067</text:p>
          </table:table-cell>
          <table:table-cell table:number-columns-repeated="15"/>
        </table:table-row>
        <table:table-row table:style-name="ro1">
          <table:table-cell table:formula="of:=[.A264]+1" office:value-type="float" office:value="265" calcext:value-type="float">
            <text:p>265</text:p>
          </table:table-cell>
          <table:table-cell office:value-type="float" office:value="-4.842" calcext:value-type="float">
            <text:p>-4.842</text:p>
          </table:table-cell>
          <table:table-cell table:number-columns-repeated="15"/>
        </table:table-row>
        <table:table-row table:style-name="ro1">
          <table:table-cell table:formula="of:=[.A265]+1" office:value-type="float" office:value="266" calcext:value-type="float">
            <text:p>266</text:p>
          </table:table-cell>
          <table:table-cell office:value-type="float" office:value="-4.632" calcext:value-type="float">
            <text:p>-4.632</text:p>
          </table:table-cell>
          <table:table-cell table:number-columns-repeated="15"/>
        </table:table-row>
        <table:table-row table:style-name="ro1">
          <table:table-cell table:formula="of:=[.A266]+1" office:value-type="float" office:value="267" calcext:value-type="float">
            <text:p>267</text:p>
          </table:table-cell>
          <table:table-cell office:value-type="float" office:value="-4.455" calcext:value-type="float">
            <text:p>-4.455</text:p>
          </table:table-cell>
          <table:table-cell table:number-columns-repeated="15"/>
        </table:table-row>
        <table:table-row table:style-name="ro1">
          <table:table-cell table:formula="of:=[.A267]+1" office:value-type="float" office:value="268" calcext:value-type="float">
            <text:p>268</text:p>
          </table:table-cell>
          <table:table-cell office:value-type="float" office:value="-4.317" calcext:value-type="float">
            <text:p>-4.317</text:p>
          </table:table-cell>
          <table:table-cell table:number-columns-repeated="15"/>
        </table:table-row>
        <table:table-row table:style-name="ro1">
          <table:table-cell table:formula="of:=[.A268]+1" office:value-type="float" office:value="269" calcext:value-type="float">
            <text:p>269</text:p>
          </table:table-cell>
          <table:table-cell office:value-type="float" office:value="-4.214" calcext:value-type="float">
            <text:p>-4.214</text:p>
          </table:table-cell>
          <table:table-cell table:number-columns-repeated="15"/>
        </table:table-row>
        <table:table-row table:style-name="ro1">
          <table:table-cell table:formula="of:=[.A269]+1" office:value-type="float" office:value="270" calcext:value-type="float">
            <text:p>270</text:p>
          </table:table-cell>
          <table:table-cell office:value-type="float" office:value="-4.126" calcext:value-type="float">
            <text:p>-4.126</text:p>
          </table:table-cell>
          <table:table-cell table:number-columns-repeated="15"/>
        </table:table-row>
        <table:table-row table:style-name="ro1">
          <table:table-cell table:formula="of:=[.A270]+1" office:value-type="float" office:value="271" calcext:value-type="float">
            <text:p>271</text:p>
          </table:table-cell>
          <table:table-cell office:value-type="float" office:value="-4.048" calcext:value-type="float">
            <text:p>-4.048</text:p>
          </table:table-cell>
          <table:table-cell table:number-columns-repeated="15"/>
        </table:table-row>
        <table:table-row table:style-name="ro1">
          <table:table-cell table:formula="of:=[.A271]+1" office:value-type="float" office:value="272" calcext:value-type="float">
            <text:p>272</text:p>
          </table:table-cell>
          <table:table-cell office:value-type="float" office:value="-3.975" calcext:value-type="float">
            <text:p>-3.975</text:p>
          </table:table-cell>
          <table:table-cell table:number-columns-repeated="15"/>
        </table:table-row>
        <table:table-row table:style-name="ro1">
          <table:table-cell table:formula="of:=[.A272]+1" office:value-type="float" office:value="273" calcext:value-type="float">
            <text:p>273</text:p>
          </table:table-cell>
          <table:table-cell office:value-type="float" office:value="-3.915" calcext:value-type="float">
            <text:p>-3.915</text:p>
          </table:table-cell>
          <table:table-cell table:number-columns-repeated="15"/>
        </table:table-row>
        <table:table-row table:style-name="ro1">
          <table:table-cell table:formula="of:=[.A273]+1" office:value-type="float" office:value="274" calcext:value-type="float">
            <text:p>274</text:p>
          </table:table-cell>
          <table:table-cell office:value-type="float" office:value="-3.868" calcext:value-type="float">
            <text:p>-3.868</text:p>
          </table:table-cell>
          <table:table-cell table:number-columns-repeated="15"/>
        </table:table-row>
        <table:table-row table:style-name="ro1">
          <table:table-cell table:formula="of:=[.A274]+1" office:value-type="float" office:value="275" calcext:value-type="float">
            <text:p>275</text:p>
          </table:table-cell>
          <table:table-cell office:value-type="float" office:value="-3.837" calcext:value-type="float">
            <text:p>-3.837</text:p>
          </table:table-cell>
          <table:table-cell table:number-columns-repeated="15"/>
        </table:table-row>
        <table:table-row table:style-name="ro1">
          <table:table-cell table:formula="of:=[.A275]+1" office:value-type="float" office:value="276" calcext:value-type="float">
            <text:p>276</text:p>
          </table:table-cell>
          <table:table-cell office:value-type="float" office:value="-3.811" calcext:value-type="float">
            <text:p>-3.811</text:p>
          </table:table-cell>
          <table:table-cell table:number-columns-repeated="15"/>
        </table:table-row>
        <table:table-row table:style-name="ro1">
          <table:table-cell table:formula="of:=[.A276]+1" office:value-type="float" office:value="277" calcext:value-type="float">
            <text:p>277</text:p>
          </table:table-cell>
          <table:table-cell office:value-type="float" office:value="-3.769" calcext:value-type="float">
            <text:p>-3.769</text:p>
          </table:table-cell>
          <table:table-cell table:number-columns-repeated="15"/>
        </table:table-row>
        <table:table-row table:style-name="ro1">
          <table:table-cell table:formula="of:=[.A277]+1" office:value-type="float" office:value="278" calcext:value-type="float">
            <text:p>278</text:p>
          </table:table-cell>
          <table:table-cell office:value-type="float" office:value="-3.686" calcext:value-type="float">
            <text:p>-3.686</text:p>
          </table:table-cell>
          <table:table-cell table:number-columns-repeated="15"/>
        </table:table-row>
        <table:table-row table:style-name="ro1">
          <table:table-cell table:formula="of:=[.A278]+1" office:value-type="float" office:value="279" calcext:value-type="float">
            <text:p>279</text:p>
          </table:table-cell>
          <table:table-cell office:value-type="float" office:value="-3.561" calcext:value-type="float">
            <text:p>-3.561</text:p>
          </table:table-cell>
          <table:table-cell table:number-columns-repeated="15"/>
        </table:table-row>
        <table:table-row table:style-name="ro1">
          <table:table-cell table:formula="of:=[.A279]+1" office:value-type="float" office:value="280" calcext:value-type="float">
            <text:p>280</text:p>
          </table:table-cell>
          <table:table-cell office:value-type="float" office:value="-3.399" calcext:value-type="float">
            <text:p>-3.399</text:p>
          </table:table-cell>
          <table:table-cell table:number-columns-repeated="15"/>
        </table:table-row>
        <table:table-row table:style-name="ro1">
          <table:table-cell table:formula="of:=[.A280]+1" office:value-type="float" office:value="281" calcext:value-type="float">
            <text:p>281</text:p>
          </table:table-cell>
          <table:table-cell office:value-type="float" office:value="-3.222" calcext:value-type="float">
            <text:p>-3.222</text:p>
          </table:table-cell>
          <table:table-cell table:number-columns-repeated="15"/>
        </table:table-row>
        <table:table-row table:style-name="ro1">
          <table:table-cell table:formula="of:=[.A281]+1" office:value-type="float" office:value="282" calcext:value-type="float">
            <text:p>282</text:p>
          </table:table-cell>
          <table:table-cell office:value-type="float" office:value="-3.024" calcext:value-type="float">
            <text:p>-3.024</text:p>
          </table:table-cell>
          <table:table-cell table:number-columns-repeated="15"/>
        </table:table-row>
        <table:table-row table:style-name="ro1">
          <table:table-cell table:formula="of:=[.A282]+1" office:value-type="float" office:value="283" calcext:value-type="float">
            <text:p>283</text:p>
          </table:table-cell>
          <table:table-cell office:value-type="float" office:value="-2.789" calcext:value-type="float">
            <text:p>-2.789</text:p>
          </table:table-cell>
          <table:table-cell table:number-columns-repeated="15"/>
        </table:table-row>
        <table:table-row table:style-name="ro1">
          <table:table-cell table:formula="of:=[.A283]+1" office:value-type="float" office:value="284" calcext:value-type="float">
            <text:p>284</text:p>
          </table:table-cell>
          <table:table-cell office:value-type="float" office:value="-2.483" calcext:value-type="float">
            <text:p>-2.483</text:p>
          </table:table-cell>
          <table:table-cell table:number-columns-repeated="15"/>
        </table:table-row>
        <table:table-row table:style-name="ro1">
          <table:table-cell table:formula="of:=[.A284]+1" office:value-type="float" office:value="285" calcext:value-type="float">
            <text:p>285</text:p>
          </table:table-cell>
          <table:table-cell office:value-type="float" office:value="-2.074" calcext:value-type="float">
            <text:p>-2.074</text:p>
          </table:table-cell>
          <table:table-cell table:number-columns-repeated="15"/>
        </table:table-row>
        <table:table-row table:style-name="ro1">
          <table:table-cell table:formula="of:=[.A285]+1" office:value-type="float" office:value="286" calcext:value-type="float">
            <text:p>286</text:p>
          </table:table-cell>
          <table:table-cell office:value-type="float" office:value="-1.531" calcext:value-type="float">
            <text:p>-1.531</text:p>
          </table:table-cell>
          <table:table-cell table:number-columns-repeated="15"/>
        </table:table-row>
        <table:table-row table:style-name="ro1">
          <table:table-cell table:formula="of:=[.A286]+1" office:value-type="float" office:value="287" calcext:value-type="float">
            <text:p>287</text:p>
          </table:table-cell>
          <table:table-cell office:value-type="float" office:value="-0.881" calcext:value-type="float">
            <text:p>-0.881</text:p>
          </table:table-cell>
          <table:table-cell table:number-columns-repeated="15"/>
        </table:table-row>
        <table:table-row table:style-name="ro1">
          <table:table-cell table:formula="of:=[.A287]+1" office:value-type="float" office:value="288" calcext:value-type="float">
            <text:p>288</text:p>
          </table:table-cell>
          <table:table-cell office:value-type="float" office:value="-0.253" calcext:value-type="float">
            <text:p>-0.253</text:p>
          </table:table-cell>
          <table:table-cell table:number-columns-repeated="15"/>
        </table:table-row>
        <table:table-row table:style-name="ro1">
          <table:table-cell table:formula="of:=[.A288]+1" office:value-type="float" office:value="289" calcext:value-type="float">
            <text:p>289</text:p>
          </table:table-cell>
          <table:table-cell office:value-type="float" office:value="0.243" calcext:value-type="float">
            <text:p>0.243</text:p>
          </table:table-cell>
          <table:table-cell table:number-columns-repeated="15"/>
        </table:table-row>
        <table:table-row table:style-name="ro1">
          <table:table-cell table:formula="of:=[.A289]+1" office:value-type="float" office:value="290" calcext:value-type="float">
            <text:p>290</text:p>
          </table:table-cell>
          <table:table-cell office:value-type="float" office:value="0.638" calcext:value-type="float">
            <text:p>0.638</text:p>
          </table:table-cell>
          <table:table-cell table:number-columns-repeated="15"/>
        </table:table-row>
        <table:table-row table:style-name="ro1">
          <table:table-cell table:formula="of:=[.A290]+1" office:value-type="float" office:value="291" calcext:value-type="float">
            <text:p>291</text:p>
          </table:table-cell>
          <table:table-cell office:value-type="float" office:value="1.326" calcext:value-type="float">
            <text:p>1.326</text:p>
          </table:table-cell>
          <table:table-cell table:number-columns-repeated="15"/>
        </table:table-row>
        <table:table-row table:style-name="ro1">
          <table:table-cell table:formula="of:=[.A291]+1" office:value-type="float" office:value="292" calcext:value-type="float">
            <text:p>292</text:p>
          </table:table-cell>
          <table:table-cell office:value-type="float" office:value="3.003" calcext:value-type="float">
            <text:p>3.003</text:p>
          </table:table-cell>
          <table:table-cell table:number-columns-repeated="15"/>
        </table:table-row>
        <table:table-row table:style-name="ro1">
          <table:table-cell table:formula="of:=[.A292]+1" office:value-type="float" office:value="293" calcext:value-type="float">
            <text:p>293</text:p>
          </table:table-cell>
          <table:table-cell office:value-type="float" office:value="6.326" calcext:value-type="float">
            <text:p>6.326</text:p>
          </table:table-cell>
          <table:table-cell table:number-columns-repeated="15"/>
        </table:table-row>
        <table:table-row table:style-name="ro1">
          <table:table-cell table:formula="of:=[.A293]+1" office:value-type="float" office:value="294" calcext:value-type="float">
            <text:p>294</text:p>
          </table:table-cell>
          <table:table-cell office:value-type="float" office:value="11.196" calcext:value-type="float">
            <text:p>11.196</text:p>
          </table:table-cell>
          <table:table-cell table:number-columns-repeated="15"/>
        </table:table-row>
        <table:table-row table:style-name="ro1">
          <table:table-cell table:formula="of:=[.A294]+1" office:value-type="float" office:value="295" calcext:value-type="float">
            <text:p>295</text:p>
          </table:table-cell>
          <table:table-cell office:value-type="float" office:value="16.044" calcext:value-type="float">
            <text:p>16.044</text:p>
          </table:table-cell>
          <table:table-cell table:number-columns-repeated="15"/>
        </table:table-row>
        <table:table-row table:style-name="ro1">
          <table:table-cell table:formula="of:=[.A295]+1" office:value-type="float" office:value="296" calcext:value-type="float">
            <text:p>296</text:p>
          </table:table-cell>
          <table:table-cell office:value-type="float" office:value="20.028" calcext:value-type="float">
            <text:p>20.028</text:p>
          </table:table-cell>
          <table:table-cell table:number-columns-repeated="15"/>
        </table:table-row>
        <table:table-row table:style-name="ro1">
          <table:table-cell table:formula="of:=[.A296]+1" office:value-type="float" office:value="297" calcext:value-type="float">
            <text:p>297</text:p>
          </table:table-cell>
          <table:table-cell office:value-type="float" office:value="22.444" calcext:value-type="float">
            <text:p>22.444</text:p>
          </table:table-cell>
          <table:table-cell table:number-columns-repeated="15"/>
        </table:table-row>
        <table:table-row table:style-name="ro1">
          <table:table-cell table:formula="of:=[.A297]+1" office:value-type="float" office:value="298" calcext:value-type="float">
            <text:p>298</text:p>
          </table:table-cell>
          <table:table-cell office:value-type="float" office:value="24.094" calcext:value-type="float">
            <text:p>24.094</text:p>
          </table:table-cell>
          <table:table-cell table:number-columns-repeated="15"/>
        </table:table-row>
        <table:table-row table:style-name="ro1">
          <table:table-cell table:formula="of:=[.A298]+1" office:value-type="float" office:value="299" calcext:value-type="float">
            <text:p>299</text:p>
          </table:table-cell>
          <table:table-cell office:value-type="float" office:value="26.608" calcext:value-type="float">
            <text:p>26.608</text:p>
          </table:table-cell>
          <table:table-cell table:number-columns-repeated="15"/>
        </table:table-row>
        <table:table-row table:style-name="ro1">
          <table:table-cell table:formula="of:=[.A299]+1" office:value-type="float" office:value="300" calcext:value-type="float">
            <text:p>300</text:p>
          </table:table-cell>
          <table:table-cell office:value-type="float" office:value="32.6" calcext:value-type="float">
            <text:p>32.6</text:p>
          </table:table-cell>
          <table:table-cell table:number-columns-repeated="15"/>
        </table:table-row>
        <table:table-row table:style-name="ro1">
          <table:table-cell table:formula="of:=[.A300]+1" office:value-type="float" office:value="301" calcext:value-type="float">
            <text:p>301</text:p>
          </table:table-cell>
          <table:table-cell office:value-type="float" office:value="44.652" calcext:value-type="float">
            <text:p>44.652</text:p>
          </table:table-cell>
          <table:table-cell table:number-columns-repeated="15"/>
        </table:table-row>
        <table:table-row table:style-name="ro1">
          <table:table-cell table:formula="of:=[.A301]+1" office:value-type="float" office:value="302" calcext:value-type="float">
            <text:p>302</text:p>
          </table:table-cell>
          <table:table-cell office:value-type="float" office:value="64.36" calcext:value-type="float">
            <text:p>64.36</text:p>
          </table:table-cell>
          <table:table-cell table:number-columns-repeated="15"/>
        </table:table-row>
        <table:table-row table:style-name="ro1">
          <table:table-cell table:formula="of:=[.A302]+1" office:value-type="float" office:value="303" calcext:value-type="float">
            <text:p>303</text:p>
          </table:table-cell>
          <table:table-cell office:value-type="float" office:value="95.782" calcext:value-type="float">
            <text:p>95.782</text:p>
          </table:table-cell>
          <table:table-cell table:number-columns-repeated="15"/>
        </table:table-row>
        <table:table-row table:style-name="ro1">
          <table:table-cell table:formula="of:=[.A303]+1" office:value-type="float" office:value="304" calcext:value-type="float">
            <text:p>304</text:p>
          </table:table-cell>
          <table:table-cell office:value-type="float" office:value="145.769" calcext:value-type="float">
            <text:p>145.769</text:p>
          </table:table-cell>
          <table:table-cell table:number-columns-repeated="15"/>
        </table:table-row>
        <table:table-row table:style-name="ro1">
          <table:table-cell table:formula="of:=[.A304]+1" office:value-type="float" office:value="305" calcext:value-type="float">
            <text:p>305</text:p>
          </table:table-cell>
          <table:table-cell office:value-type="float" office:value="214.03" calcext:value-type="float">
            <text:p>214.03</text:p>
          </table:table-cell>
          <table:table-cell table:number-columns-repeated="15"/>
        </table:table-row>
        <table:table-row table:style-name="ro1">
          <table:table-cell table:formula="of:=[.A305]+1" office:value-type="float" office:value="306" calcext:value-type="float">
            <text:p>306</text:p>
          </table:table-cell>
          <table:table-cell office:value-type="float" office:value="276.48" calcext:value-type="float">
            <text:p>276.48</text:p>
          </table:table-cell>
          <table:table-cell table:number-columns-repeated="15"/>
        </table:table-row>
        <table:table-row table:style-name="ro1">
          <table:table-cell table:formula="of:=[.A306]+1" office:value-type="float" office:value="307" calcext:value-type="float">
            <text:p>307</text:p>
          </table:table-cell>
          <table:table-cell office:value-type="float" office:value="320.802" calcext:value-type="float">
            <text:p>320.802</text:p>
          </table:table-cell>
          <table:table-cell table:formula="of:=[.B307]" office:value-type="float" office:value="320.802" calcext:value-type="float">
            <text:p>320.802</text:p>
          </table:table-cell>
          <table:table-cell table:number-columns-repeated="14"/>
        </table:table-row>
        <table:table-row table:style-name="ro1">
          <table:table-cell table:formula="of:=[.A307]+1" office:value-type="float" office:value="308" calcext:value-type="float">
            <text:p>308</text:p>
          </table:table-cell>
          <table:table-cell office:value-type="float" office:value="325.216" calcext:value-type="float">
            <text:p>325.216</text:p>
          </table:table-cell>
          <table:table-cell table:number-columns-repeated="15"/>
        </table:table-row>
        <table:table-row table:style-name="ro1">
          <table:table-cell table:formula="of:=[.A308]+1" office:value-type="float" office:value="309" calcext:value-type="float">
            <text:p>309</text:p>
          </table:table-cell>
          <table:table-cell office:value-type="float" office:value="305.224" calcext:value-type="float">
            <text:p>305.224</text:p>
          </table:table-cell>
          <table:table-cell table:number-columns-repeated="15"/>
        </table:table-row>
        <table:table-row table:style-name="ro1">
          <table:table-cell table:formula="of:=[.A309]+1" office:value-type="float" office:value="310" calcext:value-type="float">
            <text:p>310</text:p>
          </table:table-cell>
          <table:table-cell office:value-type="float" office:value="263.588" calcext:value-type="float">
            <text:p>263.588</text:p>
          </table:table-cell>
          <table:table-cell table:number-columns-repeated="15"/>
        </table:table-row>
        <table:table-row table:style-name="ro1">
          <table:table-cell table:formula="of:=[.A310]+1" office:value-type="float" office:value="311" calcext:value-type="float">
            <text:p>311</text:p>
          </table:table-cell>
          <table:table-cell office:value-type="float" office:value="221.732" calcext:value-type="float">
            <text:p>221.732</text:p>
          </table:table-cell>
          <table:table-cell table:number-columns-repeated="15"/>
        </table:table-row>
        <table:table-row table:style-name="ro1">
          <table:table-cell table:formula="of:=[.A311]+1" office:value-type="float" office:value="312" calcext:value-type="float">
            <text:p>312</text:p>
          </table:table-cell>
          <table:table-cell office:value-type="float" office:value="184.174" calcext:value-type="float">
            <text:p>184.174</text:p>
          </table:table-cell>
          <table:table-cell table:number-columns-repeated="15"/>
        </table:table-row>
        <table:table-row table:style-name="ro1">
          <table:table-cell table:formula="of:=[.A312]+1" office:value-type="float" office:value="313" calcext:value-type="float">
            <text:p>313</text:p>
          </table:table-cell>
          <table:table-cell office:value-type="float" office:value="152.761" calcext:value-type="float">
            <text:p>152.761</text:p>
          </table:table-cell>
          <table:table-cell table:number-columns-repeated="15"/>
        </table:table-row>
        <table:table-row table:style-name="ro1">
          <table:table-cell table:formula="of:=[.A313]+1" office:value-type="float" office:value="314" calcext:value-type="float">
            <text:p>314</text:p>
          </table:table-cell>
          <table:table-cell office:value-type="float" office:value="126.147" calcext:value-type="float">
            <text:p>126.147</text:p>
          </table:table-cell>
          <table:table-cell table:number-columns-repeated="15"/>
        </table:table-row>
        <table:table-row table:style-name="ro1">
          <table:table-cell table:formula="of:=[.A314]+1" office:value-type="float" office:value="315" calcext:value-type="float">
            <text:p>315</text:p>
          </table:table-cell>
          <table:table-cell office:value-type="float" office:value="103.192" calcext:value-type="float">
            <text:p>103.192</text:p>
          </table:table-cell>
          <table:table-cell table:number-columns-repeated="15"/>
        </table:table-row>
        <table:table-row table:style-name="ro1">
          <table:table-cell table:formula="of:=[.A315]+1" office:value-type="float" office:value="316" calcext:value-type="float">
            <text:p>316</text:p>
          </table:table-cell>
          <table:table-cell office:value-type="float" office:value="83.118" calcext:value-type="float">
            <text:p>83.118</text:p>
          </table:table-cell>
          <table:table-cell table:number-columns-repeated="15"/>
        </table:table-row>
        <table:table-row table:style-name="ro1">
          <table:table-cell table:formula="of:=[.A316]+1" office:value-type="float" office:value="317" calcext:value-type="float">
            <text:p>317</text:p>
          </table:table-cell>
          <table:table-cell office:value-type="float" office:value="65.722" calcext:value-type="float">
            <text:p>65.722</text:p>
          </table:table-cell>
          <table:table-cell table:number-columns-repeated="15"/>
        </table:table-row>
        <table:table-row table:style-name="ro1">
          <table:table-cell table:formula="of:=[.A317]+1" office:value-type="float" office:value="318" calcext:value-type="float">
            <text:p>318</text:p>
          </table:table-cell>
          <table:table-cell office:value-type="float" office:value="50.928" calcext:value-type="float">
            <text:p>50.928</text:p>
          </table:table-cell>
          <table:table-cell table:number-columns-repeated="15"/>
        </table:table-row>
        <table:table-row table:style-name="ro1">
          <table:table-cell table:formula="of:=[.A318]+1" office:value-type="float" office:value="319" calcext:value-type="float">
            <text:p>319</text:p>
          </table:table-cell>
          <table:table-cell office:value-type="float" office:value="38.7" calcext:value-type="float">
            <text:p>38.7</text:p>
          </table:table-cell>
          <table:table-cell table:number-columns-repeated="15"/>
        </table:table-row>
        <table:table-row table:style-name="ro1">
          <table:table-cell table:formula="of:=[.A319]+1" office:value-type="float" office:value="320" calcext:value-type="float">
            <text:p>320</text:p>
          </table:table-cell>
          <table:table-cell office:value-type="float" office:value="28.846" calcext:value-type="float">
            <text:p>28.846</text:p>
          </table:table-cell>
          <table:table-cell table:number-columns-repeated="15"/>
        </table:table-row>
        <table:table-row table:style-name="ro1">
          <table:table-cell table:formula="of:=[.A320]+1" office:value-type="float" office:value="321" calcext:value-type="float">
            <text:p>321</text:p>
          </table:table-cell>
          <table:table-cell office:value-type="float" office:value="21.049" calcext:value-type="float">
            <text:p>21.049</text:p>
          </table:table-cell>
          <table:table-cell table:number-columns-repeated="15"/>
        </table:table-row>
        <table:table-row table:style-name="ro1">
          <table:table-cell table:formula="of:=[.A321]+1" office:value-type="float" office:value="322" calcext:value-type="float">
            <text:p>322</text:p>
          </table:table-cell>
          <table:table-cell office:value-type="float" office:value="14.989" calcext:value-type="float">
            <text:p>14.989</text:p>
          </table:table-cell>
          <table:table-cell table:number-columns-repeated="15"/>
        </table:table-row>
        <table:table-row table:style-name="ro1">
          <table:table-cell table:formula="of:=[.A322]+1" office:value-type="float" office:value="323" calcext:value-type="float">
            <text:p>323</text:p>
          </table:table-cell>
          <table:table-cell office:value-type="float" office:value="10.318" calcext:value-type="float">
            <text:p>10.318</text:p>
          </table:table-cell>
          <table:table-cell table:number-columns-repeated="15"/>
        </table:table-row>
        <table:table-row table:style-name="ro1">
          <table:table-cell table:formula="of:=[.A323]+1" office:value-type="float" office:value="324" calcext:value-type="float">
            <text:p>324</text:p>
          </table:table-cell>
          <table:table-cell office:value-type="float" office:value="6.741" calcext:value-type="float">
            <text:p>6.741</text:p>
          </table:table-cell>
          <table:table-cell table:number-columns-repeated="15"/>
        </table:table-row>
        <table:table-row table:style-name="ro1">
          <table:table-cell table:formula="of:=[.A324]+1" office:value-type="float" office:value="325" calcext:value-type="float">
            <text:p>325</text:p>
          </table:table-cell>
          <table:table-cell office:value-type="float" office:value="4.012" calcext:value-type="float">
            <text:p>4.012</text:p>
          </table:table-cell>
          <table:table-cell table:number-columns-repeated="15"/>
        </table:table-row>
        <table:table-row table:style-name="ro1">
          <table:table-cell table:formula="of:=[.A325]+1" office:value-type="float" office:value="326" calcext:value-type="float">
            <text:p>326</text:p>
          </table:table-cell>
          <table:table-cell office:value-type="float" office:value="1.931" calcext:value-type="float">
            <text:p>1.931</text:p>
          </table:table-cell>
          <table:table-cell table:number-columns-repeated="15"/>
        </table:table-row>
        <table:table-row table:style-name="ro1">
          <table:table-cell table:formula="of:=[.A326]+1" office:value-type="float" office:value="327" calcext:value-type="float">
            <text:p>327</text:p>
          </table:table-cell>
          <table:table-cell office:value-type="float" office:value="0.338" calcext:value-type="float">
            <text:p>0.338</text:p>
          </table:table-cell>
          <table:table-cell table:number-columns-repeated="15"/>
        </table:table-row>
        <table:table-row table:style-name="ro1">
          <table:table-cell table:formula="of:=[.A327]+1" office:value-type="float" office:value="328" calcext:value-type="float">
            <text:p>328</text:p>
          </table:table-cell>
          <table:table-cell office:value-type="float" office:value="-0.896" calcext:value-type="float">
            <text:p>-0.896</text:p>
          </table:table-cell>
          <table:table-cell table:number-columns-repeated="15"/>
        </table:table-row>
        <table:table-row table:style-name="ro1">
          <table:table-cell table:formula="of:=[.A328]+1" office:value-type="float" office:value="329" calcext:value-type="float">
            <text:p>329</text:p>
          </table:table-cell>
          <table:table-cell office:value-type="float" office:value="-1.852" calcext:value-type="float">
            <text:p>-1.852</text:p>
          </table:table-cell>
          <table:table-cell table:number-columns-repeated="15"/>
        </table:table-row>
        <table:table-row table:style-name="ro1">
          <table:table-cell table:formula="of:=[.A329]+1" office:value-type="float" office:value="330" calcext:value-type="float">
            <text:p>330</text:p>
          </table:table-cell>
          <table:table-cell office:value-type="float" office:value="-2.61" calcext:value-type="float">
            <text:p>-2.61</text:p>
          </table:table-cell>
          <table:table-cell table:number-columns-repeated="15"/>
        </table:table-row>
        <table:table-row table:style-name="ro1">
          <table:table-cell table:formula="of:=[.A330]+1" office:value-type="float" office:value="331" calcext:value-type="float">
            <text:p>331</text:p>
          </table:table-cell>
          <table:table-cell office:value-type="float" office:value="-3.212" calcext:value-type="float">
            <text:p>-3.212</text:p>
          </table:table-cell>
          <table:table-cell table:number-columns-repeated="15"/>
        </table:table-row>
        <table:table-row table:style-name="ro1">
          <table:table-cell table:formula="of:=[.A331]+1" office:value-type="float" office:value="332" calcext:value-type="float">
            <text:p>332</text:p>
          </table:table-cell>
          <table:table-cell office:value-type="float" office:value="-3.704" calcext:value-type="float">
            <text:p>-3.704</text:p>
          </table:table-cell>
          <table:table-cell table:number-columns-repeated="15"/>
        </table:table-row>
        <table:table-row table:style-name="ro1">
          <table:table-cell table:formula="of:=[.A332]+1" office:value-type="float" office:value="333" calcext:value-type="float">
            <text:p>333</text:p>
          </table:table-cell>
          <table:table-cell office:value-type="float" office:value="-4.103" calcext:value-type="float">
            <text:p>-4.103</text:p>
          </table:table-cell>
          <table:table-cell table:number-columns-repeated="15"/>
        </table:table-row>
        <table:table-row table:style-name="ro1">
          <table:table-cell table:formula="of:=[.A333]+1" office:value-type="float" office:value="334" calcext:value-type="float">
            <text:p>334</text:p>
          </table:table-cell>
          <table:table-cell office:value-type="float" office:value="-4.442" calcext:value-type="float">
            <text:p>-4.442</text:p>
          </table:table-cell>
          <table:table-cell table:number-columns-repeated="15"/>
        </table:table-row>
        <table:table-row table:style-name="ro1">
          <table:table-cell table:formula="of:=[.A334]+1" office:value-type="float" office:value="335" calcext:value-type="float">
            <text:p>335</text:p>
          </table:table-cell>
          <table:table-cell office:value-type="float" office:value="-4.719" calcext:value-type="float">
            <text:p>-4.719</text:p>
          </table:table-cell>
          <table:table-cell table:number-columns-repeated="15"/>
        </table:table-row>
        <table:table-row table:style-name="ro1">
          <table:table-cell table:formula="of:=[.A335]+1" office:value-type="float" office:value="336" calcext:value-type="float">
            <text:p>336</text:p>
          </table:table-cell>
          <table:table-cell office:value-type="float" office:value="-4.952" calcext:value-type="float">
            <text:p>-4.952</text:p>
          </table:table-cell>
          <table:table-cell table:number-columns-repeated="15"/>
        </table:table-row>
        <table:table-row table:style-name="ro1">
          <table:table-cell table:formula="of:=[.A336]+1" office:value-type="float" office:value="337" calcext:value-type="float">
            <text:p>337</text:p>
          </table:table-cell>
          <table:table-cell office:value-type="float" office:value="-5.134" calcext:value-type="float">
            <text:p>-5.134</text:p>
          </table:table-cell>
          <table:table-cell table:number-columns-repeated="15"/>
        </table:table-row>
        <table:table-row table:style-name="ro1">
          <table:table-cell table:formula="of:=[.A337]+1" office:value-type="float" office:value="338" calcext:value-type="float">
            <text:p>338</text:p>
          </table:table-cell>
          <table:table-cell office:value-type="float" office:value="-5.287" calcext:value-type="float">
            <text:p>-5.287</text:p>
          </table:table-cell>
          <table:table-cell table:number-columns-repeated="15"/>
        </table:table-row>
        <table:table-row table:style-name="ro1">
          <table:table-cell table:formula="of:=[.A338]+1" office:value-type="float" office:value="339" calcext:value-type="float">
            <text:p>339</text:p>
          </table:table-cell>
          <table:table-cell office:value-type="float" office:value="-5.414" calcext:value-type="float">
            <text:p>-5.414</text:p>
          </table:table-cell>
          <table:table-cell table:number-columns-repeated="15"/>
        </table:table-row>
        <table:table-row table:style-name="ro1">
          <table:table-cell table:formula="of:=[.A339]+1" office:value-type="float" office:value="340" calcext:value-type="float">
            <text:p>340</text:p>
          </table:table-cell>
          <table:table-cell office:value-type="float" office:value="-5.52" calcext:value-type="float">
            <text:p>-5.52</text:p>
          </table:table-cell>
          <table:table-cell table:number-columns-repeated="15"/>
        </table:table-row>
        <table:table-row table:style-name="ro1">
          <table:table-cell table:formula="of:=[.A340]+1" office:value-type="float" office:value="341" calcext:value-type="float">
            <text:p>341</text:p>
          </table:table-cell>
          <table:table-cell office:value-type="float" office:value="-5.617" calcext:value-type="float">
            <text:p>-5.617</text:p>
          </table:table-cell>
          <table:table-cell table:number-columns-repeated="15"/>
        </table:table-row>
        <table:table-row table:style-name="ro1">
          <table:table-cell table:formula="of:=[.A341]+1" office:value-type="float" office:value="342" calcext:value-type="float">
            <text:p>342</text:p>
          </table:table-cell>
          <table:table-cell office:value-type="float" office:value="-5.697" calcext:value-type="float">
            <text:p>-5.697</text:p>
          </table:table-cell>
          <table:table-cell table:number-columns-repeated="15"/>
        </table:table-row>
        <table:table-row table:style-name="ro1">
          <table:table-cell table:formula="of:=[.A342]+1" office:value-type="float" office:value="343" calcext:value-type="float">
            <text:p>343</text:p>
          </table:table-cell>
          <table:table-cell office:value-type="float" office:value="-5.783" calcext:value-type="float">
            <text:p>-5.783</text:p>
          </table:table-cell>
          <table:table-cell table:number-columns-repeated="15"/>
        </table:table-row>
        <table:table-row table:style-name="ro1">
          <table:table-cell table:formula="of:=[.A343]+1" office:value-type="float" office:value="344" calcext:value-type="float">
            <text:p>344</text:p>
          </table:table-cell>
          <table:table-cell office:value-type="float" office:value="-5.856" calcext:value-type="float">
            <text:p>-5.856</text:p>
          </table:table-cell>
          <table:table-cell table:number-columns-repeated="15"/>
        </table:table-row>
        <table:table-row table:style-name="ro1">
          <table:table-cell table:formula="of:=[.A344]+1" office:value-type="float" office:value="345" calcext:value-type="float">
            <text:p>345</text:p>
          </table:table-cell>
          <table:table-cell office:value-type="float" office:value="-5.928" calcext:value-type="float">
            <text:p>-5.928</text:p>
          </table:table-cell>
          <table:table-cell table:number-columns-repeated="15"/>
        </table:table-row>
        <table:table-row table:style-name="ro1">
          <table:table-cell table:formula="of:=[.A345]+1" office:value-type="float" office:value="346" calcext:value-type="float">
            <text:p>346</text:p>
          </table:table-cell>
          <table:table-cell office:value-type="float" office:value="-5.987" calcext:value-type="float">
            <text:p>-5.987</text:p>
          </table:table-cell>
          <table:table-cell table:number-columns-repeated="15"/>
        </table:table-row>
        <table:table-row table:style-name="ro1">
          <table:table-cell table:formula="of:=[.A346]+1" office:value-type="float" office:value="347" calcext:value-type="float">
            <text:p>347</text:p>
          </table:table-cell>
          <table:table-cell office:value-type="float" office:value="-6.043" calcext:value-type="float">
            <text:p>-6.043</text:p>
          </table:table-cell>
          <table:table-cell table:number-columns-repeated="15"/>
        </table:table-row>
        <table:table-row table:style-name="ro1">
          <table:table-cell table:formula="of:=[.A347]+1" office:value-type="float" office:value="348" calcext:value-type="float">
            <text:p>348</text:p>
          </table:table-cell>
          <table:table-cell office:value-type="float" office:value="-6.096" calcext:value-type="float">
            <text:p>-6.096</text:p>
          </table:table-cell>
          <table:table-cell table:number-columns-repeated="15"/>
        </table:table-row>
        <table:table-row table:style-name="ro1">
          <table:table-cell table:formula="of:=[.A348]+1" office:value-type="float" office:value="349" calcext:value-type="float">
            <text:p>349</text:p>
          </table:table-cell>
          <table:table-cell office:value-type="float" office:value="-6.148" calcext:value-type="float">
            <text:p>-6.148</text:p>
          </table:table-cell>
          <table:table-cell table:number-columns-repeated="15"/>
        </table:table-row>
        <table:table-row table:style-name="ro1">
          <table:table-cell table:formula="of:=[.A349]+1" office:value-type="float" office:value="350" calcext:value-type="float">
            <text:p>350</text:p>
          </table:table-cell>
          <table:table-cell office:value-type="float" office:value="-6.189" calcext:value-type="float">
            <text:p>-6.189</text:p>
          </table:table-cell>
          <table:table-cell table:number-columns-repeated="15"/>
        </table:table-row>
        <table:table-row table:style-name="ro1">
          <table:table-cell table:formula="of:=[.A350]+1" office:value-type="float" office:value="351" calcext:value-type="float">
            <text:p>351</text:p>
          </table:table-cell>
          <table:table-cell office:value-type="float" office:value="-6.227" calcext:value-type="float">
            <text:p>-6.227</text:p>
          </table:table-cell>
          <table:table-cell table:number-columns-repeated="15"/>
        </table:table-row>
        <table:table-row table:style-name="ro1">
          <table:table-cell table:formula="of:=[.A351]+1" office:value-type="float" office:value="352" calcext:value-type="float">
            <text:p>352</text:p>
          </table:table-cell>
          <table:table-cell office:value-type="float" office:value="-6.253" calcext:value-type="float">
            <text:p>-6.253</text:p>
          </table:table-cell>
          <table:table-cell table:number-columns-repeated="15"/>
        </table:table-row>
        <table:table-row table:style-name="ro1">
          <table:table-cell table:formula="of:=[.A352]+1" office:value-type="float" office:value="353" calcext:value-type="float">
            <text:p>353</text:p>
          </table:table-cell>
          <table:table-cell office:value-type="float" office:value="-6.286" calcext:value-type="float">
            <text:p>-6.286</text:p>
          </table:table-cell>
          <table:table-cell table:number-columns-repeated="15"/>
        </table:table-row>
        <table:table-row table:style-name="ro1">
          <table:table-cell table:formula="of:=[.A353]+1" office:value-type="float" office:value="354" calcext:value-type="float">
            <text:p>354</text:p>
          </table:table-cell>
          <table:table-cell office:value-type="float" office:value="-6.308" calcext:value-type="float">
            <text:p>-6.308</text:p>
          </table:table-cell>
          <table:table-cell table:number-columns-repeated="15"/>
        </table:table-row>
        <table:table-row table:style-name="ro1">
          <table:table-cell table:formula="of:=[.A354]+1" office:value-type="float" office:value="355" calcext:value-type="float">
            <text:p>355</text:p>
          </table:table-cell>
          <table:table-cell office:value-type="float" office:value="-6.329" calcext:value-type="float">
            <text:p>-6.329</text:p>
          </table:table-cell>
          <table:table-cell table:number-columns-repeated="15"/>
        </table:table-row>
        <table:table-row table:style-name="ro1">
          <table:table-cell table:formula="of:=[.A355]+1" office:value-type="float" office:value="356" calcext:value-type="float">
            <text:p>356</text:p>
          </table:table-cell>
          <table:table-cell office:value-type="float" office:value="-6.337" calcext:value-type="float">
            <text:p>-6.337</text:p>
          </table:table-cell>
          <table:table-cell table:number-columns-repeated="15"/>
        </table:table-row>
        <table:table-row table:style-name="ro1">
          <table:table-cell table:formula="of:=[.A356]+1" office:value-type="float" office:value="357" calcext:value-type="float">
            <text:p>357</text:p>
          </table:table-cell>
          <table:table-cell office:value-type="float" office:value="-6.353" calcext:value-type="float">
            <text:p>-6.353</text:p>
          </table:table-cell>
          <table:table-cell table:number-columns-repeated="15"/>
        </table:table-row>
        <table:table-row table:style-name="ro1">
          <table:table-cell table:formula="of:=[.A357]+1" office:value-type="float" office:value="358" calcext:value-type="float">
            <text:p>358</text:p>
          </table:table-cell>
          <table:table-cell office:value-type="float" office:value="-6.368" calcext:value-type="float">
            <text:p>-6.368</text:p>
          </table:table-cell>
          <table:table-cell table:number-columns-repeated="15"/>
        </table:table-row>
        <table:table-row table:style-name="ro1">
          <table:table-cell table:formula="of:=[.A358]+1" office:value-type="float" office:value="359" calcext:value-type="float">
            <text:p>359</text:p>
          </table:table-cell>
          <table:table-cell office:value-type="float" office:value="-6.394" calcext:value-type="float">
            <text:p>-6.394</text:p>
          </table:table-cell>
          <table:table-cell table:number-columns-repeated="15"/>
        </table:table-row>
        <table:table-row table:style-name="ro1">
          <table:table-cell table:formula="of:=[.A359]+1" office:value-type="float" office:value="360" calcext:value-type="float">
            <text:p>360</text:p>
          </table:table-cell>
          <table:table-cell office:value-type="float" office:value="-6.412" calcext:value-type="float">
            <text:p>-6.412</text:p>
          </table:table-cell>
          <table:table-cell table:number-columns-repeated="15"/>
        </table:table-row>
        <table:table-row table:style-name="ro1">
          <table:table-cell table:formula="of:=[.A360]+1" office:value-type="float" office:value="361" calcext:value-type="float">
            <text:p>361</text:p>
          </table:table-cell>
          <table:table-cell office:value-type="float" office:value="-6.441" calcext:value-type="float">
            <text:p>-6.441</text:p>
          </table:table-cell>
          <table:table-cell table:number-columns-repeated="15"/>
        </table:table-row>
        <table:table-row table:style-name="ro1">
          <table:table-cell table:formula="of:=[.A361]+1" office:value-type="float" office:value="362" calcext:value-type="float">
            <text:p>362</text:p>
          </table:table-cell>
          <table:table-cell office:value-type="float" office:value="-6.461" calcext:value-type="float">
            <text:p>-6.461</text:p>
          </table:table-cell>
          <table:table-cell table:number-columns-repeated="15"/>
        </table:table-row>
        <table:table-row table:style-name="ro1">
          <table:table-cell table:formula="of:=[.A362]+1" office:value-type="float" office:value="363" calcext:value-type="float">
            <text:p>363</text:p>
          </table:table-cell>
          <table:table-cell office:value-type="float" office:value="-6.48" calcext:value-type="float">
            <text:p>-6.48</text:p>
          </table:table-cell>
          <table:table-cell table:number-columns-repeated="15"/>
        </table:table-row>
        <table:table-row table:style-name="ro1">
          <table:table-cell table:formula="of:=[.A363]+1" office:value-type="float" office:value="364" calcext:value-type="float">
            <text:p>364</text:p>
          </table:table-cell>
          <table:table-cell office:value-type="float" office:value="-6.498" calcext:value-type="float">
            <text:p>-6.498</text:p>
          </table:table-cell>
          <table:table-cell table:number-columns-repeated="15"/>
        </table:table-row>
        <table:table-row table:style-name="ro1">
          <table:table-cell table:formula="of:=[.A364]+1" office:value-type="float" office:value="365" calcext:value-type="float">
            <text:p>365</text:p>
          </table:table-cell>
          <table:table-cell office:value-type="float" office:value="-6.516" calcext:value-type="float">
            <text:p>-6.516</text:p>
          </table:table-cell>
          <table:table-cell table:number-columns-repeated="15"/>
        </table:table-row>
        <table:table-row table:style-name="ro1">
          <table:table-cell table:formula="of:=[.A365]+1" office:value-type="float" office:value="366" calcext:value-type="float">
            <text:p>366</text:p>
          </table:table-cell>
          <table:table-cell office:value-type="float" office:value="-6.533" calcext:value-type="float">
            <text:p>-6.533</text:p>
          </table:table-cell>
          <table:table-cell table:number-columns-repeated="15"/>
        </table:table-row>
        <table:table-row table:style-name="ro1">
          <table:table-cell table:formula="of:=[.A366]+1" office:value-type="float" office:value="367" calcext:value-type="float">
            <text:p>367</text:p>
          </table:table-cell>
          <table:table-cell office:value-type="float" office:value="-6.54" calcext:value-type="float">
            <text:p>-6.54</text:p>
          </table:table-cell>
          <table:table-cell table:number-columns-repeated="15"/>
        </table:table-row>
        <table:table-row table:style-name="ro1">
          <table:table-cell table:formula="of:=[.A367]+1" office:value-type="float" office:value="368" calcext:value-type="float">
            <text:p>368</text:p>
          </table:table-cell>
          <table:table-cell office:value-type="float" office:value="-6.545" calcext:value-type="float">
            <text:p>-6.545</text:p>
          </table:table-cell>
          <table:table-cell table:number-columns-repeated="15"/>
        </table:table-row>
        <table:table-row table:style-name="ro1">
          <table:table-cell table:formula="of:=[.A368]+1" office:value-type="float" office:value="369" calcext:value-type="float">
            <text:p>369</text:p>
          </table:table-cell>
          <table:table-cell office:value-type="float" office:value="-6.547" calcext:value-type="float">
            <text:p>-6.547</text:p>
          </table:table-cell>
          <table:table-cell table:number-columns-repeated="15"/>
        </table:table-row>
        <table:table-row table:style-name="ro1">
          <table:table-cell table:formula="of:=[.A369]+1" office:value-type="float" office:value="370" calcext:value-type="float">
            <text:p>370</text:p>
          </table:table-cell>
          <table:table-cell office:value-type="float" office:value="-6.548" calcext:value-type="float">
            <text:p>-6.548</text:p>
          </table:table-cell>
          <table:table-cell table:number-columns-repeated="15"/>
        </table:table-row>
        <table:table-row table:style-name="ro1">
          <table:table-cell table:formula="of:=[.A370]+1" office:value-type="float" office:value="371" calcext:value-type="float">
            <text:p>371</text:p>
          </table:table-cell>
          <table:table-cell office:value-type="float" office:value="-6.549" calcext:value-type="float">
            <text:p>-6.549</text:p>
          </table:table-cell>
          <table:table-cell table:number-columns-repeated="15"/>
        </table:table-row>
        <table:table-row table:style-name="ro1">
          <table:table-cell table:formula="of:=[.A371]+1" office:value-type="float" office:value="372" calcext:value-type="float">
            <text:p>372</text:p>
          </table:table-cell>
          <table:table-cell office:value-type="float" office:value="-6.559" calcext:value-type="float">
            <text:p>-6.559</text:p>
          </table:table-cell>
          <table:table-cell table:number-columns-repeated="15"/>
        </table:table-row>
        <table:table-row table:style-name="ro1">
          <table:table-cell table:formula="of:=[.A372]+1" office:value-type="float" office:value="373" calcext:value-type="float">
            <text:p>373</text:p>
          </table:table-cell>
          <table:table-cell office:value-type="float" office:value="-6.572" calcext:value-type="float">
            <text:p>-6.572</text:p>
          </table:table-cell>
          <table:table-cell table:number-columns-repeated="15"/>
        </table:table-row>
        <table:table-row table:style-name="ro1">
          <table:table-cell table:formula="of:=[.A373]+1" office:value-type="float" office:value="374" calcext:value-type="float">
            <text:p>374</text:p>
          </table:table-cell>
          <table:table-cell office:value-type="float" office:value="-6.586" calcext:value-type="float">
            <text:p>-6.586</text:p>
          </table:table-cell>
          <table:table-cell table:number-columns-repeated="15"/>
        </table:table-row>
        <table:table-row table:style-name="ro1">
          <table:table-cell table:formula="of:=[.A374]+1" office:value-type="float" office:value="375" calcext:value-type="float">
            <text:p>375</text:p>
          </table:table-cell>
          <table:table-cell office:value-type="float" office:value="-6.592" calcext:value-type="float">
            <text:p>-6.592</text:p>
          </table:table-cell>
          <table:table-cell table:number-columns-repeated="15"/>
        </table:table-row>
        <table:table-row table:style-name="ro1">
          <table:table-cell table:formula="of:=[.A375]+1" office:value-type="float" office:value="376" calcext:value-type="float">
            <text:p>376</text:p>
          </table:table-cell>
          <table:table-cell office:value-type="float" office:value="-6.606" calcext:value-type="float">
            <text:p>-6.606</text:p>
          </table:table-cell>
          <table:table-cell table:number-columns-repeated="15"/>
        </table:table-row>
        <table:table-row table:style-name="ro1">
          <table:table-cell table:formula="of:=[.A376]+1" office:value-type="float" office:value="377" calcext:value-type="float">
            <text:p>377</text:p>
          </table:table-cell>
          <table:table-cell office:value-type="float" office:value="-6.619" calcext:value-type="float">
            <text:p>-6.619</text:p>
          </table:table-cell>
          <table:table-cell table:number-columns-repeated="15"/>
        </table:table-row>
        <table:table-row table:style-name="ro1">
          <table:table-cell table:formula="of:=[.A377]+1" office:value-type="float" office:value="378" calcext:value-type="float">
            <text:p>378</text:p>
          </table:table-cell>
          <table:table-cell office:value-type="float" office:value="-6.645" calcext:value-type="float">
            <text:p>-6.645</text:p>
          </table:table-cell>
          <table:table-cell table:number-columns-repeated="15"/>
        </table:table-row>
        <table:table-row table:style-name="ro1">
          <table:table-cell table:formula="of:=[.A378]+1" office:value-type="float" office:value="379" calcext:value-type="float">
            <text:p>379</text:p>
          </table:table-cell>
          <table:table-cell office:value-type="float" office:value="-6.663" calcext:value-type="float">
            <text:p>-6.663</text:p>
          </table:table-cell>
          <table:table-cell table:number-columns-repeated="15"/>
        </table:table-row>
        <table:table-row table:style-name="ro1">
          <table:table-cell table:formula="of:=[.A379]+1" office:value-type="float" office:value="380" calcext:value-type="float">
            <text:p>380</text:p>
          </table:table-cell>
          <table:table-cell office:value-type="float" office:value="-6.682" calcext:value-type="float">
            <text:p>-6.682</text:p>
          </table:table-cell>
          <table:table-cell table:number-columns-repeated="15"/>
        </table:table-row>
        <table:table-row table:style-name="ro1">
          <table:table-cell table:formula="of:=[.A380]+1" office:value-type="float" office:value="381" calcext:value-type="float">
            <text:p>381</text:p>
          </table:table-cell>
          <table:table-cell office:value-type="float" office:value="-6.689" calcext:value-type="float">
            <text:p>-6.689</text:p>
          </table:table-cell>
          <table:table-cell table:number-columns-repeated="15"/>
        </table:table-row>
        <table:table-row table:style-name="ro1">
          <table:table-cell table:formula="of:=[.A381]+1" office:value-type="float" office:value="382" calcext:value-type="float">
            <text:p>382</text:p>
          </table:table-cell>
          <table:table-cell office:value-type="float" office:value="-6.694" calcext:value-type="float">
            <text:p>-6.694</text:p>
          </table:table-cell>
          <table:table-cell table:number-columns-repeated="15"/>
        </table:table-row>
        <table:table-row table:style-name="ro1">
          <table:table-cell table:formula="of:=[.A382]+1" office:value-type="float" office:value="383" calcext:value-type="float">
            <text:p>383</text:p>
          </table:table-cell>
          <table:table-cell office:value-type="float" office:value="-6.697" calcext:value-type="float">
            <text:p>-6.697</text:p>
          </table:table-cell>
          <table:table-cell table:number-columns-repeated="15"/>
        </table:table-row>
        <table:table-row table:style-name="ro1">
          <table:table-cell table:formula="of:=[.A383]+1" office:value-type="float" office:value="384" calcext:value-type="float">
            <text:p>384</text:p>
          </table:table-cell>
          <table:table-cell office:value-type="float" office:value="-6.698" calcext:value-type="float">
            <text:p>-6.698</text:p>
          </table:table-cell>
          <table:table-cell table:number-columns-repeated="15"/>
        </table:table-row>
        <table:table-row table:style-name="ro1">
          <table:table-cell table:formula="of:=[.A384]+1" office:value-type="float" office:value="385" calcext:value-type="float">
            <text:p>385</text:p>
          </table:table-cell>
          <table:table-cell office:value-type="float" office:value="-6.699" calcext:value-type="float">
            <text:p>-6.699</text:p>
          </table:table-cell>
          <table:table-cell table:number-columns-repeated="15"/>
        </table:table-row>
        <table:table-row table:style-name="ro1">
          <table:table-cell table:formula="of:=[.A385]+1" office:value-type="float" office:value="386" calcext:value-type="float">
            <text:p>386</text:p>
          </table:table-cell>
          <table:table-cell office:value-type="float" office:value="-6.699" calcext:value-type="float">
            <text:p>-6.699</text:p>
          </table:table-cell>
          <table:table-cell table:number-columns-repeated="15"/>
        </table:table-row>
        <table:table-row table:style-name="ro1">
          <table:table-cell table:formula="of:=[.A386]+1" office:value-type="float" office:value="387" calcext:value-type="float">
            <text:p>387</text:p>
          </table:table-cell>
          <table:table-cell office:value-type="float" office:value="-6.7" calcext:value-type="float">
            <text:p>-6.7</text:p>
          </table:table-cell>
          <table:table-cell table:number-columns-repeated="15"/>
        </table:table-row>
        <table:table-row table:style-name="ro1">
          <table:table-cell table:formula="of:=[.A387]+1" office:value-type="float" office:value="388" calcext:value-type="float">
            <text:p>388</text:p>
          </table:table-cell>
          <table:table-cell office:value-type="float" office:value="-6.7" calcext:value-type="float">
            <text:p>-6.7</text:p>
          </table:table-cell>
          <table:table-cell table:number-columns-repeated="15"/>
        </table:table-row>
        <table:table-row table:style-name="ro1">
          <table:table-cell table:formula="of:=[.A388]+1" office:value-type="float" office:value="389" calcext:value-type="float">
            <text:p>389</text:p>
          </table:table-cell>
          <table:table-cell office:value-type="float" office:value="-6.7" calcext:value-type="float">
            <text:p>-6.7</text:p>
          </table:table-cell>
          <table:table-cell table:number-columns-repeated="15"/>
        </table:table-row>
        <table:table-row table:style-name="ro1">
          <table:table-cell table:formula="of:=[.A389]+1" office:value-type="float" office:value="390" calcext:value-type="float">
            <text:p>390</text:p>
          </table:table-cell>
          <table:table-cell office:value-type="float" office:value="-6.71" calcext:value-type="float">
            <text:p>-6.71</text:p>
          </table:table-cell>
          <table:table-cell table:number-columns-repeated="15"/>
        </table:table-row>
        <table:table-row table:style-name="ro1">
          <table:table-cell table:formula="of:=[.A390]+1" office:value-type="float" office:value="391" calcext:value-type="float">
            <text:p>391</text:p>
          </table:table-cell>
          <table:table-cell office:value-type="float" office:value="-6.722" calcext:value-type="float">
            <text:p>-6.722</text:p>
          </table:table-cell>
          <table:table-cell table:number-columns-repeated="15"/>
        </table:table-row>
        <table:table-row table:style-name="ro1">
          <table:table-cell table:formula="of:=[.A391]+1" office:value-type="float" office:value="392" calcext:value-type="float">
            <text:p>392</text:p>
          </table:table-cell>
          <table:table-cell office:value-type="float" office:value="-6.736" calcext:value-type="float">
            <text:p>-6.736</text:p>
          </table:table-cell>
          <table:table-cell table:number-columns-repeated="15"/>
        </table:table-row>
        <table:table-row table:style-name="ro1">
          <table:table-cell table:formula="of:=[.A392]+1" office:value-type="float" office:value="393" calcext:value-type="float">
            <text:p>393</text:p>
          </table:table-cell>
          <table:table-cell office:value-type="float" office:value="-6.742" calcext:value-type="float">
            <text:p>-6.742</text:p>
          </table:table-cell>
          <table:table-cell table:number-columns-repeated="15"/>
        </table:table-row>
        <table:table-row table:style-name="ro1">
          <table:table-cell table:formula="of:=[.A393]+1" office:value-type="float" office:value="394" calcext:value-type="float">
            <text:p>394</text:p>
          </table:table-cell>
          <table:table-cell office:value-type="float" office:value="-6.746" calcext:value-type="float">
            <text:p>-6.746</text:p>
          </table:table-cell>
          <table:table-cell table:number-columns-repeated="15"/>
        </table:table-row>
        <table:table-row table:style-name="ro1">
          <table:table-cell table:formula="of:=[.A394]+1" office:value-type="float" office:value="395" calcext:value-type="float">
            <text:p>395</text:p>
          </table:table-cell>
          <table:table-cell office:value-type="float" office:value="-6.747" calcext:value-type="float">
            <text:p>-6.747</text:p>
          </table:table-cell>
          <table:table-cell table:number-columns-repeated="15"/>
        </table:table-row>
        <table:table-row table:style-name="ro1">
          <table:table-cell table:formula="of:=[.A395]+1" office:value-type="float" office:value="396" calcext:value-type="float">
            <text:p>396</text:p>
          </table:table-cell>
          <table:table-cell office:value-type="float" office:value="-6.749" calcext:value-type="float">
            <text:p>-6.749</text:p>
          </table:table-cell>
          <table:table-cell table:number-columns-repeated="15"/>
        </table:table-row>
        <table:table-row table:style-name="ro1">
          <table:table-cell table:formula="of:=[.A396]+1" office:value-type="float" office:value="397" calcext:value-type="float">
            <text:p>397</text:p>
          </table:table-cell>
          <table:table-cell office:value-type="float" office:value="-6.749" calcext:value-type="float">
            <text:p>-6.749</text:p>
          </table:table-cell>
          <table:table-cell table:number-columns-repeated="15"/>
        </table:table-row>
        <table:table-row table:style-name="ro1">
          <table:table-cell table:formula="of:=[.A397]+1" office:value-type="float" office:value="398" calcext:value-type="float">
            <text:p>398</text:p>
          </table:table-cell>
          <table:table-cell office:value-type="float" office:value="-6.75" calcext:value-type="float">
            <text:p>-6.75</text:p>
          </table:table-cell>
          <table:table-cell table:number-columns-repeated="15"/>
        </table:table-row>
        <table:table-row table:style-name="ro1">
          <table:table-cell table:formula="of:=[.A398]+1" office:value-type="float" office:value="399" calcext:value-type="float">
            <text:p>399</text:p>
          </table:table-cell>
          <table:table-cell office:value-type="float" office:value="-6.75" calcext:value-type="float">
            <text:p>-6.75</text:p>
          </table:table-cell>
          <table:table-cell table:number-columns-repeated="15"/>
        </table:table-row>
        <table:table-row table:style-name="ro1">
          <table:table-cell table:formula="of:=[.A399]+1" office:value-type="float" office:value="400" calcext:value-type="float">
            <text:p>400</text:p>
          </table:table-cell>
          <table:table-cell office:value-type="float" office:value="-6.75" calcext:value-type="float">
            <text:p>-6.75</text:p>
          </table:table-cell>
          <table:table-cell table:number-columns-repeated="15"/>
        </table:table-row>
        <table:table-row table:style-name="ro1">
          <table:table-cell table:formula="of:=[.A400]+1" office:value-type="float" office:value="401" calcext:value-type="float">
            <text:p>401</text:p>
          </table:table-cell>
          <table:table-cell office:value-type="float" office:value="-6.75" calcext:value-type="float">
            <text:p>-6.75</text:p>
          </table:table-cell>
          <table:table-cell table:number-columns-repeated="15"/>
        </table:table-row>
        <table:table-row table:style-name="ro1">
          <table:table-cell table:formula="of:=[.A401]+1" office:value-type="float" office:value="402" calcext:value-type="float">
            <text:p>402</text:p>
          </table:table-cell>
          <table:table-cell office:value-type="float" office:value="-6.75" calcext:value-type="float">
            <text:p>-6.75</text:p>
          </table:table-cell>
          <table:table-cell table:number-columns-repeated="15"/>
        </table:table-row>
        <table:table-row table:style-name="ro1">
          <table:table-cell table:formula="of:=[.A402]+1" office:value-type="float" office:value="403" calcext:value-type="float">
            <text:p>403</text:p>
          </table:table-cell>
          <table:table-cell office:value-type="float" office:value="-6.76" calcext:value-type="float">
            <text:p>-6.76</text:p>
          </table:table-cell>
          <table:table-cell table:number-columns-repeated="15"/>
        </table:table-row>
        <table:table-row table:style-name="ro1">
          <table:table-cell table:formula="of:=[.A403]+1" office:value-type="float" office:value="404" calcext:value-type="float">
            <text:p>404</text:p>
          </table:table-cell>
          <table:table-cell office:value-type="float" office:value="-6.772" calcext:value-type="float">
            <text:p>-6.772</text:p>
          </table:table-cell>
          <table:table-cell table:number-columns-repeated="15"/>
        </table:table-row>
        <table:table-row table:style-name="ro1">
          <table:table-cell table:formula="of:=[.A404]+1" office:value-type="float" office:value="405" calcext:value-type="float">
            <text:p>405</text:p>
          </table:table-cell>
          <table:table-cell office:value-type="float" office:value="-6.786" calcext:value-type="float">
            <text:p>-6.786</text:p>
          </table:table-cell>
          <table:table-cell table:number-columns-repeated="15"/>
        </table:table-row>
        <table:table-row table:style-name="ro1">
          <table:table-cell table:formula="of:=[.A405]+1" office:value-type="float" office:value="406" calcext:value-type="float">
            <text:p>406</text:p>
          </table:table-cell>
          <table:table-cell office:value-type="float" office:value="-6.792" calcext:value-type="float">
            <text:p>-6.792</text:p>
          </table:table-cell>
          <table:table-cell table:number-columns-repeated="15"/>
        </table:table-row>
        <table:table-row table:style-name="ro1">
          <table:table-cell table:formula="of:=[.A406]+1" office:value-type="float" office:value="407" calcext:value-type="float">
            <text:p>407</text:p>
          </table:table-cell>
          <table:table-cell office:value-type="float" office:value="-6.796" calcext:value-type="float">
            <text:p>-6.796</text:p>
          </table:table-cell>
          <table:table-cell table:number-columns-repeated="15"/>
        </table:table-row>
        <table:table-row table:style-name="ro1">
          <table:table-cell table:formula="of:=[.A407]+1" office:value-type="float" office:value="408" calcext:value-type="float">
            <text:p>408</text:p>
          </table:table-cell>
          <table:table-cell office:value-type="float" office:value="-6.797" calcext:value-type="float">
            <text:p>-6.797</text:p>
          </table:table-cell>
          <table:table-cell table:number-columns-repeated="15"/>
        </table:table-row>
        <table:table-row table:style-name="ro1">
          <table:table-cell table:formula="of:=[.A408]+1" office:value-type="float" office:value="409" calcext:value-type="float">
            <text:p>409</text:p>
          </table:table-cell>
          <table:table-cell office:value-type="float" office:value="-6.799" calcext:value-type="float">
            <text:p>-6.799</text:p>
          </table:table-cell>
          <table:table-cell table:number-columns-repeated="15"/>
        </table:table-row>
        <table:table-row table:style-name="ro1">
          <table:table-cell table:formula="of:=[.A409]+1" office:value-type="float" office:value="410" calcext:value-type="float">
            <text:p>410</text:p>
          </table:table-cell>
          <table:table-cell office:value-type="float" office:value="-6.789" calcext:value-type="float">
            <text:p>-6.789</text:p>
          </table:table-cell>
          <table:table-cell table:number-columns-repeated="15"/>
        </table:table-row>
        <table:table-row table:style-name="ro1">
          <table:table-cell table:formula="of:=[.A410]+1" office:value-type="float" office:value="411" calcext:value-type="float">
            <text:p>411</text:p>
          </table:table-cell>
          <table:table-cell office:value-type="float" office:value="-6.778" calcext:value-type="float">
            <text:p>-6.778</text:p>
          </table:table-cell>
          <table:table-cell table:number-columns-repeated="15"/>
        </table:table-row>
        <table:table-row table:style-name="ro1">
          <table:table-cell table:formula="of:=[.A411]+1" office:value-type="float" office:value="412" calcext:value-type="float">
            <text:p>412</text:p>
          </table:table-cell>
          <table:table-cell office:value-type="float" office:value="-6.763" calcext:value-type="float">
            <text:p>-6.763</text:p>
          </table:table-cell>
          <table:table-cell table:number-columns-repeated="15"/>
        </table:table-row>
        <table:table-row table:style-name="ro1">
          <table:table-cell table:formula="of:=[.A412]+1" office:value-type="float" office:value="413" calcext:value-type="float">
            <text:p>413</text:p>
          </table:table-cell>
          <table:table-cell office:value-type="float" office:value="-6.748" calcext:value-type="float">
            <text:p>-6.748</text:p>
          </table:table-cell>
          <table:table-cell table:number-columns-repeated="15"/>
        </table:table-row>
        <table:table-row table:style-name="ro1">
          <table:table-cell table:formula="of:=[.A413]+1" office:value-type="float" office:value="414" calcext:value-type="float">
            <text:p>414</text:p>
          </table:table-cell>
          <table:table-cell office:value-type="float" office:value="-6.732" calcext:value-type="float">
            <text:p>-6.732</text:p>
          </table:table-cell>
          <table:table-cell table:number-columns-repeated="15"/>
        </table:table-row>
        <table:table-row table:style-name="ro1">
          <table:table-cell table:formula="of:=[.A414]+1" office:value-type="float" office:value="415" calcext:value-type="float">
            <text:p>415</text:p>
          </table:table-cell>
          <table:table-cell office:value-type="float" office:value="-6.716" calcext:value-type="float">
            <text:p>-6.716</text:p>
          </table:table-cell>
          <table:table-cell table:number-columns-repeated="15"/>
        </table:table-row>
        <table:table-row table:style-name="ro1">
          <table:table-cell table:formula="of:=[.A415]+1" office:value-type="float" office:value="416" calcext:value-type="float">
            <text:p>416</text:p>
          </table:table-cell>
          <table:table-cell office:value-type="float" office:value="-6.71" calcext:value-type="float">
            <text:p>-6.71</text:p>
          </table:table-cell>
          <table:table-cell table:number-columns-repeated="15"/>
        </table:table-row>
        <table:table-row table:style-name="ro1">
          <table:table-cell table:formula="of:=[.A416]+1" office:value-type="float" office:value="417" calcext:value-type="float">
            <text:p>417</text:p>
          </table:table-cell>
          <table:table-cell office:value-type="float" office:value="-6.705" calcext:value-type="float">
            <text:p>-6.705</text:p>
          </table:table-cell>
          <table:table-cell table:number-columns-repeated="15"/>
        </table:table-row>
        <table:table-row table:style-name="ro1">
          <table:table-cell table:formula="of:=[.A417]+1" office:value-type="float" office:value="418" calcext:value-type="float">
            <text:p>418</text:p>
          </table:table-cell>
          <table:table-cell office:value-type="float" office:value="-6.693" calcext:value-type="float">
            <text:p>-6.693</text:p>
          </table:table-cell>
          <table:table-cell table:number-columns-repeated="15"/>
        </table:table-row>
        <table:table-row table:style-name="ro1">
          <table:table-cell table:formula="of:=[.A418]+1" office:value-type="float" office:value="419" calcext:value-type="float">
            <text:p>419</text:p>
          </table:table-cell>
          <table:table-cell office:value-type="float" office:value="-6.67" calcext:value-type="float">
            <text:p>-6.67</text:p>
          </table:table-cell>
          <table:table-cell table:number-columns-repeated="15"/>
        </table:table-row>
        <table:table-row table:style-name="ro1">
          <table:table-cell table:formula="of:=[.A419]+1" office:value-type="float" office:value="420" calcext:value-type="float">
            <text:p>420</text:p>
          </table:table-cell>
          <table:table-cell office:value-type="float" office:value="-6.643" calcext:value-type="float">
            <text:p>-6.643</text:p>
          </table:table-cell>
          <table:table-cell table:number-columns-repeated="15"/>
        </table:table-row>
        <table:table-row table:style-name="ro1">
          <table:table-cell table:formula="of:=[.A420]+1" office:value-type="float" office:value="421" calcext:value-type="float">
            <text:p>421</text:p>
          </table:table-cell>
          <table:table-cell office:value-type="float" office:value="-6.612" calcext:value-type="float">
            <text:p>-6.612</text:p>
          </table:table-cell>
          <table:table-cell table:number-columns-repeated="15"/>
        </table:table-row>
        <table:table-row table:style-name="ro1">
          <table:table-cell table:formula="of:=[.A421]+1" office:value-type="float" office:value="422" calcext:value-type="float">
            <text:p>422</text:p>
          </table:table-cell>
          <table:table-cell office:value-type="float" office:value="-6.581" calcext:value-type="float">
            <text:p>-6.581</text:p>
          </table:table-cell>
          <table:table-cell table:number-columns-repeated="15"/>
        </table:table-row>
        <table:table-row table:style-name="ro1">
          <table:table-cell table:formula="of:=[.A422]+1" office:value-type="float" office:value="423" calcext:value-type="float">
            <text:p>423</text:p>
          </table:table-cell>
          <table:table-cell office:value-type="float" office:value="-6.549" calcext:value-type="float">
            <text:p>-6.549</text:p>
          </table:table-cell>
          <table:table-cell table:number-columns-repeated="15"/>
        </table:table-row>
        <table:table-row table:style-name="ro1">
          <table:table-cell table:formula="of:=[.A423]+1" office:value-type="float" office:value="424" calcext:value-type="float">
            <text:p>424</text:p>
          </table:table-cell>
          <table:table-cell office:value-type="float" office:value="-6.526" calcext:value-type="float">
            <text:p>-6.526</text:p>
          </table:table-cell>
          <table:table-cell table:number-columns-repeated="15"/>
        </table:table-row>
        <table:table-row table:style-name="ro1">
          <table:table-cell table:formula="of:=[.A424]+1" office:value-type="float" office:value="425" calcext:value-type="float">
            <text:p>425</text:p>
          </table:table-cell>
          <table:table-cell office:value-type="float" office:value="-6.505" calcext:value-type="float">
            <text:p>-6.505</text:p>
          </table:table-cell>
          <table:table-cell table:number-columns-repeated="15"/>
        </table:table-row>
        <table:table-row table:style-name="ro1">
          <table:table-cell table:formula="of:=[.A425]+1" office:value-type="float" office:value="426" calcext:value-type="float">
            <text:p>426</text:p>
          </table:table-cell>
          <table:table-cell office:value-type="float" office:value="-6.476" calcext:value-type="float">
            <text:p>-6.476</text:p>
          </table:table-cell>
          <table:table-cell table:number-columns-repeated="15"/>
        </table:table-row>
        <table:table-row table:style-name="ro1">
          <table:table-cell table:formula="of:=[.A426]+1" office:value-type="float" office:value="427" calcext:value-type="float">
            <text:p>427</text:p>
          </table:table-cell>
          <table:table-cell office:value-type="float" office:value="-6.446" calcext:value-type="float">
            <text:p>-6.446</text:p>
          </table:table-cell>
          <table:table-cell table:number-columns-repeated="15"/>
        </table:table-row>
        <table:table-row table:style-name="ro1">
          <table:table-cell table:formula="of:=[.A427]+1" office:value-type="float" office:value="428" calcext:value-type="float">
            <text:p>428</text:p>
          </table:table-cell>
          <table:table-cell office:value-type="float" office:value="-6.414" calcext:value-type="float">
            <text:p>-6.414</text:p>
          </table:table-cell>
          <table:table-cell table:number-columns-repeated="15"/>
        </table:table-row>
        <table:table-row table:style-name="ro1">
          <table:table-cell table:formula="of:=[.A428]+1" office:value-type="float" office:value="429" calcext:value-type="float">
            <text:p>429</text:p>
          </table:table-cell>
          <table:table-cell office:value-type="float" office:value="-6.392" calcext:value-type="float">
            <text:p>-6.392</text:p>
          </table:table-cell>
          <table:table-cell table:number-columns-repeated="15"/>
        </table:table-row>
        <table:table-row table:style-name="ro1">
          <table:table-cell table:formula="of:=[.A429]+1" office:value-type="float" office:value="430" calcext:value-type="float">
            <text:p>430</text:p>
          </table:table-cell>
          <table:table-cell office:value-type="float" office:value="-6.361" calcext:value-type="float">
            <text:p>-6.361</text:p>
          </table:table-cell>
          <table:table-cell table:number-columns-repeated="15"/>
        </table:table-row>
        <table:table-row table:style-name="ro1">
          <table:table-cell table:formula="of:=[.A430]+1" office:value-type="float" office:value="431" calcext:value-type="float">
            <text:p>431</text:p>
          </table:table-cell>
          <table:table-cell office:value-type="float" office:value="-6.331" calcext:value-type="float">
            <text:p>-6.331</text:p>
          </table:table-cell>
          <table:table-cell table:number-columns-repeated="15"/>
        </table:table-row>
        <table:table-row table:style-name="ro1">
          <table:table-cell table:formula="of:=[.A431]+1" office:value-type="float" office:value="432" calcext:value-type="float">
            <text:p>432</text:p>
          </table:table-cell>
          <table:table-cell office:value-type="float" office:value="-6.298" calcext:value-type="float">
            <text:p>-6.298</text:p>
          </table:table-cell>
          <table:table-cell table:number-columns-repeated="15"/>
        </table:table-row>
        <table:table-row table:style-name="ro1">
          <table:table-cell table:formula="of:=[.A432]+1" office:value-type="float" office:value="433" calcext:value-type="float">
            <text:p>433</text:p>
          </table:table-cell>
          <table:table-cell office:value-type="float" office:value="-6.266" calcext:value-type="float">
            <text:p>-6.266</text:p>
          </table:table-cell>
          <table:table-cell table:number-columns-repeated="15"/>
        </table:table-row>
        <table:table-row table:style-name="ro1">
          <table:table-cell table:formula="of:=[.A433]+1" office:value-type="float" office:value="434" calcext:value-type="float">
            <text:p>434</text:p>
          </table:table-cell>
          <table:table-cell office:value-type="float" office:value="-6.243" calcext:value-type="float">
            <text:p>-6.243</text:p>
          </table:table-cell>
          <table:table-cell table:number-columns-repeated="15"/>
        </table:table-row>
        <table:table-row table:style-name="ro1">
          <table:table-cell table:formula="of:=[.A434]+1" office:value-type="float" office:value="435" calcext:value-type="float">
            <text:p>435</text:p>
          </table:table-cell>
          <table:table-cell office:value-type="float" office:value="-6.232" calcext:value-type="float">
            <text:p>-6.232</text:p>
          </table:table-cell>
          <table:table-cell table:number-columns-repeated="15"/>
        </table:table-row>
        <table:table-row table:style-name="ro1">
          <table:table-cell table:formula="of:=[.A435]+1" office:value-type="float" office:value="436" calcext:value-type="float">
            <text:p>436</text:p>
          </table:table-cell>
          <table:table-cell office:value-type="float" office:value="-6.255" calcext:value-type="float">
            <text:p>-6.255</text:p>
          </table:table-cell>
          <table:table-cell table:number-columns-repeated="15"/>
        </table:table-row>
        <table:table-row table:style-name="ro1">
          <table:table-cell table:formula="of:=[.A436]+1" office:value-type="float" office:value="437" calcext:value-type="float">
            <text:p>437</text:p>
          </table:table-cell>
          <table:table-cell office:value-type="float" office:value="-6.287" calcext:value-type="float">
            <text:p>-6.287</text:p>
          </table:table-cell>
          <table:table-cell table:number-columns-repeated="15"/>
        </table:table-row>
        <table:table-row table:style-name="ro1">
          <table:table-cell table:formula="of:=[.A437]+1" office:value-type="float" office:value="438" calcext:value-type="float">
            <text:p>438</text:p>
          </table:table-cell>
          <table:table-cell office:value-type="float" office:value="-6.338" calcext:value-type="float">
            <text:p>-6.338</text:p>
          </table:table-cell>
          <table:table-cell table:number-columns-repeated="15"/>
        </table:table-row>
        <table:table-row table:style-name="ro1">
          <table:table-cell table:formula="of:=[.A438]+1" office:value-type="float" office:value="439" calcext:value-type="float">
            <text:p>439</text:p>
          </table:table-cell>
          <table:table-cell office:value-type="float" office:value="-6.375" calcext:value-type="float">
            <text:p>-6.375</text:p>
          </table:table-cell>
          <table:table-cell table:number-columns-repeated="15"/>
        </table:table-row>
        <table:table-row table:style-name="ro1">
          <table:table-cell table:formula="of:=[.A439]+1" office:value-type="float" office:value="440" calcext:value-type="float">
            <text:p>440</text:p>
          </table:table-cell>
          <table:table-cell office:value-type="float" office:value="-6.423" calcext:value-type="float">
            <text:p>-6.423</text:p>
          </table:table-cell>
          <table:table-cell table:number-columns-repeated="15"/>
        </table:table-row>
        <table:table-row table:style-name="ro1">
          <table:table-cell table:formula="of:=[.A440]+1" office:value-type="float" office:value="441" calcext:value-type="float">
            <text:p>441</text:p>
          </table:table-cell>
          <table:table-cell office:value-type="float" office:value="-6.45" calcext:value-type="float">
            <text:p>-6.45</text:p>
          </table:table-cell>
          <table:table-cell table:number-columns-repeated="15"/>
        </table:table-row>
        <table:table-row table:style-name="ro1">
          <table:table-cell table:formula="of:=[.A441]+1" office:value-type="float" office:value="442" calcext:value-type="float">
            <text:p>442</text:p>
          </table:table-cell>
          <table:table-cell office:value-type="float" office:value="-6.484" calcext:value-type="float">
            <text:p>-6.484</text:p>
          </table:table-cell>
          <table:table-cell table:number-columns-repeated="15"/>
        </table:table-row>
        <table:table-row table:style-name="ro1">
          <table:table-cell table:formula="of:=[.A442]+1" office:value-type="float" office:value="443" calcext:value-type="float">
            <text:p>443</text:p>
          </table:table-cell>
          <table:table-cell office:value-type="float" office:value="-6.517" calcext:value-type="float">
            <text:p>-6.517</text:p>
          </table:table-cell>
          <table:table-cell table:number-columns-repeated="15"/>
        </table:table-row>
        <table:table-row table:style-name="ro1">
          <table:table-cell table:formula="of:=[.A443]+1" office:value-type="float" office:value="444" calcext:value-type="float">
            <text:p>444</text:p>
          </table:table-cell>
          <table:table-cell office:value-type="float" office:value="-6.56" calcext:value-type="float">
            <text:p>-6.56</text:p>
          </table:table-cell>
          <table:table-cell table:number-columns-repeated="15"/>
        </table:table-row>
        <table:table-row table:style-name="ro1">
          <table:table-cell table:formula="of:=[.A444]+1" office:value-type="float" office:value="445" calcext:value-type="float">
            <text:p>445</text:p>
          </table:table-cell>
          <table:table-cell office:value-type="float" office:value="-6.595" calcext:value-type="float">
            <text:p>-6.595</text:p>
          </table:table-cell>
          <table:table-cell table:number-columns-repeated="15"/>
        </table:table-row>
        <table:table-row table:style-name="ro1">
          <table:table-cell table:formula="of:=[.A445]+1" office:value-type="float" office:value="446" calcext:value-type="float">
            <text:p>446</text:p>
          </table:table-cell>
          <table:table-cell office:value-type="float" office:value="-6.621" calcext:value-type="float">
            <text:p>-6.621</text:p>
          </table:table-cell>
          <table:table-cell table:number-columns-repeated="15"/>
        </table:table-row>
        <table:table-row table:style-name="ro1">
          <table:table-cell table:formula="of:=[.A446]+1" office:value-type="float" office:value="447" calcext:value-type="float">
            <text:p>447</text:p>
          </table:table-cell>
          <table:table-cell office:value-type="float" office:value="-6.633" calcext:value-type="float">
            <text:p>-6.633</text:p>
          </table:table-cell>
          <table:table-cell table:number-columns-repeated="15"/>
        </table:table-row>
        <table:table-row table:style-name="ro1">
          <table:table-cell table:formula="of:=[.A447]+1" office:value-type="float" office:value="448" calcext:value-type="float">
            <text:p>448</text:p>
          </table:table-cell>
          <table:table-cell office:value-type="float" office:value="-6.641" calcext:value-type="float">
            <text:p>-6.641</text:p>
          </table:table-cell>
          <table:table-cell table:number-columns-repeated="15"/>
        </table:table-row>
        <table:table-row table:style-name="ro1">
          <table:table-cell table:formula="of:=[.A448]+1" office:value-type="float" office:value="449" calcext:value-type="float">
            <text:p>449</text:p>
          </table:table-cell>
          <table:table-cell office:value-type="float" office:value="-6.655" calcext:value-type="float">
            <text:p>-6.655</text:p>
          </table:table-cell>
          <table:table-cell table:number-columns-repeated="15"/>
        </table:table-row>
        <table:table-row table:style-name="ro1">
          <table:table-cell table:formula="of:=[.A449]+1" office:value-type="float" office:value="450" calcext:value-type="float">
            <text:p>450</text:p>
          </table:table-cell>
          <table:table-cell office:value-type="float" office:value="-6.685" calcext:value-type="float">
            <text:p>-6.685</text:p>
          </table:table-cell>
          <table:table-cell table:number-columns-repeated="15"/>
        </table:table-row>
        <table:table-row table:style-name="ro1">
          <table:table-cell table:formula="of:=[.A450]+1" office:value-type="float" office:value="451" calcext:value-type="float">
            <text:p>451</text:p>
          </table:table-cell>
          <table:table-cell office:value-type="float" office:value="-6.691" calcext:value-type="float">
            <text:p>-6.691</text:p>
          </table:table-cell>
          <table:table-cell table:number-columns-repeated="15"/>
        </table:table-row>
        <table:table-row table:style-name="ro1">
          <table:table-cell table:formula="of:=[.A451]+1" office:value-type="float" office:value="452" calcext:value-type="float">
            <text:p>452</text:p>
          </table:table-cell>
          <table:table-cell office:value-type="float" office:value="-6.695" calcext:value-type="float">
            <text:p>-6.695</text:p>
          </table:table-cell>
          <table:table-cell table:number-columns-repeated="15"/>
        </table:table-row>
        <table:table-row table:style-name="ro1">
          <table:table-cell table:formula="of:=[.A452]+1" office:value-type="float" office:value="453" calcext:value-type="float">
            <text:p>453</text:p>
          </table:table-cell>
          <table:table-cell office:value-type="float" office:value="-6.707" calcext:value-type="float">
            <text:p>-6.707</text:p>
          </table:table-cell>
          <table:table-cell table:number-columns-repeated="15"/>
        </table:table-row>
        <table:table-row table:style-name="ro1">
          <table:table-cell table:formula="of:=[.A453]+1" office:value-type="float" office:value="454" calcext:value-type="float">
            <text:p>454</text:p>
          </table:table-cell>
          <table:table-cell office:value-type="float" office:value="-6.72" calcext:value-type="float">
            <text:p>-6.72</text:p>
          </table:table-cell>
          <table:table-cell table:number-columns-repeated="15"/>
        </table:table-row>
        <table:table-row table:style-name="ro1">
          <table:table-cell table:formula="of:=[.A454]+1" office:value-type="float" office:value="455" calcext:value-type="float">
            <text:p>455</text:p>
          </table:table-cell>
          <table:table-cell office:value-type="float" office:value="-6.736" calcext:value-type="float">
            <text:p>-6.736</text:p>
          </table:table-cell>
          <table:table-cell table:number-columns-repeated="15"/>
        </table:table-row>
        <table:table-row table:style-name="ro1">
          <table:table-cell table:formula="of:=[.A455]+1" office:value-type="float" office:value="456" calcext:value-type="float">
            <text:p>456</text:p>
          </table:table-cell>
          <table:table-cell office:value-type="float" office:value="-6.741" calcext:value-type="float">
            <text:p>-6.741</text:p>
          </table:table-cell>
          <table:table-cell table:number-columns-repeated="15"/>
        </table:table-row>
        <table:table-row table:style-name="ro1">
          <table:table-cell table:formula="of:=[.A456]+1" office:value-type="float" office:value="457" calcext:value-type="float">
            <text:p>457</text:p>
          </table:table-cell>
          <table:table-cell office:value-type="float" office:value="-6.745" calcext:value-type="float">
            <text:p>-6.745</text:p>
          </table:table-cell>
          <table:table-cell table:number-columns-repeated="15"/>
        </table:table-row>
        <table:table-row table:style-name="ro1">
          <table:table-cell table:formula="of:=[.A457]+1" office:value-type="float" office:value="458" calcext:value-type="float">
            <text:p>458</text:p>
          </table:table-cell>
          <table:table-cell office:value-type="float" office:value="-6.747" calcext:value-type="float">
            <text:p>-6.747</text:p>
          </table:table-cell>
          <table:table-cell table:number-columns-repeated="15"/>
        </table:table-row>
        <table:table-row table:style-name="ro1">
          <table:table-cell table:formula="of:=[.A458]+1" office:value-type="float" office:value="459" calcext:value-type="float">
            <text:p>459</text:p>
          </table:table-cell>
          <table:table-cell office:value-type="float" office:value="-6.749" calcext:value-type="float">
            <text:p>-6.749</text:p>
          </table:table-cell>
          <table:table-cell table:number-columns-repeated="15"/>
        </table:table-row>
        <table:table-row table:style-name="ro1">
          <table:table-cell table:formula="of:=[.A459]+1" office:value-type="float" office:value="460" calcext:value-type="float">
            <text:p>460</text:p>
          </table:table-cell>
          <table:table-cell office:value-type="float" office:value="-6.75" calcext:value-type="float">
            <text:p>-6.75</text:p>
          </table:table-cell>
          <table:table-cell table:number-columns-repeated="15"/>
        </table:table-row>
        <table:table-row table:style-name="ro1">
          <table:table-cell table:formula="of:=[.A460]+1" office:value-type="float" office:value="461" calcext:value-type="float">
            <text:p>461</text:p>
          </table:table-cell>
          <table:table-cell office:value-type="float" office:value="-6.75" calcext:value-type="float">
            <text:p>-6.75</text:p>
          </table:table-cell>
          <table:table-cell table:number-columns-repeated="15"/>
        </table:table-row>
        <table:table-row table:style-name="ro1">
          <table:table-cell table:formula="of:=[.A461]+1" office:value-type="float" office:value="462" calcext:value-type="float">
            <text:p>462</text:p>
          </table:table-cell>
          <table:table-cell office:value-type="float" office:value="-6.75" calcext:value-type="float">
            <text:p>-6.75</text:p>
          </table:table-cell>
          <table:table-cell table:number-columns-repeated="15"/>
        </table:table-row>
        <table:table-row table:style-name="ro1">
          <table:table-cell table:formula="of:=[.A462]+1" office:value-type="float" office:value="463" calcext:value-type="float">
            <text:p>463</text:p>
          </table:table-cell>
          <table:table-cell office:value-type="float" office:value="-6.75" calcext:value-type="float">
            <text:p>-6.75</text:p>
          </table:table-cell>
          <table:table-cell table:number-columns-repeated="15"/>
        </table:table-row>
        <table:table-row table:style-name="ro1">
          <table:table-cell table:formula="of:=[.A463]+1" office:value-type="float" office:value="464" calcext:value-type="float">
            <text:p>464</text:p>
          </table:table-cell>
          <table:table-cell office:value-type="float" office:value="-6.75" calcext:value-type="float">
            <text:p>-6.75</text:p>
          </table:table-cell>
          <table:table-cell table:number-columns-repeated="15"/>
        </table:table-row>
        <table:table-row table:style-name="ro1">
          <table:table-cell table:formula="of:=[.A464]+1" office:value-type="float" office:value="465" calcext:value-type="float">
            <text:p>465</text:p>
          </table:table-cell>
          <table:table-cell office:value-type="float" office:value="-6.75" calcext:value-type="float">
            <text:p>-6.75</text:p>
          </table:table-cell>
          <table:table-cell table:number-columns-repeated="15"/>
        </table:table-row>
        <table:table-row table:style-name="ro1">
          <table:table-cell table:formula="of:=[.A465]+1" office:value-type="float" office:value="466" calcext:value-type="float">
            <text:p>466</text:p>
          </table:table-cell>
          <table:table-cell office:value-type="float" office:value="-6.76" calcext:value-type="float">
            <text:p>-6.76</text:p>
          </table:table-cell>
          <table:table-cell table:number-columns-repeated="15"/>
        </table:table-row>
        <table:table-row table:style-name="ro1">
          <table:table-cell table:formula="of:=[.A466]+1" office:value-type="float" office:value="467" calcext:value-type="float">
            <text:p>467</text:p>
          </table:table-cell>
          <table:table-cell office:value-type="float" office:value="-6.772" calcext:value-type="float">
            <text:p>-6.772</text:p>
          </table:table-cell>
          <table:table-cell table:number-columns-repeated="15"/>
        </table:table-row>
        <table:table-row table:style-name="ro1">
          <table:table-cell table:formula="of:=[.A467]+1" office:value-type="float" office:value="468" calcext:value-type="float">
            <text:p>468</text:p>
          </table:table-cell>
          <table:table-cell office:value-type="float" office:value="-6.786" calcext:value-type="float">
            <text:p>-6.786</text:p>
          </table:table-cell>
          <table:table-cell table:number-columns-repeated="15"/>
        </table:table-row>
        <table:table-row table:style-name="ro1">
          <table:table-cell table:formula="of:=[.A468]+1" office:value-type="float" office:value="469" calcext:value-type="float">
            <text:p>469</text:p>
          </table:table-cell>
          <table:table-cell office:value-type="float" office:value="-6.792" calcext:value-type="float">
            <text:p>-6.792</text:p>
          </table:table-cell>
          <table:table-cell table:number-columns-repeated="15"/>
        </table:table-row>
        <table:table-row table:style-name="ro1">
          <table:table-cell table:formula="of:=[.A469]+1" office:value-type="float" office:value="470" calcext:value-type="float">
            <text:p>470</text:p>
          </table:table-cell>
          <table:table-cell office:value-type="float" office:value="-6.796" calcext:value-type="float">
            <text:p>-6.796</text:p>
          </table:table-cell>
          <table:table-cell table:number-columns-repeated="15"/>
        </table:table-row>
        <table:table-row table:style-name="ro1">
          <table:table-cell table:formula="of:=[.A470]+1" office:value-type="float" office:value="471" calcext:value-type="float">
            <text:p>471</text:p>
          </table:table-cell>
          <table:table-cell office:value-type="float" office:value="-6.797" calcext:value-type="float">
            <text:p>-6.797</text:p>
          </table:table-cell>
          <table:table-cell table:number-columns-repeated="15"/>
        </table:table-row>
        <table:table-row table:style-name="ro1">
          <table:table-cell table:formula="of:=[.A471]+1" office:value-type="float" office:value="472" calcext:value-type="float">
            <text:p>472</text:p>
          </table:table-cell>
          <table:table-cell office:value-type="float" office:value="-6.799" calcext:value-type="float">
            <text:p>-6.799</text:p>
          </table:table-cell>
          <table:table-cell table:number-columns-repeated="15"/>
        </table:table-row>
        <table:table-row table:style-name="ro1">
          <table:table-cell table:formula="of:=[.A472]+1" office:value-type="float" office:value="473" calcext:value-type="float">
            <text:p>473</text:p>
          </table:table-cell>
          <table:table-cell office:value-type="float" office:value="-6.799" calcext:value-type="float">
            <text:p>-6.799</text:p>
          </table:table-cell>
          <table:table-cell table:number-columns-repeated="15"/>
        </table:table-row>
        <table:table-row table:style-name="ro1">
          <table:table-cell table:formula="of:=[.A473]+1" office:value-type="float" office:value="474" calcext:value-type="float">
            <text:p>474</text:p>
          </table:table-cell>
          <table:table-cell office:value-type="float" office:value="-6.8" calcext:value-type="float">
            <text:p>-6.8</text:p>
          </table:table-cell>
          <table:table-cell table:number-columns-repeated="15"/>
        </table:table-row>
        <table:table-row table:style-name="ro1">
          <table:table-cell table:formula="of:=[.A474]+1" office:value-type="float" office:value="475" calcext:value-type="float">
            <text:p>475</text:p>
          </table:table-cell>
          <table:table-cell office:value-type="float" office:value="-6.8" calcext:value-type="float">
            <text:p>-6.8</text:p>
          </table:table-cell>
          <table:table-cell table:number-columns-repeated="15"/>
        </table:table-row>
        <table:table-row table:style-name="ro1">
          <table:table-cell table:formula="of:=[.A475]+1" office:value-type="float" office:value="476" calcext:value-type="float">
            <text:p>476</text:p>
          </table:table-cell>
          <table:table-cell office:value-type="float" office:value="-6.8" calcext:value-type="float">
            <text:p>-6.8</text:p>
          </table:table-cell>
          <table:table-cell table:number-columns-repeated="15"/>
        </table:table-row>
        <table:table-row table:style-name="ro1">
          <table:table-cell table:formula="of:=[.A476]+1" office:value-type="float" office:value="477" calcext:value-type="float">
            <text:p>477</text:p>
          </table:table-cell>
          <table:table-cell office:value-type="float" office:value="-6.8" calcext:value-type="float">
            <text:p>-6.8</text:p>
          </table:table-cell>
          <table:table-cell table:number-columns-repeated="15"/>
        </table:table-row>
        <table:table-row table:style-name="ro1">
          <table:table-cell table:formula="of:=[.A477]+1" office:value-type="float" office:value="478" calcext:value-type="float">
            <text:p>478</text:p>
          </table:table-cell>
          <table:table-cell office:value-type="float" office:value="-6.8" calcext:value-type="float">
            <text:p>-6.8</text:p>
          </table:table-cell>
          <table:table-cell table:number-columns-repeated="15"/>
        </table:table-row>
        <table:table-row table:style-name="ro1">
          <table:table-cell table:formula="of:=[.A478]+1" office:value-type="float" office:value="479" calcext:value-type="float">
            <text:p>479</text:p>
          </table:table-cell>
          <table:table-cell office:value-type="float" office:value="-6.8" calcext:value-type="float">
            <text:p>-6.8</text:p>
          </table:table-cell>
          <table:table-cell table:number-columns-repeated="15"/>
        </table:table-row>
        <table:table-row table:style-name="ro1">
          <table:table-cell table:formula="of:=[.A479]+1" office:value-type="float" office:value="480" calcext:value-type="float">
            <text:p>480</text:p>
          </table:table-cell>
          <table:table-cell office:value-type="float" office:value="-6.8" calcext:value-type="float">
            <text:p>-6.8</text:p>
          </table:table-cell>
          <table:table-cell table:number-columns-repeated="15"/>
        </table:table-row>
        <table:table-row table:style-name="ro1">
          <table:table-cell table:formula="of:=[.A480]+1" office:value-type="float" office:value="481" calcext:value-type="float">
            <text:p>481</text:p>
          </table:table-cell>
          <table:table-cell office:value-type="float" office:value="-6.8" calcext:value-type="float">
            <text:p>-6.8</text:p>
          </table:table-cell>
          <table:table-cell table:number-columns-repeated="15"/>
        </table:table-row>
        <table:table-row table:style-name="ro1">
          <table:table-cell table:formula="of:=[.A481]+1" office:value-type="float" office:value="482" calcext:value-type="float">
            <text:p>482</text:p>
          </table:table-cell>
          <table:table-cell office:value-type="float" office:value="-6.8" calcext:value-type="float">
            <text:p>-6.8</text:p>
          </table:table-cell>
          <table:table-cell table:number-columns-repeated="15"/>
        </table:table-row>
        <table:table-row table:style-name="ro1">
          <table:table-cell table:formula="of:=[.A482]+1" office:value-type="float" office:value="483" calcext:value-type="float">
            <text:p>483</text:p>
          </table:table-cell>
          <table:table-cell office:value-type="float" office:value="-6.81" calcext:value-type="float">
            <text:p>-6.81</text:p>
          </table:table-cell>
          <table:table-cell table:number-columns-repeated="15"/>
        </table:table-row>
        <table:table-row table:style-name="ro1">
          <table:table-cell table:formula="of:=[.A483]+1" office:value-type="float" office:value="484" calcext:value-type="float">
            <text:p>484</text:p>
          </table:table-cell>
          <table:table-cell office:value-type="float" office:value="-6.812" calcext:value-type="float">
            <text:p>-6.812</text:p>
          </table:table-cell>
          <table:table-cell table:number-columns-repeated="15"/>
        </table:table-row>
        <table:table-row table:style-name="ro1">
          <table:table-cell table:formula="of:=[.A484]+1" office:value-type="float" office:value="485" calcext:value-type="float">
            <text:p>485</text:p>
          </table:table-cell>
          <table:table-cell office:value-type="float" office:value="-6.814" calcext:value-type="float">
            <text:p>-6.814</text:p>
          </table:table-cell>
          <table:table-cell table:number-columns-repeated="15"/>
        </table:table-row>
        <table:table-row table:style-name="ro1">
          <table:table-cell table:formula="of:=[.A485]+1" office:value-type="float" office:value="486" calcext:value-type="float">
            <text:p>486</text:p>
          </table:table-cell>
          <table:table-cell office:value-type="float" office:value="-6.805" calcext:value-type="float">
            <text:p>-6.805</text:p>
          </table:table-cell>
          <table:table-cell table:number-columns-repeated="15"/>
        </table:table-row>
        <table:table-row table:style-name="ro1">
          <table:table-cell table:formula="of:=[.A486]+1" office:value-type="float" office:value="487" calcext:value-type="float">
            <text:p>487</text:p>
          </table:table-cell>
          <table:table-cell office:value-type="float" office:value="-6.804" calcext:value-type="float">
            <text:p>-6.804</text:p>
          </table:table-cell>
          <table:table-cell table:number-columns-repeated="15"/>
        </table:table-row>
        <table:table-row table:style-name="ro1">
          <table:table-cell table:formula="of:=[.A487]+1" office:value-type="float" office:value="488" calcext:value-type="float">
            <text:p>488</text:p>
          </table:table-cell>
          <table:table-cell office:value-type="float" office:value="-6.802" calcext:value-type="float">
            <text:p>-6.802</text:p>
          </table:table-cell>
          <table:table-cell table:number-columns-repeated="15"/>
        </table:table-row>
        <table:table-row table:style-name="ro1">
          <table:table-cell table:formula="of:=[.A488]+1" office:value-type="float" office:value="489" calcext:value-type="float">
            <text:p>489</text:p>
          </table:table-cell>
          <table:table-cell office:value-type="float" office:value="-6.801" calcext:value-type="float">
            <text:p>-6.801</text:p>
          </table:table-cell>
          <table:table-cell table:number-columns-repeated="15"/>
        </table:table-row>
        <table:table-row table:style-name="ro1">
          <table:table-cell table:formula="of:=[.A489]+1" office:value-type="float" office:value="490" calcext:value-type="float">
            <text:p>490</text:p>
          </table:table-cell>
          <table:table-cell office:value-type="float" office:value="-6.811" calcext:value-type="float">
            <text:p>-6.811</text:p>
          </table:table-cell>
          <table:table-cell table:number-columns-repeated="15"/>
        </table:table-row>
        <table:table-row table:style-name="ro1">
          <table:table-cell table:formula="of:=[.A490]+1" office:value-type="float" office:value="491" calcext:value-type="float">
            <text:p>491</text:p>
          </table:table-cell>
          <table:table-cell office:value-type="float" office:value="-6.812" calcext:value-type="float">
            <text:p>-6.812</text:p>
          </table:table-cell>
          <table:table-cell table:number-columns-repeated="15"/>
        </table:table-row>
        <table:table-row table:style-name="ro1">
          <table:table-cell table:formula="of:=[.A491]+1" office:value-type="float" office:value="492" calcext:value-type="float">
            <text:p>492</text:p>
          </table:table-cell>
          <table:table-cell office:value-type="float" office:value="-6.825" calcext:value-type="float">
            <text:p>-6.825</text:p>
          </table:table-cell>
          <table:table-cell table:number-columns-repeated="15"/>
        </table:table-row>
        <table:table-row table:style-name="ro1">
          <table:table-cell table:formula="of:=[.A492]+1" office:value-type="float" office:value="493" calcext:value-type="float">
            <text:p>493</text:p>
          </table:table-cell>
          <table:table-cell office:value-type="float" office:value="-6.817" calcext:value-type="float">
            <text:p>-6.817</text:p>
          </table:table-cell>
          <table:table-cell table:number-columns-repeated="15"/>
        </table:table-row>
        <table:table-row table:style-name="ro1">
          <table:table-cell table:formula="of:=[.A493]+1" office:value-type="float" office:value="494" calcext:value-type="float">
            <text:p>494</text:p>
          </table:table-cell>
          <table:table-cell office:value-type="float" office:value="-6.818" calcext:value-type="float">
            <text:p>-6.818</text:p>
          </table:table-cell>
          <table:table-cell table:number-columns-repeated="15"/>
        </table:table-row>
        <table:table-row table:style-name="ro1">
          <table:table-cell table:formula="of:=[.A494]+1" office:value-type="float" office:value="495" calcext:value-type="float">
            <text:p>495</text:p>
          </table:table-cell>
          <table:table-cell office:value-type="float" office:value="-6.807" calcext:value-type="float">
            <text:p>-6.807</text:p>
          </table:table-cell>
          <table:table-cell table:number-columns-repeated="15"/>
        </table:table-row>
        <table:table-row table:style-name="ro1">
          <table:table-cell table:formula="of:=[.A495]+1" office:value-type="float" office:value="496" calcext:value-type="float">
            <text:p>496</text:p>
          </table:table-cell>
          <table:table-cell office:value-type="float" office:value="-6.805" calcext:value-type="float">
            <text:p>-6.805</text:p>
          </table:table-cell>
          <table:table-cell table:number-columns-repeated="15"/>
        </table:table-row>
        <table:table-row table:style-name="ro1">
          <table:table-cell table:formula="of:=[.A496]+1" office:value-type="float" office:value="497" calcext:value-type="float">
            <text:p>497</text:p>
          </table:table-cell>
          <table:table-cell office:value-type="float" office:value="-6.792" calcext:value-type="float">
            <text:p>-6.792</text:p>
          </table:table-cell>
          <table:table-cell table:number-columns-repeated="15"/>
        </table:table-row>
        <table:table-row table:style-name="ro1">
          <table:table-cell table:formula="of:=[.A497]+1" office:value-type="float" office:value="498" calcext:value-type="float">
            <text:p>498</text:p>
          </table:table-cell>
          <table:table-cell office:value-type="float" office:value="-6.78" calcext:value-type="float">
            <text:p>-6.78</text:p>
          </table:table-cell>
          <table:table-cell table:number-columns-repeated="15"/>
        </table:table-row>
        <table:table-row table:style-name="ro1">
          <table:table-cell table:formula="of:=[.A498]+1" office:value-type="float" office:value="499" calcext:value-type="float">
            <text:p>499</text:p>
          </table:table-cell>
          <table:table-cell office:value-type="float" office:value="-6.764" calcext:value-type="float">
            <text:p>-6.764</text:p>
          </table:table-cell>
          <table:table-cell table:number-columns-repeated="15"/>
        </table:table-row>
        <table:table-row table:style-name="ro1">
          <table:table-cell table:formula="of:=[.A499]+1" office:value-type="float" office:value="500" calcext:value-type="float">
            <text:p>500</text:p>
          </table:table-cell>
          <table:table-cell office:value-type="float" office:value="-6.759" calcext:value-type="float">
            <text:p>-6.759</text:p>
          </table:table-cell>
          <table:table-cell table:number-columns-repeated="15"/>
        </table:table-row>
        <table:table-row table:style-name="ro1">
          <table:table-cell table:formula="of:=[.A500]+1" office:value-type="float" office:value="501" calcext:value-type="float">
            <text:p>501</text:p>
          </table:table-cell>
          <table:table-cell office:value-type="float" office:value="-6.745" calcext:value-type="float">
            <text:p>-6.745</text:p>
          </table:table-cell>
          <table:table-cell table:number-columns-repeated="15"/>
        </table:table-row>
        <table:table-row table:style-name="ro1">
          <table:table-cell table:formula="of:=[.A501]+1" office:value-type="float" office:value="502" calcext:value-type="float">
            <text:p>502</text:p>
          </table:table-cell>
          <table:table-cell office:value-type="float" office:value="-6.731" calcext:value-type="float">
            <text:p>-6.731</text:p>
          </table:table-cell>
          <table:table-cell table:number-columns-repeated="15"/>
        </table:table-row>
        <table:table-row table:style-name="ro1">
          <table:table-cell table:formula="of:=[.A502]+1" office:value-type="float" office:value="503" calcext:value-type="float">
            <text:p>503</text:p>
          </table:table-cell>
          <table:table-cell office:value-type="float" office:value="-6.715" calcext:value-type="float">
            <text:p>-6.715</text:p>
          </table:table-cell>
          <table:table-cell table:number-columns-repeated="15"/>
        </table:table-row>
        <table:table-row table:style-name="ro1">
          <table:table-cell table:formula="of:=[.A503]+1" office:value-type="float" office:value="504" calcext:value-type="float">
            <text:p>504</text:p>
          </table:table-cell>
          <table:table-cell office:value-type="float" office:value="-6.709" calcext:value-type="float">
            <text:p>-6.709</text:p>
          </table:table-cell>
          <table:table-cell table:number-columns-repeated="15"/>
        </table:table-row>
        <table:table-row table:style-name="ro1">
          <table:table-cell table:formula="of:=[.A504]+1" office:value-type="float" office:value="505" calcext:value-type="float">
            <text:p>505</text:p>
          </table:table-cell>
          <table:table-cell office:value-type="float" office:value="-6.705" calcext:value-type="float">
            <text:p>-6.705</text:p>
          </table:table-cell>
          <table:table-cell table:number-columns-repeated="15"/>
        </table:table-row>
        <table:table-row table:style-name="ro1">
          <table:table-cell table:formula="of:=[.A505]+1" office:value-type="float" office:value="506" calcext:value-type="float">
            <text:p>506</text:p>
          </table:table-cell>
          <table:table-cell office:value-type="float" office:value="-6.703" calcext:value-type="float">
            <text:p>-6.703</text:p>
          </table:table-cell>
          <table:table-cell table:number-columns-repeated="15"/>
        </table:table-row>
        <table:table-row table:style-name="ro1">
          <table:table-cell table:formula="of:=[.A506]+1" office:value-type="float" office:value="507" calcext:value-type="float">
            <text:p>507</text:p>
          </table:table-cell>
          <table:table-cell office:value-type="float" office:value="-6.702" calcext:value-type="float">
            <text:p>-6.702</text:p>
          </table:table-cell>
          <table:table-cell table:number-columns-repeated="15"/>
        </table:table-row>
        <table:table-row table:style-name="ro1">
          <table:table-cell table:formula="of:=[.A507]+1" office:value-type="float" office:value="508" calcext:value-type="float">
            <text:p>508</text:p>
          </table:table-cell>
          <table:table-cell office:value-type="float" office:value="-6.711" calcext:value-type="float">
            <text:p>-6.711</text:p>
          </table:table-cell>
          <table:table-cell table:number-columns-repeated="15"/>
        </table:table-row>
        <table:table-row table:style-name="ro1">
          <table:table-cell table:formula="of:=[.A508]+1" office:value-type="float" office:value="509" calcext:value-type="float">
            <text:p>509</text:p>
          </table:table-cell>
          <table:table-cell office:value-type="float" office:value="-6.722" calcext:value-type="float">
            <text:p>-6.722</text:p>
          </table:table-cell>
          <table:table-cell table:number-columns-repeated="15"/>
        </table:table-row>
        <table:table-row table:style-name="ro1">
          <table:table-cell table:formula="of:=[.A509]+1" office:value-type="float" office:value="510" calcext:value-type="float">
            <text:p>510</text:p>
          </table:table-cell>
          <table:table-cell office:value-type="float" office:value="-6.747" calcext:value-type="float">
            <text:p>-6.747</text:p>
          </table:table-cell>
          <table:table-cell table:number-columns-repeated="15"/>
        </table:table-row>
        <table:table-row table:style-name="ro1">
          <table:table-cell table:formula="of:=[.A510]+1" office:value-type="float" office:value="511" calcext:value-type="float">
            <text:p>511</text:p>
          </table:table-cell>
          <table:table-cell office:value-type="float" office:value="-6.764" calcext:value-type="float">
            <text:p>-6.764</text:p>
          </table:table-cell>
          <table:table-cell table:number-columns-repeated="15"/>
        </table:table-row>
        <table:table-row table:style-name="ro1">
          <table:table-cell table:formula="of:=[.A511]+1" office:value-type="float" office:value="512" calcext:value-type="float">
            <text:p>512</text:p>
          </table:table-cell>
          <table:table-cell office:value-type="float" office:value="-6.782" calcext:value-type="float">
            <text:p>-6.782</text:p>
          </table:table-cell>
          <table:table-cell table:number-columns-repeated="15"/>
        </table:table-row>
        <table:table-row table:style-name="ro1">
          <table:table-cell table:formula="of:=[.A512]+1" office:value-type="float" office:value="513" calcext:value-type="float">
            <text:p>513</text:p>
          </table:table-cell>
          <table:table-cell office:value-type="float" office:value="-6.799" calcext:value-type="float">
            <text:p>-6.799</text:p>
          </table:table-cell>
          <table:table-cell table:number-columns-repeated="15"/>
        </table:table-row>
        <table:table-row table:style-name="ro1">
          <table:table-cell table:formula="of:=[.A513]+1" office:value-type="float" office:value="514" calcext:value-type="float">
            <text:p>514</text:p>
          </table:table-cell>
          <table:table-cell office:value-type="float" office:value="-6.816" calcext:value-type="float">
            <text:p>-6.816</text:p>
          </table:table-cell>
          <table:table-cell table:number-columns-repeated="15"/>
        </table:table-row>
        <table:table-row table:style-name="ro1">
          <table:table-cell table:formula="of:=[.A514]+1" office:value-type="float" office:value="515" calcext:value-type="float">
            <text:p>515</text:p>
          </table:table-cell>
          <table:table-cell office:value-type="float" office:value="-6.833" calcext:value-type="float">
            <text:p>-6.833</text:p>
          </table:table-cell>
          <table:table-cell table:number-columns-repeated="15"/>
        </table:table-row>
        <table:table-row table:style-name="ro1">
          <table:table-cell table:formula="of:=[.A515]+1" office:value-type="float" office:value="516" calcext:value-type="float">
            <text:p>516</text:p>
          </table:table-cell>
          <table:table-cell office:value-type="float" office:value="-6.84" calcext:value-type="float">
            <text:p>-6.84</text:p>
          </table:table-cell>
          <table:table-cell table:number-columns-repeated="15"/>
        </table:table-row>
        <table:table-row table:style-name="ro1">
          <table:table-cell table:formula="of:=[.A516]+1" office:value-type="float" office:value="517" calcext:value-type="float">
            <text:p>517</text:p>
          </table:table-cell>
          <table:table-cell office:value-type="float" office:value="-6.845" calcext:value-type="float">
            <text:p>-6.845</text:p>
          </table:table-cell>
          <table:table-cell table:number-columns-repeated="15"/>
        </table:table-row>
        <table:table-row table:style-name="ro1">
          <table:table-cell table:formula="of:=[.A517]+1" office:value-type="float" office:value="518" calcext:value-type="float">
            <text:p>518</text:p>
          </table:table-cell>
          <table:table-cell office:value-type="float" office:value="-6.847" calcext:value-type="float">
            <text:p>-6.847</text:p>
          </table:table-cell>
          <table:table-cell table:number-columns-repeated="15"/>
        </table:table-row>
        <table:table-row table:style-name="ro1">
          <table:table-cell table:formula="of:=[.A518]+1" office:value-type="float" office:value="519" calcext:value-type="float">
            <text:p>519</text:p>
          </table:table-cell>
          <table:table-cell office:value-type="float" office:value="-6.858" calcext:value-type="float">
            <text:p>-6.858</text:p>
          </table:table-cell>
          <table:table-cell table:number-columns-repeated="15"/>
        </table:table-row>
        <table:table-row table:style-name="ro1">
          <table:table-cell table:formula="of:=[.A519]+1" office:value-type="float" office:value="520" calcext:value-type="float">
            <text:p>520</text:p>
          </table:table-cell>
          <table:table-cell office:value-type="float" office:value="-6.871" calcext:value-type="float">
            <text:p>-6.871</text:p>
          </table:table-cell>
          <table:table-cell table:number-columns-repeated="15"/>
        </table:table-row>
        <table:table-row table:style-name="ro1">
          <table:table-cell table:formula="of:=[.A520]+1" office:value-type="float" office:value="521" calcext:value-type="float">
            <text:p>521</text:p>
          </table:table-cell>
          <table:table-cell office:value-type="float" office:value="-6.886" calcext:value-type="float">
            <text:p>-6.886</text:p>
          </table:table-cell>
          <table:table-cell table:number-columns-repeated="15"/>
        </table:table-row>
        <table:table-row table:style-name="ro1">
          <table:table-cell table:formula="of:=[.A521]+1" office:value-type="float" office:value="522" calcext:value-type="float">
            <text:p>522</text:p>
          </table:table-cell>
          <table:table-cell office:value-type="float" office:value="-6.891" calcext:value-type="float">
            <text:p>-6.891</text:p>
          </table:table-cell>
          <table:table-cell table:number-columns-repeated="15"/>
        </table:table-row>
        <table:table-row table:style-name="ro1">
          <table:table-cell table:formula="of:=[.A522]+1" office:value-type="float" office:value="523" calcext:value-type="float">
            <text:p>523</text:p>
          </table:table-cell>
          <table:table-cell office:value-type="float" office:value="-6.895" calcext:value-type="float">
            <text:p>-6.895</text:p>
          </table:table-cell>
          <table:table-cell table:number-columns-repeated="15"/>
        </table:table-row>
        <table:table-row table:style-name="ro1">
          <table:table-cell table:formula="of:=[.A523]+1" office:value-type="float" office:value="524" calcext:value-type="float">
            <text:p>524</text:p>
          </table:table-cell>
          <table:table-cell office:value-type="float" office:value="-6.897" calcext:value-type="float">
            <text:p>-6.897</text:p>
          </table:table-cell>
          <table:table-cell table:number-columns-repeated="15"/>
        </table:table-row>
        <table:table-row table:style-name="ro1">
          <table:table-cell table:formula="of:=[.A524]+1" office:value-type="float" office:value="525" calcext:value-type="float">
            <text:p>525</text:p>
          </table:table-cell>
          <table:table-cell office:value-type="float" office:value="-6.899" calcext:value-type="float">
            <text:p>-6.899</text:p>
          </table:table-cell>
          <table:table-cell table:number-columns-repeated="15"/>
        </table:table-row>
        <table:table-row table:style-name="ro1">
          <table:table-cell table:formula="of:=[.A525]+1" office:value-type="float" office:value="526" calcext:value-type="float">
            <text:p>526</text:p>
          </table:table-cell>
          <table:table-cell office:value-type="float" office:value="-6.899" calcext:value-type="float">
            <text:p>-6.899</text:p>
          </table:table-cell>
          <table:table-cell table:number-columns-repeated="15"/>
        </table:table-row>
        <table:table-row table:style-name="ro1">
          <table:table-cell table:formula="of:=[.A526]+1" office:value-type="float" office:value="527" calcext:value-type="float">
            <text:p>527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27]+1" office:value-type="float" office:value="528" calcext:value-type="float">
            <text:p>528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28]+1" office:value-type="float" office:value="529" calcext:value-type="float">
            <text:p>529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29]+1" office:value-type="float" office:value="530" calcext:value-type="float">
            <text:p>530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30]+1" office:value-type="float" office:value="531" calcext:value-type="float">
            <text:p>531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31]+1" office:value-type="float" office:value="532" calcext:value-type="float">
            <text:p>532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32]+1" office:value-type="float" office:value="533" calcext:value-type="float">
            <text:p>533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33]+1" office:value-type="float" office:value="534" calcext:value-type="float">
            <text:p>534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34]+1" office:value-type="float" office:value="535" calcext:value-type="float">
            <text:p>535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35]+1" office:value-type="float" office:value="536" calcext:value-type="float">
            <text:p>536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36]+1" office:value-type="float" office:value="537" calcext:value-type="float">
            <text:p>537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37]+1" office:value-type="float" office:value="538" calcext:value-type="float">
            <text:p>538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38]+1" office:value-type="float" office:value="539" calcext:value-type="float">
            <text:p>539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39]+1" office:value-type="float" office:value="540" calcext:value-type="float">
            <text:p>540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40]+1" office:value-type="float" office:value="541" calcext:value-type="float">
            <text:p>541</text:p>
          </table:table-cell>
          <table:table-cell office:value-type="float" office:value="-6.9" calcext:value-type="float">
            <text:p>-6.9</text:p>
          </table:table-cell>
          <table:table-cell table:number-columns-repeated="15"/>
        </table:table-row>
        <table:table-row table:style-name="ro1">
          <table:table-cell table:formula="of:=[.A541]+1" office:value-type="float" office:value="542" calcext:value-type="float">
            <text:p>542</text:p>
          </table:table-cell>
          <table:table-cell office:value-type="float" office:value="-6.91" calcext:value-type="float">
            <text:p>-6.91</text:p>
          </table:table-cell>
          <table:table-cell table:number-columns-repeated="15"/>
        </table:table-row>
        <table:table-row table:style-name="ro1">
          <table:table-cell table:formula="of:=[.A542]+1" office:value-type="float" office:value="543" calcext:value-type="float">
            <text:p>543</text:p>
          </table:table-cell>
          <table:table-cell office:value-type="float" office:value="-6.912" calcext:value-type="float">
            <text:p>-6.912</text:p>
          </table:table-cell>
          <table:table-cell table:number-columns-repeated="15"/>
        </table:table-row>
        <table:table-row table:style-name="ro1">
          <table:table-cell table:formula="of:=[.A543]+1" office:value-type="float" office:value="544" calcext:value-type="float">
            <text:p>544</text:p>
          </table:table-cell>
          <table:table-cell office:value-type="float" office:value="-6.924" calcext:value-type="float">
            <text:p>-6.924</text:p>
          </table:table-cell>
          <table:table-cell table:number-columns-repeated="15"/>
        </table:table-row>
        <table:table-row table:style-name="ro1">
          <table:table-cell table:formula="of:=[.A544]+1" office:value-type="float" office:value="545" calcext:value-type="float">
            <text:p>545</text:p>
          </table:table-cell>
          <table:table-cell office:value-type="float" office:value="-6.927" calcext:value-type="float">
            <text:p>-6.927</text:p>
          </table:table-cell>
          <table:table-cell table:number-columns-repeated="15"/>
        </table:table-row>
        <table:table-row table:style-name="ro1">
          <table:table-cell table:formula="of:=[.A545]+1" office:value-type="float" office:value="546" calcext:value-type="float">
            <text:p>546</text:p>
          </table:table-cell>
          <table:table-cell office:value-type="float" office:value="-6.94" calcext:value-type="float">
            <text:p>-6.94</text:p>
          </table:table-cell>
          <table:table-cell table:number-columns-repeated="15"/>
        </table:table-row>
        <table:table-row table:style-name="ro1">
          <table:table-cell table:formula="of:=[.A546]+1" office:value-type="float" office:value="547" calcext:value-type="float">
            <text:p>547</text:p>
          </table:table-cell>
          <table:table-cell office:value-type="float" office:value="-6.944" calcext:value-type="float">
            <text:p>-6.944</text:p>
          </table:table-cell>
          <table:table-cell table:number-columns-repeated="15"/>
        </table:table-row>
        <table:table-row table:style-name="ro1">
          <table:table-cell table:formula="of:=[.A547]+1" office:value-type="float" office:value="548" calcext:value-type="float">
            <text:p>548</text:p>
          </table:table-cell>
          <table:table-cell office:value-type="float" office:value="-6.947" calcext:value-type="float">
            <text:p>-6.947</text:p>
          </table:table-cell>
          <table:table-cell table:number-columns-repeated="15"/>
        </table:table-row>
        <table:table-row table:style-name="ro1">
          <table:table-cell table:formula="of:=[.A548]+1" office:value-type="float" office:value="549" calcext:value-type="float">
            <text:p>549</text:p>
          </table:table-cell>
          <table:table-cell office:value-type="float" office:value="-6.948" calcext:value-type="float">
            <text:p>-6.948</text:p>
          </table:table-cell>
          <table:table-cell table:number-columns-repeated="15"/>
        </table:table-row>
        <table:table-row table:style-name="ro1">
          <table:table-cell table:formula="of:=[.A549]+1" office:value-type="float" office:value="550" calcext:value-type="float">
            <text:p>550</text:p>
          </table:table-cell>
          <table:table-cell office:value-type="float" office:value="-6.949" calcext:value-type="float">
            <text:p>-6.949</text:p>
          </table:table-cell>
          <table:table-cell table:number-columns-repeated="15"/>
        </table:table-row>
        <table:table-row table:style-name="ro1">
          <table:table-cell table:formula="of:=[.A550]+1" office:value-type="float" office:value="551" calcext:value-type="float">
            <text:p>551</text:p>
          </table:table-cell>
          <table:table-cell office:value-type="float" office:value="-6.949" calcext:value-type="float">
            <text:p>-6.949</text:p>
          </table:table-cell>
          <table:table-cell table:number-columns-repeated="15"/>
        </table:table-row>
        <table:table-row table:style-name="ro1">
          <table:table-cell table:formula="of:=[.A551]+1" office:value-type="float" office:value="552" calcext:value-type="float">
            <text:p>552</text:p>
          </table:table-cell>
          <table:table-cell office:value-type="float" office:value="-6.95" calcext:value-type="float">
            <text:p>-6.95</text:p>
          </table:table-cell>
          <table:table-cell table:number-columns-repeated="15"/>
        </table:table-row>
        <table:table-row table:style-name="ro1">
          <table:table-cell table:formula="of:=[.A552]+1" office:value-type="float" office:value="553" calcext:value-type="float">
            <text:p>553</text:p>
          </table:table-cell>
          <table:table-cell office:value-type="float" office:value="-6.95" calcext:value-type="float">
            <text:p>-6.95</text:p>
          </table:table-cell>
          <table:table-cell table:number-columns-repeated="15"/>
        </table:table-row>
        <table:table-row table:style-name="ro1">
          <table:table-cell table:formula="of:=[.A553]+1" office:value-type="float" office:value="554" calcext:value-type="float">
            <text:p>554</text:p>
          </table:table-cell>
          <table:table-cell office:value-type="float" office:value="-6.95" calcext:value-type="float">
            <text:p>-6.95</text:p>
          </table:table-cell>
          <table:table-cell table:number-columns-repeated="15"/>
        </table:table-row>
        <table:table-row table:style-name="ro1">
          <table:table-cell table:formula="of:=[.A554]+1" office:value-type="float" office:value="555" calcext:value-type="float">
            <text:p>555</text:p>
          </table:table-cell>
          <table:table-cell office:value-type="float" office:value="-6.95" calcext:value-type="float">
            <text:p>-6.95</text:p>
          </table:table-cell>
          <table:table-cell table:number-columns-repeated="15"/>
        </table:table-row>
        <table:table-row table:style-name="ro1">
          <table:table-cell table:formula="of:=[.A555]+1" office:value-type="float" office:value="556" calcext:value-type="float">
            <text:p>556</text:p>
          </table:table-cell>
          <table:table-cell office:value-type="float" office:value="-6.95" calcext:value-type="float">
            <text:p>-6.95</text:p>
          </table:table-cell>
          <table:table-cell table:number-columns-repeated="15"/>
        </table:table-row>
        <table:table-row table:style-name="ro1">
          <table:table-cell table:formula="of:=[.A556]+1" office:value-type="float" office:value="557" calcext:value-type="float">
            <text:p>557</text:p>
          </table:table-cell>
          <table:table-cell office:value-type="float" office:value="-6.95" calcext:value-type="float">
            <text:p>-6.95</text:p>
          </table:table-cell>
          <table:table-cell table:number-columns-repeated="15"/>
        </table:table-row>
        <table:table-row table:style-name="ro1">
          <table:table-cell table:formula="of:=[.A557]+1" office:value-type="float" office:value="558" calcext:value-type="float">
            <text:p>558</text:p>
          </table:table-cell>
          <table:table-cell office:value-type="float" office:value="-6.95" calcext:value-type="float">
            <text:p>-6.95</text:p>
          </table:table-cell>
          <table:table-cell table:number-columns-repeated="15"/>
        </table:table-row>
        <table:table-row table:style-name="ro1">
          <table:table-cell table:formula="of:=[.A558]+1" office:value-type="float" office:value="559" calcext:value-type="float">
            <text:p>559</text:p>
          </table:table-cell>
          <table:table-cell office:value-type="float" office:value="-6.95" calcext:value-type="float">
            <text:p>-6.95</text:p>
          </table:table-cell>
          <table:table-cell table:number-columns-repeated="15"/>
        </table:table-row>
        <table:table-row table:style-name="ro1">
          <table:table-cell table:formula="of:=[.A559]+1" office:value-type="float" office:value="560" calcext:value-type="float">
            <text:p>560</text:p>
          </table:table-cell>
          <table:table-cell office:value-type="float" office:value="-6.95" calcext:value-type="float">
            <text:p>-6.95</text:p>
          </table:table-cell>
          <table:table-cell table:number-columns-repeated="15"/>
        </table:table-row>
        <table:table-row table:style-name="ro1">
          <table:table-cell table:formula="of:=[.A560]+1" office:value-type="float" office:value="561" calcext:value-type="float">
            <text:p>561</text:p>
          </table:table-cell>
          <table:table-cell office:value-type="float" office:value="-6.95" calcext:value-type="float">
            <text:p>-6.95</text:p>
          </table:table-cell>
          <table:table-cell table:number-columns-repeated="15"/>
        </table:table-row>
        <table:table-row table:style-name="ro1">
          <table:table-cell table:formula="of:=[.A561]+1" office:value-type="float" office:value="562" calcext:value-type="float">
            <text:p>562</text:p>
          </table:table-cell>
          <table:table-cell office:value-type="float" office:value="-6.95" calcext:value-type="float">
            <text:p>-6.95</text:p>
          </table:table-cell>
          <table:table-cell table:number-columns-repeated="15"/>
        </table:table-row>
        <table:table-row table:style-name="ro1">
          <table:table-cell table:formula="of:=[.A562]+1" office:value-type="float" office:value="563" calcext:value-type="float">
            <text:p>563</text:p>
          </table:table-cell>
          <table:table-cell office:value-type="float" office:value="-6.96" calcext:value-type="float">
            <text:p>-6.96</text:p>
          </table:table-cell>
          <table:table-cell table:number-columns-repeated="15"/>
        </table:table-row>
        <table:table-row table:style-name="ro1">
          <table:table-cell table:formula="of:=[.A563]+1" office:value-type="float" office:value="564" calcext:value-type="float">
            <text:p>564</text:p>
          </table:table-cell>
          <table:table-cell office:value-type="float" office:value="-6.972" calcext:value-type="float">
            <text:p>-6.972</text:p>
          </table:table-cell>
          <table:table-cell table:number-columns-repeated="15"/>
        </table:table-row>
        <table:table-row table:style-name="ro1">
          <table:table-cell table:formula="of:=[.A564]+1" office:value-type="float" office:value="565" calcext:value-type="float">
            <text:p>565</text:p>
          </table:table-cell>
          <table:table-cell office:value-type="float" office:value="-6.986" calcext:value-type="float">
            <text:p>-6.986</text:p>
          </table:table-cell>
          <table:table-cell table:number-columns-repeated="15"/>
        </table:table-row>
        <table:table-row table:style-name="ro1">
          <table:table-cell table:formula="of:=[.A565]+1" office:value-type="float" office:value="566" calcext:value-type="float">
            <text:p>566</text:p>
          </table:table-cell>
          <table:table-cell office:value-type="float" office:value="-6.992" calcext:value-type="float">
            <text:p>-6.992</text:p>
          </table:table-cell>
          <table:table-cell table:number-columns-repeated="15"/>
        </table:table-row>
        <table:table-row table:style-name="ro1">
          <table:table-cell table:formula="of:=[.A566]+1" office:value-type="float" office:value="567" calcext:value-type="float">
            <text:p>567</text:p>
          </table:table-cell>
          <table:table-cell office:value-type="float" office:value="-6.996" calcext:value-type="float">
            <text:p>-6.996</text:p>
          </table:table-cell>
          <table:table-cell table:number-columns-repeated="15"/>
        </table:table-row>
        <table:table-row table:style-name="ro1">
          <table:table-cell table:formula="of:=[.A567]+1" office:value-type="float" office:value="568" calcext:value-type="float">
            <text:p>568</text:p>
          </table:table-cell>
          <table:table-cell office:value-type="float" office:value="-6.997" calcext:value-type="float">
            <text:p>-6.997</text:p>
          </table:table-cell>
          <table:table-cell table:number-columns-repeated="15"/>
        </table:table-row>
        <table:table-row table:style-name="ro1">
          <table:table-cell table:formula="of:=[.A568]+1" office:value-type="float" office:value="569" calcext:value-type="float">
            <text:p>569</text:p>
          </table:table-cell>
          <table:table-cell office:value-type="float" office:value="-6.999" calcext:value-type="float">
            <text:p>-6.999</text:p>
          </table:table-cell>
          <table:table-cell table:number-columns-repeated="15"/>
        </table:table-row>
        <table:table-row table:style-name="ro1">
          <table:table-cell table:formula="of:=[.A569]+1" office:value-type="float" office:value="570" calcext:value-type="float">
            <text:p>570</text:p>
          </table:table-cell>
          <table:table-cell office:value-type="float" office:value="-6.999" calcext:value-type="float">
            <text:p>-6.999</text:p>
          </table:table-cell>
          <table:table-cell table:number-columns-repeated="15"/>
        </table:table-row>
        <table:table-row table:style-name="ro1">
          <table:table-cell table:formula="of:=[.A570]+1" office:value-type="float" office:value="571" calcext:value-type="float">
            <text:p>571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571]+1" office:value-type="float" office:value="572" calcext:value-type="float">
            <text:p>572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572]+1" office:value-type="float" office:value="573" calcext:value-type="float">
            <text:p>573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573]+1" office:value-type="float" office:value="574" calcext:value-type="float">
            <text:p>574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574]+1" office:value-type="float" office:value="575" calcext:value-type="float">
            <text:p>575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575]+1" office:value-type="float" office:value="576" calcext:value-type="float">
            <text:p>576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576]+1" office:value-type="float" office:value="577" calcext:value-type="float">
            <text:p>577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577]+1" office:value-type="float" office:value="578" calcext:value-type="float">
            <text:p>578</text:p>
          </table:table-cell>
          <table:table-cell office:value-type="float" office:value="-7.01" calcext:value-type="float">
            <text:p>-7.01</text:p>
          </table:table-cell>
          <table:table-cell table:number-columns-repeated="15"/>
        </table:table-row>
        <table:table-row table:style-name="ro1">
          <table:table-cell table:formula="of:=[.A578]+1" office:value-type="float" office:value="579" calcext:value-type="float">
            <text:p>579</text:p>
          </table:table-cell>
          <table:table-cell office:value-type="float" office:value="-7.022" calcext:value-type="float">
            <text:p>-7.022</text:p>
          </table:table-cell>
          <table:table-cell table:number-columns-repeated="15"/>
        </table:table-row>
        <table:table-row table:style-name="ro1">
          <table:table-cell table:formula="of:=[.A579]+1" office:value-type="float" office:value="580" calcext:value-type="float">
            <text:p>580</text:p>
          </table:table-cell>
          <table:table-cell office:value-type="float" office:value="-7.036" calcext:value-type="float">
            <text:p>-7.036</text:p>
          </table:table-cell>
          <table:table-cell table:number-columns-repeated="15"/>
        </table:table-row>
        <table:table-row table:style-name="ro1">
          <table:table-cell table:formula="of:=[.A580]+1" office:value-type="float" office:value="581" calcext:value-type="float">
            <text:p>581</text:p>
          </table:table-cell>
          <table:table-cell office:value-type="float" office:value="-7.042" calcext:value-type="float">
            <text:p>-7.042</text:p>
          </table:table-cell>
          <table:table-cell table:number-columns-repeated="15"/>
        </table:table-row>
        <table:table-row table:style-name="ro1">
          <table:table-cell table:formula="of:=[.A581]+1" office:value-type="float" office:value="582" calcext:value-type="float">
            <text:p>582</text:p>
          </table:table-cell>
          <table:table-cell office:value-type="float" office:value="-7.036" calcext:value-type="float">
            <text:p>-7.036</text:p>
          </table:table-cell>
          <table:table-cell table:number-columns-repeated="15"/>
        </table:table-row>
        <table:table-row table:style-name="ro1">
          <table:table-cell table:formula="of:=[.A582]+1" office:value-type="float" office:value="583" calcext:value-type="float">
            <text:p>583</text:p>
          </table:table-cell>
          <table:table-cell office:value-type="float" office:value="-7.025" calcext:value-type="float">
            <text:p>-7.025</text:p>
          </table:table-cell>
          <table:table-cell table:number-columns-repeated="15"/>
        </table:table-row>
        <table:table-row table:style-name="ro1">
          <table:table-cell table:formula="of:=[.A583]+1" office:value-type="float" office:value="584" calcext:value-type="float">
            <text:p>584</text:p>
          </table:table-cell>
          <table:table-cell office:value-type="float" office:value="-7.012" calcext:value-type="float">
            <text:p>-7.012</text:p>
          </table:table-cell>
          <table:table-cell table:number-columns-repeated="15"/>
        </table:table-row>
        <table:table-row table:style-name="ro1">
          <table:table-cell table:formula="of:=[.A584]+1" office:value-type="float" office:value="585" calcext:value-type="float">
            <text:p>585</text:p>
          </table:table-cell>
          <table:table-cell office:value-type="float" office:value="-7.008" calcext:value-type="float">
            <text:p>-7.008</text:p>
          </table:table-cell>
          <table:table-cell table:number-columns-repeated="15"/>
        </table:table-row>
        <table:table-row table:style-name="ro1">
          <table:table-cell table:formula="of:=[.A585]+1" office:value-type="float" office:value="586" calcext:value-type="float">
            <text:p>586</text:p>
          </table:table-cell>
          <table:table-cell office:value-type="float" office:value="-7.004" calcext:value-type="float">
            <text:p>-7.004</text:p>
          </table:table-cell>
          <table:table-cell table:number-columns-repeated="15"/>
        </table:table-row>
        <table:table-row table:style-name="ro1">
          <table:table-cell table:formula="of:=[.A586]+1" office:value-type="float" office:value="587" calcext:value-type="float">
            <text:p>587</text:p>
          </table:table-cell>
          <table:table-cell office:value-type="float" office:value="-7.002" calcext:value-type="float">
            <text:p>-7.002</text:p>
          </table:table-cell>
          <table:table-cell table:number-columns-repeated="15"/>
        </table:table-row>
        <table:table-row table:style-name="ro1">
          <table:table-cell table:formula="of:=[.A587]+1" office:value-type="float" office:value="588" calcext:value-type="float">
            <text:p>588</text:p>
          </table:table-cell>
          <table:table-cell office:value-type="float" office:value="-7.001" calcext:value-type="float">
            <text:p>-7.001</text:p>
          </table:table-cell>
          <table:table-cell table:number-columns-repeated="15"/>
        </table:table-row>
        <table:table-row table:style-name="ro1">
          <table:table-cell table:formula="of:=[.A588]+1" office:value-type="float" office:value="589" calcext:value-type="float">
            <text:p>589</text:p>
          </table:table-cell>
          <table:table-cell office:value-type="float" office:value="-7.001" calcext:value-type="float">
            <text:p>-7.001</text:p>
          </table:table-cell>
          <table:table-cell table:number-columns-repeated="15"/>
        </table:table-row>
        <table:table-row table:style-name="ro1">
          <table:table-cell table:formula="of:=[.A589]+1" office:value-type="float" office:value="590" calcext:value-type="float">
            <text:p>590</text:p>
          </table:table-cell>
          <table:table-cell office:value-type="float" office:value="-7.01" calcext:value-type="float">
            <text:p>-7.01</text:p>
          </table:table-cell>
          <table:table-cell table:number-columns-repeated="15"/>
        </table:table-row>
        <table:table-row table:style-name="ro1">
          <table:table-cell table:formula="of:=[.A590]+1" office:value-type="float" office:value="591" calcext:value-type="float">
            <text:p>591</text:p>
          </table:table-cell>
          <table:table-cell office:value-type="float" office:value="-7.012" calcext:value-type="float">
            <text:p>-7.012</text:p>
          </table:table-cell>
          <table:table-cell table:number-columns-repeated="15"/>
        </table:table-row>
        <table:table-row table:style-name="ro1">
          <table:table-cell table:formula="of:=[.A591]+1" office:value-type="float" office:value="592" calcext:value-type="float">
            <text:p>592</text:p>
          </table:table-cell>
          <table:table-cell office:value-type="float" office:value="-7.015" calcext:value-type="float">
            <text:p>-7.015</text:p>
          </table:table-cell>
          <table:table-cell table:number-columns-repeated="15"/>
        </table:table-row>
        <table:table-row table:style-name="ro1">
          <table:table-cell table:formula="of:=[.A592]+1" office:value-type="float" office:value="593" calcext:value-type="float">
            <text:p>593</text:p>
          </table:table-cell>
          <table:table-cell office:value-type="float" office:value="-7.005" calcext:value-type="float">
            <text:p>-7.005</text:p>
          </table:table-cell>
          <table:table-cell table:number-columns-repeated="15"/>
        </table:table-row>
        <table:table-row table:style-name="ro1">
          <table:table-cell table:formula="of:=[.A593]+1" office:value-type="float" office:value="594" calcext:value-type="float">
            <text:p>594</text:p>
          </table:table-cell>
          <table:table-cell office:value-type="float" office:value="-7.004" calcext:value-type="float">
            <text:p>-7.004</text:p>
          </table:table-cell>
          <table:table-cell table:number-columns-repeated="15"/>
        </table:table-row>
        <table:table-row table:style-name="ro1">
          <table:table-cell table:formula="of:=[.A594]+1" office:value-type="float" office:value="595" calcext:value-type="float">
            <text:p>595</text:p>
          </table:table-cell>
          <table:table-cell office:value-type="float" office:value="-7.002" calcext:value-type="float">
            <text:p>-7.002</text:p>
          </table:table-cell>
          <table:table-cell table:number-columns-repeated="15"/>
        </table:table-row>
        <table:table-row table:style-name="ro1">
          <table:table-cell table:formula="of:=[.A595]+1" office:value-type="float" office:value="596" calcext:value-type="float">
            <text:p>596</text:p>
          </table:table-cell>
          <table:table-cell office:value-type="float" office:value="-7.011" calcext:value-type="float">
            <text:p>-7.011</text:p>
          </table:table-cell>
          <table:table-cell table:number-columns-repeated="15"/>
        </table:table-row>
        <table:table-row table:style-name="ro1">
          <table:table-cell table:formula="of:=[.A596]+1" office:value-type="float" office:value="597" calcext:value-type="float">
            <text:p>597</text:p>
          </table:table-cell>
          <table:table-cell office:value-type="float" office:value="-7.023" calcext:value-type="float">
            <text:p>-7.023</text:p>
          </table:table-cell>
          <table:table-cell table:number-columns-repeated="15"/>
        </table:table-row>
        <table:table-row table:style-name="ro1">
          <table:table-cell table:formula="of:=[.A597]+1" office:value-type="float" office:value="598" calcext:value-type="float">
            <text:p>598</text:p>
          </table:table-cell>
          <table:table-cell office:value-type="float" office:value="-7.037" calcext:value-type="float">
            <text:p>-7.037</text:p>
          </table:table-cell>
          <table:table-cell table:number-columns-repeated="15"/>
        </table:table-row>
        <table:table-row table:style-name="ro1">
          <table:table-cell table:formula="of:=[.A598]+1" office:value-type="float" office:value="599" calcext:value-type="float">
            <text:p>599</text:p>
          </table:table-cell>
          <table:table-cell office:value-type="float" office:value="-7.042" calcext:value-type="float">
            <text:p>-7.042</text:p>
          </table:table-cell>
          <table:table-cell table:number-columns-repeated="15"/>
        </table:table-row>
        <table:table-row table:style-name="ro1">
          <table:table-cell table:formula="of:=[.A599]+1" office:value-type="float" office:value="600" calcext:value-type="float">
            <text:p>600</text:p>
          </table:table-cell>
          <table:table-cell office:value-type="float" office:value="-7.046" calcext:value-type="float">
            <text:p>-7.046</text:p>
          </table:table-cell>
          <table:table-cell table:number-columns-repeated="15"/>
        </table:table-row>
        <table:table-row table:style-name="ro1">
          <table:table-cell table:formula="of:=[.A600]+1" office:value-type="float" office:value="601" calcext:value-type="float">
            <text:p>601</text:p>
          </table:table-cell>
          <table:table-cell office:value-type="float" office:value="-7.048" calcext:value-type="float">
            <text:p>-7.048</text:p>
          </table:table-cell>
          <table:table-cell table:number-columns-repeated="15"/>
        </table:table-row>
        <table:table-row table:style-name="ro1">
          <table:table-cell table:formula="of:=[.A601]+1" office:value-type="float" office:value="602" calcext:value-type="float">
            <text:p>602</text:p>
          </table:table-cell>
          <table:table-cell office:value-type="float" office:value="-7.049" calcext:value-type="float">
            <text:p>-7.049</text:p>
          </table:table-cell>
          <table:table-cell table:number-columns-repeated="15"/>
        </table:table-row>
        <table:table-row table:style-name="ro1">
          <table:table-cell table:formula="of:=[.A602]+1" office:value-type="float" office:value="603" calcext:value-type="float">
            <text:p>603</text:p>
          </table:table-cell>
          <table:table-cell office:value-type="float" office:value="-7.049" calcext:value-type="float">
            <text:p>-7.049</text:p>
          </table:table-cell>
          <table:table-cell table:number-columns-repeated="15"/>
        </table:table-row>
        <table:table-row table:style-name="ro1">
          <table:table-cell table:formula="of:=[.A603]+1" office:value-type="float" office:value="604" calcext:value-type="float">
            <text:p>604</text:p>
          </table:table-cell>
          <table:table-cell office:value-type="float" office:value="-7.04" calcext:value-type="float">
            <text:p>-7.04</text:p>
          </table:table-cell>
          <table:table-cell table:number-columns-repeated="15"/>
        </table:table-row>
        <table:table-row table:style-name="ro1">
          <table:table-cell table:formula="of:=[.A604]+1" office:value-type="float" office:value="605" calcext:value-type="float">
            <text:p>605</text:p>
          </table:table-cell>
          <table:table-cell office:value-type="float" office:value="-7.028" calcext:value-type="float">
            <text:p>-7.028</text:p>
          </table:table-cell>
          <table:table-cell table:number-columns-repeated="15"/>
        </table:table-row>
        <table:table-row table:style-name="ro1">
          <table:table-cell table:formula="of:=[.A605]+1" office:value-type="float" office:value="606" calcext:value-type="float">
            <text:p>606</text:p>
          </table:table-cell>
          <table:table-cell office:value-type="float" office:value="-7.013" calcext:value-type="float">
            <text:p>-7.013</text:p>
          </table:table-cell>
          <table:table-cell table:number-columns-repeated="15"/>
        </table:table-row>
        <table:table-row table:style-name="ro1">
          <table:table-cell table:formula="of:=[.A606]+1" office:value-type="float" office:value="607" calcext:value-type="float">
            <text:p>607</text:p>
          </table:table-cell>
          <table:table-cell office:value-type="float" office:value="-7.008" calcext:value-type="float">
            <text:p>-7.008</text:p>
          </table:table-cell>
          <table:table-cell table:number-columns-repeated="15"/>
        </table:table-row>
        <table:table-row table:style-name="ro1">
          <table:table-cell table:formula="of:=[.A607]+1" office:value-type="float" office:value="608" calcext:value-type="float">
            <text:p>608</text:p>
          </table:table-cell>
          <table:table-cell office:value-type="float" office:value="-7.004" calcext:value-type="float">
            <text:p>-7.004</text:p>
          </table:table-cell>
          <table:table-cell table:number-columns-repeated="15"/>
        </table:table-row>
        <table:table-row table:style-name="ro1">
          <table:table-cell table:formula="of:=[.A608]+1" office:value-type="float" office:value="609" calcext:value-type="float">
            <text:p>609</text:p>
          </table:table-cell>
          <table:table-cell office:value-type="float" office:value="-7.013" calcext:value-type="float">
            <text:p>-7.013</text:p>
          </table:table-cell>
          <table:table-cell table:number-columns-repeated="15"/>
        </table:table-row>
        <table:table-row table:style-name="ro1">
          <table:table-cell table:formula="of:=[.A609]+1" office:value-type="float" office:value="610" calcext:value-type="float">
            <text:p>610</text:p>
          </table:table-cell>
          <table:table-cell office:value-type="float" office:value="-7.013" calcext:value-type="float">
            <text:p>-7.013</text:p>
          </table:table-cell>
          <table:table-cell table:number-columns-repeated="15"/>
        </table:table-row>
        <table:table-row table:style-name="ro1">
          <table:table-cell table:formula="of:=[.A610]+1" office:value-type="float" office:value="611" calcext:value-type="float">
            <text:p>611</text:p>
          </table:table-cell>
          <table:table-cell office:value-type="float" office:value="-7.015" calcext:value-type="float">
            <text:p>-7.015</text:p>
          </table:table-cell>
          <table:table-cell table:number-columns-repeated="15"/>
        </table:table-row>
        <table:table-row table:style-name="ro1">
          <table:table-cell table:formula="of:=[.A611]+1" office:value-type="float" office:value="612" calcext:value-type="float">
            <text:p>612</text:p>
          </table:table-cell>
          <table:table-cell office:value-type="float" office:value="-7.006" calcext:value-type="float">
            <text:p>-7.006</text:p>
          </table:table-cell>
          <table:table-cell table:number-columns-repeated="15"/>
        </table:table-row>
        <table:table-row table:style-name="ro1">
          <table:table-cell table:formula="of:=[.A612]+1" office:value-type="float" office:value="613" calcext:value-type="float">
            <text:p>613</text:p>
          </table:table-cell>
          <table:table-cell office:value-type="float" office:value="-7.004" calcext:value-type="float">
            <text:p>-7.004</text:p>
          </table:table-cell>
          <table:table-cell table:number-columns-repeated="15"/>
        </table:table-row>
        <table:table-row table:style-name="ro1">
          <table:table-cell table:formula="of:=[.A613]+1" office:value-type="float" office:value="614" calcext:value-type="float">
            <text:p>614</text:p>
          </table:table-cell>
          <table:table-cell office:value-type="float" office:value="-7.002" calcext:value-type="float">
            <text:p>-7.002</text:p>
          </table:table-cell>
          <table:table-cell table:number-columns-repeated="15"/>
        </table:table-row>
        <table:table-row table:style-name="ro1">
          <table:table-cell table:formula="of:=[.A614]+1" office:value-type="float" office:value="615" calcext:value-type="float">
            <text:p>615</text:p>
          </table:table-cell>
          <table:table-cell office:value-type="float" office:value="-7.001" calcext:value-type="float">
            <text:p>-7.001</text:p>
          </table:table-cell>
          <table:table-cell table:number-columns-repeated="15"/>
        </table:table-row>
        <table:table-row table:style-name="ro1">
          <table:table-cell table:formula="of:=[.A615]+1" office:value-type="float" office:value="616" calcext:value-type="float">
            <text:p>616</text:p>
          </table:table-cell>
          <table:table-cell office:value-type="float" office:value="-7.011" calcext:value-type="float">
            <text:p>-7.011</text:p>
          </table:table-cell>
          <table:table-cell table:number-columns-repeated="15"/>
        </table:table-row>
        <table:table-row table:style-name="ro1">
          <table:table-cell table:formula="of:=[.A616]+1" office:value-type="float" office:value="617" calcext:value-type="float">
            <text:p>617</text:p>
          </table:table-cell>
          <table:table-cell office:value-type="float" office:value="-7.022" calcext:value-type="float">
            <text:p>-7.022</text:p>
          </table:table-cell>
          <table:table-cell table:number-columns-repeated="15"/>
        </table:table-row>
        <table:table-row table:style-name="ro1">
          <table:table-cell table:formula="of:=[.A617]+1" office:value-type="float" office:value="618" calcext:value-type="float">
            <text:p>618</text:p>
          </table:table-cell>
          <table:table-cell office:value-type="float" office:value="-7.037" calcext:value-type="float">
            <text:p>-7.037</text:p>
          </table:table-cell>
          <table:table-cell table:number-columns-repeated="15"/>
        </table:table-row>
        <table:table-row table:style-name="ro1">
          <table:table-cell table:formula="of:=[.A618]+1" office:value-type="float" office:value="619" calcext:value-type="float">
            <text:p>619</text:p>
          </table:table-cell>
          <table:table-cell office:value-type="float" office:value="-7.042" calcext:value-type="float">
            <text:p>-7.042</text:p>
          </table:table-cell>
          <table:table-cell table:number-columns-repeated="15"/>
        </table:table-row>
        <table:table-row table:style-name="ro1">
          <table:table-cell table:formula="of:=[.A619]+1" office:value-type="float" office:value="620" calcext:value-type="float">
            <text:p>620</text:p>
          </table:table-cell>
          <table:table-cell office:value-type="float" office:value="-7.046" calcext:value-type="float">
            <text:p>-7.046</text:p>
          </table:table-cell>
          <table:table-cell table:number-columns-repeated="15"/>
        </table:table-row>
        <table:table-row table:style-name="ro1">
          <table:table-cell table:formula="of:=[.A620]+1" office:value-type="float" office:value="621" calcext:value-type="float">
            <text:p>621</text:p>
          </table:table-cell>
          <table:table-cell office:value-type="float" office:value="-7.037" calcext:value-type="float">
            <text:p>-7.037</text:p>
          </table:table-cell>
          <table:table-cell table:number-columns-repeated="15"/>
        </table:table-row>
        <table:table-row table:style-name="ro1">
          <table:table-cell table:formula="of:=[.A621]+1" office:value-type="float" office:value="622" calcext:value-type="float">
            <text:p>622</text:p>
          </table:table-cell>
          <table:table-cell office:value-type="float" office:value="-7.027" calcext:value-type="float">
            <text:p>-7.027</text:p>
          </table:table-cell>
          <table:table-cell table:number-columns-repeated="15"/>
        </table:table-row>
        <table:table-row table:style-name="ro1">
          <table:table-cell table:formula="of:=[.A622]+1" office:value-type="float" office:value="623" calcext:value-type="float">
            <text:p>623</text:p>
          </table:table-cell>
          <table:table-cell office:value-type="float" office:value="-7.013" calcext:value-type="float">
            <text:p>-7.013</text:p>
          </table:table-cell>
          <table:table-cell table:number-columns-repeated="15"/>
        </table:table-row>
        <table:table-row table:style-name="ro1">
          <table:table-cell table:formula="of:=[.A623]+1" office:value-type="float" office:value="624" calcext:value-type="float">
            <text:p>624</text:p>
          </table:table-cell>
          <table:table-cell office:value-type="float" office:value="-7.008" calcext:value-type="float">
            <text:p>-7.008</text:p>
          </table:table-cell>
          <table:table-cell table:number-columns-repeated="15"/>
        </table:table-row>
        <table:table-row table:style-name="ro1">
          <table:table-cell table:formula="of:=[.A624]+1" office:value-type="float" office:value="625" calcext:value-type="float">
            <text:p>625</text:p>
          </table:table-cell>
          <table:table-cell office:value-type="float" office:value="-7.014" calcext:value-type="float">
            <text:p>-7.014</text:p>
          </table:table-cell>
          <table:table-cell table:number-columns-repeated="15"/>
        </table:table-row>
        <table:table-row table:style-name="ro1">
          <table:table-cell table:formula="of:=[.A625]+1" office:value-type="float" office:value="626" calcext:value-type="float">
            <text:p>626</text:p>
          </table:table-cell>
          <table:table-cell office:value-type="float" office:value="-7.014" calcext:value-type="float">
            <text:p>-7.014</text:p>
          </table:table-cell>
          <table:table-cell table:number-columns-repeated="15"/>
        </table:table-row>
        <table:table-row table:style-name="ro1">
          <table:table-cell table:formula="of:=[.A626]+1" office:value-type="float" office:value="627" calcext:value-type="float">
            <text:p>627</text:p>
          </table:table-cell>
          <table:table-cell office:value-type="float" office:value="-7.016" calcext:value-type="float">
            <text:p>-7.016</text:p>
          </table:table-cell>
          <table:table-cell table:number-columns-repeated="15"/>
        </table:table-row>
        <table:table-row table:style-name="ro1">
          <table:table-cell table:formula="of:=[.A627]+1" office:value-type="float" office:value="628" calcext:value-type="float">
            <text:p>628</text:p>
          </table:table-cell>
          <table:table-cell office:value-type="float" office:value="-7.006" calcext:value-type="float">
            <text:p>-7.006</text:p>
          </table:table-cell>
          <table:table-cell table:number-columns-repeated="15"/>
        </table:table-row>
        <table:table-row table:style-name="ro1">
          <table:table-cell table:formula="of:=[.A628]+1" office:value-type="float" office:value="629" calcext:value-type="float">
            <text:p>629</text:p>
          </table:table-cell>
          <table:table-cell office:value-type="float" office:value="-7.004" calcext:value-type="float">
            <text:p>-7.004</text:p>
          </table:table-cell>
          <table:table-cell table:number-columns-repeated="15"/>
        </table:table-row>
        <table:table-row table:style-name="ro1">
          <table:table-cell table:formula="of:=[.A629]+1" office:value-type="float" office:value="630" calcext:value-type="float">
            <text:p>630</text:p>
          </table:table-cell>
          <table:table-cell office:value-type="float" office:value="-7.012" calcext:value-type="float">
            <text:p>-7.012</text:p>
          </table:table-cell>
          <table:table-cell table:number-columns-repeated="15"/>
        </table:table-row>
        <table:table-row table:style-name="ro1">
          <table:table-cell table:formula="of:=[.A630]+1" office:value-type="float" office:value="631" calcext:value-type="float">
            <text:p>631</text:p>
          </table:table-cell>
          <table:table-cell office:value-type="float" office:value="-7.013" calcext:value-type="float">
            <text:p>-7.013</text:p>
          </table:table-cell>
          <table:table-cell table:number-columns-repeated="15"/>
        </table:table-row>
        <table:table-row table:style-name="ro1">
          <table:table-cell table:formula="of:=[.A631]+1" office:value-type="float" office:value="632" calcext:value-type="float">
            <text:p>632</text:p>
          </table:table-cell>
          <table:table-cell office:value-type="float" office:value="-7.015" calcext:value-type="float">
            <text:p>-7.015</text:p>
          </table:table-cell>
          <table:table-cell table:number-columns-repeated="15"/>
        </table:table-row>
        <table:table-row table:style-name="ro1">
          <table:table-cell table:formula="of:=[.A632]+1" office:value-type="float" office:value="633" calcext:value-type="float">
            <text:p>633</text:p>
          </table:table-cell>
          <table:table-cell office:value-type="float" office:value="-7.006" calcext:value-type="float">
            <text:p>-7.006</text:p>
          </table:table-cell>
          <table:table-cell table:number-columns-repeated="15"/>
        </table:table-row>
        <table:table-row table:style-name="ro1">
          <table:table-cell table:formula="of:=[.A633]+1" office:value-type="float" office:value="634" calcext:value-type="float">
            <text:p>634</text:p>
          </table:table-cell>
          <table:table-cell office:value-type="float" office:value="-7.004" calcext:value-type="float">
            <text:p>-7.004</text:p>
          </table:table-cell>
          <table:table-cell table:number-columns-repeated="15"/>
        </table:table-row>
        <table:table-row table:style-name="ro1">
          <table:table-cell table:formula="of:=[.A634]+1" office:value-type="float" office:value="635" calcext:value-type="float">
            <text:p>635</text:p>
          </table:table-cell>
          <table:table-cell office:value-type="float" office:value="-7.002" calcext:value-type="float">
            <text:p>-7.002</text:p>
          </table:table-cell>
          <table:table-cell table:number-columns-repeated="15"/>
        </table:table-row>
        <table:table-row table:style-name="ro1">
          <table:table-cell table:formula="of:=[.A635]+1" office:value-type="float" office:value="636" calcext:value-type="float">
            <text:p>636</text:p>
          </table:table-cell>
          <table:table-cell office:value-type="float" office:value="-7.001" calcext:value-type="float">
            <text:p>-7.001</text:p>
          </table:table-cell>
          <table:table-cell table:number-columns-repeated="15"/>
        </table:table-row>
        <table:table-row table:style-name="ro1">
          <table:table-cell table:formula="of:=[.A636]+1" office:value-type="float" office:value="637" calcext:value-type="float">
            <text:p>637</text:p>
          </table:table-cell>
          <table:table-cell office:value-type="float" office:value="-7.001" calcext:value-type="float">
            <text:p>-7.001</text:p>
          </table:table-cell>
          <table:table-cell table:number-columns-repeated="15"/>
        </table:table-row>
        <table:table-row table:style-name="ro1">
          <table:table-cell table:formula="of:=[.A637]+1" office:value-type="float" office:value="638" calcext:value-type="float">
            <text:p>638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638]+1" office:value-type="float" office:value="639" calcext:value-type="float">
            <text:p>639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639]+1" office:value-type="float" office:value="640" calcext:value-type="float">
            <text:p>640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640]+1" office:value-type="float" office:value="641" calcext:value-type="float">
            <text:p>641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641]+1" office:value-type="float" office:value="642" calcext:value-type="float">
            <text:p>642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642]+1" office:value-type="float" office:value="643" calcext:value-type="float">
            <text:p>643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643]+1" office:value-type="float" office:value="644" calcext:value-type="float">
            <text:p>644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644]+1" office:value-type="float" office:value="645" calcext:value-type="float">
            <text:p>645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645]+1" office:value-type="float" office:value="646" calcext:value-type="float">
            <text:p>646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646]+1" office:value-type="float" office:value="647" calcext:value-type="float">
            <text:p>647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647]+1" office:value-type="float" office:value="648" calcext:value-type="float">
            <text:p>648</text:p>
          </table:table-cell>
          <table:table-cell office:value-type="float" office:value="-7" calcext:value-type="float">
            <text:p>-7</text:p>
          </table:table-cell>
          <table:table-cell table:number-columns-repeated="15"/>
        </table:table-row>
        <table:table-row table:style-name="ro1">
          <table:table-cell table:formula="of:=[.A648]+1" office:value-type="float" office:value="649" calcext:value-type="float">
            <text:p>649</text:p>
          </table:table-cell>
          <table:table-cell office:value-type="float" office:value="-7" calcext:value-type="float">
            <text:p>-7</text:p>
          </table:table-cell>
          <table:table-cell table:formula="of:=[.B649]" office:value-type="float" office:value="-7" calcext:value-type="float">
            <text:p>-7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23:47:48.750750826</meta:creation-date>
    <dc:date>2021-06-08T09:53:27.870558553</dc:date>
    <meta:editing-duration>PT33M42S</meta:editing-duration>
    <meta:editing-cycles>4</meta:editing-cycles>
    <meta:generator>LibreOffice/6.1.5.2$Linux_X86_64 LibreOffice_project/10$Build-2</meta:generator>
    <meta:document-statistic meta:table-count="3" meta:cell-count="30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3.A1:Sheet3.C207" svg:x="0.32cm" svg:y="0.18cm" svg:width="12.508cm" svg:height="8.64cm">
          <chartooo:coordinate-region svg:x="1.047cm" svg:y="0.379cm" svg:width="11.50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207" chart:class="chart:scatter">
            <chart:domain table:cell-range-address="Sheet3.A1:Sheet3.A207"/>
            <chart:data-point chart:repeated="207"/>
          </chart:series>
          <chart:series chart:style-name="ch7" chart:values-cell-range-address="Sheet3.C1:Sheet3.C207" chart:class="chart:scatter">
            <chart:data-point chart:repeated="2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1:Sheet3.A207</svg:desc>
                </draw:g>
              </table:table-cell>
              <table:table-cell office:value-type="float" office:value="-7">
                <text:p>-7</text:p>
                <draw:g>
                  <svg:desc>Sheet3.B1:Sheet3.B207</svg:desc>
                </draw:g>
              </table:table-cell>
              <table:table-cell office:value-type="float" office:value="NaN">
                <text:p>NaN</text:p>
                <draw:g>
                  <svg:desc>Sheet3.C1:Sheet3.C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6.99">
                <text:p>-6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6.978">
                <text:p>-6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6.954">
                <text:p>-6.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6.936">
                <text:p>-6.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6.908">
                <text:p>-6.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6.889">
                <text:p>-6.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6.869">
                <text:p>-6.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6.862">
                <text:p>-6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6.856">
                <text:p>-6.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6.844">
                <text:p>-6.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6.83">
                <text:p>-6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6.815">
                <text:p>-6.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6.799">
                <text:p>-6.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6.773">
                <text:p>-6.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6.734">
                <text:p>-6.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6.691">
                <text:p>-6.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6.645">
                <text:p>-6.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6.597">
                <text:p>-6.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6.548">
                <text:p>-6.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6.499">
                <text:p>-6.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6.45">
                <text:p>-6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6.4">
                <text:p>-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6.36">
                <text:p>-6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6.322">
                <text:p>-6.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6.296">
                <text:p>-6.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6.264">
                <text:p>-6.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6.232">
                <text:p>-6.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6.199">
                <text:p>-6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6.166">
                <text:p>-6.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6.143">
                <text:p>-6.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6.122">
                <text:p>-6.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6.113">
                <text:p>-6.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6.107">
                <text:p>-6.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6.104">
                <text:p>-6.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6.102">
                <text:p>-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6.111">
                <text:p>-6.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6.123">
                <text:p>-6.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6.137">
                <text:p>-6.137</text:p>
              </table:table-cell>
              <table:table-cell office:value-type="float" office:value="-6.137">
                <text:p>-6.1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6.132">
                <text:p>-6.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6.124">
                <text:p>-6.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6.121">
                <text:p>-6.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6.129">
                <text:p>-6.129</text:p>
              </table:table-cell>
              <table:table-cell office:value-type="float" office:value="-6.129">
                <text:p>-6.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6.13">
                <text:p>-6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6.122">
                <text:p>-6.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6.11">
                <text:p>-6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6.106">
                <text:p>-6.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6.103">
                <text:p>-6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6.102">
                <text:p>-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6.101">
                <text:p>-6.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6.081">
                <text:p>-6.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6.046">
                <text:p>-6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5.965">
                <text:p>-5.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5.832">
                <text:p>-5.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5.63">
                <text:p>-5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5.382">
                <text:p>-5.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5.162">
                <text:p>-5.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4.989">
                <text:p>-4.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4.9">
                <text:p>-4.9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4.888">
                <text:p>-4.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4.958">
                <text:p>-4.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5.079">
                <text:p>-5.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5.217">
                <text:p>-5.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5.359">
                <text:p>-5.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5.495">
                <text:p>-5.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5.621">
                <text:p>-5.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5.723">
                <text:p>-5.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5.819">
                <text:p>-5.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5.898">
                <text:p>-5.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5.973">
                <text:p>-5.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6.034">
                <text:p>-6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6.102">
                <text:p>-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6.157">
                <text:p>-6.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6.212">
                <text:p>-6.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6.254">
                <text:p>-6.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6.293">
                <text:p>-6.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6.319">
                <text:p>-6.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6.342">
                <text:p>-6.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6.362">
                <text:p>-6.362</text:p>
              </table:table-cell>
              <table:table-cell office:value-type="float" office:value="-6.362">
                <text:p>-6.3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6.381">
                <text:p>-6.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6.379">
                <text:p>-6.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6.372">
                <text:p>-6.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6.36">
                <text:p>-6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6.346">
                <text:p>-6.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6.331">
                <text:p>-6.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6.306">
                <text:p>-6.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6.277">
                <text:p>-6.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6.237">
                <text:p>-6.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6.183">
                <text:p>-6.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6.124">
                <text:p>-6.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6.051">
                <text:p>-6.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5.975">
                <text:p>-5.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5.885">
                <text:p>-5.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5.802">
                <text:p>-5.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5.737">
                <text:p>-5.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5.698">
                <text:p>-5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5.677">
                <text:p>-5.677</text:p>
              </table:table-cell>
              <table:table-cell office:value-type="float" office:value="-5.677">
                <text:p>-5.6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5.675">
                <text:p>-5.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5.68">
                <text:p>-5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5.701">
                <text:p>-5.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5.726">
                <text:p>-5.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5.765">
                <text:p>-5.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5.808">
                <text:p>-5.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5.845">
                <text:p>-5.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5.871">
                <text:p>-5.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5.883">
                <text:p>-5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5.891">
                <text:p>-5.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5.895">
                <text:p>-5.895</text:p>
              </table:table-cell>
              <table:table-cell office:value-type="float" office:value="-5.895">
                <text:p>-5.8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5.897">
                <text:p>-5.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5.888">
                <text:p>-5.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5.867">
                <text:p>-5.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5.821">
                <text:p>-5.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5.758">
                <text:p>-5.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5.656">
                <text:p>-5.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5.483">
                <text:p>-5.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5.198">
                <text:p>-5.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4.756">
                <text:p>-4.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4.121">
                <text:p>-4.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3.255">
                <text:p>-3.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2.155">
                <text:p>-2.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0.932">
                <text:p>-0.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33">
                <text:p>0.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241">
                <text:p>1.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192">
                <text:p>1.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757">
                <text:p>0.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0.573">
                <text:p>-0.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1.289">
                <text:p>-1.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1.952">
                <text:p>-1.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2.548">
                <text:p>-2.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3.04">
                <text:p>-3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3.438">
                <text:p>-3.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3.746">
                <text:p>-3.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3.987">
                <text:p>-3.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4.176">
                <text:p>-4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4.343">
                <text:p>-4.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4.494">
                <text:p>-4.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4.637">
                <text:p>-4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4.776">
                <text:p>-4.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4.903">
                <text:p>-4.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5.026">
                <text:p>-5.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5.126">
                <text:p>-5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5.2">
                <text:p>-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5.245">
                <text:p>-5.245</text:p>
              </table:table-cell>
              <table:table-cell office:value-type="float" office:value="-5.245">
                <text:p>-5.2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5.249">
                <text:p>-5.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5.229">
                <text:p>-5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5.166">
                <text:p>-5.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5.079">
                <text:p>-5.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4.949">
                <text:p>-4.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4.756">
                <text:p>-4.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4.461">
                <text:p>-4.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3.993">
                <text:p>-3.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3.321">
                <text:p>-3.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2.383">
                <text:p>-2.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1.181">
                <text:p>-1.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003">
                <text:p>2.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805">
                <text:p>5.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7.695">
                <text:p>7.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42">
                <text:p>9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0.763">
                <text:p>10.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.717">
                <text:p>11.717</text:p>
              </table:table-cell>
              <table:table-cell office:value-type="float" office:value="11.717">
                <text:p>11.7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2.136">
                <text:p>12.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2.061">
                <text:p>12.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1.419">
                <text:p>11.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0.356">
                <text:p>10.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.015">
                <text:p>9.0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1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5" chart:origin="-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328cm" svg:height="10.432cm" xlink:href=".." xlink:type="simple" chart:class="chart:line" chart:style-name="ch1">
        <chart:plot-area chart:style-name="ch2" table:cell-range-address="Sheet3.B1:Sheet3.B658" svg:x="0.446cm" svg:y="0.208cm" svg:width="21.436cm" svg:height="10.016cm">
          <chartooo:coordinate-region svg:x="1.173cm" svg:y="0.407cm" svg:width="20.709cm" svg:height="9.46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658" chart:class="chart:line">
            <chart:data-point chart:repeated="6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">
                <text:p>-7</text:p>
                <draw:g>
                  <svg:desc>Sheet3.B1:Sheet3.B6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.99">
                <text:p>-6.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.978">
                <text:p>-6.9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.954">
                <text:p>-6.9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.936">
                <text:p>-6.9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.908">
                <text:p>-6.9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.889">
                <text:p>-6.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.869">
                <text:p>-6.8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.862">
                <text:p>-6.8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6.856">
                <text:p>-6.8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6.844">
                <text:p>-6.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.83">
                <text:p>-6.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.815">
                <text:p>-6.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.799">
                <text:p>-6.7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.773">
                <text:p>-6.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.734">
                <text:p>-6.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691">
                <text:p>-6.6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.645">
                <text:p>-6.6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.597">
                <text:p>-6.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6.548">
                <text:p>-6.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.499">
                <text:p>-6.4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.4">
                <text:p>-6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322">
                <text:p>-6.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.296">
                <text:p>-6.2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.264">
                <text:p>-6.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.232">
                <text:p>-6.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6.199">
                <text:p>-6.1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6.166">
                <text:p>-6.1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.143">
                <text:p>-6.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.122">
                <text:p>-6.1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113">
                <text:p>-6.1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.107">
                <text:p>-6.1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.104">
                <text:p>-6.1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.102">
                <text:p>-6.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.111">
                <text:p>-6.1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.123">
                <text:p>-6.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.137">
                <text:p>-6.1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.132">
                <text:p>-6.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124">
                <text:p>-6.1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121">
                <text:p>-6.1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129">
                <text:p>-6.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13">
                <text:p>-6.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122">
                <text:p>-6.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.11">
                <text:p>-6.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.106">
                <text:p>-6.1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.103">
                <text:p>-6.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.102">
                <text:p>-6.1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.101">
                <text:p>-6.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.081">
                <text:p>-6.0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.046">
                <text:p>-6.0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.965">
                <text:p>-5.9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.832">
                <text:p>-5.8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.63">
                <text:p>-5.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.382">
                <text:p>-5.3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.162">
                <text:p>-5.1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.989">
                <text:p>-4.9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.888">
                <text:p>-4.8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.958">
                <text:p>-4.9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.079">
                <text:p>-5.0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.217">
                <text:p>-5.2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.359">
                <text:p>-5.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.495">
                <text:p>-5.4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.621">
                <text:p>-5.6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.723">
                <text:p>-5.7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.819">
                <text:p>-5.8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5.898">
                <text:p>-5.8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.973">
                <text:p>-5.9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.034">
                <text:p>-6.0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.102">
                <text:p>-6.1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.157">
                <text:p>-6.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.212">
                <text:p>-6.2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.254">
                <text:p>-6.2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.293">
                <text:p>-6.2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.319">
                <text:p>-6.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.342">
                <text:p>-6.3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.362">
                <text:p>-6.3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.381">
                <text:p>-6.3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.379">
                <text:p>-6.3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.372">
                <text:p>-6.3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.36">
                <text:p>-6.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.346">
                <text:p>-6.3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.331">
                <text:p>-6.3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306">
                <text:p>-6.3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277">
                <text:p>-6.2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.237">
                <text:p>-6.2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.183">
                <text:p>-6.1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6.124">
                <text:p>-6.1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6.051">
                <text:p>-6.0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.975">
                <text:p>-5.9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.885">
                <text:p>-5.8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5.802">
                <text:p>-5.8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5.737">
                <text:p>-5.7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5.698">
                <text:p>-5.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.677">
                <text:p>-5.6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.675">
                <text:p>-5.6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.68">
                <text:p>-5.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.701">
                <text:p>-5.7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726">
                <text:p>-5.7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.765">
                <text:p>-5.7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.808">
                <text:p>-5.8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845">
                <text:p>-5.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5.871">
                <text:p>-5.8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883">
                <text:p>-5.8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891">
                <text:p>-5.8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.895">
                <text:p>-5.8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.897">
                <text:p>-5.8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5.888">
                <text:p>-5.8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5.867">
                <text:p>-5.8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.821">
                <text:p>-5.8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.758">
                <text:p>-5.7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.656">
                <text:p>-5.6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5.483">
                <text:p>-5.4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.198">
                <text:p>-5.1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.756">
                <text:p>-4.7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121">
                <text:p>-4.1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.255">
                <text:p>-3.2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155">
                <text:p>-2.1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932">
                <text:p>-0.9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92">
                <text:p>1.1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573">
                <text:p>-0.5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289">
                <text:p>-1.2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952">
                <text:p>-1.9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.548">
                <text:p>-2.5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.438">
                <text:p>-3.4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.746">
                <text:p>-3.7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987">
                <text:p>-3.9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.176">
                <text:p>-4.1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.343">
                <text:p>-4.3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.494">
                <text:p>-4.4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.637">
                <text:p>-4.6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.776">
                <text:p>-4.7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.903">
                <text:p>-4.9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5.026">
                <text:p>-5.0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.126">
                <text:p>-5.1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5.245">
                <text:p>-5.2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.249">
                <text:p>-5.2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.229">
                <text:p>-5.2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.166">
                <text:p>-5.1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.079">
                <text:p>-5.0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.949">
                <text:p>-4.9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.756">
                <text:p>-4.7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.461">
                <text:p>-4.4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993">
                <text:p>-3.9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321">
                <text:p>-3.3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.383">
                <text:p>-2.3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181">
                <text:p>-1.1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003">
                <text:p>2.0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805">
                <text:p>5.8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695">
                <text:p>7.6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763">
                <text:p>10.7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717">
                <text:p>11.7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136">
                <text:p>12.1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061">
                <text:p>12.0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419">
                <text:p>11.4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356">
                <text:p>10.3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015">
                <text:p>9.0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544">
                <text:p>7.5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072">
                <text:p>6.0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693">
                <text:p>4.6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43">
                <text:p>3.4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337">
                <text:p>2.3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376">
                <text:p>1.3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176">
                <text:p>-0.1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807">
                <text:p>-0.8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347">
                <text:p>-1.3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.811">
                <text:p>-1.8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.221">
                <text:p>-2.2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.576">
                <text:p>-2.5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89">
                <text:p>-2.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.153">
                <text:p>-3.1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.389">
                <text:p>-3.3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.588">
                <text:p>-3.5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.765">
                <text:p>-3.7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.931">
                <text:p>-3.9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.079">
                <text:p>-4.0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.222">
                <text:p>-4.2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.484">
                <text:p>-4.4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.617">
                <text:p>-4.6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.883">
                <text:p>-4.8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5.017">
                <text:p>-5.0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5.15">
                <text:p>-5.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.273">
                <text:p>-5.2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5.385">
                <text:p>-5.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5.492">
                <text:p>-5.4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5.585">
                <text:p>-5.5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.665">
                <text:p>-5.6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.74">
                <text:p>-5.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5.801">
                <text:p>-5.8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5.858">
                <text:p>-5.8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.902">
                <text:p>-5.9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.942">
                <text:p>-5.9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5.979">
                <text:p>-5.9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6.014">
                <text:p>-6.0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6.049">
                <text:p>-6.0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6.073">
                <text:p>-6.0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6.094">
                <text:p>-6.0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6.113">
                <text:p>-6.1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6.132">
                <text:p>-6.1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6.139">
                <text:p>-6.1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6.144">
                <text:p>-6.1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6.137">
                <text:p>-6.1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6.106">
                <text:p>-6.1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6.059">
                <text:p>-6.0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5.993">
                <text:p>-5.9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5.91">
                <text:p>-5.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5.801">
                <text:p>-5.8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5.662">
                <text:p>-5.6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5.493">
                <text:p>-5.4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5.291">
                <text:p>-5.2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5.067">
                <text:p>-5.0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.842">
                <text:p>-4.8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.632">
                <text:p>-4.6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.455">
                <text:p>-4.4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.317">
                <text:p>-4.3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.214">
                <text:p>-4.2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.126">
                <text:p>-4.1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.048">
                <text:p>-4.0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975">
                <text:p>-3.9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915">
                <text:p>-3.9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868">
                <text:p>-3.8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837">
                <text:p>-3.8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811">
                <text:p>-3.8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769">
                <text:p>-3.7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686">
                <text:p>-3.6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61">
                <text:p>-3.5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399">
                <text:p>-3.3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222">
                <text:p>-3.2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024">
                <text:p>-3.0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.789">
                <text:p>-2.7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483">
                <text:p>-2.4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.074">
                <text:p>-2.0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531">
                <text:p>-1.5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881">
                <text:p>-0.8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253">
                <text:p>-0.2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003">
                <text:p>3.0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326">
                <text:p>6.3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.196">
                <text:p>11.1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.044">
                <text:p>16.0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.028">
                <text:p>20.0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.444">
                <text:p>22.4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.094">
                <text:p>24.0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608">
                <text:p>26.6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.652">
                <text:p>44.6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.36">
                <text:p>64.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5.782">
                <text:p>95.7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5.769">
                <text:p>145.7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4.03">
                <text:p>214.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6.48">
                <text:p>276.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0.802">
                <text:p>320.8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5.216">
                <text:p>325.2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5.224">
                <text:p>305.2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3.588">
                <text:p>263.5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1.732">
                <text:p>221.7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4.174">
                <text:p>184.1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2.761">
                <text:p>152.76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6.147">
                <text:p>126.1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3.192">
                <text:p>103.1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3.118">
                <text:p>83.1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5.722">
                <text:p>65.7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.928">
                <text:p>50.9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.846">
                <text:p>28.8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.049">
                <text:p>21.0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989">
                <text:p>14.9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318">
                <text:p>10.3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741">
                <text:p>6.7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012">
                <text:p>4.0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31">
                <text:p>1.9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896">
                <text:p>-0.8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852">
                <text:p>-1.8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.212">
                <text:p>-3.2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3.704">
                <text:p>-3.7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4.103">
                <text:p>-4.1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4.442">
                <text:p>-4.4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4.719">
                <text:p>-4.7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4.952">
                <text:p>-4.9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5.134">
                <text:p>-5.1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5.287">
                <text:p>-5.2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5.414">
                <text:p>-5.4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5.52">
                <text:p>-5.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5.617">
                <text:p>-5.6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5.697">
                <text:p>-5.6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5.783">
                <text:p>-5.7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5.856">
                <text:p>-5.8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5.928">
                <text:p>-5.9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5.987">
                <text:p>-5.9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6.043">
                <text:p>-6.0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6.096">
                <text:p>-6.0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6.148">
                <text:p>-6.1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6.189">
                <text:p>-6.1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6.227">
                <text:p>-6.2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6.253">
                <text:p>-6.2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6.286">
                <text:p>-6.2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6.308">
                <text:p>-6.3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6.329">
                <text:p>-6.3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6.337">
                <text:p>-6.3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6.353">
                <text:p>-6.3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6.368">
                <text:p>-6.3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6.394">
                <text:p>-6.3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6.441">
                <text:p>-6.4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6.461">
                <text:p>-6.4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6.498">
                <text:p>-6.4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6.516">
                <text:p>-6.5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6.533">
                <text:p>-6.5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6.54">
                <text:p>-6.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6.545">
                <text:p>-6.5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6.547">
                <text:p>-6.5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6.548">
                <text:p>-6.5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6.549">
                <text:p>-6.5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6.559">
                <text:p>-6.5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6.572">
                <text:p>-6.5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.586">
                <text:p>-6.5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6.592">
                <text:p>-6.5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6.606">
                <text:p>-6.6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6.619">
                <text:p>-6.6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6.645">
                <text:p>-6.6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6.663">
                <text:p>-6.6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6.682">
                <text:p>-6.6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.689">
                <text:p>-6.6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6.694">
                <text:p>-6.6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.697">
                <text:p>-6.6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6.698">
                <text:p>-6.6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6.699">
                <text:p>-6.6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6.699">
                <text:p>-6.6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6.722">
                <text:p>-6.7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6.736">
                <text:p>-6.7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6.742">
                <text:p>-6.7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6.746">
                <text:p>-6.7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6.747">
                <text:p>-6.7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6.749">
                <text:p>-6.7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6.749">
                <text:p>-6.7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6.772">
                <text:p>-6.7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6.786">
                <text:p>-6.7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6.792">
                <text:p>-6.7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6.796">
                <text:p>-6.7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6.797">
                <text:p>-6.7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6.799">
                <text:p>-6.7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6.789">
                <text:p>-6.7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6.778">
                <text:p>-6.7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6.763">
                <text:p>-6.7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6.748">
                <text:p>-6.7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6.732">
                <text:p>-6.7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6.716">
                <text:p>-6.7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6.71">
                <text:p>-6.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6.705">
                <text:p>-6.7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6.693">
                <text:p>-6.6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6.67">
                <text:p>-6.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6.643">
                <text:p>-6.6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6.612">
                <text:p>-6.6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6.581">
                <text:p>-6.58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6.549">
                <text:p>-6.5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6.526">
                <text:p>-6.5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6.505">
                <text:p>-6.5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6.476">
                <text:p>-6.4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6.446">
                <text:p>-6.4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6.414">
                <text:p>-6.4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6.392">
                <text:p>-6.3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6.361">
                <text:p>-6.3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6.331">
                <text:p>-6.3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6.298">
                <text:p>-6.2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6.266">
                <text:p>-6.2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6.243">
                <text:p>-6.2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6.232">
                <text:p>-6.2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6.255">
                <text:p>-6.2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6.287">
                <text:p>-6.2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6.338">
                <text:p>-6.3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6.375">
                <text:p>-6.3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6.423">
                <text:p>-6.4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6.45">
                <text:p>-6.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6.484">
                <text:p>-6.4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6.517">
                <text:p>-6.5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6.56">
                <text:p>-6.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6.595">
                <text:p>-6.5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6.621">
                <text:p>-6.6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6.633">
                <text:p>-6.6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6.641">
                <text:p>-6.6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6.655">
                <text:p>-6.6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6.685">
                <text:p>-6.6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6.691">
                <text:p>-6.6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6.695">
                <text:p>-6.6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6.707">
                <text:p>-6.7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6.736">
                <text:p>-6.7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6.741">
                <text:p>-6.7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6.745">
                <text:p>-6.7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6.747">
                <text:p>-6.7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6.749">
                <text:p>-6.74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6.772">
                <text:p>-6.7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6.786">
                <text:p>-6.7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6.792">
                <text:p>-6.7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6.796">
                <text:p>-6.7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6.797">
                <text:p>-6.7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6.799">
                <text:p>-6.7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6.799">
                <text:p>-6.79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6.81">
                <text:p>-6.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6.812">
                <text:p>-6.8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6.814">
                <text:p>-6.8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6.805">
                <text:p>-6.8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6.804">
                <text:p>-6.8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6.802">
                <text:p>-6.8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6.801">
                <text:p>-6.8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6.811">
                <text:p>-6.8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6.812">
                <text:p>-6.8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6.825">
                <text:p>-6.8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6.817">
                <text:p>-6.8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6.818">
                <text:p>-6.8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6.807">
                <text:p>-6.8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6.805">
                <text:p>-6.8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6.792">
                <text:p>-6.7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6.78">
                <text:p>-6.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6.764">
                <text:p>-6.7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6.759">
                <text:p>-6.75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6.745">
                <text:p>-6.74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6.731">
                <text:p>-6.7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6.715">
                <text:p>-6.7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6.709">
                <text:p>-6.7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6.705">
                <text:p>-6.7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6.703">
                <text:p>-6.7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6.702">
                <text:p>-6.7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6.711">
                <text:p>-6.7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6.722">
                <text:p>-6.7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6.747">
                <text:p>-6.7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6.764">
                <text:p>-6.7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6.799">
                <text:p>-6.7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6.816">
                <text:p>-6.8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6.833">
                <text:p>-6.8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6.84">
                <text:p>-6.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6.845">
                <text:p>-6.8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6.847">
                <text:p>-6.8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6.858">
                <text:p>-6.8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6.871">
                <text:p>-6.8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6.886">
                <text:p>-6.8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6.891">
                <text:p>-6.8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6.895">
                <text:p>-6.8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6.897">
                <text:p>-6.8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6.899">
                <text:p>-6.8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6.899">
                <text:p>-6.8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6.9">
                <text:p>-6.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6.91">
                <text:p>-6.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6.912">
                <text:p>-6.9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6.924">
                <text:p>-6.9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6.927">
                <text:p>-6.9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6.94">
                <text:p>-6.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6.944">
                <text:p>-6.94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6.947">
                <text:p>-6.9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6.948">
                <text:p>-6.9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6.949">
                <text:p>-6.9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6.949">
                <text:p>-6.9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6.95">
                <text:p>-6.9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6.95">
                <text:p>-6.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6.95">
                <text:p>-6.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6.95">
                <text:p>-6.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6.95">
                <text:p>-6.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6.95">
                <text:p>-6.9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6.95">
                <text:p>-6.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6.95">
                <text:p>-6.9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6.95">
                <text:p>-6.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6.95">
                <text:p>-6.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6.95">
                <text:p>-6.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6.96">
                <text:p>-6.9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6.972">
                <text:p>-6.9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6.986">
                <text:p>-6.9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6.992">
                <text:p>-6.9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6.996">
                <text:p>-6.99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6.997">
                <text:p>-6.9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6.999">
                <text:p>-6.9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6.999">
                <text:p>-6.9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7.01">
                <text:p>-7.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7.022">
                <text:p>-7.0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7.036">
                <text:p>-7.0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7.042">
                <text:p>-7.04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7.036">
                <text:p>-7.0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7.025">
                <text:p>-7.0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7.012">
                <text:p>-7.0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7.008">
                <text:p>-7.0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7.004">
                <text:p>-7.0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7.002">
                <text:p>-7.0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7.001">
                <text:p>-7.0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7.001">
                <text:p>-7.0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7.01">
                <text:p>-7.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7.012">
                <text:p>-7.0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7.015">
                <text:p>-7.0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7.005">
                <text:p>-7.0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7.004">
                <text:p>-7.0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7.002">
                <text:p>-7.0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7.011">
                <text:p>-7.0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7.023">
                <text:p>-7.0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7.037">
                <text:p>-7.0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7.042">
                <text:p>-7.0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7.046">
                <text:p>-7.04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7.048">
                <text:p>-7.04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7.049">
                <text:p>-7.0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7.049">
                <text:p>-7.0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7.04">
                <text:p>-7.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7.028">
                <text:p>-7.0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7.013">
                <text:p>-7.0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7.008">
                <text:p>-7.0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7.004">
                <text:p>-7.0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7.013">
                <text:p>-7.0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7.013">
                <text:p>-7.0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7.015">
                <text:p>-7.0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7.006">
                <text:p>-7.0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7.004">
                <text:p>-7.0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7.002">
                <text:p>-7.0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7.001">
                <text:p>-7.0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7.011">
                <text:p>-7.0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7.022">
                <text:p>-7.0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7.037">
                <text:p>-7.03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7.042">
                <text:p>-7.04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7.046">
                <text:p>-7.0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7.037">
                <text:p>-7.0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7.027">
                <text:p>-7.0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7.013">
                <text:p>-7.0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7.008">
                <text:p>-7.00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7.014">
                <text:p>-7.0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7.014">
                <text:p>-7.0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7.016">
                <text:p>-7.0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7.006">
                <text:p>-7.0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7.004">
                <text:p>-7.0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7.012">
                <text:p>-7.0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7.013">
                <text:p>-7.0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7.015">
                <text:p>-7.0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7.006">
                <text:p>-7.0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7.004">
                <text:p>-7.00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7.002">
                <text:p>-7.00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7.001">
                <text:p>-7.0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7.001">
                <text:p>-7.0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3.A1:Sheet3.C649" svg:x="0.32cm" svg:y="0.18cm" svg:width="12.508cm" svg:height="8.64cm">
          <chartooo:coordinate-region svg:x="1.047cm" svg:y="0.379cm" svg:width="11.50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1:Sheet3.B649" chart:class="chart:scatter">
            <chart:domain table:cell-range-address="Sheet3.A1:Sheet3.A649"/>
            <chart:data-point chart:repeated="649"/>
          </chart:series>
          <chart:series chart:style-name="ch8" chart:values-cell-range-address="Sheet3.C1:Sheet3.C649" chart:class="chart:scatter">
            <chart:data-point chart:repeated="6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1:Sheet3.A649</svg:desc>
                </draw:g>
              </table:table-cell>
              <table:table-cell office:value-type="float" office:value="-7">
                <text:p>-7</text:p>
                <draw:g>
                  <svg:desc>Sheet3.B1:Sheet3.B649</svg:desc>
                </draw:g>
              </table:table-cell>
              <table:table-cell office:value-type="float" office:value="NaN">
                <text:p>NaN</text:p>
                <draw:g>
                  <svg:desc>Sheet3.C1:Sheet3.C6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6.99">
                <text:p>-6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6.978">
                <text:p>-6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6.954">
                <text:p>-6.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6.936">
                <text:p>-6.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6.908">
                <text:p>-6.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6.889">
                <text:p>-6.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6.869">
                <text:p>-6.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6.862">
                <text:p>-6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6.856">
                <text:p>-6.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6.844">
                <text:p>-6.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6.83">
                <text:p>-6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6.815">
                <text:p>-6.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6.799">
                <text:p>-6.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6.773">
                <text:p>-6.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6.734">
                <text:p>-6.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6.691">
                <text:p>-6.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6.645">
                <text:p>-6.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6.597">
                <text:p>-6.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6.548">
                <text:p>-6.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6.499">
                <text:p>-6.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6.45">
                <text:p>-6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6.4">
                <text:p>-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6.36">
                <text:p>-6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6.322">
                <text:p>-6.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6.296">
                <text:p>-6.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6.264">
                <text:p>-6.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6.232">
                <text:p>-6.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6.199">
                <text:p>-6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6.166">
                <text:p>-6.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6.143">
                <text:p>-6.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6.122">
                <text:p>-6.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6.113">
                <text:p>-6.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6.107">
                <text:p>-6.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6.104">
                <text:p>-6.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6.102">
                <text:p>-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6.111">
                <text:p>-6.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6.123">
                <text:p>-6.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6.137">
                <text:p>-6.137</text:p>
              </table:table-cell>
              <table:table-cell office:value-type="float" office:value="-6.137">
                <text:p>-6.1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6.132">
                <text:p>-6.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6.124">
                <text:p>-6.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6.121">
                <text:p>-6.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6.129">
                <text:p>-6.129</text:p>
              </table:table-cell>
              <table:table-cell office:value-type="float" office:value="-6.129">
                <text:p>-6.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6.13">
                <text:p>-6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6.122">
                <text:p>-6.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-6.11">
                <text:p>-6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6.106">
                <text:p>-6.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6.103">
                <text:p>-6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-6.102">
                <text:p>-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6.101">
                <text:p>-6.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6.081">
                <text:p>-6.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-6.046">
                <text:p>-6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-5.965">
                <text:p>-5.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-5.832">
                <text:p>-5.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-5.63">
                <text:p>-5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-5.382">
                <text:p>-5.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-5.162">
                <text:p>-5.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-4.989">
                <text:p>-4.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-4.9">
                <text:p>-4.9</text:p>
              </table:table-cell>
              <table:table-cell office:value-type="float" office:value="-4.9">
                <text:p>-4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-4.888">
                <text:p>-4.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4.958">
                <text:p>-4.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-5.079">
                <text:p>-5.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-5.217">
                <text:p>-5.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5.359">
                <text:p>-5.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-5.495">
                <text:p>-5.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-5.621">
                <text:p>-5.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-5.723">
                <text:p>-5.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-5.819">
                <text:p>-5.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-5.898">
                <text:p>-5.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-5.973">
                <text:p>-5.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6.034">
                <text:p>-6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6.102">
                <text:p>-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-6.157">
                <text:p>-6.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-6.212">
                <text:p>-6.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-6.254">
                <text:p>-6.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-6.293">
                <text:p>-6.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-6.319">
                <text:p>-6.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6.342">
                <text:p>-6.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6.362">
                <text:p>-6.362</text:p>
              </table:table-cell>
              <table:table-cell office:value-type="float" office:value="-6.362">
                <text:p>-6.3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-6.381">
                <text:p>-6.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6.379">
                <text:p>-6.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6.372">
                <text:p>-6.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6.36">
                <text:p>-6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6.346">
                <text:p>-6.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6.331">
                <text:p>-6.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6.306">
                <text:p>-6.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6.277">
                <text:p>-6.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6.237">
                <text:p>-6.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6.183">
                <text:p>-6.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6.124">
                <text:p>-6.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6.051">
                <text:p>-6.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5.975">
                <text:p>-5.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5.885">
                <text:p>-5.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5.802">
                <text:p>-5.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5.737">
                <text:p>-5.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5.698">
                <text:p>-5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5.677">
                <text:p>-5.677</text:p>
              </table:table-cell>
              <table:table-cell office:value-type="float" office:value="-5.677">
                <text:p>-5.6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-5.675">
                <text:p>-5.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5.68">
                <text:p>-5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5.701">
                <text:p>-5.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-5.726">
                <text:p>-5.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5.765">
                <text:p>-5.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5.808">
                <text:p>-5.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5.845">
                <text:p>-5.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5.871">
                <text:p>-5.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5.883">
                <text:p>-5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5.891">
                <text:p>-5.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-5.895">
                <text:p>-5.895</text:p>
              </table:table-cell>
              <table:table-cell office:value-type="float" office:value="-5.895">
                <text:p>-5.8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5.897">
                <text:p>-5.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-5.888">
                <text:p>-5.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5.867">
                <text:p>-5.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5.821">
                <text:p>-5.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-5.758">
                <text:p>-5.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-5.656">
                <text:p>-5.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5.483">
                <text:p>-5.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-5.198">
                <text:p>-5.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-4.756">
                <text:p>-4.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-4.121">
                <text:p>-4.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3.255">
                <text:p>-3.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-2.155">
                <text:p>-2.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-0.932">
                <text:p>-0.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33">
                <text:p>0.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241">
                <text:p>1.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192">
                <text:p>1.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757">
                <text:p>0.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-0.573">
                <text:p>-0.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1.289">
                <text:p>-1.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1.952">
                <text:p>-1.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2.548">
                <text:p>-2.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-3.04">
                <text:p>-3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3.438">
                <text:p>-3.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-3.746">
                <text:p>-3.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3.987">
                <text:p>-3.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-4.176">
                <text:p>-4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-4.343">
                <text:p>-4.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4.494">
                <text:p>-4.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4.637">
                <text:p>-4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-4.776">
                <text:p>-4.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4.903">
                <text:p>-4.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-5.026">
                <text:p>-5.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-5.126">
                <text:p>-5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-5.2">
                <text:p>-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-5.245">
                <text:p>-5.245</text:p>
              </table:table-cell>
              <table:table-cell office:value-type="float" office:value="-5.245">
                <text:p>-5.2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-5.249">
                <text:p>-5.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-5.229">
                <text:p>-5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-5.166">
                <text:p>-5.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-5.079">
                <text:p>-5.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-4.949">
                <text:p>-4.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-4.756">
                <text:p>-4.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-4.461">
                <text:p>-4.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-3.993">
                <text:p>-3.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3.321">
                <text:p>-3.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-2.383">
                <text:p>-2.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1.181">
                <text:p>-1.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003">
                <text:p>2.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805">
                <text:p>5.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7.695">
                <text:p>7.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42">
                <text:p>9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0.763">
                <text:p>10.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.717">
                <text:p>11.717</text:p>
              </table:table-cell>
              <table:table-cell office:value-type="float" office:value="11.717">
                <text:p>11.7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2.136">
                <text:p>12.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2.061">
                <text:p>12.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1.419">
                <text:p>11.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0.356">
                <text:p>10.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.015">
                <text:p>9.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7.544">
                <text:p>7.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.072">
                <text:p>6.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.693">
                <text:p>4.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.443">
                <text:p>3.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337">
                <text:p>2.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376">
                <text:p>1.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-0.176">
                <text:p>-0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-0.807">
                <text:p>-0.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-1.347">
                <text:p>-1.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-1.811">
                <text:p>-1.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-2.221">
                <text:p>-2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2.576">
                <text:p>-2.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-2.89">
                <text:p>-2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-3.153">
                <text:p>-3.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-3.389">
                <text:p>-3.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-3.588">
                <text:p>-3.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-3.765">
                <text:p>-3.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3.931">
                <text:p>-3.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4.079">
                <text:p>-4.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-4.222">
                <text:p>-4.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4.35">
                <text:p>-4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4.484">
                <text:p>-4.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-4.617">
                <text:p>-4.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4.75">
                <text:p>-4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4.883">
                <text:p>-4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5.017">
                <text:p>-5.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5.15">
                <text:p>-5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5.273">
                <text:p>-5.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5.385">
                <text:p>-5.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5.492">
                <text:p>-5.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5.585">
                <text:p>-5.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5.665">
                <text:p>-5.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5.74">
                <text:p>-5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5.801">
                <text:p>-5.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5.858">
                <text:p>-5.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5.902">
                <text:p>-5.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5.942">
                <text:p>-5.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5.979">
                <text:p>-5.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6.014">
                <text:p>-6.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6.049">
                <text:p>-6.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6.073">
                <text:p>-6.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-6.094">
                <text:p>-6.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-6.113">
                <text:p>-6.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-6.132">
                <text:p>-6.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-6.139">
                <text:p>-6.139</text:p>
              </table:table-cell>
              <table:table-cell office:value-type="float" office:value="-6.139">
                <text:p>-6.1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6.144">
                <text:p>-6.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-6.137">
                <text:p>-6.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-6.106">
                <text:p>-6.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6.059">
                <text:p>-6.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-5.993">
                <text:p>-5.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-5.91">
                <text:p>-5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5.801">
                <text:p>-5.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5.662">
                <text:p>-5.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-5.493">
                <text:p>-5.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-5.291">
                <text:p>-5.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-5.067">
                <text:p>-5.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-4.842">
                <text:p>-4.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-4.632">
                <text:p>-4.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-4.455">
                <text:p>-4.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-4.317">
                <text:p>-4.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-4.214">
                <text:p>-4.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-4.126">
                <text:p>-4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-4.048">
                <text:p>-4.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-3.975">
                <text:p>-3.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-3.915">
                <text:p>-3.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-3.868">
                <text:p>-3.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-3.837">
                <text:p>-3.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-3.811">
                <text:p>-3.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-3.769">
                <text:p>-3.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-3.686">
                <text:p>-3.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-3.561">
                <text:p>-3.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-3.399">
                <text:p>-3.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-3.222">
                <text:p>-3.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-3.024">
                <text:p>-3.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-2.789">
                <text:p>-2.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-2.483">
                <text:p>-2.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-2.074">
                <text:p>-2.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-1.531">
                <text:p>-1.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-0.881">
                <text:p>-0.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-0.253">
                <text:p>-0.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243">
                <text:p>0.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38">
                <text:p>0.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.326">
                <text:p>1.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.003">
                <text:p>3.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6.326">
                <text:p>6.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1.196">
                <text:p>11.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6.044">
                <text:p>16.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0.028">
                <text:p>20.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2.444">
                <text:p>22.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4.094">
                <text:p>24.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6.608">
                <text:p>26.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4.652">
                <text:p>44.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64.36">
                <text:p>64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95.782">
                <text:p>95.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45.769">
                <text:p>145.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14.03">
                <text:p>214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76.48">
                <text:p>276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20.802">
                <text:p>320.802</text:p>
              </table:table-cell>
              <table:table-cell office:value-type="float" office:value="320.802">
                <text:p>320.8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25.216">
                <text:p>325.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5.224">
                <text:p>305.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63.588">
                <text:p>263.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21.732">
                <text:p>221.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84.174">
                <text:p>184.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52.761">
                <text:p>152.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26.147">
                <text:p>126.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03.192">
                <text:p>103.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3.118">
                <text:p>83.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65.722">
                <text:p>65.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0.928">
                <text:p>50.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8.7">
                <text:p>3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8.846">
                <text:p>28.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1.049">
                <text:p>21.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4.989">
                <text:p>14.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0.318">
                <text:p>10.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6.741">
                <text:p>6.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012">
                <text:p>4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.931">
                <text:p>1.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-0.896">
                <text:p>-0.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-1.852">
                <text:p>-1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2.61">
                <text:p>-2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3.212">
                <text:p>-3.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-3.704">
                <text:p>-3.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-4.103">
                <text:p>-4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4.442">
                <text:p>-4.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-4.719">
                <text:p>-4.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4.952">
                <text:p>-4.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-5.134">
                <text:p>-5.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5.287">
                <text:p>-5.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-5.414">
                <text:p>-5.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5.52">
                <text:p>-5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-5.617">
                <text:p>-5.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5.697">
                <text:p>-5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-5.783">
                <text:p>-5.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-5.856">
                <text:p>-5.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5.928">
                <text:p>-5.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-5.987">
                <text:p>-5.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6.043">
                <text:p>-6.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-6.096">
                <text:p>-6.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6.148">
                <text:p>-6.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-6.189">
                <text:p>-6.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6.227">
                <text:p>-6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6.253">
                <text:p>-6.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-6.286">
                <text:p>-6.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-6.308">
                <text:p>-6.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6.329">
                <text:p>-6.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-6.337">
                <text:p>-6.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-6.353">
                <text:p>-6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6.368">
                <text:p>-6.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-6.394">
                <text:p>-6.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6.412">
                <text:p>-6.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-6.441">
                <text:p>-6.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-6.461">
                <text:p>-6.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-6.48">
                <text:p>-6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-6.498">
                <text:p>-6.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-6.516">
                <text:p>-6.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-6.533">
                <text:p>-6.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-6.54">
                <text:p>-6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-6.545">
                <text:p>-6.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-6.547">
                <text:p>-6.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-6.548">
                <text:p>-6.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-6.549">
                <text:p>-6.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6.559">
                <text:p>-6.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6.572">
                <text:p>-6.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-6.586">
                <text:p>-6.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-6.592">
                <text:p>-6.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-6.606">
                <text:p>-6.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-6.619">
                <text:p>-6.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-6.645">
                <text:p>-6.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-6.663">
                <text:p>-6.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-6.682">
                <text:p>-6.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-6.689">
                <text:p>-6.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-6.694">
                <text:p>-6.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-6.697">
                <text:p>-6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-6.698">
                <text:p>-6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-6.699">
                <text:p>-6.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-6.699">
                <text:p>-6.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-6.7">
                <text:p>-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-6.7">
                <text:p>-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-6.7">
                <text:p>-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-6.71">
                <text:p>-6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-6.722">
                <text:p>-6.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-6.736">
                <text:p>-6.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-6.742">
                <text:p>-6.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-6.746">
                <text:p>-6.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-6.747">
                <text:p>-6.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-6.749">
                <text:p>-6.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-6.749">
                <text:p>-6.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-6.75">
                <text:p>-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-6.75">
                <text:p>-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-6.75">
                <text:p>-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-6.75">
                <text:p>-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-6.75">
                <text:p>-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-6.76">
                <text:p>-6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-6.772">
                <text:p>-6.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-6.786">
                <text:p>-6.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-6.792">
                <text:p>-6.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-6.796">
                <text:p>-6.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-6.797">
                <text:p>-6.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-6.799">
                <text:p>-6.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-6.789">
                <text:p>-6.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-6.778">
                <text:p>-6.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6.763">
                <text:p>-6.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-6.748">
                <text:p>-6.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-6.732">
                <text:p>-6.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-6.716">
                <text:p>-6.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-6.71">
                <text:p>-6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-6.705">
                <text:p>-6.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-6.693">
                <text:p>-6.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-6.67">
                <text:p>-6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-6.643">
                <text:p>-6.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6.612">
                <text:p>-6.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-6.581">
                <text:p>-6.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-6.549">
                <text:p>-6.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-6.526">
                <text:p>-6.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-6.505">
                <text:p>-6.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-6.476">
                <text:p>-6.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-6.446">
                <text:p>-6.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-6.414">
                <text:p>-6.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-6.392">
                <text:p>-6.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-6.361">
                <text:p>-6.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-6.331">
                <text:p>-6.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-6.298">
                <text:p>-6.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-6.266">
                <text:p>-6.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-6.243">
                <text:p>-6.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-6.232">
                <text:p>-6.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-6.255">
                <text:p>-6.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-6.287">
                <text:p>-6.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-6.338">
                <text:p>-6.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-6.375">
                <text:p>-6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-6.423">
                <text:p>-6.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-6.45">
                <text:p>-6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-6.484">
                <text:p>-6.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-6.517">
                <text:p>-6.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-6.56">
                <text:p>-6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-6.595">
                <text:p>-6.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-6.621">
                <text:p>-6.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-6.633">
                <text:p>-6.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-6.641">
                <text:p>-6.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-6.655">
                <text:p>-6.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-6.685">
                <text:p>-6.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-6.691">
                <text:p>-6.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-6.695">
                <text:p>-6.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-6.707">
                <text:p>-6.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6.72">
                <text:p>-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6.736">
                <text:p>-6.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6.741">
                <text:p>-6.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-6.745">
                <text:p>-6.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-6.747">
                <text:p>-6.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-6.749">
                <text:p>-6.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-6.75">
                <text:p>-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-6.75">
                <text:p>-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-6.75">
                <text:p>-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-6.75">
                <text:p>-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-6.75">
                <text:p>-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-6.75">
                <text:p>-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-6.76">
                <text:p>-6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-6.772">
                <text:p>-6.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-6.786">
                <text:p>-6.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-6.792">
                <text:p>-6.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-6.796">
                <text:p>-6.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-6.797">
                <text:p>-6.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-6.799">
                <text:p>-6.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-6.799">
                <text:p>-6.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-6.8">
                <text:p>-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-6.8">
                <text:p>-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-6.8">
                <text:p>-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-6.8">
                <text:p>-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-6.8">
                <text:p>-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-6.8">
                <text:p>-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-6.8">
                <text:p>-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-6.8">
                <text:p>-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-6.8">
                <text:p>-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-6.81">
                <text:p>-6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-6.812">
                <text:p>-6.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-6.814">
                <text:p>-6.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-6.805">
                <text:p>-6.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-6.804">
                <text:p>-6.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-6.802">
                <text:p>-6.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-6.801">
                <text:p>-6.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-6.811">
                <text:p>-6.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-6.812">
                <text:p>-6.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-6.825">
                <text:p>-6.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-6.817">
                <text:p>-6.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-6.818">
                <text:p>-6.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-6.807">
                <text:p>-6.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-6.805">
                <text:p>-6.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-6.792">
                <text:p>-6.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-6.78">
                <text:p>-6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-6.764">
                <text:p>-6.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-6.759">
                <text:p>-6.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-6.745">
                <text:p>-6.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-6.731">
                <text:p>-6.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-6.715">
                <text:p>-6.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-6.709">
                <text:p>-6.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-6.705">
                <text:p>-6.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6.703">
                <text:p>-6.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-6.702">
                <text:p>-6.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-6.711">
                <text:p>-6.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-6.722">
                <text:p>-6.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6.747">
                <text:p>-6.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-6.764">
                <text:p>-6.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-6.782">
                <text:p>-6.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-6.799">
                <text:p>-6.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6.816">
                <text:p>-6.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-6.833">
                <text:p>-6.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-6.84">
                <text:p>-6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-6.845">
                <text:p>-6.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-6.847">
                <text:p>-6.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-6.858">
                <text:p>-6.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-6.871">
                <text:p>-6.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-6.886">
                <text:p>-6.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-6.891">
                <text:p>-6.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-6.895">
                <text:p>-6.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-6.897">
                <text:p>-6.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-6.899">
                <text:p>-6.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-6.899">
                <text:p>-6.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-6.9">
                <text:p>-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-6.91">
                <text:p>-6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-6.912">
                <text:p>-6.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-6.924">
                <text:p>-6.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-6.927">
                <text:p>-6.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-6.94">
                <text:p>-6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-6.944">
                <text:p>-6.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-6.947">
                <text:p>-6.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-6.948">
                <text:p>-6.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-6.949">
                <text:p>-6.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-6.949">
                <text:p>-6.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-6.95">
                <text:p>-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6.95">
                <text:p>-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-6.95">
                <text:p>-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-6.95">
                <text:p>-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6.95">
                <text:p>-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6.95">
                <text:p>-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-6.95">
                <text:p>-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6.95">
                <text:p>-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-6.95">
                <text:p>-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-6.95">
                <text:p>-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6.95">
                <text:p>-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-6.96">
                <text:p>-6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-6.972">
                <text:p>-6.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-6.986">
                <text:p>-6.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-6.992">
                <text:p>-6.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-6.996">
                <text:p>-6.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-6.997">
                <text:p>-6.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-6.999">
                <text:p>-6.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6.999">
                <text:p>-6.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-7.01">
                <text:p>-7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7.022">
                <text:p>-7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-7.036">
                <text:p>-7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7.042">
                <text:p>-7.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-7.036">
                <text:p>-7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-7.025">
                <text:p>-7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-7.012">
                <text:p>-7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-7.008">
                <text:p>-7.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-7.004">
                <text:p>-7.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-7.002">
                <text:p>-7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-7.001">
                <text:p>-7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-7.001">
                <text:p>-7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-7.01">
                <text:p>-7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-7.012">
                <text:p>-7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-7.015">
                <text:p>-7.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-7.005">
                <text:p>-7.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-7.004">
                <text:p>-7.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-7.002">
                <text:p>-7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-7.011">
                <text:p>-7.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-7.023">
                <text:p>-7.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-7.037">
                <text:p>-7.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-7.042">
                <text:p>-7.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-7.046">
                <text:p>-7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-7.048">
                <text:p>-7.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-7.049">
                <text:p>-7.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-7.049">
                <text:p>-7.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-7.04">
                <text:p>-7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-7.028">
                <text:p>-7.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-7.013">
                <text:p>-7.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-7.008">
                <text:p>-7.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-7.004">
                <text:p>-7.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-7.013">
                <text:p>-7.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-7.013">
                <text:p>-7.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-7.015">
                <text:p>-7.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-7.006">
                <text:p>-7.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-7.004">
                <text:p>-7.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-7.002">
                <text:p>-7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-7.001">
                <text:p>-7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-7.011">
                <text:p>-7.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-7.022">
                <text:p>-7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-7.037">
                <text:p>-7.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-7.042">
                <text:p>-7.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-7.046">
                <text:p>-7.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-7.037">
                <text:p>-7.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-7.027">
                <text:p>-7.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-7.013">
                <text:p>-7.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-7.008">
                <text:p>-7.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-7.014">
                <text:p>-7.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-7.014">
                <text:p>-7.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-7.016">
                <text:p>-7.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-7.006">
                <text:p>-7.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-7.004">
                <text:p>-7.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-7.012">
                <text:p>-7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-7.013">
                <text:p>-7.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-7.015">
                <text:p>-7.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-7.006">
                <text:p>-7.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-7.004">
                <text:p>-7.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-7.002">
                <text:p>-7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-7.001">
                <text:p>-7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-7.001">
                <text:p>-7.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